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9 - Conta de produção por atividade econômica - Mato Grosso do Sul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9.1'.A1">Tabela 29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9.2'.A1">Tabela 29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9.3'.A1">Tabela 29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4'.A1">Tabela 29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5'.A1">Tabela 29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6'.A1">Tabela 29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7'.A1">Tabela 29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8'.A1">Tabela 29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9'.A1">Tabela 29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10'.A1">Tabela 29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11'.A1">Tabela 29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12'.A1">Tabela 29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13'.A1">Tabela 29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9.14'.A1">Tabela 29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9.15'.A1">Tabela 29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9.16'.A1">Tabela 29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9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840.880981785369" table:style-name="ce5">
            <text:p><text:s/>27,8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840.880981785369" table:style-name="ce5">
            <text:p><text:s/>27,841<text:s/></text:p>
          </table:table-cell>
          <table:table-cell office:value-type="float" office:value="1.0705423865293699" table:style-name="ce6">
            <text:p>1.071</text:p>
          </table:table-cell>
          <table:table-cell office:value-type="float" office:value="29804.843169320658" table:style-name="ce5">
            <text:p><text:s/>29,805<text:s/></text:p>
          </table:table-cell>
          <table:table-cell office:value-type="float" office:value="1.3223542109805988" table:style-name="ce6">
            <text:p>1.322</text:p>
          </table:table-cell>
          <table:table-cell office:value-type="float" office:value="39412.559872567515" table:style-name="ce5">
            <text:p><text:s/>39,4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412.559872567515" table:style-name="ce5">
            <text:p><text:s/>39,413<text:s/></text:p>
          </table:table-cell>
          <table:table-cell office:value-type="float" office:value="1.0059194911986429" table:style-name="ce6">
            <text:p>1.006</text:p>
          </table:table-cell>
          <table:table-cell office:value-type="float" office:value="39645.862173849157" table:style-name="ce5">
            <text:p><text:s/>39,646<text:s/></text:p>
          </table:table-cell>
          <table:table-cell office:value-type="float" office:value="1.1113623667540957" table:style-name="ce6">
            <text:p>1.111</text:p>
          </table:table-cell>
          <table:table-cell office:value-type="float" office:value="44060.91921753568" table:style-name="ce5">
            <text:p><text:s/>44,0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060.91921753568" table:style-name="ce5">
            <text:p><text:s/>44,061<text:s/></text:p>
          </table:table-cell>
          <table:table-cell office:value-type="float" office:value="1.0316411849145164" table:style-name="ce6">
            <text:p>1.032</text:p>
          </table:table-cell>
          <table:table-cell office:value-type="float" office:value="45455.058910001295" table:style-name="ce5">
            <text:p><text:s/>45,455<text:s/></text:p>
          </table:table-cell>
          <table:table-cell office:value-type="float" office:value="0.98904600628688555" table:style-name="ce6">
            <text:p>0.989</text:p>
          </table:table-cell>
          <table:table-cell office:value-type="float" office:value="44957.144480471892" table:style-name="ce5">
            <text:p><text:s/>44,9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957.144480471892" table:style-name="ce5">
            <text:p><text:s/>44,957<text:s/></text:p>
          </table:table-cell>
          <table:table-cell office:value-type="float" office:value="1.0464154726202002" table:style-name="ce6">
            <text:p>1.046</text:p>
          </table:table-cell>
          <table:table-cell office:value-type="float" office:value="47043.851589187623" table:style-name="ce5">
            <text:p><text:s/>47,044<text:s/></text:p>
          </table:table-cell>
          <table:table-cell office:value-type="float" office:value="1.024195810117444" table:style-name="ce6">
            <text:p>1.024</text:p>
          </table:table-cell>
          <table:table-cell office:value-type="float" office:value="48182.115689432823" table:style-name="ce5">
            <text:p><text:s/>48,1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182.115689432823" table:style-name="ce5">
            <text:p><text:s/>48,182<text:s/></text:p>
          </table:table-cell>
          <table:table-cell office:value-type="float" office:value="1.0473381234990629" table:style-name="ce6">
            <text:p>1.047</text:p>
          </table:table-cell>
          <table:table-cell office:value-type="float" office:value="50462.966632385331" table:style-name="ce5">
            <text:p><text:s/>50,463<text:s/></text:p>
          </table:table-cell>
          <table:table-cell office:value-type="float" office:value="1.0790377871681105" table:style-name="ce6">
            <text:p>1.079</text:p>
          </table:table-cell>
          <table:table-cell office:value-type="float" office:value="54451.44784894726" table:style-name="ce5">
            <text:p><text:s/>54,4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451.44784894726" table:style-name="ce5">
            <text:p><text:s/>54,451<text:s/></text:p>
          </table:table-cell>
          <table:table-cell office:value-type="float" office:value="1.0660264011483409" table:style-name="ce6">
            <text:p>1.066</text:p>
          </table:table-cell>
          <table:table-cell office:value-type="float" office:value="58046.680987729815" table:style-name="ce5">
            <text:p><text:s/>58,047<text:s/></text:p>
          </table:table-cell>
          <table:table-cell office:value-type="float" office:value="1.0993327406348021" table:style-name="ce6">
            <text:p>1.099</text:p>
          </table:table-cell>
          <table:table-cell office:value-type="float" office:value="63812.616894995081" table:style-name="ce5">
            <text:p><text:s/>63,8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3812.616894995081" table:style-name="ce5">
            <text:p><text:s/>63,813<text:s/></text:p>
          </table:table-cell>
          <table:table-cell office:value-type="float" office:value="0.99276214622543957" table:style-name="ce6">
            <text:p>0.993</text:p>
          </table:table-cell>
          <table:table-cell office:value-type="float" office:value="63350.750504937059" table:style-name="ce5">
            <text:p><text:s/>63,351<text:s/></text:p>
          </table:table-cell>
          <table:table-cell office:value-type="float" office:value="1.0840017462435387" table:style-name="ce6">
            <text:p>1.084</text:p>
          </table:table-cell>
          <table:table-cell office:value-type="float" office:value="68672.324173190515" table:style-name="ce5">
            <text:p><text:s/>68,6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672.324173190515" table:style-name="ce5">
            <text:p><text:s/>68,672<text:s/></text:p>
          </table:table-cell>
          <table:table-cell office:value-type="float" office:value="1.1290228039662322" table:style-name="ce6">
            <text:p>1.129</text:p>
          </table:table-cell>
          <table:table-cell office:value-type="float" office:value="77532.619992893626" table:style-name="ce5">
            <text:p><text:s/>77,533<text:s/></text:p>
          </table:table-cell>
          <table:table-cell office:value-type="float" office:value="1.034805695066688" table:style-name="ce6">
            <text:p>1.035</text:p>
          </table:table-cell>
          <table:table-cell office:value-type="float" office:value="80231.196722087683" table:style-name="ce5">
            <text:p><text:s/>80,2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231.196722087683" table:style-name="ce5">
            <text:p><text:s/>80,231<text:s/></text:p>
          </table:table-cell>
          <table:table-cell office:value-type="float" office:value="1.0572784248024909" table:style-name="ce6">
            <text:p>1.057</text:p>
          </table:table-cell>
          <table:table-cell office:value-type="float" office:value="84826.71329034763" table:style-name="ce5">
            <text:p><text:s/>84,827<text:s/></text:p>
          </table:table-cell>
          <table:table-cell office:value-type="float" office:value="1.1066570687036619" table:style-name="ce6">
            <text:p>1.107</text:p>
          </table:table-cell>
          <table:table-cell office:value-type="float" office:value="93874.081877662058" table:style-name="ce5">
            <text:p><text:s/>93,8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3874.081877662058" table:style-name="ce5">
            <text:p><text:s/>93,874<text:s/></text:p>
          </table:table-cell>
          <table:table-cell office:value-type="float" office:value="1.0627252266471392" table:style-name="ce6">
            <text:p>1.063</text:p>
          </table:table-cell>
          <table:table-cell office:value-type="float" office:value="99762.354939730518" table:style-name="ce5">
            <text:p><text:s/>99,762<text:s/></text:p>
          </table:table-cell>
          <table:table-cell office:value-type="float" office:value="1.0903900810883473" table:style-name="ce6">
            <text:p>1.090</text:p>
          </table:table-cell>
          <table:table-cell office:value-type="float" office:value="108779.88229229725" table:style-name="ce5">
            <text:p><text:s/>108,78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8779.88229229725" table:style-name="ce5">
            <text:p><text:s/>108,780<text:s/></text:p>
          </table:table-cell>
          <table:table-cell office:value-type="float" office:value="1.0627941246987032" table:style-name="ce6">
            <text:p>1.063</text:p>
          </table:table-cell>
          <table:table-cell office:value-type="float" office:value="115610.61978567" table:style-name="ce5">
            <text:p><text:s/>115,611<text:s/></text:p>
          </table:table-cell>
          <table:table-cell office:value-type="float" office:value="1.054488305264176" table:style-name="ce6">
            <text:p>1.054</text:p>
          </table:table-cell>
          <table:table-cell office:value-type="float" office:value="121910.04652833218" table:style-name="ce5">
            <text:p><text:s/>121,9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910.04652833218" table:style-name="ce5">
            <text:p><text:s/>121,910<text:s/></text:p>
          </table:table-cell>
          <table:table-cell office:value-type="float" office:value="1.0250944165526787" table:style-name="ce6">
            <text:p>1.025</text:p>
          </table:table-cell>
          <table:table-cell office:value-type="float" office:value="124969.30801787059" table:style-name="ce5">
            <text:p><text:s/>124,969<text:s/></text:p>
          </table:table-cell>
          <table:table-cell office:value-type="float" office:value="1.1127423818090885" table:style-name="ce6">
            <text:p>1.113</text:p>
          </table:table-cell>
          <table:table-cell office:value-type="float" office:value="139058.64545683892" table:style-name="ce5">
            <text:p><text:s/>139,0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9058.64545683892" table:style-name="ce5">
            <text:p><text:s/>139,059<text:s/></text:p>
          </table:table-cell>
          <table:table-cell office:value-type="float" office:value="0.99162045337612226" table:style-name="ce6">
            <text:p>0.992</text:p>
          </table:table-cell>
          <table:table-cell office:value-type="float" office:value="137893.39705378006" table:style-name="ce5">
            <text:p><text:s/>137,893<text:s/></text:p>
          </table:table-cell>
          <table:table-cell office:value-type="float" office:value="1.0863139580782812" table:style-name="ce6">
            <text:p>1.086</text:p>
          </table:table-cell>
          <table:table-cell office:value-type="float" office:value="149795.5219463518" table:style-name="ce5">
            <text:p><text:s/>149,7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795.5219463518" table:style-name="ce5">
            <text:p><text:s/>149,796<text:s/></text:p>
          </table:table-cell>
          <table:table-cell office:value-type="float" office:value="0.97501887168773871" table:style-name="ce6">
            <text:p>0.975</text:p>
          </table:table-cell>
          <table:table-cell office:value-type="float" office:value="146053.46079200786" table:style-name="ce5">
            <text:p><text:s/>146,053<text:s/></text:p>
          </table:table-cell>
          <table:table-cell office:value-type="float" office:value="1.0955089979211641" table:style-name="ce6">
            <text:p>1.096</text:p>
          </table:table-cell>
          <table:table-cell office:value-type="float" office:value="160002.88047517053" table:style-name="ce5">
            <text:p><text:s/>160,0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002.88047517053" table:style-name="ce5">
            <text:p><text:s/>160,003<text:s/></text:p>
          </table:table-cell>
          <table:table-cell office:value-type="float" office:value="1.0377717987814101" table:style-name="ce6">
            <text:p>1.038</text:p>
          </table:table-cell>
          <table:table-cell office:value-type="float" office:value="166046.47708092467" table:style-name="ce5">
            <text:p><text:s/>166,046<text:s/></text:p>
          </table:table-cell>
          <table:table-cell office:value-type="float" office:value="1.0322823380737576" table:style-name="ce6">
            <text:p>1.032</text:p>
          </table:table-cell>
          <table:table-cell office:value-type="float" office:value="171406.84559000755" table:style-name="ce5">
            <text:p><text:s/>171,4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1406.84559000755" table:style-name="ce5">
            <text:p><text:s/>171,407<text:s/></text:p>
          </table:table-cell>
          <table:table-cell office:value-type="float" office:value="1.0301725262599044" table:style-name="ce6">
            <text:p>1.030</text:p>
          </table:table-cell>
          <table:table-cell office:value-type="float" office:value="176578.62313969943" table:style-name="ce5">
            <text:p><text:s/>176,579<text:s/></text:p>
          </table:table-cell>
          <table:table-cell office:value-type="float" office:value="1.0700089932681525" table:style-name="ce6">
            <text:p>1.070</text:p>
          </table:table-cell>
          <table:table-cell office:value-type="float" office:value="188940.71477838629" table:style-name="ce5">
            <text:p><text:s/>188,9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26.22105022608" table:style-name="ce5">
            <text:p><text:s/>13,22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226.22105022608" table:style-name="ce5">
            <text:p><text:s/>13,226<text:s/></text:p>
          </table:table-cell>
          <table:table-cell office:value-type="float" office:value="1.0739689126240723" table:style-name="ce6">
            <text:p>1.074</text:p>
          </table:table-cell>
          <table:table-cell office:value-type="float" office:value="14204.55023943692" table:style-name="ce5">
            <text:p><text:s/>14,205<text:s/></text:p>
          </table:table-cell>
          <table:table-cell office:value-type="float" office:value="1.4117801953067108" table:style-name="ce6">
            <text:p>1.412</text:p>
          </table:table-cell>
          <table:table-cell office:value-type="float" office:value="20053.702711276241" table:style-name="ce5">
            <text:p><text:s/>20,05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053.702711276241" table:style-name="ce5">
            <text:p><text:s/>20,054<text:s/></text:p>
          </table:table-cell>
          <table:table-cell office:value-type="float" office:value="1.0262249242157584" table:style-name="ce6">
            <text:p>1.026</text:p>
          </table:table-cell>
          <table:table-cell office:value-type="float" office:value="20579.609545124807" table:style-name="ce5">
            <text:p><text:s/>20,580<text:s/></text:p>
          </table:table-cell>
          <table:table-cell office:value-type="float" office:value="1.1508544114089352" table:style-name="ce6">
            <text:p>1.151</text:p>
          </table:table-cell>
          <table:table-cell office:value-type="float" office:value="23684.134430080318" table:style-name="ce5">
            <text:p><text:s/>23,6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684.134430080318" table:style-name="ce5">
            <text:p><text:s/>23,684<text:s/></text:p>
          </table:table-cell>
          <table:table-cell office:value-type="float" office:value="1.0393947786259845" table:style-name="ce6">
            <text:p>1.039</text:p>
          </table:table-cell>
          <table:table-cell office:value-type="float" office:value="24617.165662901389" table:style-name="ce5">
            <text:p><text:s/>24,617<text:s/></text:p>
          </table:table-cell>
          <table:table-cell office:value-type="float" office:value="0.99782916374767083" table:style-name="ce6">
            <text:p>0.998</text:p>
          </table:table-cell>
          <table:table-cell office:value-type="float" office:value="24563.725827250772" table:style-name="ce5">
            <text:p><text:s/>24,5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563.725827250772" table:style-name="ce5">
            <text:p><text:s/>24,564<text:s/></text:p>
          </table:table-cell>
          <table:table-cell office:value-type="float" office:value="1.0391245288418216" table:style-name="ce6">
            <text:p>1.039</text:p>
          </table:table-cell>
          <table:table-cell office:value-type="float" office:value="25524.770026841641" table:style-name="ce5">
            <text:p><text:s/>25,525<text:s/></text:p>
          </table:table-cell>
          <table:table-cell office:value-type="float" office:value="0.99105550528934772" table:style-name="ce6">
            <text:p>0.991</text:p>
          </table:table-cell>
          <table:table-cell office:value-type="float" office:value="25296.463856345941" table:style-name="ce5">
            <text:p><text:s/>25,2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296.463856345941" table:style-name="ce5">
            <text:p><text:s/>25,296<text:s/></text:p>
          </table:table-cell>
          <table:table-cell office:value-type="float" office:value="1.0519326723397071" table:style-name="ce6">
            <text:p>1.052</text:p>
          </table:table-cell>
          <table:table-cell office:value-type="float" office:value="26610.1768251508" table:style-name="ce5">
            <text:p><text:s/>26,610<text:s/></text:p>
          </table:table-cell>
          <table:table-cell office:value-type="float" office:value="1.079498000260549" table:style-name="ce6">
            <text:p>1.079</text:p>
          </table:table-cell>
          <table:table-cell office:value-type="float" office:value="28725.632669329891" table:style-name="ce5">
            <text:p><text:s/>28,7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725.632669329891" table:style-name="ce5">
            <text:p><text:s/>28,726<text:s/></text:p>
          </table:table-cell>
          <table:table-cell office:value-type="float" office:value="1.0831695727366799" table:style-name="ce6">
            <text:p>1.083</text:p>
          </table:table-cell>
          <table:table-cell office:value-type="float" office:value="31114.73126502887" table:style-name="ce5">
            <text:p><text:s/>31,115<text:s/></text:p>
          </table:table-cell>
          <table:table-cell office:value-type="float" office:value="1.0620248302987023" table:style-name="ce6">
            <text:p>1.062</text:p>
          </table:table-cell>
          <table:table-cell office:value-type="float" office:value="33044.617191532008" table:style-name="ce5">
            <text:p><text:s/>33,0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044.617191532008" table:style-name="ce5">
            <text:p><text:s/>33,045<text:s/></text:p>
          </table:table-cell>
          <table:table-cell office:value-type="float" office:value="0.98069133193698144" table:style-name="ce6">
            <text:p>0.981</text:p>
          </table:table-cell>
          <table:table-cell office:value-type="float" office:value="32406.569646911201" table:style-name="ce5">
            <text:p><text:s/>32,407<text:s/></text:p>
          </table:table-cell>
          <table:table-cell office:value-type="float" office:value="1.0652502828752957" table:style-name="ce6">
            <text:p>1.065</text:p>
          </table:table-cell>
          <table:table-cell office:value-type="float" office:value="34521.107483390129" table:style-name="ce5">
            <text:p><text:s/>34,5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521.107483390129" table:style-name="ce5">
            <text:p><text:s/>34,521<text:s/></text:p>
          </table:table-cell>
          <table:table-cell office:value-type="float" office:value="1.1441395554949312" table:style-name="ce6">
            <text:p>1.144</text:p>
          </table:table-cell>
          <table:table-cell office:value-type="float" office:value="39496.964571238721" table:style-name="ce5">
            <text:p><text:s/>39,497<text:s/></text:p>
          </table:table-cell>
          <table:table-cell office:value-type="float" office:value="0.98071293819657712" table:style-name="ce6">
            <text:p>0.981</text:p>
          </table:table-cell>
          <table:table-cell office:value-type="float" office:value="38735.184174505637" table:style-name="ce5">
            <text:p><text:s/>38,7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735.184174505637" table:style-name="ce5">
            <text:p><text:s/>38,735<text:s/></text:p>
          </table:table-cell>
          <table:table-cell office:value-type="float" office:value="1.0857790448523126" table:style-name="ce6">
            <text:p>1.086</text:p>
          </table:table-cell>
          <table:table-cell office:value-type="float" office:value="42057.851275173147" table:style-name="ce5">
            <text:p><text:s/>42,058<text:s/></text:p>
          </table:table-cell>
          <table:table-cell office:value-type="float" office:value="1.0825134483854897" table:style-name="ce6">
            <text:p>1.083</text:p>
          </table:table-cell>
          <table:table-cell office:value-type="float" office:value="45528.189615571748" table:style-name="ce5">
            <text:p><text:s/>45,5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528.189615571748" table:style-name="ce5">
            <text:p><text:s/>45,528<text:s/></text:p>
          </table:table-cell>
          <table:table-cell office:value-type="float" office:value="1.0680082680970056" table:style-name="ce6">
            <text:p>1.068</text:p>
          </table:table-cell>
          <table:table-cell office:value-type="float" office:value="48624.482940918853" table:style-name="ce5">
            <text:p><text:s/>48,624<text:s/></text:p>
          </table:table-cell>
          <table:table-cell office:value-type="float" office:value="1.113416494671726" table:style-name="ce6">
            <text:p>1.113</text:p>
          </table:table-cell>
          <table:table-cell office:value-type="float" office:value="54139.301351303009" table:style-name="ce5">
            <text:p><text:s/>54,1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139.301351303009" table:style-name="ce5">
            <text:p><text:s/>54,139<text:s/></text:p>
          </table:table-cell>
          <table:table-cell office:value-type="float" office:value="1.060380934213059" table:style-name="ce6">
            <text:p>1.060</text:p>
          </table:table-cell>
          <table:table-cell office:value-type="float" office:value="57408.282944537008" table:style-name="ce5">
            <text:p><text:s/>57,408<text:s/></text:p>
          </table:table-cell>
          <table:table-cell office:value-type="float" office:value="1.0566995142536317" table:style-name="ce6">
            <text:p>1.057</text:p>
          </table:table-cell>
          <table:table-cell office:value-type="float" office:value="60663.304701627312" table:style-name="ce5">
            <text:p><text:s/>60,6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663.304701627312" table:style-name="ce5">
            <text:p><text:s/>60,663<text:s/></text:p>
          </table:table-cell>
          <table:table-cell office:value-type="float" office:value="1.0252632835187021" table:style-name="ce6">
            <text:p>1.025</text:p>
          </table:table-cell>
          <table:table-cell office:value-type="float" office:value="62195.858967485932" table:style-name="ce5">
            <text:p><text:s/>62,196<text:s/></text:p>
          </table:table-cell>
          <table:table-cell office:value-type="float" office:value="1.1043504911486766" table:style-name="ce6">
            <text:p>1.104</text:p>
          </table:table-cell>
          <table:table-cell office:value-type="float" office:value="68686.027398156919" table:style-name="ce5">
            <text:p><text:s/>68,6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686.027398156919" table:style-name="ce5">
            <text:p><text:s/>68,686<text:s/></text:p>
          </table:table-cell>
          <table:table-cell office:value-type="float" office:value="0.98473903456283829" table:style-name="ce6">
            <text:p>0.985</text:p>
          </table:table-cell>
          <table:table-cell office:value-type="float" office:value="67637.812308017703" table:style-name="ce5">
            <text:p><text:s/>67,638<text:s/></text:p>
          </table:table-cell>
          <table:table-cell office:value-type="float" office:value="1.115928241008318" table:style-name="ce6">
            <text:p>1.116</text:p>
          </table:table-cell>
          <table:table-cell office:value-type="float" office:value="75478.944914536958" table:style-name="ce5">
            <text:p><text:s/>75,4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478.944914536958" table:style-name="ce5">
            <text:p><text:s/>75,479<text:s/></text:p>
          </table:table-cell>
          <table:table-cell office:value-type="float" office:value="0.9737398112898219" table:style-name="ce6">
            <text:p>0.974</text:p>
          </table:table-cell>
          <table:table-cell office:value-type="float" office:value="73496.853577436079" table:style-name="ce5">
            <text:p><text:s/>73,497<text:s/></text:p>
          </table:table-cell>
          <table:table-cell office:value-type="float" office:value="1.0522313211444019" table:style-name="ce6">
            <text:p>1.052</text:p>
          </table:table-cell>
          <table:table-cell office:value-type="float" office:value="77335.691339742232" table:style-name="ce5">
            <text:p><text:s/>77,3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7335.691339742232" table:style-name="ce5">
            <text:p><text:s/>77,336<text:s/></text:p>
          </table:table-cell>
          <table:table-cell office:value-type="float" office:value="1.0229795425113763" table:style-name="ce6">
            <text:p>1.023</text:p>
          </table:table-cell>
          <table:table-cell office:value-type="float" office:value="79112.830146530512" table:style-name="ce5">
            <text:p><text:s/>79,113<text:s/></text:p>
          </table:table-cell>
          <table:table-cell office:value-type="float" office:value="1.0739834608918597" table:style-name="ce6">
            <text:p>1.074</text:p>
          </table:table-cell>
          <table:table-cell office:value-type="float" office:value="84965.871121720702" table:style-name="ce5">
            <text:p><text:s/>84,9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965.871121720702" table:style-name="ce5">
            <text:p><text:s/>84,966<text:s/></text:p>
          </table:table-cell>
          <table:table-cell office:value-type="float" office:value="1.0351141385138434" table:style-name="ce6">
            <text:p>1.035</text:p>
          </table:table-cell>
          <table:table-cell office:value-type="float" office:value="87949.37448923818" table:style-name="ce5">
            <text:p><text:s/>87,949<text:s/></text:p>
          </table:table-cell>
          <table:table-cell office:value-type="float" office:value="1.0546649340148466" table:style-name="ce6">
            <text:p>1.055</text:p>
          </table:table-cell>
          <table:table-cell office:value-type="float" office:value="92757.121242339417" table:style-name="ce5">
            <text:p><text:s/>92,7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614.65993155929" table:style-name="ce5">
            <text:p><text:s/>14,6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614.65993155929" table:style-name="ce5">
            <text:p><text:s/>14,615<text:s/></text:p>
          </table:table-cell>
          <table:table-cell office:value-type="float" office:value="1.0674413912427785" table:style-name="ce6">
            <text:p>1.067</text:p>
          </table:table-cell>
          <table:table-cell office:value-type="float" office:value="15600.292929883739" table:style-name="ce5">
            <text:p><text:s/>15,600<text:s/></text:p>
          </table:table-cell>
          <table:table-cell office:value-type="float" office:value="1.2409290805179478" table:style-name="ce6">
            <text:p>1.241</text:p>
          </table:table-cell>
          <table:table-cell office:value-type="float" office:value="19358.857161291271" table:style-name="ce5">
            <text:p><text:s/>19,3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358.857161291271" table:style-name="ce5">
            <text:p><text:s/>19,359<text:s/></text:p>
          </table:table-cell>
          <table:table-cell office:value-type="float" office:value="0.98488523727774624" table:style-name="ce6">
            <text:p>0.985</text:p>
          </table:table-cell>
          <table:table-cell office:value-type="float" office:value="19066.252628724349" table:style-name="ce5">
            <text:p><text:s/>19,066<text:s/></text:p>
          </table:table-cell>
          <table:table-cell office:value-type="float" office:value="1.0687356967439225" table:style-name="ce6">
            <text:p>1.069</text:p>
          </table:table-cell>
          <table:table-cell office:value-type="float" office:value="20376.784787455363" table:style-name="ce5">
            <text:p><text:s/>20,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376.784787455363" table:style-name="ce5">
            <text:p><text:s/>20,377<text:s/></text:p>
          </table:table-cell>
          <table:table-cell office:value-type="float" office:value="1.0226291078035243" table:style-name="ce6">
            <text:p>1.023</text:p>
          </table:table-cell>
          <table:table-cell office:value-type="float" office:value="20837.893247099906" table:style-name="ce5">
            <text:p><text:s/>20,838<text:s/></text:p>
          </table:table-cell>
          <table:table-cell office:value-type="float" office:value="0.97866988814041245" table:style-name="ce6">
            <text:p>0.979</text:p>
          </table:table-cell>
          <table:table-cell office:value-type="float" office:value="20393.418653221124" table:style-name="ce5">
            <text:p><text:s/>20,3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393.418653221124" table:style-name="ce5">
            <text:p><text:s/>20,393<text:s/></text:p>
          </table:table-cell>
          <table:table-cell office:value-type="float" office:value="1.0551973618678721" table:style-name="ce6">
            <text:p>1.055</text:p>
          </table:table-cell>
          <table:table-cell office:value-type="float" office:value="21519.081562345982" table:style-name="ce5">
            <text:p><text:s/>21,519<text:s/></text:p>
          </table:table-cell>
          <table:table-cell office:value-type="float" office:value="1.0635050462902711" table:style-name="ce6">
            <text:p>1.064</text:p>
          </table:table-cell>
          <table:table-cell office:value-type="float" office:value="22885.651833086882" table:style-name="ce5">
            <text:p><text:s/>22,8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85.651833086882" table:style-name="ce5">
            <text:p><text:s/>22,886<text:s/></text:p>
          </table:table-cell>
          <table:table-cell office:value-type="float" office:value="1.0422595773632024" table:style-name="ce6">
            <text:p>1.042</text:p>
          </table:table-cell>
          <table:table-cell office:value-type="float" office:value="23852.789807234531" table:style-name="ce5">
            <text:p><text:s/>23,853<text:s/></text:p>
          </table:table-cell>
          <table:table-cell office:value-type="float" office:value="1.0785243733550509" table:style-name="ce6">
            <text:p>1.079</text:p>
          </table:table-cell>
          <table:table-cell office:value-type="float" office:value="25725.815179617366" table:style-name="ce5">
            <text:p><text:s/>25,7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725.815179617366" table:style-name="ce5">
            <text:p><text:s/>25,726<text:s/></text:p>
          </table:table-cell>
          <table:table-cell office:value-type="float" office:value="1.0468842108466674" table:style-name="ce6">
            <text:p>1.047</text:p>
          </table:table-cell>
          <table:table-cell office:value-type="float" office:value="26931.949722700941" table:style-name="ce5">
            <text:p><text:s/>26,932<text:s/></text:p>
          </table:table-cell>
          <table:table-cell office:value-type="float" office:value="1.1424349154167892" table:style-name="ce6">
            <text:p>1.142</text:p>
          </table:table-cell>
          <table:table-cell office:value-type="float" office:value="30767.999703463069" table:style-name="ce5">
            <text:p><text:s/>30,7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767.999703463069" table:style-name="ce5">
            <text:p><text:s/>30,768<text:s/></text:p>
          </table:table-cell>
          <table:table-cell office:value-type="float" office:value="1.0057261166231406" table:style-name="ce6">
            <text:p>1.006</text:p>
          </table:table-cell>
          <table:table-cell office:value-type="float" office:value="30944.180858025855" table:style-name="ce5">
            <text:p><text:s/>30,944<text:s/></text:p>
          </table:table-cell>
          <table:table-cell office:value-type="float" office:value="1.1036393836530571" table:style-name="ce6">
            <text:p>1.104</text:p>
          </table:table-cell>
          <table:table-cell office:value-type="float" office:value="34151.216689800385" table:style-name="ce5">
            <text:p><text:s/>34,1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151.216689800385" table:style-name="ce5">
            <text:p><text:s/>34,151<text:s/></text:p>
          </table:table-cell>
          <table:table-cell office:value-type="float" office:value="1.1137423233595847" table:style-name="ce6">
            <text:p>1.114</text:p>
          </table:table-cell>
          <table:table-cell office:value-type="float" office:value="38035.655421654905" table:style-name="ce5">
            <text:p><text:s/>38,036<text:s/></text:p>
          </table:table-cell>
          <table:table-cell office:value-type="float" office:value="1.0909766661719478" table:style-name="ce6">
            <text:p>1.091</text:p>
          </table:table-cell>
          <table:table-cell office:value-type="float" office:value="41496.012547582039" table:style-name="ce5">
            <text:p><text:s/>41,4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496.012547582039" table:style-name="ce5">
            <text:p><text:s/>41,496<text:s/></text:p>
          </table:table-cell>
          <table:table-cell office:value-type="float" office:value="1.030674018765849" table:style-name="ce6">
            <text:p>1.031</text:p>
          </table:table-cell>
          <table:table-cell office:value-type="float" office:value="42768.862015174476" table:style-name="ce5">
            <text:p><text:s/>42,769<text:s/></text:p>
          </table:table-cell>
          <table:table-cell office:value-type="float" office:value="1.1303993135224664" table:style-name="ce6">
            <text:p>1.130</text:p>
          </table:table-cell>
          <table:table-cell office:value-type="float" office:value="48345.892262090318" table:style-name="ce5">
            <text:p><text:s/>48,3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345.892262090318" table:style-name="ce5">
            <text:p><text:s/>48,346<text:s/></text:p>
          </table:table-cell>
          <table:table-cell office:value-type="float" office:value="1.0577500922226362" table:style-name="ce6">
            <text:p>1.058</text:p>
          </table:table-cell>
          <table:table-cell office:value-type="float" office:value="51137.871998811657" table:style-name="ce5">
            <text:p><text:s/>51,138<text:s/></text:p>
          </table:table-cell>
          <table:table-cell office:value-type="float" office:value="1.068495398914213" table:style-name="ce6">
            <text:p>1.068</text:p>
          </table:table-cell>
          <table:table-cell office:value-type="float" office:value="54640.58094099423" table:style-name="ce5">
            <text:p><text:s/>54,6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640.58094099423" table:style-name="ce5">
            <text:p><text:s/>54,641<text:s/></text:p>
          </table:table-cell>
          <table:table-cell office:value-type="float" office:value="1.0651851762700886" table:style-name="ce6">
            <text:p>1.065</text:p>
          </table:table-cell>
          <table:table-cell office:value-type="float" office:value="58202.336841132987" table:style-name="ce5">
            <text:p><text:s/>58,202<text:s/></text:p>
          </table:table-cell>
          <table:table-cell office:value-type="float" office:value="1.0523072637767412" table:style-name="ce6">
            <text:p>1.052</text:p>
          </table:table-cell>
          <table:table-cell office:value-type="float" office:value="61246.741826704871" table:style-name="ce5">
            <text:p><text:s/>61,2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246.741826704871" table:style-name="ce5">
            <text:p><text:s/>61,247<text:s/></text:p>
          </table:table-cell>
          <table:table-cell office:value-type="float" office:value="1.0249271582152002" table:style-name="ce6">
            <text:p>1.025</text:p>
          </table:table-cell>
          <table:table-cell office:value-type="float" office:value="62773.449050384661" table:style-name="ce5">
            <text:p><text:s/>62,773<text:s/></text:p>
          </table:table-cell>
          <table:table-cell office:value-type="float" office:value="1.1210570571356997" table:style-name="ce6">
            <text:p>1.121</text:p>
          </table:table-cell>
          <table:table-cell office:value-type="float" office:value="70372.618058682012" table:style-name="ce5">
            <text:p><text:s/>70,3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372.618058682012" table:style-name="ce5">
            <text:p><text:s/>70,373<text:s/></text:p>
          </table:table-cell>
          <table:table-cell office:value-type="float" office:value="0.99833694814619434" table:style-name="ce6">
            <text:p>0.998</text:p>
          </table:table-cell>
          <table:table-cell office:value-type="float" office:value="70255.58474576236" table:style-name="ce5">
            <text:p><text:s/>70,256<text:s/></text:p>
          </table:table-cell>
          <table:table-cell office:value-type="float" office:value="1.0578031241323835" table:style-name="ce6">
            <text:p>1.058</text:p>
          </table:table-cell>
          <table:table-cell office:value-type="float" office:value="74316.577031814857" table:style-name="ce5">
            <text:p><text:s/>74,3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316.577031814857" table:style-name="ce5">
            <text:p><text:s/>74,317<text:s/></text:p>
          </table:table-cell>
          <table:table-cell office:value-type="float" office:value="0.97631793756472873" table:style-name="ce6">
            <text:p>0.976</text:p>
          </table:table-cell>
          <table:table-cell office:value-type="float" office:value="72556.607214571763" table:style-name="ce5">
            <text:p><text:s/>72,557<text:s/></text:p>
          </table:table-cell>
          <table:table-cell office:value-type="float" office:value="1.1393475013372178" table:style-name="ce6">
            <text:p>1.139</text:p>
          </table:table-cell>
          <table:table-cell office:value-type="float" office:value="82667.1891354283" table:style-name="ce5">
            <text:p><text:s/>82,6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667.1891354283" table:style-name="ce5">
            <text:p><text:s/>82,667<text:s/></text:p>
          </table:table-cell>
          <table:table-cell office:value-type="float" office:value="1.0516100504152428" table:style-name="ce6">
            <text:p>1.052</text:p>
          </table:table-cell>
          <table:table-cell office:value-type="float" office:value="86933.646934394172" table:style-name="ce5">
            <text:p><text:s/>86,934<text:s/></text:p>
          </table:table-cell>
          <table:table-cell office:value-type="float" office:value="0.99433277581833035" table:style-name="ce6">
            <text:p>0.994</text:p>
          </table:table-cell>
          <table:table-cell office:value-type="float" office:value="86440.974468286833" table:style-name="ce5">
            <text:p><text:s/>86,4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440.974468286833" table:style-name="ce5">
            <text:p><text:s/>86,441<text:s/></text:p>
          </table:table-cell>
          <table:table-cell office:value-type="float" office:value="1.0253152419397731" table:style-name="ce6">
            <text:p>1.025</text:p>
          </table:table-cell>
          <table:table-cell office:value-type="float" office:value="88629.248650461261" table:style-name="ce5">
            <text:p><text:s/>88,629<text:s/></text:p>
          </table:table-cell>
          <table:table-cell office:value-type="float" office:value="1.0852353483823232" table:style-name="ce6">
            <text:p>1.085</text:p>
          </table:table-cell>
          <table:table-cell office:value-type="float" office:value="96183.593536046872" table:style-name="ce5">
            <text:p><text:s/>96,1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23.2078773727999" table:style-name="ce5">
            <text:p><text:s/>6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23.2078773727999" table:style-name="ce5">
            <text:p><text:s/>6,323<text:s/></text:p>
          </table:table-cell>
          <table:table-cell office:value-type="float" office:value="1.1854144187311491" table:style-name="ce6">
            <text:p>1.185</text:p>
          </table:table-cell>
          <table:table-cell office:value-type="float" office:value="7495.6217904721007" table:style-name="ce5">
            <text:p><text:s/>7,496<text:s/></text:p>
          </table:table-cell>
          <table:table-cell office:value-type="float" office:value="1.2992863750572996" table:style-name="ce6">
            <text:p>1.299</text:p>
          </table:table-cell>
          <table:table-cell office:value-type="float" office:value="9738.9592649430015" table:style-name="ce5">
            <text:p><text:s/>9,73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38.9592649430015" table:style-name="ce5">
            <text:p><text:s/>9,739<text:s/></text:p>
          </table:table-cell>
          <table:table-cell office:value-type="float" office:value="0.91808200171624099" table:style-name="ce6">
            <text:p>0.918</text:p>
          </table:table-cell>
          <table:table-cell office:value-type="float" office:value="8941.1632165917999" table:style-name="ce5">
            <text:p><text:s/>8,941<text:s/></text:p>
          </table:table-cell>
          <table:table-cell office:value-type="float" office:value="1.0631368490510993" table:style-name="ce6">
            <text:p>1.063</text:p>
          </table:table-cell>
          <table:table-cell office:value-type="float" office:value="9505.6800889389997" table:style-name="ce5">
            <text:p><text:s/>9,5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05.6800889389997" table:style-name="ce5">
            <text:p><text:s/>9,506<text:s/></text:p>
          </table:table-cell>
          <table:table-cell office:value-type="float" office:value="0.98364357228410015" table:style-name="ce6">
            <text:p>0.984</text:p>
          </table:table-cell>
          <table:table-cell office:value-type="float" office:value="9350.2011196738003" table:style-name="ce5">
            <text:p><text:s/>9,350<text:s/></text:p>
          </table:table-cell>
          <table:table-cell office:value-type="float" office:value="0.85893877275993669" table:style-name="ce6">
            <text:p>0.859</text:p>
          </table:table-cell>
          <table:table-cell office:value-type="float" office:value="8031.2502747911994" table:style-name="ce5">
            <text:p><text:s/>8,0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31.2502747911994" table:style-name="ce5">
            <text:p><text:s/>8,031<text:s/></text:p>
          </table:table-cell>
          <table:table-cell office:value-type="float" office:value="1.040687622394322" table:style-name="ce6">
            <text:p>1.041</text:p>
          </table:table-cell>
          <table:table-cell office:value-type="float" office:value="8358.0227533261987" table:style-name="ce5">
            <text:p><text:s/>8,358<text:s/></text:p>
          </table:table-cell>
          <table:table-cell office:value-type="float" office:value="0.975605093208324" table:style-name="ce6">
            <text:p>0.976</text:p>
          </table:table-cell>
          <table:table-cell office:value-type="float" office:value="8154.1295672960996" table:style-name="ce5">
            <text:p><text:s/>8,1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54.1295672960996" table:style-name="ce5">
            <text:p><text:s/>8,154<text:s/></text:p>
          </table:table-cell>
          <table:table-cell office:value-type="float" office:value="1.0030363361255503" table:style-name="ce6">
            <text:p>1.003</text:p>
          </table:table-cell>
          <table:table-cell office:value-type="float" office:value="8178.8882454736995" table:style-name="ce5">
            <text:p><text:s/>8,179<text:s/></text:p>
          </table:table-cell>
          <table:table-cell office:value-type="float" office:value="1.1190598071216098" table:style-name="ce6">
            <text:p>1.119</text:p>
          </table:table-cell>
          <table:table-cell office:value-type="float" office:value="9152.6651024490002" table:style-name="ce5">
            <text:p><text:s/>9,1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152.6651024490002" table:style-name="ce5">
            <text:p><text:s/>9,153<text:s/></text:p>
          </table:table-cell>
          <table:table-cell office:value-type="float" office:value="1.0254588571941468" table:style-name="ce6">
            <text:p>1.025</text:p>
          </table:table-cell>
          <table:table-cell office:value-type="float" office:value="9385.6814962380995" table:style-name="ce5">
            <text:p><text:s/>9,386<text:s/></text:p>
          </table:table-cell>
          <table:table-cell office:value-type="float" office:value="1.2864515256463265" table:style-name="ce6">
            <text:p>1.286</text:p>
          </table:table-cell>
          <table:table-cell office:value-type="float" office:value="12074.224280066001" table:style-name="ce5">
            <text:p><text:s/>12,0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74.224280066001" table:style-name="ce5">
            <text:p><text:s/>12,074<text:s/></text:p>
          </table:table-cell>
          <table:table-cell office:value-type="float" office:value="0.92339164088105352" table:style-name="ce6">
            <text:p>0.923</text:p>
          </table:table-cell>
          <table:table-cell office:value-type="float" office:value="11149.237770336" table:style-name="ce5">
            <text:p><text:s/>11,149<text:s/></text:p>
          </table:table-cell>
          <table:table-cell office:value-type="float" office:value="1.0036754427507169" table:style-name="ce6">
            <text:p>1.004</text:p>
          </table:table-cell>
          <table:table-cell office:value-type="float" office:value="11190.216155475" table:style-name="ce5">
            <text:p><text:s/>11,1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90.216155475" table:style-name="ce5">
            <text:p><text:s/>11,190<text:s/></text:p>
          </table:table-cell>
          <table:table-cell office:value-type="float" office:value="1.1741122328428601" table:style-name="ce6">
            <text:p>1.174</text:p>
          </table:table-cell>
          <table:table-cell office:value-type="float" office:value="13138.569676298999" table:style-name="ce5">
            <text:p><text:s/>13,139<text:s/></text:p>
          </table:table-cell>
          <table:table-cell office:value-type="float" office:value="0.97873722983417222" table:style-name="ce6">
            <text:p>0.979</text:p>
          </table:table-cell>
          <table:table-cell office:value-type="float" office:value="12859.20728896414" table:style-name="ce5">
            <text:p><text:s/>12,8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859.20728896414" table:style-name="ce5">
            <text:p><text:s/>12,859<text:s/></text:p>
          </table:table-cell>
          <table:table-cell office:value-type="float" office:value="0.98841748803722274" table:style-name="ce6">
            <text:p>0.988</text:p>
          </table:table-cell>
          <table:table-cell office:value-type="float" office:value="12710.265366707879" table:style-name="ce5">
            <text:p><text:s/>12,710<text:s/></text:p>
          </table:table-cell>
          <table:table-cell office:value-type="float" office:value="1.220278929830467" table:style-name="ce6">
            <text:p>1.220</text:p>
          </table:table-cell>
          <table:table-cell office:value-type="float" office:value="15510.06901954754" table:style-name="ce5">
            <text:p><text:s/>15,51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510.06901954754" table:style-name="ce5">
            <text:p><text:s/>15,510<text:s/></text:p>
          </table:table-cell>
          <table:table-cell office:value-type="float" office:value="1.0684146479674925" table:style-name="ce6">
            <text:p>1.068</text:p>
          </table:table-cell>
          <table:table-cell office:value-type="float" office:value="16571.184931471398" table:style-name="ce5">
            <text:p><text:s/>16,571<text:s/></text:p>
          </table:table-cell>
          <table:table-cell office:value-type="float" office:value="1.0928572644470007" table:style-name="ce6">
            <text:p>1.093</text:p>
          </table:table-cell>
          <table:table-cell office:value-type="float" office:value="18109.93983285319" table:style-name="ce5">
            <text:p><text:s/>18,1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109.93983285319" table:style-name="ce5">
            <text:p><text:s/>18,110<text:s/></text:p>
          </table:table-cell>
          <table:table-cell office:value-type="float" office:value="1.1349243617793867" table:style-name="ce6">
            <text:p>1.135</text:p>
          </table:table-cell>
          <table:table-cell office:value-type="float" office:value="20553.411906664001" table:style-name="ce5">
            <text:p><text:s/>20,553<text:s/></text:p>
          </table:table-cell>
          <table:table-cell office:value-type="float" office:value="1.0025523379465198" table:style-name="ce6">
            <text:p>1.003</text:p>
          </table:table-cell>
          <table:table-cell office:value-type="float" office:value="20605.871159803828" table:style-name="ce5">
            <text:p><text:s/>20,6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605.871159803828" table:style-name="ce5">
            <text:p><text:s/>20,606<text:s/></text:p>
          </table:table-cell>
          <table:table-cell office:value-type="float" office:value="1.0538118313030327" table:style-name="ce6">
            <text:p>1.054</text:p>
          </table:table-cell>
          <table:table-cell office:value-type="float" office:value="21714.710822507222" table:style-name="ce5">
            <text:p><text:s/>21,715<text:s/></text:p>
          </table:table-cell>
          <table:table-cell office:value-type="float" office:value="1.0621663723441883" table:style-name="ce6">
            <text:p>1.062</text:p>
          </table:table-cell>
          <table:table-cell office:value-type="float" office:value="23064.63562084558" table:style-name="ce5">
            <text:p><text:s/>23,06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064.63562084558" table:style-name="ce5">
            <text:p><text:s/>23,065<text:s/></text:p>
          </table:table-cell>
          <table:table-cell office:value-type="float" office:value="1.0779320493380591" table:style-name="ce6">
            <text:p>1.078</text:p>
          </table:table-cell>
          <table:table-cell office:value-type="float" office:value="24862.109942013671" table:style-name="ce5">
            <text:p><text:s/>24,862<text:s/></text:p>
          </table:table-cell>
          <table:table-cell office:value-type="float" office:value="1.0898683763065176" table:style-name="ce6">
            <text:p>1.090</text:p>
          </table:table-cell>
          <table:table-cell office:value-type="float" office:value="27096.427394056569" table:style-name="ce5">
            <text:p><text:s/>27,0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096.427394056569" table:style-name="ce5">
            <text:p><text:s/>27,096<text:s/></text:p>
          </table:table-cell>
          <table:table-cell office:value-type="float" office:value="0.96603728734796701" table:style-name="ce6">
            <text:p>0.966</text:p>
          </table:table-cell>
          <table:table-cell office:value-type="float" office:value="26176.15921657555" table:style-name="ce5">
            <text:p><text:s/>26,176<text:s/></text:p>
          </table:table-cell>
          <table:table-cell office:value-type="float" office:value="1.1484582298387653" table:style-name="ce6">
            <text:p>1.148</text:p>
          </table:table-cell>
          <table:table-cell office:value-type="float" office:value="30062.225477846037" table:style-name="ce5">
            <text:p><text:s/>30,0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062.225477846037" table:style-name="ce5">
            <text:p><text:s/>30,062<text:s/></text:p>
          </table:table-cell>
          <table:table-cell office:value-type="float" office:value="1.1712551255890402" table:style-name="ce6">
            <text:p>1.171</text:p>
          </table:table-cell>
          <table:table-cell office:value-type="float" office:value="35210.535677540604" table:style-name="ce5">
            <text:p><text:s/>35,211<text:s/></text:p>
          </table:table-cell>
          <table:table-cell office:value-type="float" office:value="0.86153543622202844" table:style-name="ce6">
            <text:p>0.862</text:p>
          </table:table-cell>
          <table:table-cell office:value-type="float" office:value="30335.124214561241" table:style-name="ce5">
            <text:p><text:s/>30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335.124214561241" table:style-name="ce5">
            <text:p><text:s/>30,335<text:s/></text:p>
          </table:table-cell>
          <table:table-cell office:value-type="float" office:value="1.0215540033100714" table:style-name="ce6">
            <text:p>1.022</text:p>
          </table:table-cell>
          <table:table-cell office:value-type="float" office:value="30988.96758229332" table:style-name="ce5">
            <text:p><text:s/>30,989<text:s/></text:p>
          </table:table-cell>
          <table:table-cell office:value-type="float" office:value="1.1684021790368433" table:style-name="ce6">
            <text:p>1.168</text:p>
          </table:table-cell>
          <table:table-cell office:value-type="float" office:value="36207.577249253605" table:style-name="ce5">
            <text:p><text:s/>36,2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18.9143689949997" table:style-name="ce5">
            <text:p><text:s/>2,61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18.9143689949997" table:style-name="ce5">
            <text:p><text:s/>2,619<text:s/></text:p>
          </table:table-cell>
          <table:table-cell office:value-type="float" office:value="1.2004430512914575" table:style-name="ce6">
            <text:p>1.200</text:p>
          </table:table-cell>
          <table:table-cell office:value-type="float" office:value="3143.8575561874" table:style-name="ce5">
            <text:p><text:s/>3,144<text:s/></text:p>
          </table:table-cell>
          <table:table-cell office:value-type="float" office:value="1.315311576695624" table:style-name="ce6">
            <text:p>1.315</text:p>
          </table:table-cell>
          <table:table-cell office:value-type="float" office:value="4135.1522391353001" table:style-name="ce5">
            <text:p><text:s/>4,1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35.1522391353001" table:style-name="ce5">
            <text:p><text:s/>4,135<text:s/></text:p>
          </table:table-cell>
          <table:table-cell office:value-type="float" office:value="1.0201635102402991" table:style-name="ce6">
            <text:p>1.020</text:p>
          </table:table-cell>
          <table:table-cell office:value-type="float" office:value="4218.5314236542999" table:style-name="ce5">
            <text:p><text:s/>4,219<text:s/></text:p>
          </table:table-cell>
          <table:table-cell office:value-type="float" office:value="1.0850075611402124" table:style-name="ce6">
            <text:p>1.085</text:p>
          </table:table-cell>
          <table:table-cell office:value-type="float" office:value="4577.1384915725002" table:style-name="ce5">
            <text:p><text:s/>4,5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77.1384915725002" table:style-name="ce5">
            <text:p><text:s/>4,577<text:s/></text:p>
          </table:table-cell>
          <table:table-cell office:value-type="float" office:value="0.99031529730417411" table:style-name="ce6">
            <text:p>0.990</text:p>
          </table:table-cell>
          <table:table-cell office:value-type="float" office:value="4532.8102660839995" table:style-name="ce5">
            <text:p><text:s/>4,533<text:s/></text:p>
          </table:table-cell>
          <table:table-cell office:value-type="float" office:value="1.0012263632328038" table:style-name="ce6">
            <text:p>1.001</text:p>
          </table:table-cell>
          <table:table-cell office:value-type="float" office:value="4538.3691379356005" table:style-name="ce5">
            <text:p><text:s/>4,5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538.3691379356005" table:style-name="ce5">
            <text:p><text:s/>4,538<text:s/></text:p>
          </table:table-cell>
          <table:table-cell office:value-type="float" office:value="1.0181165948508322" table:style-name="ce6">
            <text:p>1.018</text:p>
          </table:table-cell>
          <table:table-cell office:value-type="float" office:value="4620.5889328910998" table:style-name="ce5">
            <text:p><text:s/>4,621<text:s/></text:p>
          </table:table-cell>
          <table:table-cell office:value-type="float" office:value="0.98246107568491414" table:style-name="ce6">
            <text:p>0.982</text:p>
          </table:table-cell>
          <table:table-cell office:value-type="float" office:value="4539.5487733059999" table:style-name="ce5">
            <text:p><text:s/>4,5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39.5487733059999" table:style-name="ce5">
            <text:p><text:s/>4,540<text:s/></text:p>
          </table:table-cell>
          <table:table-cell office:value-type="float" office:value="1.0293150574113967" table:style-name="ce6">
            <text:p>1.029</text:p>
          </table:table-cell>
          <table:table-cell office:value-type="float" office:value="4672.6259062173003" table:style-name="ce5">
            <text:p><text:s/>4,673<text:s/></text:p>
          </table:table-cell>
          <table:table-cell office:value-type="float" office:value="1.0410526200092891" table:style-name="ce6">
            <text:p>1.041</text:p>
          </table:table-cell>
          <table:table-cell office:value-type="float" office:value="4864.4494419907996" table:style-name="ce5">
            <text:p><text:s/>4,8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64.4494419907996" table:style-name="ce5">
            <text:p><text:s/>4,864<text:s/></text:p>
          </table:table-cell>
          <table:table-cell office:value-type="float" office:value="1.0316630543758443" table:style-name="ce6">
            <text:p>1.032</text:p>
          </table:table-cell>
          <table:table-cell office:value-type="float" office:value="5018.4727691810995" table:style-name="ce5">
            <text:p><text:s/>5,018<text:s/></text:p>
          </table:table-cell>
          <table:table-cell office:value-type="float" office:value="1.2210276199848344" table:style-name="ce6">
            <text:p>1.221</text:p>
          </table:table-cell>
          <table:table-cell office:value-type="float" office:value="6127.6938613119" table:style-name="ce5">
            <text:p><text:s/>6,1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27.6938613119" table:style-name="ce5">
            <text:p><text:s/>6,128<text:s/></text:p>
          </table:table-cell>
          <table:table-cell office:value-type="float" office:value="0.96008424914936363" table:style-name="ce6">
            <text:p>0.960</text:p>
          </table:table-cell>
          <table:table-cell office:value-type="float" office:value="5883.1023598547999" table:style-name="ce5">
            <text:p><text:s/>5,883<text:s/></text:p>
          </table:table-cell>
          <table:table-cell office:value-type="float" office:value="0.88756069790435765" table:style-name="ce6">
            <text:p>0.888</text:p>
          </table:table-cell>
          <table:table-cell office:value-type="float" office:value="5221.6104363555005" table:style-name="ce5">
            <text:p><text:s/>5,2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21.6104363555005" table:style-name="ce5">
            <text:p><text:s/>5,222<text:s/></text:p>
          </table:table-cell>
          <table:table-cell office:value-type="float" office:value="1.090488840822734" table:style-name="ce6">
            <text:p>1.090</text:p>
          </table:table-cell>
          <table:table-cell office:value-type="float" office:value="5694.1079119692004" table:style-name="ce5">
            <text:p><text:s/>5,694<text:s/></text:p>
          </table:table-cell>
          <table:table-cell office:value-type="float" office:value="1.0023685978819508" table:style-name="ce6">
            <text:p>1.002</text:p>
          </table:table-cell>
          <table:table-cell office:value-type="float" office:value="5707.5949639090904" table:style-name="ce5">
            <text:p><text:s/>5,7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07.5949639090904" table:style-name="ce5">
            <text:p><text:s/>5,708<text:s/></text:p>
          </table:table-cell>
          <table:table-cell office:value-type="float" office:value="1.0600908006099963" table:style-name="ce6">
            <text:p>1.060</text:p>
          </table:table-cell>
          <table:table-cell office:value-type="float" office:value="6050.5689148479696" table:style-name="ce5">
            <text:p><text:s/>6,051<text:s/></text:p>
          </table:table-cell>
          <table:table-cell office:value-type="float" office:value="1.1626749831142171" table:style-name="ce6">
            <text:p>1.163</text:p>
          </table:table-cell>
          <table:table-cell office:value-type="float" office:value="7034.8451109022699" table:style-name="ce5">
            <text:p><text:s/>7,0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34.8451109022699" table:style-name="ce5">
            <text:p><text:s/>7,035<text:s/></text:p>
          </table:table-cell>
          <table:table-cell office:value-type="float" office:value="1.0531335876164114" table:style-name="ce6">
            <text:p>1.053</text:p>
          </table:table-cell>
          <table:table-cell office:value-type="float" office:value="7408.6316699702793" table:style-name="ce5">
            <text:p><text:s/>7,409<text:s/></text:p>
          </table:table-cell>
          <table:table-cell office:value-type="float" office:value="1.138875918840712" table:style-name="ce6">
            <text:p>1.139</text:p>
          </table:table-cell>
          <table:table-cell office:value-type="float" office:value="8437.5122004898003" table:style-name="ce5">
            <text:p><text:s/>8,4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37.5122004898003" table:style-name="ce5">
            <text:p><text:s/>8,438<text:s/></text:p>
          </table:table-cell>
          <table:table-cell office:value-type="float" office:value="1.1262391580986226" table:style-name="ce6">
            <text:p>1.126</text:p>
          </table:table-cell>
          <table:table-cell office:value-type="float" office:value="9502.6566371264889" table:style-name="ce5">
            <text:p><text:s/>9,503<text:s/></text:p>
          </table:table-cell>
          <table:table-cell office:value-type="float" office:value="1.0268556164718459" table:style-name="ce6">
            <text:p>1.027</text:p>
          </table:table-cell>
          <table:table-cell office:value-type="float" office:value="9757.8563392367996" table:style-name="ce5">
            <text:p><text:s/>9,7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57.8563392367996" table:style-name="ce5">
            <text:p><text:s/>9,758<text:s/></text:p>
          </table:table-cell>
          <table:table-cell office:value-type="float" office:value="1.0459246654009584" table:style-name="ce6">
            <text:p>1.046</text:p>
          </table:table-cell>
          <table:table-cell office:value-type="float" office:value="10205.98262664687" table:style-name="ce5">
            <text:p><text:s/>10,206<text:s/></text:p>
          </table:table-cell>
          <table:table-cell office:value-type="float" office:value="1.065000125560801" table:style-name="ce6">
            <text:p>1.065</text:p>
          </table:table-cell>
          <table:table-cell office:value-type="float" office:value="10869.372778850269" table:style-name="ce5">
            <text:p><text:s/>10,8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869.372778850269" table:style-name="ce5">
            <text:p><text:s/>10,869<text:s/></text:p>
          </table:table-cell>
          <table:table-cell office:value-type="float" office:value="1.0522860562740479" table:style-name="ce6">
            <text:p>1.052</text:p>
          </table:table-cell>
          <table:table-cell office:value-type="float" office:value="11437.68941562884" table:style-name="ce5">
            <text:p><text:s/>11,438<text:s/></text:p>
          </table:table-cell>
          <table:table-cell office:value-type="float" office:value="1.1760910010736296" table:style-name="ce6">
            <text:p>1.176</text:p>
          </table:table-cell>
          <table:table-cell office:value-type="float" office:value="13451.763594796181" table:style-name="ce5">
            <text:p><text:s/>13,4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451.763594796181" table:style-name="ce5">
            <text:p><text:s/>13,452<text:s/></text:p>
          </table:table-cell>
          <table:table-cell office:value-type="float" office:value="1.0156254676683458" table:style-name="ce6">
            <text:p>1.016</text:p>
          </table:table-cell>
          <table:table-cell office:value-type="float" office:value="13661.9536919289" table:style-name="ce5">
            <text:p><text:s/>13,662<text:s/></text:p>
          </table:table-cell>
          <table:table-cell office:value-type="float" office:value="1.0350847801513692" table:style-name="ce6">
            <text:p>1.035</text:p>
          </table:table-cell>
          <table:table-cell office:value-type="float" office:value="14141.28033364841" table:style-name="ce5">
            <text:p><text:s/>14,1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41.28033364841" table:style-name="ce5">
            <text:p><text:s/>14,141<text:s/></text:p>
          </table:table-cell>
          <table:table-cell office:value-type="float" office:value="1.0827806510478413" table:style-name="ce6">
            <text:p>1.083</text:p>
          </table:table-cell>
          <table:table-cell office:value-type="float" office:value="15311.90472631786" table:style-name="ce5">
            <text:p><text:s/>15,312<text:s/></text:p>
          </table:table-cell>
          <table:table-cell office:value-type="float" office:value="0.98848871658685566" table:style-name="ce6">
            <text:p>0.988</text:p>
          </table:table-cell>
          <table:table-cell office:value-type="float" office:value="15135.645051418151" table:style-name="ce5">
            <text:p><text:s/>15,1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35.645051418151" table:style-name="ce5">
            <text:p><text:s/>15,136<text:s/></text:p>
          </table:table-cell>
          <table:table-cell office:value-type="float" office:value="1.0261303508082804" table:style-name="ce6">
            <text:p>1.026</text:p>
          </table:table-cell>
          <table:table-cell office:value-type="float" office:value="15531.14476632132" table:style-name="ce5">
            <text:p><text:s/>15,531<text:s/></text:p>
          </table:table-cell>
          <table:table-cell office:value-type="float" office:value="1.1532390675775392" table:style-name="ce6">
            <text:p>1.153</text:p>
          </table:table-cell>
          <table:table-cell office:value-type="float" office:value="17911.122908724177" table:style-name="ce5">
            <text:p><text:s/>17,9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04.2935083778002" table:style-name="ce5">
            <text:p><text:s/>3,70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04.2935083778002" table:style-name="ce5">
            <text:p><text:s/>3,704<text:s/></text:p>
          </table:table-cell>
          <table:table-cell office:value-type="float" office:value="1.1747892612835757" table:style-name="ce6">
            <text:p>1.175</text:p>
          </table:table-cell>
          <table:table-cell office:value-type="float" office:value="4351.7642342847003" table:style-name="ce5">
            <text:p><text:s/>4,352<text:s/></text:p>
          </table:table-cell>
          <table:table-cell office:value-type="float" office:value="1.2877092425317933" table:style-name="ce6">
            <text:p>1.288</text:p>
          </table:table-cell>
          <table:table-cell office:value-type="float" office:value="5603.8070258077014" table:style-name="ce5">
            <text:p><text:s/>5,6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603.8070258077014" table:style-name="ce5">
            <text:p><text:s/>5,604<text:s/></text:p>
          </table:table-cell>
          <table:table-cell office:value-type="float" office:value="0.8427541796475061" table:style-name="ce6">
            <text:p>0.843</text:p>
          </table:table-cell>
          <table:table-cell office:value-type="float" office:value="4722.6317929375" table:style-name="ce5">
            <text:p><text:s/>4,723<text:s/></text:p>
          </table:table-cell>
          <table:table-cell office:value-type="float" office:value="1.0436006475747122" table:style-name="ce6">
            <text:p>1.044</text:p>
          </table:table-cell>
          <table:table-cell office:value-type="float" office:value="4928.5415973664985" table:style-name="ce5">
            <text:p><text:s/>4,9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28.5415973664985" table:style-name="ce5">
            <text:p><text:s/>4,929<text:s/></text:p>
          </table:table-cell>
          <table:table-cell office:value-type="float" office:value="0.97744753867227352" table:style-name="ce6">
            <text:p>0.977</text:p>
          </table:table-cell>
          <table:table-cell office:value-type="float" office:value="4817.3908535897999" table:style-name="ce5">
            <text:p><text:s/>4,817<text:s/></text:p>
          </table:table-cell>
          <table:table-cell office:value-type="float" office:value="0.7250566215221651" table:style-name="ce6">
            <text:p>0.725</text:p>
          </table:table-cell>
          <table:table-cell office:value-type="float" office:value="3492.8811368555994" table:style-name="ce5">
            <text:p><text:s/>3,4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92.8811368555994" table:style-name="ce5">
            <text:p><text:s/>3,493<text:s/></text:p>
          </table:table-cell>
          <table:table-cell office:value-type="float" office:value="1.0700146022717665" table:style-name="ce6">
            <text:p>1.070</text:p>
          </table:table-cell>
          <table:table-cell office:value-type="float" office:value="3737.4338204350997" table:style-name="ce5">
            <text:p><text:s/>3,737<text:s/></text:p>
          </table:table-cell>
          <table:table-cell office:value-type="float" office:value="0.96712904298845948" table:style-name="ce6">
            <text:p>0.967</text:p>
          </table:table-cell>
          <table:table-cell office:value-type="float" office:value="3614.5807939901001" table:style-name="ce5">
            <text:p><text:s/>3,6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14.5807939901001" table:style-name="ce5">
            <text:p><text:s/>3,615<text:s/></text:p>
          </table:table-cell>
          <table:table-cell office:value-type="float" office:value="0.97003291366074873" table:style-name="ce6">
            <text:p>0.970</text:p>
          </table:table-cell>
          <table:table-cell office:value-type="float" office:value="3506.2623392563992" table:style-name="ce5">
            <text:p><text:s/>3,506<text:s/></text:p>
          </table:table-cell>
          <table:table-cell office:value-type="float" office:value="1.2230162051615441" table:style-name="ce6">
            <text:p>1.223</text:p>
          </table:table-cell>
          <table:table-cell office:value-type="float" office:value="4288.2156604581996" table:style-name="ce5">
            <text:p><text:s/>4,2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88.2156604581996" table:style-name="ce5">
            <text:p><text:s/>4,288<text:s/></text:p>
          </table:table-cell>
          <table:table-cell office:value-type="float" office:value="1.0184209640683883" table:style-name="ce6">
            <text:p>1.018</text:p>
          </table:table-cell>
          <table:table-cell office:value-type="float" office:value="4367.208727057" table:style-name="ce5">
            <text:p><text:s/>4,367<text:s/></text:p>
          </table:table-cell>
          <table:table-cell office:value-type="float" office:value="1.3616318317721861" table:style-name="ce6">
            <text:p>1.362</text:p>
          </table:table-cell>
          <table:table-cell office:value-type="float" office:value="5946.5304187540996" table:style-name="ce5">
            <text:p><text:s/>5,9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46.5304187540996" table:style-name="ce5">
            <text:p><text:s/>5,947<text:s/></text:p>
          </table:table-cell>
          <table:table-cell office:value-type="float" office:value="0.88558117753386456" table:style-name="ce6">
            <text:p>0.886</text:p>
          </table:table-cell>
          <table:table-cell office:value-type="float" office:value="5266.1354104811999" table:style-name="ce5">
            <text:p><text:s/>5,266<text:s/></text:p>
          </table:table-cell>
          <table:table-cell office:value-type="float" office:value="1.133393893981566" table:style-name="ce6">
            <text:p>1.133</text:p>
          </table:table-cell>
          <table:table-cell office:value-type="float" office:value="5968.6057191195005" table:style-name="ce5">
            <text:p><text:s/>5,9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68.6057191195005" table:style-name="ce5">
            <text:p><text:s/>5,969<text:s/></text:p>
          </table:table-cell>
          <table:table-cell office:value-type="float" office:value="1.2472698172175496" table:style-name="ce6">
            <text:p>1.247</text:p>
          </table:table-cell>
          <table:table-cell office:value-type="float" office:value="7444.4617643297997" table:style-name="ce5">
            <text:p><text:s/>7,444<text:s/></text:p>
          </table:table-cell>
          <table:table-cell office:value-type="float" office:value="0.96066210714145372" table:style-name="ce6">
            <text:p>0.961</text:p>
          </table:table-cell>
          <table:table-cell office:value-type="float" office:value="7151.61232505505" table:style-name="ce5">
            <text:p><text:s/>7,1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51.61232505505" table:style-name="ce5">
            <text:p><text:s/>7,152<text:s/></text:p>
          </table:table-cell>
          <table:table-cell office:value-type="float" office:value="0.93121608794820221" table:style-name="ce6">
            <text:p>0.931</text:p>
          </table:table-cell>
          <table:table-cell office:value-type="float" office:value="6659.6964518599098" table:style-name="ce5">
            <text:p><text:s/>6,660<text:s/></text:p>
          </table:table-cell>
          <table:table-cell office:value-type="float" office:value="1.272614145390714" table:style-name="ce6">
            <text:p>1.273</text:p>
          </table:table-cell>
          <table:table-cell office:value-type="float" office:value="8475.2239086452701" table:style-name="ce5">
            <text:p><text:s/>8,4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75.2239086452701" table:style-name="ce5">
            <text:p><text:s/>8,475<text:s/></text:p>
          </table:table-cell>
          <table:table-cell office:value-type="float" office:value="1.0810986659779842" table:style-name="ce6">
            <text:p>1.081</text:p>
          </table:table-cell>
          <table:table-cell office:value-type="float" office:value="9162.5532615011198" table:style-name="ce5">
            <text:p><text:s/>9,163<text:s/></text:p>
          </table:table-cell>
          <table:table-cell office:value-type="float" office:value="1.0556476296846911" table:style-name="ce6">
            <text:p>1.056</text:p>
          </table:table-cell>
          <table:table-cell office:value-type="float" office:value="9672.4276323633912" table:style-name="ce5">
            <text:p><text:s/>9,6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672.4276323633912" table:style-name="ce5">
            <text:p><text:s/>9,672<text:s/></text:p>
          </table:table-cell>
          <table:table-cell office:value-type="float" office:value="1.1425006926453825" table:style-name="ce6">
            <text:p>1.143</text:p>
          </table:table-cell>
          <table:table-cell office:value-type="float" office:value="11050.755269537513" table:style-name="ce5">
            <text:p><text:s/>11,051<text:s/></text:p>
          </table:table-cell>
          <table:table-cell office:value-type="float" office:value="0.98165370202981905" table:style-name="ce6">
            <text:p>0.982</text:p>
          </table:table-cell>
          <table:table-cell office:value-type="float" office:value="10848.01482056703" table:style-name="ce5">
            <text:p><text:s/>10,8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848.01482056703" table:style-name="ce5">
            <text:p><text:s/>10,848<text:s/></text:p>
          </table:table-cell>
          <table:table-cell office:value-type="float" office:value="1.0609063857509355" table:style-name="ce6">
            <text:p>1.061</text:p>
          </table:table-cell>
          <table:table-cell office:value-type="float" office:value="11508.728195860351" table:style-name="ce5">
            <text:p><text:s/>11,509<text:s/></text:p>
          </table:table-cell>
          <table:table-cell office:value-type="float" office:value="1.0596533895362916" table:style-name="ce6">
            <text:p>1.060</text:p>
          </table:table-cell>
          <table:table-cell office:value-type="float" office:value="12195.262841995313" table:style-name="ce5">
            <text:p><text:s/>12,1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95.262841995313" table:style-name="ce5">
            <text:p><text:s/>12,195<text:s/></text:p>
          </table:table-cell>
          <table:table-cell office:value-type="float" office:value="1.1007897656913816" table:style-name="ce6">
            <text:p>1.101</text:p>
          </table:table-cell>
          <table:table-cell office:value-type="float" office:value="13424.420526384833" table:style-name="ce5">
            <text:p><text:s/>13,424<text:s/></text:p>
          </table:table-cell>
          <table:table-cell office:value-type="float" office:value="1.0164061660942967" table:style-name="ce6">
            <text:p>1.016</text:p>
          </table:table-cell>
          <table:table-cell office:value-type="float" office:value="13644.663799260388" table:style-name="ce5">
            <text:p><text:s/>13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644.663799260388" table:style-name="ce5">
            <text:p><text:s/>13,645<text:s/></text:p>
          </table:table-cell>
          <table:table-cell office:value-type="float" office:value="0.9171501554567425" table:style-name="ce6">
            <text:p>0.917</text:p>
          </table:table-cell>
          <table:table-cell office:value-type="float" office:value="12514.20552464665" table:style-name="ce5">
            <text:p><text:s/>12,514<text:s/></text:p>
          </table:table-cell>
          <table:table-cell office:value-type="float" office:value="1.2722297961977231" table:style-name="ce6">
            <text:p>1.272</text:p>
          </table:table-cell>
          <table:table-cell office:value-type="float" office:value="15920.945144197629" table:style-name="ce5">
            <text:p><text:s/>15,9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920.945144197629" table:style-name="ce5">
            <text:p><text:s/>15,921<text:s/></text:p>
          </table:table-cell>
          <table:table-cell office:value-type="float" office:value="1.2498398035417375" table:style-name="ce6">
            <text:p>1.250</text:p>
          </table:table-cell>
          <table:table-cell office:value-type="float" office:value="19898.630951222745" table:style-name="ce5">
            <text:p><text:s/>19,899<text:s/></text:p>
          </table:table-cell>
          <table:table-cell office:value-type="float" office:value="0.76384547260569724" table:style-name="ce6">
            <text:p>0.764</text:p>
          </table:table-cell>
          <table:table-cell office:value-type="float" office:value="15199.479163143091" table:style-name="ce5">
            <text:p><text:s/>15,1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99.479163143091" table:style-name="ce5">
            <text:p><text:s/>15,199<text:s/></text:p>
          </table:table-cell>
          <table:table-cell office:value-type="float" office:value="1.0169968753571084" table:style-name="ce6">
            <text:p>1.017</text:p>
          </table:table-cell>
          <table:table-cell office:value-type="float" office:value="15457.822815972" table:style-name="ce5">
            <text:p><text:s/>15,458<text:s/></text:p>
          </table:table-cell>
          <table:table-cell office:value-type="float" office:value="1.1836372145257337" table:style-name="ce6">
            <text:p>1.184</text:p>
          </table:table-cell>
          <table:table-cell office:value-type="float" office:value="18296.454340529432" table:style-name="ce5">
            <text:p><text:s/>18,2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3.71029972183001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3.71029972183001" table:style-name="ce5">
            <text:p><text:s/>144<text:s/></text:p>
          </table:table-cell>
          <table:table-cell office:value-type="float" office:value="1.0851133536736475" table:style-name="ce6">
            <text:p>1.085</text:p>
          </table:table-cell>
          <table:table-cell office:value-type="float" office:value="155.94196528859999" table:style-name="ce5">
            <text:p><text:s/>156<text:s/></text:p>
          </table:table-cell>
          <table:table-cell office:value-type="float" office:value="1.4578786657576503" table:style-name="ce6">
            <text:p>1.458</text:p>
          </table:table-cell>
          <table:table-cell office:value-type="float" office:value="227.34446429056999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7.34446429056999" table:style-name="ce5">
            <text:p><text:s/>227<text:s/></text:p>
          </table:table-cell>
          <table:table-cell office:value-type="float" office:value="1.0453588387733079" table:style-name="ce6">
            <text:p>1.045</text:p>
          </table:table-cell>
          <table:table-cell office:value-type="float" office:value="237.65654519233001" table:style-name="ce5">
            <text:p><text:s/>238<text:s/></text:p>
          </table:table-cell>
          <table:table-cell office:value-type="float" office:value="0.80059472694998401" table:style-name="ce6">
            <text:p>0.801</text:p>
          </table:table-cell>
          <table:table-cell office:value-type="float" office:value="190.26657690612998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0.26657690612998" table:style-name="ce5">
            <text:p><text:s/>190<text:s/></text:p>
          </table:table-cell>
          <table:table-cell office:value-type="float" office:value="1.3508893768456138" table:style-name="ce6">
            <text:p>1.351</text:p>
          </table:table-cell>
          <table:table-cell office:value-type="float" office:value="257.02909751126998" table:style-name="ce5">
            <text:p><text:s/>257<text:s/></text:p>
          </table:table-cell>
          <table:table-cell office:value-type="float" office:value="0.90425802550039702" table:style-name="ce6">
            <text:p>0.904</text:p>
          </table:table-cell>
          <table:table-cell office:value-type="float" office:value="232.42062421169001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2.42062421169001" table:style-name="ce5">
            <text:p><text:s/>232<text:s/></text:p>
          </table:table-cell>
          <table:table-cell office:value-type="float" office:value="1.3618285108718859" table:style-name="ce6">
            <text:p>1.362</text:p>
          </table:table-cell>
          <table:table-cell office:value-type="float" office:value="316.51703256612001" table:style-name="ce5">
            <text:p><text:s/>317<text:s/></text:p>
          </table:table-cell>
          <table:table-cell office:value-type="float" office:value="0.81036910438065723" table:style-name="ce6">
            <text:p>0.810</text:p>
          </table:table-cell>
          <table:table-cell office:value-type="float" office:value="256.49562420183003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6.49562420183003" table:style-name="ce5">
            <text:p><text:s/>256<text:s/></text:p>
          </table:table-cell>
          <table:table-cell office:value-type="float" office:value="0.93302507791192391" table:style-name="ce6">
            <text:p>0.933</text:p>
          </table:table-cell>
          <table:table-cell office:value-type="float" office:value="239.31684975497998" table:style-name="ce5">
            <text:p><text:s/>239<text:s/></text:p>
          </table:table-cell>
          <table:table-cell office:value-type="float" office:value="1.5707976850265948" table:style-name="ce6">
            <text:p>1.571</text:p>
          </table:table-cell>
          <table:table-cell office:value-type="float" office:value="375.91835358297999" table:style-name="ce5">
            <text:p><text:s/>3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5.91835358297999" table:style-name="ce5">
            <text:p><text:s/>376<text:s/></text:p>
          </table:table-cell>
          <table:table-cell office:value-type="float" office:value="1.039637892176049" table:style-name="ce6">
            <text:p>1.040</text:p>
          </table:table-cell>
          <table:table-cell office:value-type="float" office:value="390.81896474929999" table:style-name="ce5">
            <text:p><text:s/>391<text:s/></text:p>
          </table:table-cell>
          <table:table-cell office:value-type="float" office:value="2.0656884194611389" table:style-name="ce6">
            <text:p>2.066</text:p>
          </table:table-cell>
          <table:table-cell office:value-type="float" office:value="807.31020958841998" table:style-name="ce5">
            <text:p><text:s/>8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07.31020958841998" table:style-name="ce5">
            <text:p><text:s/>807<text:s/></text:p>
          </table:table-cell>
          <table:table-cell office:value-type="float" office:value="0.98407868718446778" table:style-name="ce6">
            <text:p>0.984</text:p>
          </table:table-cell>
          <table:table-cell office:value-type="float" office:value="794.45677120238997" table:style-name="ce5">
            <text:p><text:s/>794<text:s/></text:p>
          </table:table-cell>
          <table:table-cell office:value-type="float" office:value="0.55046555748783632" table:style-name="ce6">
            <text:p>0.550</text:p>
          </table:table-cell>
          <table:table-cell office:value-type="float" office:value="437.32108945990996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7.32108945990996" table:style-name="ce5">
            <text:p><text:s/>437<text:s/></text:p>
          </table:table-cell>
          <table:table-cell office:value-type="float" office:value="1.0082049454810227" table:style-name="ce6">
            <text:p>1.008</text:p>
          </table:table-cell>
          <table:table-cell office:value-type="float" office:value="440.90928515663001" table:style-name="ce5">
            <text:p><text:s/>441<text:s/></text:p>
          </table:table-cell>
          <table:table-cell office:value-type="float" office:value="1.6961851508025205" table:style-name="ce6">
            <text:p>1.696</text:p>
          </table:table-cell>
          <table:table-cell office:value-type="float" office:value="747.86378233362996" table:style-name="ce5">
            <text:p><text:s/>7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7.86378233362996" table:style-name="ce5">
            <text:p><text:s/>748<text:s/></text:p>
          </table:table-cell>
          <table:table-cell office:value-type="float" office:value="1.0876948976905161" table:style-name="ce6">
            <text:p>1.088</text:p>
          </table:table-cell>
          <table:table-cell office:value-type="float" office:value="813.44762021181998" table:style-name="ce5">
            <text:p><text:s/>813<text:s/></text:p>
          </table:table-cell>
          <table:table-cell office:value-type="float" office:value="1.1358154747286882" table:style-name="ce6">
            <text:p>1.136</text:p>
          </table:table-cell>
          <table:table-cell office:value-type="float" office:value="923.92639491780994" table:style-name="ce5">
            <text:p><text:s/>9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23.92639491780994" table:style-name="ce5">
            <text:p><text:s/>924<text:s/></text:p>
          </table:table-cell>
          <table:table-cell office:value-type="float" office:value="1.3732925506265692" table:style-name="ce6">
            <text:p>1.373</text:p>
          </table:table-cell>
          <table:table-cell office:value-type="float" office:value="1268.8212354678901" table:style-name="ce5">
            <text:p><text:s/>1,269<text:s/></text:p>
          </table:table-cell>
          <table:table-cell office:value-type="float" office:value="0.79627385079313506" table:style-name="ce6">
            <text:p>0.796</text:p>
          </table:table-cell>
          <table:table-cell office:value-type="float" office:value="1010.32917113412" table:style-name="ce5">
            <text:p><text:s/>1,0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10.32917113412" table:style-name="ce5">
            <text:p><text:s/>1,010<text:s/></text:p>
          </table:table-cell>
          <table:table-cell office:value-type="float" office:value="1.2636160370309093" table:style-name="ce6">
            <text:p>1.264</text:p>
          </table:table-cell>
          <table:table-cell office:value-type="float" office:value="1276.6681433252202" table:style-name="ce5">
            <text:p><text:s/>1,277<text:s/></text:p>
          </table:table-cell>
          <table:table-cell office:value-type="float" office:value="1.0318220774972222" table:style-name="ce6">
            <text:p>1.032</text:p>
          </table:table-cell>
          <table:table-cell office:value-type="float" office:value="1317.2943759203501" table:style-name="ce5">
            <text:p><text:s/>1,3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7.2943759203501" table:style-name="ce5">
            <text:p><text:s/>1,317<text:s/></text:p>
          </table:table-cell>
          <table:table-cell office:value-type="float" office:value="0.99191670663770148" table:style-name="ce6">
            <text:p>0.992</text:p>
          </table:table-cell>
          <table:table-cell office:value-type="float" office:value="1306.64629903528" table:style-name="ce5">
            <text:p><text:s/>1,307<text:s/></text:p>
          </table:table-cell>
          <table:table-cell office:value-type="float" office:value="1.2760356696375423" table:style-name="ce6">
            <text:p>1.276</text:p>
          </table:table-cell>
          <table:table-cell office:value-type="float" office:value="1667.3272851689001" table:style-name="ce5">
            <text:p><text:s/>1,6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67.3272851689001" table:style-name="ce5">
            <text:p><text:s/>1,667<text:s/></text:p>
          </table:table-cell>
          <table:table-cell office:value-type="float" office:value="0.91786119090447993" table:style-name="ce6">
            <text:p>0.918</text:p>
          </table:table-cell>
          <table:table-cell office:value-type="float" office:value="1530.37500759266" table:style-name="ce5">
            <text:p><text:s/>1,530<text:s/></text:p>
          </table:table-cell>
          <table:table-cell office:value-type="float" office:value="0.70065889588415597" table:style-name="ce6">
            <text:p>0.701</text:p>
          </table:table-cell>
          <table:table-cell office:value-type="float" office:value="1072.27086310858" table:style-name="ce5">
            <text:p><text:s/>1,0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72.27086310858" table:style-name="ce5">
            <text:p><text:s/>1,072<text:s/></text:p>
          </table:table-cell>
          <table:table-cell office:value-type="float" office:value="0.89714052453045956" table:style-name="ce6">
            <text:p>0.897</text:p>
          </table:table-cell>
          <table:table-cell office:value-type="float" office:value="961.97764456796006" table:style-name="ce5">
            <text:p><text:s/>962<text:s/></text:p>
          </table:table-cell>
          <table:table-cell office:value-type="float" office:value="0.87274509247446264" table:style-name="ce6">
            <text:p>0.873</text:p>
          </table:table-cell>
          <table:table-cell office:value-type="float" office:value="839.56126836682995" table:style-name="ce5">
            <text:p><text:s/>8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9.56126836682995" table:style-name="ce5">
            <text:p><text:s/>840<text:s/></text:p>
          </table:table-cell>
          <table:table-cell office:value-type="float" office:value="1.0225287847831801" table:style-name="ce6">
            <text:p>1.023</text:p>
          </table:table-cell>
          <table:table-cell office:value-type="float" office:value="858.47556349416004" table:style-name="ce5">
            <text:p><text:s/>858<text:s/></text:p>
          </table:table-cell>
          <table:table-cell office:value-type="float" office:value="1.1256452717386332" table:style-name="ce6">
            <text:p>1.126</text:p>
          </table:table-cell>
          <table:table-cell office:value-type="float" office:value="966.33895895035994" table:style-name="ce5">
            <text:p><text:s/>9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6.33895895035994" table:style-name="ce5">
            <text:p><text:s/>966<text:s/></text:p>
          </table:table-cell>
          <table:table-cell office:value-type="float" office:value="0.98777378301256413" table:style-name="ce6">
            <text:p>0.988</text:p>
          </table:table-cell>
          <table:table-cell office:value-type="float" office:value="954.52428915481994" table:style-name="ce5">
            <text:p><text:s/>955<text:s/></text:p>
          </table:table-cell>
          <table:table-cell office:value-type="float" office:value="1.3843216371921674" table:style-name="ce6">
            <text:p>1.384</text:p>
          </table:table-cell>
          <table:table-cell office:value-type="float" office:value="1321.36862670249" table:style-name="ce5">
            <text:p><text:s/>1,3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3.525779930840002" table:style-name="ce5">
            <text:p><text:s/>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3.525779930840002" table:style-name="ce5">
            <text:p><text:s/>94<text:s/></text:p>
          </table:table-cell>
          <table:table-cell office:value-type="float" office:value="1.0789887938935432" table:style-name="ce6">
            <text:p>1.079</text:p>
          </table:table-cell>
          <table:table-cell office:value-type="float" office:value="100.91326848553" table:style-name="ce5">
            <text:p><text:s/>101<text:s/></text:p>
          </table:table-cell>
          <table:table-cell office:value-type="float" office:value="1.7563344191934895" table:style-name="ce6">
            <text:p>1.756</text:p>
          </table:table-cell>
          <table:table-cell office:value-type="float" office:value="177.23744679445002" table:style-name="ce5">
            <text:p><text:s/>1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7.23744679445002" table:style-name="ce5">
            <text:p><text:s/>177<text:s/></text:p>
          </table:table-cell>
          <table:table-cell office:value-type="float" office:value="1.0544650367113744" table:style-name="ce6">
            <text:p>1.054</text:p>
          </table:table-cell>
          <table:table-cell office:value-type="float" office:value="186.89069084074001" table:style-name="ce5">
            <text:p><text:s/>187<text:s/></text:p>
          </table:table-cell>
          <table:table-cell office:value-type="float" office:value="0.86100193697209448" table:style-name="ce6">
            <text:p>0.861</text:p>
          </table:table-cell>
          <table:table-cell office:value-type="float" office:value="160.91324681592999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.91324681592999" table:style-name="ce5">
            <text:p><text:s/>161<text:s/></text:p>
          </table:table-cell>
          <table:table-cell office:value-type="float" office:value="1.3709782646120239" table:style-name="ce6">
            <text:p>1.371</text:p>
          </table:table-cell>
          <table:table-cell office:value-type="float" office:value="220.60856387279" table:style-name="ce5">
            <text:p><text:s/>221<text:s/></text:p>
          </table:table-cell>
          <table:table-cell office:value-type="float" office:value="0.73047620778844224" table:style-name="ce6">
            <text:p>0.730</text:p>
          </table:table-cell>
          <table:table-cell office:value-type="float" office:value="161.14930714344999" table:style-name="ce5">
            <text:p><text:s/>1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1.14930714344999" table:style-name="ce5">
            <text:p><text:s/>161<text:s/></text:p>
          </table:table-cell>
          <table:table-cell office:value-type="float" office:value="1.3477145787222675" table:style-name="ce6">
            <text:p>1.348</text:p>
          </table:table-cell>
          <table:table-cell office:value-type="float" office:value="217.18327058822001" table:style-name="ce5">
            <text:p><text:s/>217<text:s/></text:p>
          </table:table-cell>
          <table:table-cell office:value-type="float" office:value="0.69029043951777391" table:style-name="ce6">
            <text:p>0.690</text:p>
          </table:table-cell>
          <table:table-cell office:value-type="float" office:value="149.91953531025001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.91953531025001" table:style-name="ce5">
            <text:p><text:s/>150<text:s/></text:p>
          </table:table-cell>
          <table:table-cell office:value-type="float" office:value="0.9112092798527377" table:style-name="ce6">
            <text:p>0.911</text:p>
          </table:table-cell>
          <table:table-cell office:value-type="float" office:value="136.60807180590999" table:style-name="ce5">
            <text:p><text:s/>137<text:s/></text:p>
          </table:table-cell>
          <table:table-cell office:value-type="float" office:value="2.2309907931057178" table:style-name="ce6">
            <text:p>2.231</text:p>
          </table:table-cell>
          <table:table-cell office:value-type="float" office:value="304.77135046290999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4.77135046290999" table:style-name="ce5">
            <text:p><text:s/>305<text:s/></text:p>
          </table:table-cell>
          <table:table-cell office:value-type="float" office:value="1.0382843676155182" table:style-name="ce6">
            <text:p>1.038</text:p>
          </table:table-cell>
          <table:table-cell office:value-type="float" office:value="316.43932888270996" table:style-name="ce5">
            <text:p><text:s/>316<text:s/></text:p>
          </table:table-cell>
          <table:table-cell office:value-type="float" office:value="1.6857400448746385" table:style-name="ce6">
            <text:p>1.686</text:p>
          </table:table-cell>
          <table:table-cell office:value-type="float" office:value="533.43444847083992" table:style-name="ce5">
            <text:p><text:s/>5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3.43444847083992" table:style-name="ce5">
            <text:p><text:s/>533<text:s/></text:p>
          </table:table-cell>
          <table:table-cell office:value-type="float" office:value="0.9996541354826467" table:style-name="ce6">
            <text:p>1.000</text:p>
          </table:table-cell>
          <table:table-cell office:value-type="float" office:value="533.24995242277998" table:style-name="ce5">
            <text:p><text:s/>533<text:s/></text:p>
          </table:table-cell>
          <table:table-cell office:value-type="float" office:value="0.63342097533443809" table:style-name="ce6">
            <text:p>0.633</text:p>
          </table:table-cell>
          <table:table-cell office:value-type="float" office:value="337.77170496067998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7.77170496067998" table:style-name="ce5">
            <text:p><text:s/>338<text:s/></text:p>
          </table:table-cell>
          <table:table-cell office:value-type="float" office:value="0.98141559269293821" table:style-name="ce6">
            <text:p>0.981</text:p>
          </table:table-cell>
          <table:table-cell office:value-type="float" office:value="331.49441801889003" table:style-name="ce5">
            <text:p><text:s/>331<text:s/></text:p>
          </table:table-cell>
          <table:table-cell office:value-type="float" office:value="0.98906726151321345" table:style-name="ce6">
            <text:p>0.989</text:p>
          </table:table-cell>
          <table:table-cell office:value-type="float" office:value="327.87027623685998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7.87027623685998" table:style-name="ce5">
            <text:p><text:s/>328<text:s/></text:p>
          </table:table-cell>
          <table:table-cell office:value-type="float" office:value="1.0891818763735277" table:style-name="ce6">
            <text:p>1.089</text:p>
          </table:table-cell>
          <table:table-cell office:value-type="float" office:value="357.11036267877" table:style-name="ce5">
            <text:p><text:s/>357<text:s/></text:p>
          </table:table-cell>
          <table:table-cell office:value-type="float" office:value="1.4117414005671229" table:style-name="ce6">
            <text:p>1.412</text:p>
          </table:table-cell>
          <table:table-cell office:value-type="float" office:value="504.14748356515997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4.14748356515997" table:style-name="ce5">
            <text:p><text:s/>504<text:s/></text:p>
          </table:table-cell>
          <table:table-cell office:value-type="float" office:value="1.4058388887157176" table:style-name="ce6">
            <text:p>1.406</text:p>
          </table:table-cell>
          <table:table-cell office:value-type="float" office:value="708.75013804407001" table:style-name="ce5">
            <text:p><text:s/>709<text:s/></text:p>
          </table:table-cell>
          <table:table-cell office:value-type="float" office:value="0.57498152992664464" table:style-name="ce6">
            <text:p>0.575</text:p>
          </table:table-cell>
          <table:table-cell office:value-type="float" office:value="407.51823870829998" table:style-name="ce5">
            <text:p><text:s/>4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7.51823870829998" table:style-name="ce5">
            <text:p><text:s/>408<text:s/></text:p>
          </table:table-cell>
          <table:table-cell office:value-type="float" office:value="1.2851741590246106" table:style-name="ce6">
            <text:p>1.285</text:p>
          </table:table-cell>
          <table:table-cell office:value-type="float" office:value="523.73190971912993" table:style-name="ce5">
            <text:p><text:s/>524<text:s/></text:p>
          </table:table-cell>
          <table:table-cell office:value-type="float" office:value="1.3303549888574993" table:style-name="ce6">
            <text:p>1.330</text:p>
          </table:table-cell>
          <table:table-cell office:value-type="float" office:value="696.74935891870996" table:style-name="ce5">
            <text:p><text:s/>6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6.74935891870996" table:style-name="ce5">
            <text:p><text:s/>697<text:s/></text:p>
          </table:table-cell>
          <table:table-cell office:value-type="float" office:value="0.98677902406066698" table:style-name="ce6">
            <text:p>0.987</text:p>
          </table:table-cell>
          <table:table-cell office:value-type="float" office:value="687.53765240869996" table:style-name="ce5">
            <text:p><text:s/>688<text:s/></text:p>
          </table:table-cell>
          <table:table-cell office:value-type="float" office:value="1.2064403844554215" table:style-name="ce6">
            <text:p>1.206</text:p>
          </table:table-cell>
          <table:table-cell office:value-type="float" office:value="829.47318969953005" table:style-name="ce5">
            <text:p><text:s/>8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29.47318969953005" table:style-name="ce5">
            <text:p><text:s/>829<text:s/></text:p>
          </table:table-cell>
          <table:table-cell office:value-type="float" office:value="0.90408809154744507" table:style-name="ce6">
            <text:p>0.904</text:p>
          </table:table-cell>
          <table:table-cell office:value-type="float" office:value="749.91683306521998" table:style-name="ce5">
            <text:p><text:s/>750<text:s/></text:p>
          </table:table-cell>
          <table:table-cell office:value-type="float" office:value="0.83955524303316209" table:style-name="ce6">
            <text:p>0.840</text:p>
          </table:table-cell>
          <table:table-cell office:value-type="float" office:value="629.59660903872998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9.59660903872998" table:style-name="ce5">
            <text:p><text:s/>630<text:s/></text:p>
          </table:table-cell>
          <table:table-cell office:value-type="float" office:value="0.93110835264526992" table:style-name="ce6">
            <text:p>0.931</text:p>
          </table:table-cell>
          <table:table-cell office:value-type="float" office:value="586.22266147309995" table:style-name="ce5">
            <text:p><text:s/>586<text:s/></text:p>
          </table:table-cell>
          <table:table-cell office:value-type="float" office:value="1.1157315106350136" table:style-name="ce6">
            <text:p>1.116</text:p>
          </table:table-cell>
          <table:table-cell office:value-type="float" office:value="654.06709565385995" table:style-name="ce5">
            <text:p><text:s/>6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4.06709565385995" table:style-name="ce5">
            <text:p><text:s/>654<text:s/></text:p>
          </table:table-cell>
          <table:table-cell office:value-type="float" office:value="1.0161191068030113" table:style-name="ce6">
            <text:p>1.016</text:p>
          </table:table-cell>
          <table:table-cell office:value-type="float" office:value="664.61007302504004" table:style-name="ce5">
            <text:p><text:s/>665<text:s/></text:p>
          </table:table-cell>
          <table:table-cell office:value-type="float" office:value="0.84052037597846252" table:style-name="ce6">
            <text:p>0.841</text:p>
          </table:table-cell>
          <table:table-cell office:value-type="float" office:value="558.61830845808004" table:style-name="ce5">
            <text:p><text:s/>5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8.61830845808004" table:style-name="ce5">
            <text:p><text:s/>559<text:s/></text:p>
          </table:table-cell>
          <table:table-cell office:value-type="float" office:value="1.0056552126497069" table:style-name="ce6">
            <text:p>1.006</text:p>
          </table:table-cell>
          <table:table-cell office:value-type="float" office:value="561.77741378243002" table:style-name="ce5">
            <text:p><text:s/>562<text:s/></text:p>
          </table:table-cell>
          <table:table-cell office:value-type="float" office:value="1.631617371247255" table:style-name="ce6">
            <text:p>1.632</text:p>
          </table:table-cell>
          <table:table-cell office:value-type="float" office:value="916.60578710177003" table:style-name="ce5">
            <text:p><text:s/>9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.184519790990009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.184519790990009" table:style-name="ce5">
            <text:p><text:s/>50<text:s/></text:p>
          </table:table-cell>
          <table:table-cell office:value-type="float" office:value="1.0965273162372611" table:style-name="ce6">
            <text:p>1.097</text:p>
          </table:table-cell>
          <table:table-cell office:value-type="float" office:value="55.028696803069991" table:style-name="ce5">
            <text:p><text:s/>55<text:s/></text:p>
          </table:table-cell>
          <table:table-cell office:value-type="float" office:value="0.91056158708313362" table:style-name="ce6">
            <text:p>0.911</text:p>
          </table:table-cell>
          <table:table-cell office:value-type="float" office:value="50.107017496119973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.107017496119973" table:style-name="ce5">
            <text:p><text:s/>50<text:s/></text:p>
          </table:table-cell>
          <table:table-cell office:value-type="float" office:value="1.0131485945161482" table:style-name="ce6">
            <text:p>1.013</text:p>
          </table:table-cell>
          <table:table-cell office:value-type="float" office:value="50.765854351590008" table:style-name="ce5">
            <text:p><text:s/>51<text:s/></text:p>
          </table:table-cell>
          <table:table-cell office:value-type="float" office:value="0.57821010726830446" table:style-name="ce6">
            <text:p>0.578</text:p>
          </table:table-cell>
          <table:table-cell office:value-type="float" office:value="29.353330090199979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.353330090199979" table:style-name="ce5">
            <text:p><text:s/>29<text:s/></text:p>
          </table:table-cell>
          <table:table-cell office:value-type="float" office:value="1.2407632635398833" table:style-name="ce6">
            <text:p>1.241</text:p>
          </table:table-cell>
          <table:table-cell office:value-type="float" office:value="36.420533638479981" table:style-name="ce5">
            <text:p><text:s/>36<text:s/></text:p>
          </table:table-cell>
          <table:table-cell office:value-type="float" office:value="1.9568993078382184" table:style-name="ce6">
            <text:p>1.957</text:p>
          </table:table-cell>
          <table:table-cell office:value-type="float" office:value="71.271317068240023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.271317068240023" table:style-name="ce5">
            <text:p><text:s/>71<text:s/></text:p>
          </table:table-cell>
          <table:table-cell office:value-type="float" office:value="1.3937410737448714" table:style-name="ce6">
            <text:p>1.394</text:p>
          </table:table-cell>
          <table:table-cell office:value-type="float" office:value="99.333761977900025" table:style-name="ce5">
            <text:p><text:s/>99<text:s/></text:p>
          </table:table-cell>
          <table:table-cell office:value-type="float" office:value="1.0729090167277793" table:style-name="ce6">
            <text:p>1.073</text:p>
          </table:table-cell>
          <table:table-cell office:value-type="float" office:value="106.57608889157999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.57608889157999" table:style-name="ce5">
            <text:p><text:s/>107<text:s/></text:p>
          </table:table-cell>
          <table:table-cell office:value-type="float" office:value="0.96371314632830818" table:style-name="ce6">
            <text:p>0.964</text:p>
          </table:table-cell>
          <table:table-cell office:value-type="float" office:value="102.70877794907001" table:style-name="ce5">
            <text:p><text:s/>103<text:s/></text:p>
          </table:table-cell>
          <table:table-cell office:value-type="float" office:value="0.69270615950030578" table:style-name="ce6">
            <text:p>0.693</text:p>
          </table:table-cell>
          <table:table-cell office:value-type="float" office:value="71.147003120069982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.147003120069982" table:style-name="ce5">
            <text:p><text:s/>71<text:s/></text:p>
          </table:table-cell>
          <table:table-cell office:value-type="float" office:value="1.0454359650407838" table:style-name="ce6">
            <text:p>1.045</text:p>
          </table:table-cell>
          <table:table-cell office:value-type="float" office:value="74.379635866590021" table:style-name="ce5">
            <text:p><text:s/>74<text:s/></text:p>
          </table:table-cell>
          <table:table-cell office:value-type="float" office:value="3.6821336636927535" table:style-name="ce6">
            <text:p>3.682</text:p>
          </table:table-cell>
          <table:table-cell office:value-type="float" office:value="273.87576111758005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3.87576111758005" table:style-name="ce5">
            <text:p><text:s/>274<text:s/></text:p>
          </table:table-cell>
          <table:table-cell office:value-type="float" office:value="0.95374200956567656" table:style-name="ce6">
            <text:p>0.954</text:p>
          </table:table-cell>
          <table:table-cell office:value-type="float" office:value="261.20681877960999" table:style-name="ce5">
            <text:p><text:s/>261<text:s/></text:p>
          </table:table-cell>
          <table:table-cell office:value-type="float" office:value="0.38111326865177869" table:style-name="ce6">
            <text:p>0.381</text:p>
          </table:table-cell>
          <table:table-cell office:value-type="float" office:value="99.549384499229973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.549384499229973" table:style-name="ce5">
            <text:p><text:s/>100<text:s/></text:p>
          </table:table-cell>
          <table:table-cell office:value-type="float" office:value="1.0991013926217323" table:style-name="ce6">
            <text:p>1.099</text:p>
          </table:table-cell>
          <table:table-cell office:value-type="float" office:value="109.41486713773996" table:style-name="ce5">
            <text:p><text:s/>109<text:s/></text:p>
          </table:table-cell>
          <table:table-cell office:value-type="float" office:value="3.8385414805471494" table:style-name="ce6">
            <text:p>3.839</text:p>
          </table:table-cell>
          <table:table-cell office:value-type="float" office:value="419.99350609676998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9.99350609676998" table:style-name="ce5">
            <text:p><text:s/>420<text:s/></text:p>
          </table:table-cell>
          <table:table-cell office:value-type="float" office:value="1.08653407947671" table:style-name="ce6">
            <text:p>1.087</text:p>
          </table:table-cell>
          <table:table-cell office:value-type="float" office:value="456.33725753304998" table:style-name="ce5">
            <text:p><text:s/>456<text:s/></text:p>
          </table:table-cell>
          <table:table-cell office:value-type="float" office:value="0.91988743943890605" table:style-name="ce6">
            <text:p>0.920</text:p>
          </table:table-cell>
          <table:table-cell office:value-type="float" office:value="419.77891135264997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9.77891135264997" table:style-name="ce5">
            <text:p><text:s/>420<text:s/></text:p>
          </table:table-cell>
          <table:table-cell office:value-type="float" office:value="1.3342049404509333" table:style-name="ce6">
            <text:p>1.334</text:p>
          </table:table-cell>
          <table:table-cell office:value-type="float" office:value="560.07109742381999" table:style-name="ce5">
            <text:p><text:s/>560<text:s/></text:p>
          </table:table-cell>
          <table:table-cell office:value-type="float" office:value="1.076311445455036" table:style-name="ce6">
            <text:p>1.076</text:p>
          </table:table-cell>
          <table:table-cell office:value-type="float" office:value="602.81093242581994" table:style-name="ce5">
            <text:p><text:s/>6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2.81093242581994" table:style-name="ce5">
            <text:p><text:s/>603<text:s/></text:p>
          </table:table-cell>
          <table:table-cell office:value-type="float" office:value="1.2490421011048005" table:style-name="ce6">
            <text:p>1.249</text:p>
          </table:table-cell>
          <table:table-cell office:value-type="float" office:value="752.93623360609001" table:style-name="ce5">
            <text:p><text:s/>753<text:s/></text:p>
          </table:table-cell>
          <table:table-cell office:value-type="float" office:value="0.8241667611473823" table:style-name="ce6">
            <text:p>0.824</text:p>
          </table:table-cell>
          <table:table-cell office:value-type="float" office:value="620.54501700164008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0.54501700164008" table:style-name="ce5">
            <text:p><text:s/>621<text:s/></text:p>
          </table:table-cell>
          <table:table-cell office:value-type="float" office:value="0.99768530834072222" table:style-name="ce6">
            <text:p>0.998</text:p>
          </table:table-cell>
          <table:table-cell office:value-type="float" office:value="619.10864662658003" table:style-name="ce5">
            <text:p><text:s/>619<text:s/></text:p>
          </table:table-cell>
          <table:table-cell office:value-type="float" office:value="1.3533232010806142" table:style-name="ce6">
            <text:p>1.353</text:p>
          </table:table-cell>
          <table:table-cell office:value-type="float" office:value="837.85409546937001" table:style-name="ce5">
            <text:p><text:s/>8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7.85409546937001" table:style-name="ce5">
            <text:p><text:s/>838<text:s/></text:p>
          </table:table-cell>
          <table:table-cell office:value-type="float" office:value="0.93149652039383235" table:style-name="ce6">
            <text:p>0.931</text:p>
          </table:table-cell>
          <table:table-cell office:value-type="float" office:value="780.45817452743995" table:style-name="ce5">
            <text:p><text:s/>780<text:s/></text:p>
          </table:table-cell>
          <table:table-cell office:value-type="float" office:value="0.56719792106461697" table:style-name="ce6">
            <text:p>0.567</text:p>
          </table:table-cell>
          <table:table-cell office:value-type="float" office:value="442.67425406984995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2.67425406984995" table:style-name="ce5">
            <text:p><text:s/>443<text:s/></text:p>
          </table:table-cell>
          <table:table-cell office:value-type="float" office:value="0.84882953919332604" table:style-name="ce6">
            <text:p>0.849</text:p>
          </table:table-cell>
          <table:table-cell office:value-type="float" office:value="375.75498309486005" table:style-name="ce5">
            <text:p><text:s/>376<text:s/></text:p>
          </table:table-cell>
          <table:table-cell office:value-type="float" office:value="0.49365725288636197" table:style-name="ce6">
            <text:p>0.494</text:p>
          </table:table-cell>
          <table:table-cell office:value-type="float" office:value="185.49417271297003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5.49417271297003" table:style-name="ce5">
            <text:p><text:s/>185<text:s/></text:p>
          </table:table-cell>
          <table:table-cell office:value-type="float" office:value="1.0451298153128703" table:style-name="ce6">
            <text:p>1.045</text:p>
          </table:table-cell>
          <table:table-cell office:value-type="float" office:value="193.86549046912003" table:style-name="ce5">
            <text:p><text:s/>194<text:s/></text:p>
          </table:table-cell>
          <table:table-cell office:value-type="float" office:value="2.1031110256171348" table:style-name="ce6">
            <text:p>2.103</text:p>
          </table:table-cell>
          <table:table-cell office:value-type="float" office:value="407.7206504922799" table:style-name="ce5">
            <text:p><text:s/>4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7.7206504922799" table:style-name="ce5">
            <text:p><text:s/>408<text:s/></text:p>
          </table:table-cell>
          <table:table-cell office:value-type="float" office:value="0.96327442551214737" table:style-name="ce6">
            <text:p>0.963</text:p>
          </table:table-cell>
          <table:table-cell office:value-type="float" office:value="392.74687537238992" table:style-name="ce5">
            <text:p><text:s/>393<text:s/></text:p>
          </table:table-cell>
          <table:table-cell office:value-type="float" office:value="1.0305946781038984" table:style-name="ce6">
            <text:p>1.031</text:p>
          </table:table-cell>
          <table:table-cell office:value-type="float" office:value="404.76283960072004" table:style-name="ce5">
            <text:p><text:s/>4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86.0305934418002" table:style-name="ce5">
            <text:p><text:s/>4,8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86.0305934418002" table:style-name="ce5">
            <text:p><text:s/>4,886<text:s/></text:p>
          </table:table-cell>
          <table:table-cell office:value-type="float" office:value="1.0862099043180535" table:style-name="ce6">
            <text:p>1.086</text:p>
          </table:table-cell>
          <table:table-cell office:value-type="float" office:value="5307.2548233975003" table:style-name="ce5">
            <text:p><text:s/>5,307<text:s/></text:p>
          </table:table-cell>
          <table:table-cell office:value-type="float" office:value="1.6246269739588706" table:style-name="ce6">
            <text:p>1.625</text:p>
          </table:table-cell>
          <table:table-cell office:value-type="float" office:value="8622.3093437649004" table:style-name="ce5">
            <text:p><text:s/>8,6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22.3093437649004" table:style-name="ce5">
            <text:p><text:s/>8,622<text:s/></text:p>
          </table:table-cell>
          <table:table-cell office:value-type="float" office:value="1.0111216321955723" table:style-name="ce6">
            <text:p>1.011</text:p>
          </table:table-cell>
          <table:table-cell office:value-type="float" office:value="8718.2034969627002" table:style-name="ce5">
            <text:p><text:s/>8,718<text:s/></text:p>
          </table:table-cell>
          <table:table-cell office:value-type="float" office:value="1.2445257250321122" table:style-name="ce6">
            <text:p>1.245</text:p>
          </table:table-cell>
          <table:table-cell office:value-type="float" office:value="10850.028528035" table:style-name="ce5">
            <text:p><text:s/>10,8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50.028528035" table:style-name="ce5">
            <text:p><text:s/>10,850<text:s/></text:p>
          </table:table-cell>
          <table:table-cell office:value-type="float" office:value="1.0662415813907695" table:style-name="ce6">
            <text:p>1.066</text:p>
          </table:table-cell>
          <table:table-cell office:value-type="float" office:value="11568.751575867" table:style-name="ce5">
            <text:p><text:s/>11,569<text:s/></text:p>
          </table:table-cell>
          <table:table-cell office:value-type="float" office:value="0.92175640248587809" table:style-name="ce6">
            <text:p>0.922</text:p>
          </table:table-cell>
          <table:table-cell office:value-type="float" office:value="10663.570833824" table:style-name="ce5">
            <text:p><text:s/>10,6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63.570833824" table:style-name="ce5">
            <text:p><text:s/>10,664<text:s/></text:p>
          </table:table-cell>
          <table:table-cell office:value-type="float" office:value="1.0132165189997111" table:style-name="ce6">
            <text:p>1.013</text:p>
          </table:table-cell>
          <table:table-cell office:value-type="float" office:value="10804.506120354001" table:style-name="ce5">
            <text:p><text:s/>10,805<text:s/></text:p>
          </table:table-cell>
          <table:table-cell office:value-type="float" office:value="0.96984249984854243" table:style-name="ce6">
            <text:p>0.970</text:p>
          </table:table-cell>
          <table:table-cell office:value-type="float" office:value="10478.669225393" table:style-name="ce5">
            <text:p><text:s/>10,4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78.669225393" table:style-name="ce5">
            <text:p><text:s/>10,479<text:s/></text:p>
          </table:table-cell>
          <table:table-cell office:value-type="float" office:value="1.072620895342983" table:style-name="ce6">
            <text:p>1.073</text:p>
          </table:table-cell>
          <table:table-cell office:value-type="float" office:value="11239.639566544001" table:style-name="ce5">
            <text:p><text:s/>11,240<text:s/></text:p>
          </table:table-cell>
          <table:table-cell office:value-type="float" office:value="1.0958090454351745" table:style-name="ce6">
            <text:p>1.096</text:p>
          </table:table-cell>
          <table:table-cell office:value-type="float" office:value="12316.498704450001" table:style-name="ce5">
            <text:p><text:s/>12,3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16.498704450001" table:style-name="ce5">
            <text:p><text:s/>12,316<text:s/></text:p>
          </table:table-cell>
          <table:table-cell office:value-type="float" office:value="1.1149802075735482" table:style-name="ce6">
            <text:p>1.115</text:p>
          </table:table-cell>
          <table:table-cell office:value-type="float" office:value="13732.652282067" table:style-name="ce5">
            <text:p><text:s/>13,733<text:s/></text:p>
          </table:table-cell>
          <table:table-cell office:value-type="float" office:value="1.0237817261285702" table:style-name="ce6">
            <text:p>1.024</text:p>
          </table:table-cell>
          <table:table-cell office:value-type="float" office:value="14059.238457658001" table:style-name="ce5">
            <text:p><text:s/>14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59.238457658001" table:style-name="ce5">
            <text:p><text:s/>14,059<text:s/></text:p>
          </table:table-cell>
          <table:table-cell office:value-type="float" office:value="0.96732893432675182" table:style-name="ce6">
            <text:p>0.967</text:p>
          </table:table-cell>
          <table:table-cell office:value-type="float" office:value="13599.908154691999" table:style-name="ce5">
            <text:p><text:s/>13,600<text:s/></text:p>
          </table:table-cell>
          <table:table-cell office:value-type="float" office:value="1.1871395435011038" table:style-name="ce6">
            <text:p>1.187</text:p>
          </table:table-cell>
          <table:table-cell office:value-type="float" office:value="16144.988758418" table:style-name="ce5">
            <text:p><text:s/>16,1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44.988758418" table:style-name="ce5">
            <text:p><text:s/>16,145<text:s/></text:p>
          </table:table-cell>
          <table:table-cell office:value-type="float" office:value="1.2145630954953008" table:style-name="ce6">
            <text:p>1.215</text:p>
          </table:table-cell>
          <table:table-cell office:value-type="float" office:value="19609.107523160998" table:style-name="ce5">
            <text:p><text:s/>19,609<text:s/></text:p>
          </table:table-cell>
          <table:table-cell office:value-type="float" office:value="0.96827511023163304" table:style-name="ce6">
            <text:p>0.968</text:p>
          </table:table-cell>
          <table:table-cell office:value-type="float" office:value="18987.010748532663" table:style-name="ce5">
            <text:p><text:s/>18,9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987.010748532663" table:style-name="ce5">
            <text:p><text:s/>18,987<text:s/></text:p>
          </table:table-cell>
          <table:table-cell office:value-type="float" office:value="1.0948148090341858" table:style-name="ce6">
            <text:p>1.095</text:p>
          </table:table-cell>
          <table:table-cell office:value-type="float" office:value="20787.260546784819" table:style-name="ce5">
            <text:p><text:s/>20,787<text:s/></text:p>
          </table:table-cell>
          <table:table-cell office:value-type="float" office:value="1.1094035859098708" table:style-name="ce6">
            <text:p>1.109</text:p>
          </table:table-cell>
          <table:table-cell office:value-type="float" office:value="23061.46139184586" table:style-name="ce5">
            <text:p><text:s/>23,0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061.46139184586" table:style-name="ce5">
            <text:p><text:s/>23,061<text:s/></text:p>
          </table:table-cell>
          <table:table-cell office:value-type="float" office:value="1.049391883570574" table:style-name="ce6">
            <text:p>1.049</text:p>
          </table:table-cell>
          <table:table-cell office:value-type="float" office:value="24200.510407879199" table:style-name="ce5">
            <text:p><text:s/>24,201<text:s/></text:p>
          </table:table-cell>
          <table:table-cell office:value-type="float" office:value="1.1423271690354782" table:style-name="ce6">
            <text:p>1.142</text:p>
          </table:table-cell>
          <table:table-cell office:value-type="float" office:value="27644.900543446271" table:style-name="ce5">
            <text:p><text:s/>27,6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644.900543446271" table:style-name="ce5">
            <text:p><text:s/>27,645<text:s/></text:p>
          </table:table-cell>
          <table:table-cell office:value-type="float" office:value="1.0636960455251292" table:style-name="ce6">
            <text:p>1.064</text:p>
          </table:table-cell>
          <table:table-cell office:value-type="float" office:value="29405.771386999291" table:style-name="ce5">
            <text:p><text:s/>29,406<text:s/></text:p>
          </table:table-cell>
          <table:table-cell office:value-type="float" office:value="1.0672781353529632" table:style-name="ce6">
            <text:p>1.067</text:p>
          </table:table-cell>
          <table:table-cell office:value-type="float" office:value="31384.13685453212" table:style-name="ce5">
            <text:p><text:s/>31,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384.13685453212" table:style-name="ce5">
            <text:p><text:s/>31,384<text:s/></text:p>
          </table:table-cell>
          <table:table-cell office:value-type="float" office:value="1.0098315721842572" table:style-name="ce6">
            <text:p>1.010</text:p>
          </table:table-cell>
          <table:table-cell office:value-type="float" office:value="31692.692261458062" table:style-name="ce5">
            <text:p><text:s/>31,693<text:s/></text:p>
          </table:table-cell>
          <table:table-cell office:value-type="float" office:value="1.0801111391438947" table:style-name="ce6">
            <text:p>1.080</text:p>
          </table:table-cell>
          <table:table-cell office:value-type="float" office:value="34231.629941060361" table:style-name="ce5">
            <text:p><text:s/>34,2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231.629941060361" table:style-name="ce5">
            <text:p><text:s/>34,232<text:s/></text:p>
          </table:table-cell>
          <table:table-cell office:value-type="float" office:value="1.0066948726095011" table:style-name="ce6">
            <text:p>1.007</text:p>
          </table:table-cell>
          <table:table-cell office:value-type="float" office:value="34460.806342731339" table:style-name="ce5">
            <text:p><text:s/>34,461<text:s/></text:p>
          </table:table-cell>
          <table:table-cell office:value-type="float" office:value="1.0703297953166684" table:style-name="ce6">
            <text:p>1.070</text:p>
          </table:table-cell>
          <table:table-cell office:value-type="float" office:value="36884.42779926298" table:style-name="ce5">
            <text:p><text:s/>36,8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884.42779926298" table:style-name="ce5">
            <text:p><text:s/>36,884<text:s/></text:p>
          </table:table-cell>
          <table:table-cell office:value-type="float" office:value="0.96332851977018286" table:style-name="ce6">
            <text:p>0.963</text:p>
          </table:table-cell>
          <table:table-cell office:value-type="float" office:value="35531.821234434188" table:style-name="ce5">
            <text:p><text:s/>35,532<text:s/></text:p>
          </table:table-cell>
          <table:table-cell office:value-type="float" office:value="1.1221499776009793" table:style-name="ce6">
            <text:p>1.122</text:p>
          </table:table-cell>
          <table:table-cell office:value-type="float" office:value="39872.032402342331" table:style-name="ce5">
            <text:p><text:s/>39,8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872.032402342331" table:style-name="ce5">
            <text:p><text:s/>39,872<text:s/></text:p>
          </table:table-cell>
          <table:table-cell office:value-type="float" office:value="1.0234430006743074" table:style-name="ce6">
            <text:p>1.023</text:p>
          </table:table-cell>
          <table:table-cell office:value-type="float" office:value="40806.752484836448" table:style-name="ce5">
            <text:p><text:s/>40,807<text:s/></text:p>
          </table:table-cell>
          <table:table-cell office:value-type="float" office:value="1.0556299173564836" table:style-name="ce6">
            <text:p>1.056</text:p>
          </table:table-cell>
          <table:table-cell office:value-type="float" office:value="43076.828753154383" table:style-name="ce5">
            <text:p><text:s/>43,0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076.828753154383" table:style-name="ce5">
            <text:p><text:s/>43,077<text:s/></text:p>
          </table:table-cell>
          <table:table-cell office:value-type="float" office:value="1.0905931231568451" table:style-name="ce6">
            <text:p>1.091</text:p>
          </table:table-cell>
          <table:table-cell office:value-type="float" office:value="46979.293205595226" table:style-name="ce5">
            <text:p><text:s/>46,979<text:s/></text:p>
          </table:table-cell>
          <table:table-cell office:value-type="float" office:value="1.0118566321242437" table:style-name="ce6">
            <text:p>1.012</text:p>
          </table:table-cell>
          <table:table-cell office:value-type="float" office:value="47536.309402590952" table:style-name="ce5">
            <text:p><text:s/>47,5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86.4938655347" table:style-name="ce5">
            <text:p><text:s/>4,08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086.4938655347" table:style-name="ce5">
            <text:p><text:s/>4,086<text:s/></text:p>
          </table:table-cell>
          <table:table-cell office:value-type="float" office:value="1.0764716229077493" table:style-name="ce6">
            <text:p>1.076</text:p>
          </table:table-cell>
          <table:table-cell office:value-type="float" office:value="4398.9946834347002" table:style-name="ce5">
            <text:p><text:s/>4,399<text:s/></text:p>
          </table:table-cell>
          <table:table-cell office:value-type="float" office:value="1.6842917719872903" table:style-name="ce6">
            <text:p>1.684</text:p>
          </table:table-cell>
          <table:table-cell office:value-type="float" office:value="7409.1905503249" table:style-name="ce5">
            <text:p><text:s/>7,4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409.1905503249" table:style-name="ce5">
            <text:p><text:s/>7,409<text:s/></text:p>
          </table:table-cell>
          <table:table-cell office:value-type="float" office:value="1.0071407468705851" table:style-name="ce6">
            <text:p>1.007</text:p>
          </table:table-cell>
          <table:table-cell office:value-type="float" office:value="7462.0977045607005" table:style-name="ce5">
            <text:p><text:s/>7,462<text:s/></text:p>
          </table:table-cell>
          <table:table-cell office:value-type="float" office:value="1.259779938403101" table:style-name="ce6">
            <text:p>1.260</text:p>
          </table:table-cell>
          <table:table-cell office:value-type="float" office:value="9400.6009866093991" table:style-name="ce5">
            <text:p><text:s/>9,4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00.6009866093991" table:style-name="ce5">
            <text:p><text:s/>9,401<text:s/></text:p>
          </table:table-cell>
          <table:table-cell office:value-type="float" office:value="1.0627526709927373" table:style-name="ce6">
            <text:p>1.063</text:p>
          </table:table-cell>
          <table:table-cell office:value-type="float" office:value="9990.5138074561" table:style-name="ce5">
            <text:p><text:s/>9,991<text:s/></text:p>
          </table:table-cell>
          <table:table-cell office:value-type="float" office:value="0.93532244221858163" table:style-name="ce6">
            <text:p>0.935</text:p>
          </table:table-cell>
          <table:table-cell office:value-type="float" office:value="9344.3517734082998" table:style-name="ce5">
            <text:p><text:s/>9,3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344.3517734082998" table:style-name="ce5">
            <text:p><text:s/>9,344<text:s/></text:p>
          </table:table-cell>
          <table:table-cell office:value-type="float" office:value="1.0128121171854421" table:style-name="ce6">
            <text:p>1.013</text:p>
          </table:table-cell>
          <table:table-cell office:value-type="float" office:value="9464.0727033511994" table:style-name="ce5">
            <text:p><text:s/>9,464<text:s/></text:p>
          </table:table-cell>
          <table:table-cell office:value-type="float" office:value="0.9314255614611251" table:style-name="ce6">
            <text:p>0.931</text:p>
          </table:table-cell>
          <table:table-cell office:value-type="float" office:value="8815.0792314277987" table:style-name="ce5">
            <text:p><text:s/>8,8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15.0792314277987" table:style-name="ce5">
            <text:p><text:s/>8,815<text:s/></text:p>
          </table:table-cell>
          <table:table-cell office:value-type="float" office:value="1.0713085906328927" table:style-name="ce6">
            <text:p>1.071</text:p>
          </table:table-cell>
          <table:table-cell office:value-type="float" office:value="9443.6701077381986" table:style-name="ce5">
            <text:p><text:s/>9,444<text:s/></text:p>
          </table:table-cell>
          <table:table-cell office:value-type="float" office:value="1.1176362463137619" table:style-name="ce6">
            <text:p>1.118</text:p>
          </table:table-cell>
          <table:table-cell office:value-type="float" office:value="10554.588010638001" table:style-name="ce5">
            <text:p><text:s/>10,5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54.588010638001" table:style-name="ce5">
            <text:p><text:s/>10,555<text:s/></text:p>
          </table:table-cell>
          <table:table-cell office:value-type="float" office:value="1.1105811982261777" table:style-name="ce6">
            <text:p>1.111</text:p>
          </table:table-cell>
          <table:table-cell office:value-type="float" office:value="11721.726999638" table:style-name="ce5">
            <text:p><text:s/>11,722<text:s/></text:p>
          </table:table-cell>
          <table:table-cell office:value-type="float" office:value="1.0111472075129402" table:style-name="ce6">
            <text:p>1.011</text:p>
          </table:table-cell>
          <table:table-cell office:value-type="float" office:value="11852.391522913" table:style-name="ce5">
            <text:p><text:s/>11,8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52.391522913" table:style-name="ce5">
            <text:p><text:s/>11,852<text:s/></text:p>
          </table:table-cell>
          <table:table-cell office:value-type="float" office:value="0.95964092193197859" table:style-name="ce6">
            <text:p>0.960</text:p>
          </table:table-cell>
          <table:table-cell office:value-type="float" office:value="11374.039928147" table:style-name="ce5">
            <text:p><text:s/>11,374<text:s/></text:p>
          </table:table-cell>
          <table:table-cell office:value-type="float" office:value="1.2182012194737677" table:style-name="ce6">
            <text:p>1.218</text:p>
          </table:table-cell>
          <table:table-cell office:value-type="float" office:value="13855.869310812001" table:style-name="ce5">
            <text:p><text:s/>13,8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55.869310812001" table:style-name="ce5">
            <text:p><text:s/>13,856<text:s/></text:p>
          </table:table-cell>
          <table:table-cell office:value-type="float" office:value="1.2266162977563468" table:style-name="ce6">
            <text:p>1.227</text:p>
          </table:table-cell>
          <table:table-cell office:value-type="float" office:value="16995.835116224" table:style-name="ce5">
            <text:p><text:s/>16,996<text:s/></text:p>
          </table:table-cell>
          <table:table-cell office:value-type="float" office:value="0.88904887403834598" table:style-name="ce6">
            <text:p>0.889</text:p>
          </table:table-cell>
          <table:table-cell office:value-type="float" office:value="15110.12807342033" table:style-name="ce5">
            <text:p><text:s/>15,1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10.12807342033" table:style-name="ce5">
            <text:p><text:s/>15,110<text:s/></text:p>
          </table:table-cell>
          <table:table-cell office:value-type="float" office:value="1.1051870797700984" table:style-name="ce6">
            <text:p>1.105</text:p>
          </table:table-cell>
          <table:table-cell office:value-type="float" office:value="16699.518320415598" table:style-name="ce5">
            <text:p><text:s/>16,700<text:s/></text:p>
          </table:table-cell>
          <table:table-cell office:value-type="float" office:value="1.1002985465577" table:style-name="ce6">
            <text:p>1.100</text:p>
          </table:table-cell>
          <table:table-cell office:value-type="float" office:value="18374.455736166969" table:style-name="ce5">
            <text:p><text:s/>18,3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374.455736166969" table:style-name="ce5">
            <text:p><text:s/>18,374<text:s/></text:p>
          </table:table-cell>
          <table:table-cell office:value-type="float" office:value="1.056036655272659" table:style-name="ce6">
            <text:p>1.056</text:p>
          </table:table-cell>
          <table:table-cell office:value-type="float" office:value="19404.098778077288" table:style-name="ce5">
            <text:p><text:s/>19,404<text:s/></text:p>
          </table:table-cell>
          <table:table-cell office:value-type="float" office:value="1.1505118419194025" table:style-name="ce6">
            <text:p>1.151</text:p>
          </table:table-cell>
          <table:table-cell office:value-type="float" office:value="22324.64542595173" table:style-name="ce5">
            <text:p><text:s/>22,3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324.64542595173" table:style-name="ce5">
            <text:p><text:s/>22,325<text:s/></text:p>
          </table:table-cell>
          <table:table-cell office:value-type="float" office:value="1.0531286832780555" table:style-name="ce6">
            <text:p>1.053</text:p>
          </table:table-cell>
          <table:table-cell office:value-type="float" office:value="23510.72444208201" table:style-name="ce5">
            <text:p><text:s/>23,511<text:s/></text:p>
          </table:table-cell>
          <table:table-cell office:value-type="float" office:value="1.0652979541708874" table:style-name="ce6">
            <text:p>1.065</text:p>
          </table:table-cell>
          <table:table-cell office:value-type="float" office:value="25045.926649225439" table:style-name="ce5">
            <text:p><text:s/>25,0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045.926649225439" table:style-name="ce5">
            <text:p><text:s/>25,046<text:s/></text:p>
          </table:table-cell>
          <table:table-cell office:value-type="float" office:value="1.0096972434405729" table:style-name="ce6">
            <text:p>1.010</text:p>
          </table:table-cell>
          <table:table-cell office:value-type="float" office:value="25288.803097137712" table:style-name="ce5">
            <text:p><text:s/>25,289<text:s/></text:p>
          </table:table-cell>
          <table:table-cell office:value-type="float" office:value="1.0783960777190784" table:style-name="ce6">
            <text:p>1.078</text:p>
          </table:table-cell>
          <table:table-cell office:value-type="float" office:value="27271.346070163392" table:style-name="ce5">
            <text:p><text:s/>27,2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271.346070163392" table:style-name="ce5">
            <text:p><text:s/>27,271<text:s/></text:p>
          </table:table-cell>
          <table:table-cell office:value-type="float" office:value="1.0051740017023316" table:style-name="ce6">
            <text:p>1.005</text:p>
          </table:table-cell>
          <table:table-cell office:value-type="float" office:value="27412.44806115529" table:style-name="ce5">
            <text:p><text:s/>27,412<text:s/></text:p>
          </table:table-cell>
          <table:table-cell office:value-type="float" office:value="1.0612101773586549" table:style-name="ce6">
            <text:p>1.061</text:p>
          </table:table-cell>
          <table:table-cell office:value-type="float" office:value="29090.368868813519" table:style-name="ce5">
            <text:p><text:s/>29,0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090.368868813519" table:style-name="ce5">
            <text:p><text:s/>29,090<text:s/></text:p>
          </table:table-cell>
          <table:table-cell office:value-type="float" office:value="0.95818993402372254" table:style-name="ce6">
            <text:p>0.958</text:p>
          </table:table-cell>
          <table:table-cell office:value-type="float" office:value="27874.098627134179" table:style-name="ce5">
            <text:p><text:s/>27,874<text:s/></text:p>
          </table:table-cell>
          <table:table-cell office:value-type="float" office:value="1.0855972215433751" table:style-name="ce6">
            <text:p>1.086</text:p>
          </table:table-cell>
          <table:table-cell office:value-type="float" office:value="30260.044022642873" table:style-name="ce5">
            <text:p><text:s/>30,2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260.044022642873" table:style-name="ce5">
            <text:p><text:s/>30,260<text:s/></text:p>
          </table:table-cell>
          <table:table-cell office:value-type="float" office:value="1.0187241324893876" table:style-name="ce6">
            <text:p>1.019</text:p>
          </table:table-cell>
          <table:table-cell office:value-type="float" office:value="30826.63709605754" table:style-name="ce5">
            <text:p><text:s/>30,827<text:s/></text:p>
          </table:table-cell>
          <table:table-cell office:value-type="float" office:value="1.0636060616312297" table:style-name="ce6">
            <text:p>1.064</text:p>
          </table:table-cell>
          <table:table-cell office:value-type="float" office:value="32787.398075072932" table:style-name="ce5">
            <text:p><text:s/>32,7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787.398075072932" table:style-name="ce5">
            <text:p><text:s/>32,787<text:s/></text:p>
          </table:table-cell>
          <table:table-cell office:value-type="float" office:value="1.0814935955618146" table:style-name="ce6">
            <text:p>1.081</text:p>
          </table:table-cell>
          <table:table-cell office:value-type="float" office:value="35459.361033327143" table:style-name="ce5">
            <text:p><text:s/>35,459<text:s/></text:p>
          </table:table-cell>
          <table:table-cell office:value-type="float" office:value="0.99948615573155097" table:style-name="ce6">
            <text:p>0.999</text:p>
          </table:table-cell>
          <table:table-cell office:value-type="float" office:value="35441.140443897304" table:style-name="ce5">
            <text:p><text:s/>35,4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9.53672790710016" table:style-name="ce5">
            <text:p><text:s/>8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9.53672790710016" table:style-name="ce5">
            <text:p><text:s/>800<text:s/></text:p>
          </table:table-cell>
          <table:table-cell office:value-type="float" office:value="1.135983011487538" table:style-name="ce6">
            <text:p>1.136</text:p>
          </table:table-cell>
          <table:table-cell office:value-type="float" office:value="908.26013996280005" table:style-name="ce5">
            <text:p><text:s/>908<text:s/></text:p>
          </table:table-cell>
          <table:table-cell office:value-type="float" office:value="1.3356512523930497" table:style-name="ce6">
            <text:p>1.336</text:p>
          </table:table-cell>
          <table:table-cell office:value-type="float" office:value="1213.1187934400004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13.1187934400004" table:style-name="ce5">
            <text:p><text:s/>1,213<text:s/></text:p>
          </table:table-cell>
          <table:table-cell office:value-type="float" office:value="1.0354351108848145" table:style-name="ce6">
            <text:p>1.035</text:p>
          </table:table-cell>
          <table:table-cell office:value-type="float" office:value="1256.1057924019995" table:style-name="ce5">
            <text:p><text:s/>1,256<text:s/></text:p>
          </table:table-cell>
          <table:table-cell office:value-type="float" office:value="1.1539056265745893" table:style-name="ce6">
            <text:p>1.154</text:p>
          </table:table-cell>
          <table:table-cell office:value-type="float" office:value="1449.4275414256001" table:style-name="ce5">
            <text:p><text:s/>1,4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49.4275414256001" table:style-name="ce5">
            <text:p><text:s/>1,449<text:s/></text:p>
          </table:table-cell>
          <table:table-cell office:value-type="float" office:value="1.0888697249802548" table:style-name="ce6">
            <text:p>1.089</text:p>
          </table:table-cell>
          <table:table-cell office:value-type="float" office:value="1578.2377684109001" table:style-name="ce5">
            <text:p><text:s/>1,578<text:s/></text:p>
          </table:table-cell>
          <table:table-cell office:value-type="float" office:value="0.83588106102922466" table:style-name="ce6">
            <text:p>0.836</text:p>
          </table:table-cell>
          <table:table-cell office:value-type="float" office:value="1319.219060415699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19.219060415699" table:style-name="ce5">
            <text:p><text:s/>1,319<text:s/></text:p>
          </table:table-cell>
          <table:table-cell office:value-type="float" office:value="1.0160809961163055" table:style-name="ce6">
            <text:p>1.016</text:p>
          </table:table-cell>
          <table:table-cell office:value-type="float" office:value="1340.4334170028001" table:style-name="ce5">
            <text:p><text:s/>1,340<text:s/></text:p>
          </table:table-cell>
          <table:table-cell office:value-type="float" office:value="1.2410836471721038" table:style-name="ce6">
            <text:p>1.241</text:p>
          </table:table-cell>
          <table:table-cell office:value-type="float" office:value="1663.5899939652004" table:style-name="ce5">
            <text:p><text:s/>1,6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3.5899939652004" table:style-name="ce5">
            <text:p><text:s/>1,664<text:s/></text:p>
          </table:table-cell>
          <table:table-cell office:value-type="float" office:value="1.0795745738558284" table:style-name="ce6">
            <text:p>1.080</text:p>
          </table:table-cell>
          <table:table-cell office:value-type="float" office:value="1795.9694588058014" table:style-name="ce5">
            <text:p><text:s/>1,796<text:s/></text:p>
          </table:table-cell>
          <table:table-cell office:value-type="float" office:value="0.98103599990144164" table:style-name="ce6">
            <text:p>0.981</text:p>
          </table:table-cell>
          <table:table-cell office:value-type="float" office:value="1761.9106938120003" table:style-name="ce5">
            <text:p><text:s/>1,7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61.9106938120003" table:style-name="ce5">
            <text:p><text:s/>1,762<text:s/></text:p>
          </table:table-cell>
          <table:table-cell office:value-type="float" office:value="1.1413321285190912" table:style-name="ce6">
            <text:p>1.141</text:p>
          </table:table-cell>
          <table:table-cell office:value-type="float" office:value="2010.925282428999" table:style-name="ce5">
            <text:p><text:s/>2,011<text:s/></text:p>
          </table:table-cell>
          <table:table-cell office:value-type="float" office:value="1.0974286086250544" table:style-name="ce6">
            <text:p>1.097</text:p>
          </table:table-cell>
          <table:table-cell office:value-type="float" office:value="2206.8469347450009" table:style-name="ce5">
            <text:p><text:s/>2,2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06.8469347450009" table:style-name="ce5">
            <text:p><text:s/>2,207<text:s/></text:p>
          </table:table-cell>
          <table:table-cell office:value-type="float" office:value="1.0086192166300818" table:style-name="ce6">
            <text:p>1.009</text:p>
          </table:table-cell>
          <table:table-cell office:value-type="float" office:value="2225.8682265450002" table:style-name="ce5">
            <text:p><text:s/>2,226<text:s/></text:p>
          </table:table-cell>
          <table:table-cell office:value-type="float" office:value="1.0284164265910645" table:style-name="ce6">
            <text:p>1.028</text:p>
          </table:table-cell>
          <table:table-cell office:value-type="float" office:value="2289.1194476059991" table:style-name="ce5">
            <text:p><text:s/>2,2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89.1194476059991" table:style-name="ce5">
            <text:p><text:s/>2,289<text:s/></text:p>
          </table:table-cell>
          <table:table-cell office:value-type="float" office:value="1.1416059610476004" table:style-name="ce6">
            <text:p>1.142</text:p>
          </table:table-cell>
          <table:table-cell office:value-type="float" office:value="2613.2724069369983" table:style-name="ce5">
            <text:p><text:s/>2,613<text:s/></text:p>
          </table:table-cell>
          <table:table-cell office:value-type="float" office:value="1.4835356103026409" table:style-name="ce6">
            <text:p>1.484</text:p>
          </table:table-cell>
          <table:table-cell office:value-type="float" office:value="3876.8826751123315" table:style-name="ce5">
            <text:p><text:s/>3,8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76.8826751123315" table:style-name="ce5">
            <text:p><text:s/>3,877<text:s/></text:p>
          </table:table-cell>
          <table:table-cell office:value-type="float" office:value="1.0543889431089837" table:style-name="ce6">
            <text:p>1.054</text:p>
          </table:table-cell>
          <table:table-cell office:value-type="float" office:value="4087.7422263692206" table:style-name="ce5">
            <text:p><text:s/>4,088<text:s/></text:p>
          </table:table-cell>
          <table:table-cell office:value-type="float" office:value="1.1466001024829646" table:style-name="ce6">
            <text:p>1.147</text:p>
          </table:table-cell>
          <table:table-cell office:value-type="float" office:value="4687.0056556788904" table:style-name="ce5">
            <text:p><text:s/>4,6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87.0056556788904" table:style-name="ce5">
            <text:p><text:s/>4,687<text:s/></text:p>
          </table:table-cell>
          <table:table-cell office:value-type="float" office:value="1.0233424028388916" table:style-name="ce6">
            <text:p>1.023</text:p>
          </table:table-cell>
          <table:table-cell office:value-type="float" office:value="4796.4116298019107" table:style-name="ce5">
            <text:p><text:s/>4,796<text:s/></text:p>
          </table:table-cell>
          <table:table-cell office:value-type="float" office:value="1.1092157071002402" table:style-name="ce6">
            <text:p>1.109</text:p>
          </table:table-cell>
          <table:table-cell office:value-type="float" office:value="5320.2551174945411" table:style-name="ce5">
            <text:p><text:s/>5,3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20.2551174945411" table:style-name="ce5">
            <text:p><text:s/>5,320<text:s/></text:p>
          </table:table-cell>
          <table:table-cell office:value-type="float" office:value="1.1080383956650235" table:style-name="ce6">
            <text:p>1.108</text:p>
          </table:table-cell>
          <table:table-cell office:value-type="float" office:value="5895.0469449172824" table:style-name="ce5">
            <text:p><text:s/>5,895<text:s/></text:p>
          </table:table-cell>
          <table:table-cell office:value-type="float" office:value="1.0751755269347758" table:style-name="ce6">
            <text:p>1.075</text:p>
          </table:table-cell>
          <table:table-cell office:value-type="float" office:value="6338.2102053066792" table:style-name="ce5">
            <text:p><text:s/>6,3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38.2102053066792" table:style-name="ce5">
            <text:p><text:s/>6,338<text:s/></text:p>
          </table:table-cell>
          <table:table-cell office:value-type="float" office:value="1.0103623825790256" table:style-name="ce6">
            <text:p>1.010</text:p>
          </table:table-cell>
          <table:table-cell office:value-type="float" office:value="6403.8891643203506" table:style-name="ce5">
            <text:p><text:s/>6,404<text:s/></text:p>
          </table:table-cell>
          <table:table-cell office:value-type="float" office:value="1.0868838751420939" table:style-name="ce6">
            <text:p>1.087</text:p>
          </table:table-cell>
          <table:table-cell office:value-type="float" office:value="6960.2838708969684" table:style-name="ce5">
            <text:p><text:s/>6,9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60.2838708969684" table:style-name="ce5">
            <text:p><text:s/>6,960<text:s/></text:p>
          </table:table-cell>
          <table:table-cell office:value-type="float" office:value="1.0126538532497713" table:style-name="ce6">
            <text:p>1.013</text:p>
          </table:table-cell>
          <table:table-cell office:value-type="float" office:value="7048.3582815760501" table:style-name="ce5">
            <text:p><text:s/>7,048<text:s/></text:p>
          </table:table-cell>
          <table:table-cell office:value-type="float" office:value="1.105797778586628" table:style-name="ce6">
            <text:p>1.106</text:p>
          </table:table-cell>
          <table:table-cell office:value-type="float" office:value="7794.0589304494588" table:style-name="ce5">
            <text:p><text:s/>7,7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94.0589304494588" table:style-name="ce5">
            <text:p><text:s/>7,794<text:s/></text:p>
          </table:table-cell>
          <table:table-cell office:value-type="float" office:value="0.98250766072388596" table:style-name="ce6">
            <text:p>0.983</text:p>
          </table:table-cell>
          <table:table-cell office:value-type="float" office:value="7657.7226073000111" table:style-name="ce5">
            <text:p><text:s/>7,658<text:s/></text:p>
          </table:table-cell>
          <table:table-cell office:value-type="float" office:value="1.2552019539773445" table:style-name="ce6">
            <text:p>1.255</text:p>
          </table:table-cell>
          <table:table-cell office:value-type="float" office:value="9611.98837969946" table:style-name="ce5">
            <text:p><text:s/>9,6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11.98837969946" table:style-name="ce5">
            <text:p><text:s/>9,612<text:s/></text:p>
          </table:table-cell>
          <table:table-cell office:value-type="float" office:value="1.0382987363839238" table:style-name="ce6">
            <text:p>1.038</text:p>
          </table:table-cell>
          <table:table-cell office:value-type="float" office:value="9980.1153887789078" table:style-name="ce5">
            <text:p><text:s/>9,980<text:s/></text:p>
          </table:table-cell>
          <table:table-cell office:value-type="float" office:value="1.0309931576192317" table:style-name="ce6">
            <text:p>1.031</text:p>
          </table:table-cell>
          <table:table-cell office:value-type="float" office:value="10289.430678081451" table:style-name="ce5">
            <text:p><text:s/>10,2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89.430678081451" table:style-name="ce5">
            <text:p><text:s/>10,289<text:s/></text:p>
          </table:table-cell>
          <table:table-cell office:value-type="float" office:value="1.1195888803457168" table:style-name="ce6">
            <text:p>1.120</text:p>
          </table:table-cell>
          <table:table-cell office:value-type="float" office:value="11519.932172268082" table:style-name="ce5">
            <text:p><text:s/>11,520<text:s/></text:p>
          </table:table-cell>
          <table:table-cell office:value-type="float" office:value="1.0499340428245172" table:style-name="ce6">
            <text:p>1.050</text:p>
          </table:table-cell>
          <table:table-cell office:value-type="float" office:value="12095.16895869365" table:style-name="ce5">
            <text:p><text:s/>12,0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27.2451141749" table:style-name="ce5">
            <text:p><text:s/>1,5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27.2451141749" table:style-name="ce5">
            <text:p><text:s/>1,527<text:s/></text:p>
          </table:table-cell>
          <table:table-cell office:value-type="float" office:value="1.0370392109528279" table:style-name="ce6">
            <text:p>1.037</text:p>
          </table:table-cell>
          <table:table-cell office:value-type="float" office:value="1583.8130681354999" table:style-name="ce5">
            <text:p><text:s/>1,584<text:s/></text:p>
          </table:table-cell>
          <table:table-cell office:value-type="float" office:value="1.2022478029679291" table:style-name="ce6">
            <text:p>1.202</text:p>
          </table:table-cell>
          <table:table-cell office:value-type="float" office:value="1904.1357814777998" table:style-name="ce5">
            <text:p><text:s/>1,9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04.1357814777998" table:style-name="ce5">
            <text:p><text:s/>1,904<text:s/></text:p>
          </table:table-cell>
          <table:table-cell office:value-type="float" office:value="1.0312847618228504" table:style-name="ce6">
            <text:p>1.031</text:p>
          </table:table-cell>
          <table:table-cell office:value-type="float" office:value="1963.7062158797" table:style-name="ce5">
            <text:p><text:s/>1,964<text:s/></text:p>
          </table:table-cell>
          <table:table-cell office:value-type="float" office:value="1.2247217665244352" table:style-name="ce6">
            <text:p>1.225</text:p>
          </table:table-cell>
          <table:table-cell office:value-type="float" office:value="2404.9937456472003" table:style-name="ce5">
            <text:p><text:s/>2,4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04.9937456472003" table:style-name="ce5">
            <text:p><text:s/>2,405<text:s/></text:p>
          </table:table-cell>
          <table:table-cell office:value-type="float" office:value="1.0483689608547384" table:style-name="ce6">
            <text:p>1.048</text:p>
          </table:table-cell>
          <table:table-cell office:value-type="float" office:value="2521.3207939863" table:style-name="ce5">
            <text:p><text:s/>2,521<text:s/></text:p>
          </table:table-cell>
          <table:table-cell office:value-type="float" office:value="1.0512449342043946" table:style-name="ce6">
            <text:p>1.051</text:p>
          </table:table-cell>
          <table:table-cell office:value-type="float" office:value="2650.5257121823001" table:style-name="ce5">
            <text:p><text:s/>2,6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50.5257121823001" table:style-name="ce5">
            <text:p><text:s/>2,651<text:s/></text:p>
          </table:table-cell>
          <table:table-cell office:value-type="float" office:value="1.0550902271547016" table:style-name="ce6">
            <text:p>1.055</text:p>
          </table:table-cell>
          <table:table-cell office:value-type="float" office:value="2796.5437757457998" table:style-name="ce5">
            <text:p><text:s/>2,797<text:s/></text:p>
          </table:table-cell>
          <table:table-cell office:value-type="float" office:value="0.97237290682245958" table:style-name="ce6">
            <text:p>0.972</text:p>
          </table:table-cell>
          <table:table-cell office:value-type="float" office:value="2719.2834002782001" table:style-name="ce5">
            <text:p><text:s/>2,7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19.2834002782001" table:style-name="ce5">
            <text:p><text:s/>2,719<text:s/></text:p>
          </table:table-cell>
          <table:table-cell office:value-type="float" office:value="1.0746275592884282" table:style-name="ce6">
            <text:p>1.075</text:p>
          </table:table-cell>
          <table:table-cell office:value-type="float" office:value="2922.2168834545" table:style-name="ce5">
            <text:p><text:s/>2,922<text:s/></text:p>
          </table:table-cell>
          <table:table-cell office:value-type="float" office:value="0.83746415470992697" table:style-name="ce6">
            <text:p>0.837</text:p>
          </table:table-cell>
          <table:table-cell office:value-type="float" office:value="2447.2518921813003" table:style-name="ce5">
            <text:p><text:s/>2,4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47.2518921813003" table:style-name="ce5">
            <text:p><text:s/>2,447<text:s/></text:p>
          </table:table-cell>
          <table:table-cell office:value-type="float" office:value="1.0961862392187136" table:style-name="ce6">
            <text:p>1.096</text:p>
          </table:table-cell>
          <table:table-cell office:value-type="float" office:value="2682.6438481111004" table:style-name="ce5">
            <text:p><text:s/>2,683<text:s/></text:p>
          </table:table-cell>
          <table:table-cell office:value-type="float" office:value="1.0324129966264155" table:style-name="ce6">
            <text:p>1.032</text:p>
          </table:table-cell>
          <table:table-cell office:value-type="float" office:value="2769.5963741097999" table:style-name="ce5">
            <text:p><text:s/>2,7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69.5963741097999" table:style-name="ce5">
            <text:p><text:s/>2,770<text:s/></text:p>
          </table:table-cell>
          <table:table-cell office:value-type="float" office:value="1.114334546920174" table:style-name="ce6">
            <text:p>1.114</text:p>
          </table:table-cell>
          <table:table-cell office:value-type="float" office:value="3086.2569206954004" table:style-name="ce5">
            <text:p><text:s/>3,086<text:s/></text:p>
          </table:table-cell>
          <table:table-cell office:value-type="float" office:value="1.0056808389367498" table:style-name="ce6">
            <text:p>1.006</text:p>
          </table:table-cell>
          <table:table-cell office:value-type="float" office:value="3103.7894491792999" table:style-name="ce5">
            <text:p><text:s/>3,1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03.7894491792999" table:style-name="ce5">
            <text:p><text:s/>3,104<text:s/></text:p>
          </table:table-cell>
          <table:table-cell office:value-type="float" office:value="1.2358642052585991" table:style-name="ce6">
            <text:p>1.236</text:p>
          </table:table-cell>
          <table:table-cell office:value-type="float" office:value="3835.8622809000003" table:style-name="ce5">
            <text:p><text:s/>3,836<text:s/></text:p>
          </table:table-cell>
          <table:table-cell office:value-type="float" office:value="1.0190841261613632" table:style-name="ce6">
            <text:p>1.019</text:p>
          </table:table-cell>
          <table:table-cell office:value-type="float" office:value="3909.0663606063099" table:style-name="ce5">
            <text:p><text:s/>3,9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09.0663606063099" table:style-name="ce5">
            <text:p><text:s/>3,909<text:s/></text:p>
          </table:table-cell>
          <table:table-cell office:value-type="float" office:value="1.0323398234318724" table:style-name="ce6">
            <text:p>1.032</text:p>
          </table:table-cell>
          <table:table-cell office:value-type="float" office:value="4035.4848764917897" table:style-name="ce5">
            <text:p><text:s/>4,035<text:s/></text:p>
          </table:table-cell>
          <table:table-cell office:value-type="float" office:value="1.0129822113437343" table:style-name="ce6">
            <text:p>1.013</text:p>
          </table:table-cell>
          <table:table-cell office:value-type="float" office:value="4087.87439403285" table:style-name="ce5">
            <text:p><text:s/>4,0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87.87439403285" table:style-name="ce5">
            <text:p><text:s/>4,088<text:s/></text:p>
          </table:table-cell>
          <table:table-cell office:value-type="float" office:value="1.0927458625358155" table:style-name="ce6">
            <text:p>1.093</text:p>
          </table:table-cell>
          <table:table-cell office:value-type="float" office:value="4467.0078306454998" table:style-name="ce5">
            <text:p><text:s/>4,467<text:s/></text:p>
          </table:table-cell>
          <table:table-cell office:value-type="float" office:value="1.0673308790680736" table:style-name="ce6">
            <text:p>1.067</text:p>
          </table:table-cell>
          <table:table-cell office:value-type="float" office:value="4767.7753946868297" table:style-name="ce5">
            <text:p><text:s/>4,76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767.7753946868297" table:style-name="ce5">
            <text:p><text:s/>4,768<text:s/></text:p>
          </table:table-cell>
          <table:table-cell office:value-type="float" office:value="1.0152279714102115" table:style-name="ce6">
            <text:p>1.015</text:p>
          </table:table-cell>
          <table:table-cell office:value-type="float" office:value="4840.37894208743" table:style-name="ce5">
            <text:p><text:s/>4,840<text:s/></text:p>
          </table:table-cell>
          <table:table-cell office:value-type="float" office:value="1.0446652333517019" table:style-name="ce6">
            <text:p>1.045</text:p>
          </table:table-cell>
          <table:table-cell office:value-type="float" office:value="5056.5755970464297" table:style-name="ce5">
            <text:p><text:s/>5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56.5755970464297" table:style-name="ce5">
            <text:p><text:s/>5,057<text:s/></text:p>
          </table:table-cell>
          <table:table-cell office:value-type="float" office:value="0.99983165406140528" table:style-name="ce6">
            <text:p>1.000</text:p>
          </table:table-cell>
          <table:table-cell office:value-type="float" office:value="5055.7243430814697" table:style-name="ce5">
            <text:p><text:s/>5,056<text:s/></text:p>
          </table:table-cell>
          <table:table-cell office:value-type="float" office:value="1.2018573813826769" table:style-name="ce6">
            <text:p>1.202</text:p>
          </table:table-cell>
          <table:table-cell office:value-type="float" office:value="6076.2596199685495" table:style-name="ce5">
            <text:p><text:s/>6,07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076.2596199685495" table:style-name="ce5">
            <text:p><text:s/>6,076<text:s/></text:p>
          </table:table-cell>
          <table:table-cell office:value-type="float" office:value="0.99187390754330285" table:style-name="ce6">
            <text:p>0.992</text:p>
          </table:table-cell>
          <table:table-cell office:value-type="float" office:value="6026.8833725057893" table:style-name="ce5">
            <text:p><text:s/>6,027<text:s/></text:p>
          </table:table-cell>
          <table:table-cell office:value-type="float" office:value="1.232291405898873" table:style-name="ce6">
            <text:p>1.232</text:p>
          </table:table-cell>
          <table:table-cell office:value-type="float" office:value="7426.8765842937" table:style-name="ce5">
            <text:p><text:s/>7,4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26.8765842937" table:style-name="ce5">
            <text:p><text:s/>7,427<text:s/></text:p>
          </table:table-cell>
          <table:table-cell office:value-type="float" office:value="0.99440329097499291" table:style-name="ce6">
            <text:p>0.994</text:p>
          </table:table-cell>
          <table:table-cell office:value-type="float" office:value="7385.3105170867702" table:style-name="ce5">
            <text:p><text:s/>7,385<text:s/></text:p>
          </table:table-cell>
          <table:table-cell office:value-type="float" office:value="0.93671933008545305" table:style-name="ce6">
            <text:p>0.937</text:p>
          </table:table-cell>
          <table:table-cell office:value-type="float" office:value="6917.9631200385702" table:style-name="ce5">
            <text:p><text:s/>6,9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17.9631200385702" table:style-name="ce5">
            <text:p><text:s/>6,918<text:s/></text:p>
          </table:table-cell>
          <table:table-cell office:value-type="float" office:value="1.0287734701182492" table:style-name="ce6">
            <text:p>1.029</text:p>
          </table:table-cell>
          <table:table-cell office:value-type="float" office:value="7117.0169251521502" table:style-name="ce5">
            <text:p><text:s/>7,117<text:s/></text:p>
          </table:table-cell>
          <table:table-cell office:value-type="float" office:value="1.0982365818293671" table:style-name="ce6">
            <text:p>1.098</text:p>
          </table:table-cell>
          <table:table-cell office:value-type="float" office:value="7816.1683407008495" table:style-name="ce5">
            <text:p><text:s/>7,8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16.1683407008495" table:style-name="ce5">
            <text:p><text:s/>7,816<text:s/></text:p>
          </table:table-cell>
          <table:table-cell office:value-type="float" office:value="1.0312872358022733" table:style-name="ce6">
            <text:p>1.031</text:p>
          </table:table-cell>
          <table:table-cell office:value-type="float" office:value="8060.7146426466197" table:style-name="ce5">
            <text:p><text:s/>8,061<text:s/></text:p>
          </table:table-cell>
          <table:table-cell office:value-type="float" office:value="1.0726922250981696" table:style-name="ce6">
            <text:p>1.073</text:p>
          </table:table-cell>
          <table:table-cell office:value-type="float" office:value="8646.6659259019998" table:style-name="ce5">
            <text:p><text:s/>8,6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5.02746843798991" table:style-name="ce5">
            <text:p><text:s/>70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5.02746843798991" table:style-name="ce5">
            <text:p><text:s/>705<text:s/></text:p>
          </table:table-cell>
          <table:table-cell office:value-type="float" office:value="1.0479750354374384" table:style-name="ce6">
            <text:p>1.048</text:p>
          </table:table-cell>
          <table:table-cell office:value-type="float" office:value="738.85118622067" table:style-name="ce5">
            <text:p><text:s/>739<text:s/></text:p>
          </table:table-cell>
          <table:table-cell office:value-type="float" office:value="1.1301224895253346" table:style-name="ce6">
            <text:p>1.130</text:p>
          </table:table-cell>
          <table:table-cell office:value-type="float" office:value="834.99234196045006" table:style-name="ce5">
            <text:p><text:s/>8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34.99234196045006" table:style-name="ce5">
            <text:p><text:s/>835<text:s/></text:p>
          </table:table-cell>
          <table:table-cell office:value-type="float" office:value="1.0147573299731336" table:style-name="ce6">
            <text:p>1.015</text:p>
          </table:table-cell>
          <table:table-cell office:value-type="float" office:value="847.31459947580004" table:style-name="ce5">
            <text:p><text:s/>847<text:s/></text:p>
          </table:table-cell>
          <table:table-cell office:value-type="float" office:value="1.2089333904579513" table:style-name="ce6">
            <text:p>1.209</text:p>
          </table:table-cell>
          <table:table-cell office:value-type="float" office:value="1024.3469115288001" table:style-name="ce5">
            <text:p><text:s/>1,0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24.3469115288001" table:style-name="ce5">
            <text:p><text:s/>1,024<text:s/></text:p>
          </table:table-cell>
          <table:table-cell office:value-type="float" office:value="1.057375910177621" table:style-name="ce6">
            <text:p>1.057</text:p>
          </table:table-cell>
          <table:table-cell office:value-type="float" office:value="1083.1197479154" table:style-name="ce5">
            <text:p><text:s/>1,083<text:s/></text:p>
          </table:table-cell>
          <table:table-cell office:value-type="float" office:value="1.129553867009043" table:style-name="ce6">
            <text:p>1.130</text:p>
          </table:table-cell>
          <table:table-cell office:value-type="float" office:value="1223.4420996916999" table:style-name="ce5">
            <text:p><text:s/>1,22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23.4420996916999" table:style-name="ce5">
            <text:p><text:s/>1,223<text:s/></text:p>
          </table:table-cell>
          <table:table-cell office:value-type="float" office:value="1.0424206962796019" table:style-name="ce6">
            <text:p>1.042</text:p>
          </table:table-cell>
          <table:table-cell office:value-type="float" office:value="1275.3413654184001" table:style-name="ce5">
            <text:p><text:s/>1,275<text:s/></text:p>
          </table:table-cell>
          <table:table-cell office:value-type="float" office:value="0.93554015924541889" table:style-name="ce6">
            <text:p>0.936</text:p>
          </table:table-cell>
          <table:table-cell office:value-type="float" office:value="1193.1330640957999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3.1330640957999" table:style-name="ce5">
            <text:p><text:s/>1,193<text:s/></text:p>
          </table:table-cell>
          <table:table-cell office:value-type="float" office:value="1.0733205826795997" table:style-name="ce6">
            <text:p>1.073</text:p>
          </table:table-cell>
          <table:table-cell office:value-type="float" office:value="1280.6142755696001" table:style-name="ce5">
            <text:p><text:s/>1,281<text:s/></text:p>
          </table:table-cell>
          <table:table-cell office:value-type="float" office:value="0.88760866346395983" table:style-name="ce6">
            <text:p>0.888</text:p>
          </table:table-cell>
          <table:table-cell office:value-type="float" office:value="1136.6843255511999" table:style-name="ce5">
            <text:p><text:s/>1,1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36.6843255511999" table:style-name="ce5">
            <text:p><text:s/>1,137<text:s/></text:p>
          </table:table-cell>
          <table:table-cell office:value-type="float" office:value="1.0755306822113233" table:style-name="ce6">
            <text:p>1.076</text:p>
          </table:table-cell>
          <table:table-cell office:value-type="float" office:value="1222.538868119" table:style-name="ce5">
            <text:p><text:s/>1,223<text:s/></text:p>
          </table:table-cell>
          <table:table-cell office:value-type="float" office:value="1.0330541744723216" table:style-name="ce6">
            <text:p>1.033</text:p>
          </table:table-cell>
          <table:table-cell office:value-type="float" office:value="1262.9488811649999" table:style-name="ce5">
            <text:p><text:s/>1,2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2.9488811649999" table:style-name="ce5">
            <text:p><text:s/>1,263<text:s/></text:p>
          </table:table-cell>
          <table:table-cell office:value-type="float" office:value="1.0256203483268875" table:style-name="ce6">
            <text:p>1.026</text:p>
          </table:table-cell>
          <table:table-cell office:value-type="float" office:value="1295.3060714195001" table:style-name="ce5">
            <text:p><text:s/>1,295<text:s/></text:p>
          </table:table-cell>
          <table:table-cell office:value-type="float" office:value="0.81508664732682401" table:style-name="ce6">
            <text:p>0.815</text:p>
          </table:table-cell>
          <table:table-cell office:value-type="float" office:value="1055.7866830154001" table:style-name="ce5">
            <text:p><text:s/>1,0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55.7866830154001" table:style-name="ce5">
            <text:p><text:s/>1,056<text:s/></text:p>
          </table:table-cell>
          <table:table-cell office:value-type="float" office:value="1.2731390103972298" table:style-name="ce6">
            <text:p>1.273</text:p>
          </table:table-cell>
          <table:table-cell office:value-type="float" office:value="1344.1632128048" table:style-name="ce5">
            <text:p><text:s/>1,344<text:s/></text:p>
          </table:table-cell>
          <table:table-cell office:value-type="float" office:value="1.0064713688365261" table:style-name="ce6">
            <text:p>1.006</text:p>
          </table:table-cell>
          <table:table-cell office:value-type="float" office:value="1352.8617887313499" table:style-name="ce5">
            <text:p><text:s/>1,3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2.8617887313499" table:style-name="ce5">
            <text:p><text:s/>1,353<text:s/></text:p>
          </table:table-cell>
          <table:table-cell office:value-type="float" office:value="1.0007594008494123" table:style-name="ce6">
            <text:p>1.001</text:p>
          </table:table-cell>
          <table:table-cell office:value-type="float" office:value="1353.8891531228498" table:style-name="ce5">
            <text:p><text:s/>1,354<text:s/></text:p>
          </table:table-cell>
          <table:table-cell office:value-type="float" office:value="1.0174143245573819" table:style-name="ce6">
            <text:p>1.017</text:p>
          </table:table-cell>
          <table:table-cell office:value-type="float" office:value="1377.4662182500501" table:style-name="ce5">
            <text:p><text:s/>1,3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77.4662182500501" table:style-name="ce5">
            <text:p><text:s/>1,377<text:s/></text:p>
          </table:table-cell>
          <table:table-cell office:value-type="float" office:value="1.1156040636775697" table:style-name="ce6">
            <text:p>1.116</text:p>
          </table:table-cell>
          <table:table-cell office:value-type="float" office:value="1536.7069106583299" table:style-name="ce5">
            <text:p><text:s/>1,537<text:s/></text:p>
          </table:table-cell>
          <table:table-cell office:value-type="float" office:value="1.1939369287444641" table:style-name="ce6">
            <text:p>1.194</text:p>
          </table:table-cell>
          <table:table-cell office:value-type="float" office:value="1834.7311292918" table:style-name="ce5">
            <text:p><text:s/>1,8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34.7311292918" table:style-name="ce5">
            <text:p><text:s/>1,835<text:s/></text:p>
          </table:table-cell>
          <table:table-cell office:value-type="float" office:value="1.046377340504401" table:style-name="ce6">
            <text:p>1.046</text:p>
          </table:table-cell>
          <table:table-cell office:value-type="float" office:value="1919.82107960899" table:style-name="ce5">
            <text:p><text:s/>1,920<text:s/></text:p>
          </table:table-cell>
          <table:table-cell office:value-type="float" office:value="0.91893688064483769" table:style-name="ce6">
            <text:p>0.919</text:p>
          </table:table-cell>
          <table:table-cell office:value-type="float" office:value="1764.19439429209" table:style-name="ce5">
            <text:p><text:s/>1,7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4.19439429209" table:style-name="ce5">
            <text:p><text:s/>1,764<text:s/></text:p>
          </table:table-cell>
          <table:table-cell office:value-type="float" office:value="1.0254174263887872" table:style-name="ce6">
            <text:p>1.025</text:p>
          </table:table-cell>
          <table:table-cell office:value-type="float" office:value="1809.0356754445199" table:style-name="ce5">
            <text:p><text:s/>1,809<text:s/></text:p>
          </table:table-cell>
          <table:table-cell office:value-type="float" office:value="1.3870892215311239" table:style-name="ce6">
            <text:p>1.387</text:p>
          </table:table-cell>
          <table:table-cell office:value-type="float" office:value="2509.2938867743701" table:style-name="ce5">
            <text:p><text:s/>2,5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09.2938867743701" table:style-name="ce5">
            <text:p><text:s/>2,509<text:s/></text:p>
          </table:table-cell>
          <table:table-cell office:value-type="float" office:value="0.98215893119969344" table:style-name="ce6">
            <text:p>0.982</text:p>
          </table:table-cell>
          <table:table-cell office:value-type="float" office:value="2464.52540190024" table:style-name="ce5">
            <text:p><text:s/>2,465<text:s/></text:p>
          </table:table-cell>
          <table:table-cell office:value-type="float" office:value="1.4467060024814724" table:style-name="ce6">
            <text:p>1.447</text:p>
          </table:table-cell>
          <table:table-cell office:value-type="float" office:value="3565.4436921971401" table:style-name="ce5">
            <text:p><text:s/>3,5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65.4436921971401" table:style-name="ce5">
            <text:p><text:s/>3,565<text:s/></text:p>
          </table:table-cell>
          <table:table-cell office:value-type="float" office:value="0.93079259638405565" table:style-name="ce6">
            <text:p>0.931</text:p>
          </table:table-cell>
          <table:table-cell office:value-type="float" office:value="3318.6885915213297" table:style-name="ce5">
            <text:p><text:s/>3,319<text:s/></text:p>
          </table:table-cell>
          <table:table-cell office:value-type="float" office:value="0.75597214257209266" table:style-name="ce6">
            <text:p>0.756</text:p>
          </table:table-cell>
          <table:table-cell office:value-type="float" office:value="2508.83612506194" table:style-name="ce5">
            <text:p><text:s/>2,5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08.83612506194" table:style-name="ce5">
            <text:p><text:s/>2,509<text:s/></text:p>
          </table:table-cell>
          <table:table-cell office:value-type="float" office:value="1.0294191064779401" table:style-name="ce6">
            <text:p>1.029</text:p>
          </table:table-cell>
          <table:table-cell office:value-type="float" office:value="2582.64384216084" table:style-name="ce5">
            <text:p><text:s/>2,583<text:s/></text:p>
          </table:table-cell>
          <table:table-cell office:value-type="float" office:value="1.3088957495848772" table:style-name="ce6">
            <text:p>1.309</text:p>
          </table:table-cell>
          <table:table-cell office:value-type="float" office:value="3380.41154769588" table:style-name="ce5">
            <text:p><text:s/>3,3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80.41154769588" table:style-name="ce5">
            <text:p><text:s/>3,380<text:s/></text:p>
          </table:table-cell>
          <table:table-cell office:value-type="float" office:value="1.0167552701413785" table:style-name="ce6">
            <text:p>1.017</text:p>
          </table:table-cell>
          <table:table-cell office:value-type="float" office:value="3437.0512563665598" table:style-name="ce5">
            <text:p><text:s/>3,437<text:s/></text:p>
          </table:table-cell>
          <table:table-cell office:value-type="float" office:value="1.0771064979053619" table:style-name="ce6">
            <text:p>1.077</text:p>
          </table:table-cell>
          <table:table-cell office:value-type="float" office:value="3702.0702418662099" table:style-name="ce5">
            <text:p><text:s/>3,7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2.21764573691007" table:style-name="ce5">
            <text:p><text:s/>8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2.21764573691007" table:style-name="ce5">
            <text:p><text:s/>822<text:s/></text:p>
          </table:table-cell>
          <table:table-cell office:value-type="float" office:value="1.027662062831959" table:style-name="ce6">
            <text:p>1.028</text:p>
          </table:table-cell>
          <table:table-cell office:value-type="float" office:value="844.96188191482997" table:style-name="ce5">
            <text:p><text:s/>845<text:s/></text:p>
          </table:table-cell>
          <table:table-cell office:value-type="float" office:value="1.2653155868930863" table:style-name="ce6">
            <text:p>1.265</text:p>
          </table:table-cell>
          <table:table-cell office:value-type="float" office:value="1069.1434395173499" table:style-name="ce5">
            <text:p><text:s/>1,0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9.1434395173499" table:style-name="ce5">
            <text:p><text:s/>1,069<text:s/></text:p>
          </table:table-cell>
          <table:table-cell office:value-type="float" office:value="1.0441925518505539" table:style-name="ce6">
            <text:p>1.044</text:p>
          </table:table-cell>
          <table:table-cell office:value-type="float" office:value="1116.3916164038999" table:style-name="ce5">
            <text:p><text:s/>1,116<text:s/></text:p>
          </table:table-cell>
          <table:table-cell office:value-type="float" office:value="1.236704767244414" table:style-name="ce6">
            <text:p>1.237</text:p>
          </table:table-cell>
          <table:table-cell office:value-type="float" office:value="1380.6468341184002" table:style-name="ce5">
            <text:p><text:s/>1,3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0.6468341184002" table:style-name="ce5">
            <text:p><text:s/>1,381<text:s/></text:p>
          </table:table-cell>
          <table:table-cell office:value-type="float" office:value="1.041686411419797" table:style-name="ce6">
            <text:p>1.042</text:p>
          </table:table-cell>
          <table:table-cell office:value-type="float" office:value="1438.2010460709" table:style-name="ce5">
            <text:p><text:s/>1,438<text:s/></text:p>
          </table:table-cell>
          <table:table-cell office:value-type="float" office:value="0.99226990300787765" table:style-name="ce6">
            <text:p>0.992</text:p>
          </table:table-cell>
          <table:table-cell office:value-type="float" office:value="1427.0836124906002" table:style-name="ce5">
            <text:p><text:s/>1,4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27.0836124906002" table:style-name="ce5">
            <text:p><text:s/>1,427<text:s/></text:p>
          </table:table-cell>
          <table:table-cell office:value-type="float" office:value="1.0659518454371011" table:style-name="ce6">
            <text:p>1.066</text:p>
          </table:table-cell>
          <table:table-cell office:value-type="float" office:value="1521.2024103274" table:style-name="ce5">
            <text:p><text:s/>1,521<text:s/></text:p>
          </table:table-cell>
          <table:table-cell office:value-type="float" office:value="1.0032526413456939" table:style-name="ce6">
            <text:p>1.003</text:p>
          </table:table-cell>
          <table:table-cell office:value-type="float" office:value="1526.1503361824002" table:style-name="ce5">
            <text:p><text:s/>1,5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26.1503361824002" table:style-name="ce5">
            <text:p><text:s/>1,526<text:s/></text:p>
          </table:table-cell>
          <table:table-cell office:value-type="float" office:value="1.0756493439508055" table:style-name="ce6">
            <text:p>1.076</text:p>
          </table:table-cell>
          <table:table-cell office:value-type="float" office:value="1641.6026078849002" table:style-name="ce5">
            <text:p><text:s/>1,642<text:s/></text:p>
          </table:table-cell>
          <table:table-cell office:value-type="float" office:value="0.79834642095182995" table:style-name="ce6">
            <text:p>0.798</text:p>
          </table:table-cell>
          <table:table-cell office:value-type="float" office:value="1310.5675666301001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10.5675666301001" table:style-name="ce5">
            <text:p><text:s/>1,311<text:s/></text:p>
          </table:table-cell>
          <table:table-cell office:value-type="float" office:value="1.1141012620558814" table:style-name="ce6">
            <text:p>1.114</text:p>
          </table:table-cell>
          <table:table-cell office:value-type="float" office:value="1460.1049799921002" table:style-name="ce5">
            <text:p><text:s/>1,460<text:s/></text:p>
          </table:table-cell>
          <table:table-cell office:value-type="float" office:value="1.0318761415038469" table:style-name="ce6">
            <text:p>1.032</text:p>
          </table:table-cell>
          <table:table-cell office:value-type="float" office:value="1506.6474929448" table:style-name="ce5">
            <text:p><text:s/>1,5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06.6474929448" table:style-name="ce5">
            <text:p><text:s/>1,507<text:s/></text:p>
          </table:table-cell>
          <table:table-cell office:value-type="float" office:value="1.1886993192916138" table:style-name="ce6">
            <text:p>1.189</text:p>
          </table:table-cell>
          <table:table-cell office:value-type="float" office:value="1790.9508492759001" table:style-name="ce5">
            <text:p><text:s/>1,791<text:s/></text:p>
          </table:table-cell>
          <table:table-cell office:value-type="float" office:value="1.143528180570633" table:style-name="ce6">
            <text:p>1.144</text:p>
          </table:table-cell>
          <table:table-cell office:value-type="float" office:value="2048.0027661639001" table:style-name="ce5">
            <text:p><text:s/>2,0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48.0027661639001" table:style-name="ce5">
            <text:p><text:s/>2,048<text:s/></text:p>
          </table:table-cell>
          <table:table-cell office:value-type="float" office:value="1.2166482923079174" table:style-name="ce6">
            <text:p>1.217</text:p>
          </table:table-cell>
          <table:table-cell office:value-type="float" office:value="2491.6990680951999" table:style-name="ce5">
            <text:p><text:s/>2,492<text:s/></text:p>
          </table:table-cell>
          <table:table-cell office:value-type="float" office:value="1.0258881598527352" table:style-name="ce6">
            <text:p>1.026</text:p>
          </table:table-cell>
          <table:table-cell office:value-type="float" office:value="2556.20457187496" table:style-name="ce5">
            <text:p><text:s/>2,5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6.20457187496" table:style-name="ce5">
            <text:p><text:s/>2,556<text:s/></text:p>
          </table:table-cell>
          <table:table-cell office:value-type="float" office:value="1.0490536449522139" table:style-name="ce6">
            <text:p>1.049</text:p>
          </table:table-cell>
          <table:table-cell office:value-type="float" office:value="2681.5957233689401" table:style-name="ce5">
            <text:p><text:s/>2,682<text:s/></text:p>
          </table:table-cell>
          <table:table-cell office:value-type="float" office:value="1.0107445175880807" table:style-name="ce6">
            <text:p>1.011</text:p>
          </table:table-cell>
          <table:table-cell office:value-type="float" office:value="2710.4081757827998" table:style-name="ce5">
            <text:p><text:s/>2,7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10.4081757827998" table:style-name="ce5">
            <text:p><text:s/>2,710<text:s/></text:p>
          </table:table-cell>
          <table:table-cell office:value-type="float" office:value="1.0811290145038257" table:style-name="ce6">
            <text:p>1.081</text:p>
          </table:table-cell>
          <table:table-cell office:value-type="float" office:value="2930.3009199871703" table:style-name="ce5">
            <text:p><text:s/>2,930<text:s/></text:p>
          </table:table-cell>
          <table:table-cell office:value-type="float" office:value="1.0009361992105137" table:style-name="ce6">
            <text:p>1.001</text:p>
          </table:table-cell>
          <table:table-cell office:value-type="float" office:value="2933.0442653950295" table:style-name="ce5">
            <text:p><text:s/>2,9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33.0442653950295" table:style-name="ce5">
            <text:p><text:s/>2,933<text:s/></text:p>
          </table:table-cell>
          <table:table-cell office:value-type="float" office:value="0.99574285220857128" table:style-name="ce6">
            <text:p>0.996</text:p>
          </table:table-cell>
          <table:table-cell office:value-type="float" office:value="2920.5578624784403" table:style-name="ce5">
            <text:p><text:s/>2,921<text:s/></text:p>
          </table:table-cell>
          <table:table-cell office:value-type="float" office:value="1.1273124374808186" table:style-name="ce6">
            <text:p>1.127</text:p>
          </table:table-cell>
          <table:table-cell office:value-type="float" office:value="3292.3812027543395" table:style-name="ce5">
            <text:p><text:s/>3,2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92.3812027543395" table:style-name="ce5">
            <text:p><text:s/>3,292<text:s/></text:p>
          </table:table-cell>
          <table:table-cell office:value-type="float" office:value="0.98612173612242571" table:style-name="ce6">
            <text:p>0.986</text:p>
          </table:table-cell>
          <table:table-cell office:value-type="float" office:value="3246.6886676369495" table:style-name="ce5">
            <text:p><text:s/>3,247<text:s/></text:p>
          </table:table-cell>
          <table:table-cell office:value-type="float" office:value="1.0986472983226749" table:style-name="ce6">
            <text:p>1.099</text:p>
          </table:table-cell>
          <table:table-cell office:value-type="float" office:value="3566.9657331941794" table:style-name="ce5">
            <text:p><text:s/>3,5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66.9657331941794" table:style-name="ce5">
            <text:p><text:s/>3,567<text:s/></text:p>
          </table:table-cell>
          <table:table-cell office:value-type="float" office:value="0.99870821226406803" table:style-name="ce6">
            <text:p>0.999</text:p>
          </table:table-cell>
          <table:table-cell office:value-type="float" office:value="3562.3579706055498" table:style-name="ce5">
            <text:p><text:s/>3,562<text:s/></text:p>
          </table:table-cell>
          <table:table-cell office:value-type="float" office:value="1.083954202233127" table:style-name="ce6">
            <text:p>1.084</text:p>
          </table:table-cell>
          <table:table-cell office:value-type="float" office:value="3861.43289209656" table:style-name="ce5">
            <text:p><text:s/>3,8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1.43289209656" table:style-name="ce5">
            <text:p><text:s/>3,861<text:s/></text:p>
          </table:table-cell>
          <table:table-cell office:value-type="float" office:value="1.0531380550180875" table:style-name="ce6">
            <text:p>1.053</text:p>
          </table:table-cell>
          <table:table-cell office:value-type="float" office:value="4066.6219255654401" table:style-name="ce5">
            <text:p><text:s/>4,067<text:s/></text:p>
          </table:table-cell>
          <table:table-cell office:value-type="float" office:value="1.0842234846711418" table:style-name="ce6">
            <text:p>1.084</text:p>
          </table:table-cell>
          <table:table-cell office:value-type="float" office:value="4409.1269949766302" table:style-name="ce5">
            <text:p><text:s/>4,4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09.1269949766302" table:style-name="ce5">
            <text:p><text:s/>4,409<text:s/></text:p>
          </table:table-cell>
          <table:table-cell office:value-type="float" office:value="1.0284060967527981" table:style-name="ce6">
            <text:p>1.028</text:p>
          </table:table-cell>
          <table:table-cell office:value-type="float" office:value="4534.3730829913102" table:style-name="ce5">
            <text:p><text:s/>4,534<text:s/></text:p>
          </table:table-cell>
          <table:table-cell office:value-type="float" office:value="0.97825139480554524" table:style-name="ce6">
            <text:p>0.978</text:p>
          </table:table-cell>
          <table:table-cell office:value-type="float" office:value="4435.7567930049699" table:style-name="ce5">
            <text:p><text:s/>4,4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35.7567930049699" table:style-name="ce5">
            <text:p><text:s/>4,436<text:s/></text:p>
          </table:table-cell>
          <table:table-cell office:value-type="float" office:value="1.0423617889897419" table:style-name="ce6">
            <text:p>1.042</text:p>
          </table:table-cell>
          <table:table-cell office:value-type="float" office:value="4623.66338628006" table:style-name="ce5">
            <text:p><text:s/>4,624<text:s/></text:p>
          </table:table-cell>
          <table:table-cell office:value-type="float" office:value="1.0694108266419313" table:style-name="ce6">
            <text:p>1.069</text:p>
          </table:table-cell>
          <table:table-cell office:value-type="float" office:value="4944.5956840357903" table:style-name="ce5">
            <text:p><text:s/>4,94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73.3976528853" table:style-name="ce5">
            <text:p><text:s/>1,7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73.3976528853" table:style-name="ce5">
            <text:p><text:s/>1,773<text:s/></text:p>
          </table:table-cell>
          <table:table-cell office:value-type="float" office:value="1.000682306295281" table:style-name="ce6">
            <text:p>1.001</text:p>
          </table:table-cell>
          <table:table-cell office:value-type="float" office:value="1774.6076532678999" table:style-name="ce5">
            <text:p><text:s/>1,775<text:s/></text:p>
          </table:table-cell>
          <table:table-cell office:value-type="float" office:value="1.4796491882654481" table:style-name="ce6">
            <text:p>1.480</text:p>
          </table:table-cell>
          <table:table-cell office:value-type="float" office:value="2625.7967736475002" table:style-name="ce5">
            <text:p><text:s/>2,6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25.7967736475002" table:style-name="ce5">
            <text:p><text:s/>2,626<text:s/></text:p>
          </table:table-cell>
          <table:table-cell office:value-type="float" office:value="1.1054087675245414" table:style-name="ce6">
            <text:p>1.105</text:p>
          </table:table-cell>
          <table:table-cell office:value-type="float" office:value="2902.5787753275999" table:style-name="ce5">
            <text:p><text:s/>2,903<text:s/></text:p>
          </table:table-cell>
          <table:table-cell office:value-type="float" office:value="1.0277034612346825" table:style-name="ce6">
            <text:p>1.028</text:p>
          </table:table-cell>
          <table:table-cell office:value-type="float" office:value="2982.9902539105001" table:style-name="ce5">
            <text:p><text:s/>2,9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82.9902539105001" table:style-name="ce5">
            <text:p><text:s/>2,983<text:s/></text:p>
          </table:table-cell>
          <table:table-cell office:value-type="float" office:value="0.90157888985244772" table:style-name="ce6">
            <text:p>0.902</text:p>
          </table:table-cell>
          <table:table-cell office:value-type="float" office:value="2689.4010415612997" table:style-name="ce5">
            <text:p><text:s/>2,689<text:s/></text:p>
          </table:table-cell>
          <table:table-cell office:value-type="float" office:value="1.0542273171370289" table:style-name="ce6">
            <text:p>1.054</text:p>
          </table:table-cell>
          <table:table-cell office:value-type="float" office:value="2835.2400447506998" table:style-name="ce5">
            <text:p><text:s/>2,8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35.2400447506998" table:style-name="ce5">
            <text:p><text:s/>2,835<text:s/></text:p>
          </table:table-cell>
          <table:table-cell office:value-type="float" office:value="1.1687452901973485" table:style-name="ce6">
            <text:p>1.169</text:p>
          </table:table-cell>
          <table:table-cell office:value-type="float" office:value="3313.6734488812999" table:style-name="ce5">
            <text:p><text:s/>3,314<text:s/></text:p>
          </table:table-cell>
          <table:table-cell office:value-type="float" office:value="1.0721641816615726" table:style-name="ce6">
            <text:p>1.072</text:p>
          </table:table-cell>
          <table:table-cell office:value-type="float" office:value="3552.8019816135002" table:style-name="ce5">
            <text:p><text:s/>3,5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52.8019816135002" table:style-name="ce5">
            <text:p><text:s/>3,553<text:s/></text:p>
          </table:table-cell>
          <table:table-cell office:value-type="float" office:value="0.98885709322898407" table:style-name="ce6">
            <text:p>0.989</text:p>
          </table:table-cell>
          <table:table-cell office:value-type="float" office:value="3513.2134403565001" table:style-name="ce5">
            <text:p><text:s/>3,513<text:s/></text:p>
          </table:table-cell>
          <table:table-cell office:value-type="float" office:value="0.96632331725299492" table:style-name="ce6">
            <text:p>0.966</text:p>
          </table:table-cell>
          <table:table-cell office:value-type="float" office:value="3394.9000659030999" table:style-name="ce5">
            <text:p><text:s/>3,3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94.9000659030999" table:style-name="ce5">
            <text:p><text:s/>3,395<text:s/></text:p>
          </table:table-cell>
          <table:table-cell office:value-type="float" office:value="1.0952551200339016" table:style-name="ce6">
            <text:p>1.095</text:p>
          </table:table-cell>
          <table:table-cell office:value-type="float" office:value="3718.2816791838004" table:style-name="ce5">
            <text:p><text:s/>3,718<text:s/></text:p>
          </table:table-cell>
          <table:table-cell office:value-type="float" office:value="1.200838439675292" table:style-name="ce6">
            <text:p>1.201</text:p>
          </table:table-cell>
          <table:table-cell office:value-type="float" office:value="4465.0555699042998" table:style-name="ce5">
            <text:p><text:s/>4,4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65.0555699042998" table:style-name="ce5">
            <text:p><text:s/>4,465<text:s/></text:p>
          </table:table-cell>
          <table:table-cell office:value-type="float" office:value="0.95205672485975623" table:style-name="ce6">
            <text:p>0.952</text:p>
          </table:table-cell>
          <table:table-cell office:value-type="float" office:value="4250.9861821999002" table:style-name="ce5">
            <text:p><text:s/>4,251<text:s/></text:p>
          </table:table-cell>
          <table:table-cell office:value-type="float" office:value="1.1709949800312989" table:style-name="ce6">
            <text:p>1.171</text:p>
          </table:table-cell>
          <table:table-cell office:value-type="float" office:value="4977.8834795385001" table:style-name="ce5">
            <text:p><text:s/>4,9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77.8834795385001" table:style-name="ce5">
            <text:p><text:s/>4,978<text:s/></text:p>
          </table:table-cell>
          <table:table-cell office:value-type="float" office:value="1.155990463829758" table:style-name="ce6">
            <text:p>1.156</text:p>
          </table:table-cell>
          <table:table-cell office:value-type="float" office:value="5754.3858324021994" table:style-name="ce5">
            <text:p><text:s/>5,754<text:s/></text:p>
          </table:table-cell>
          <table:table-cell office:value-type="float" office:value="1.1018360925274504" table:style-name="ce6">
            <text:p>1.102</text:p>
          </table:table-cell>
          <table:table-cell office:value-type="float" office:value="6340.3900004693605" table:style-name="ce5">
            <text:p><text:s/>6,3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40.3900004693605" table:style-name="ce5">
            <text:p><text:s/>6,340<text:s/></text:p>
          </table:table-cell>
          <table:table-cell office:value-type="float" office:value="1.0632669628638687" table:style-name="ce6">
            <text:p>1.063</text:p>
          </table:table-cell>
          <table:table-cell office:value-type="float" office:value="6741.5272191715003" table:style-name="ce5">
            <text:p><text:s/>6,742<text:s/></text:p>
          </table:table-cell>
          <table:table-cell office:value-type="float" office:value="1.0377191249770079" table:style-name="ce6">
            <text:p>1.038</text:p>
          </table:table-cell>
          <table:table-cell office:value-type="float" office:value="6995.8117268873302" table:style-name="ce5">
            <text:p><text:s/>6,9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995.8117268873302" table:style-name="ce5">
            <text:p><text:s/>6,996<text:s/></text:p>
          </table:table-cell>
          <table:table-cell office:value-type="float" office:value="1.0896295971040515" table:style-name="ce6">
            <text:p>1.090</text:p>
          </table:table-cell>
          <table:table-cell office:value-type="float" office:value="7622.8435133840403" table:style-name="ce5">
            <text:p><text:s/>7,623<text:s/></text:p>
          </table:table-cell>
          <table:table-cell office:value-type="float" office:value="1.0070481958842481" table:style-name="ce6">
            <text:p>1.007</text:p>
          </table:table-cell>
          <table:table-cell office:value-type="float" office:value="7676.57080766134" table:style-name="ce5">
            <text:p><text:s/>7,6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676.57080766134" table:style-name="ce5">
            <text:p><text:s/>7,677<text:s/></text:p>
          </table:table-cell>
          <table:table-cell office:value-type="float" office:value="1.0395384041033549" table:style-name="ce6">
            <text:p>1.040</text:p>
          </table:table-cell>
          <table:table-cell office:value-type="float" office:value="7980.0901663826708" table:style-name="ce5">
            <text:p><text:s/>7,980<text:s/></text:p>
          </table:table-cell>
          <table:table-cell office:value-type="float" office:value="0.99669507874708829" table:style-name="ce6">
            <text:p>0.997</text:p>
          </table:table-cell>
          <table:table-cell office:value-type="float" office:value="7953.7165967916399" table:style-name="ce5">
            <text:p><text:s/>7,9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53.7165967916399" table:style-name="ce5">
            <text:p><text:s/>7,954<text:s/></text:p>
          </table:table-cell>
          <table:table-cell office:value-type="float" office:value="0.95976357899301279" table:style-name="ce6">
            <text:p>0.960</text:p>
          </table:table-cell>
          <table:table-cell office:value-type="float" office:value="7633.6875072328703" table:style-name="ce5">
            <text:p><text:s/>7,634<text:s/></text:p>
          </table:table-cell>
          <table:table-cell office:value-type="float" office:value="1.1512848700076701" table:style-name="ce6">
            <text:p>1.151</text:p>
          </table:table-cell>
          <table:table-cell office:value-type="float" office:value="8788.5489294437702" table:style-name="ce5">
            <text:p><text:s/>8,7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788.5489294437702" table:style-name="ce5">
            <text:p><text:s/>8,789<text:s/></text:p>
          </table:table-cell>
          <table:table-cell office:value-type="float" office:value="0.8158916695178523" table:style-name="ce6">
            <text:p>0.816</text:p>
          </table:table-cell>
          <table:table-cell office:value-type="float" office:value="7170.5038586832106" table:style-name="ce5">
            <text:p><text:s/>7,171<text:s/></text:p>
          </table:table-cell>
          <table:table-cell office:value-type="float" office:value="1.3383285634057906" table:style-name="ce6">
            <text:p>1.338</text:p>
          </table:table-cell>
          <table:table-cell office:value-type="float" office:value="9596.49012808718" table:style-name="ce5">
            <text:p><text:s/>9,5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596.49012808718" table:style-name="ce5">
            <text:p><text:s/>9,596<text:s/></text:p>
          </table:table-cell>
          <table:table-cell office:value-type="float" office:value="1.008578887226748" table:style-name="ce6">
            <text:p>1.009</text:p>
          </table:table-cell>
          <table:table-cell office:value-type="float" office:value="9678.8173346686399" table:style-name="ce5">
            <text:p><text:s/>9,679<text:s/></text:p>
          </table:table-cell>
          <table:table-cell office:value-type="float" office:value="1.0027227182391343" table:style-name="ce6">
            <text:p>1.003</text:p>
          </table:table-cell>
          <table:table-cell office:value-type="float" office:value="9705.1700271589907" table:style-name="ce5">
            <text:p><text:s/>9,7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705.1700271589907" table:style-name="ce5">
            <text:p><text:s/>9,705<text:s/></text:p>
          </table:table-cell>
          <table:table-cell office:value-type="float" office:value="0.96914884964550796" table:style-name="ce6">
            <text:p>0.969</text:p>
          </table:table-cell>
          <table:table-cell office:value-type="float" office:value="9405.7543674352" table:style-name="ce5">
            <text:p><text:s/>9,406<text:s/></text:p>
          </table:table-cell>
          <table:table-cell office:value-type="float" office:value="0.96562872825974877" table:style-name="ce6">
            <text:p>0.966</text:p>
          </table:table-cell>
          <table:table-cell office:value-type="float" office:value="9082.4666281500304" table:style-name="ce5">
            <text:p><text:s/>9,0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82.4666281500304" table:style-name="ce5">
            <text:p><text:s/>9,082<text:s/></text:p>
          </table:table-cell>
          <table:table-cell office:value-type="float" office:value="0.90679032797775383" table:style-name="ce6">
            <text:p>0.907</text:p>
          </table:table-cell>
          <table:table-cell office:value-type="float" office:value="8235.8928925871696" table:style-name="ce5">
            <text:p><text:s/>8,236<text:s/></text:p>
          </table:table-cell>
          <table:table-cell office:value-type="float" office:value="1.0921651755819839" table:style-name="ce6">
            <text:p>1.092</text:p>
          </table:table-cell>
          <table:table-cell office:value-type="float" office:value="8994.9554071068796" table:style-name="ce5">
            <text:p><text:s/>8,9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1.0269027182001" table:style-name="ce5">
            <text:p><text:s/>1,0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31.0269027182001" table:style-name="ce5">
            <text:p><text:s/>1,031<text:s/></text:p>
          </table:table-cell>
          <table:table-cell office:value-type="float" office:value="1.0193614476215622" table:style-name="ce6">
            <text:p>1.019</text:p>
          </table:table-cell>
          <table:table-cell office:value-type="float" office:value="1050.9890760916001" table:style-name="ce5">
            <text:p><text:s/>1,051<text:s/></text:p>
          </table:table-cell>
          <table:table-cell office:value-type="float" office:value="1.6923523848067861" table:style-name="ce6">
            <text:p>1.692</text:p>
          </table:table-cell>
          <table:table-cell office:value-type="float" office:value="1778.6438693294999" table:style-name="ce5">
            <text:p><text:s/>1,7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78.6438693294999" table:style-name="ce5">
            <text:p><text:s/>1,779<text:s/></text:p>
          </table:table-cell>
          <table:table-cell office:value-type="float" office:value="1.087068677197746" table:style-name="ce6">
            <text:p>1.087</text:p>
          </table:table-cell>
          <table:table-cell office:value-type="float" office:value="1933.5080382379001" table:style-name="ce5">
            <text:p><text:s/>1,934<text:s/></text:p>
          </table:table-cell>
          <table:table-cell office:value-type="float" office:value="1.0208971458468428" table:style-name="ce6">
            <text:p>1.021</text:p>
          </table:table-cell>
          <table:table-cell office:value-type="float" office:value="1973.9128377090001" table:style-name="ce5">
            <text:p><text:s/>1,9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73.9128377090001" table:style-name="ce5">
            <text:p><text:s/>1,974<text:s/></text:p>
          </table:table-cell>
          <table:table-cell office:value-type="float" office:value="0.91429603002341897" table:style-name="ce6">
            <text:p>0.914</text:p>
          </table:table-cell>
          <table:table-cell office:value-type="float" office:value="1804.7406711296001" table:style-name="ce5">
            <text:p><text:s/>1,805<text:s/></text:p>
          </table:table-cell>
          <table:table-cell office:value-type="float" office:value="1.064350690644994" table:style-name="ce6">
            <text:p>1.064</text:p>
          </table:table-cell>
          <table:table-cell office:value-type="float" office:value="1920.8769797518999" table:style-name="ce5">
            <text:p><text:s/>1,9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20.8769797518999" table:style-name="ce5">
            <text:p><text:s/>1,921<text:s/></text:p>
          </table:table-cell>
          <table:table-cell office:value-type="float" office:value="1.182619933886192" table:style-name="ce6">
            <text:p>1.183</text:p>
          </table:table-cell>
          <table:table-cell office:value-type="float" office:value="2271.6674067977001" table:style-name="ce5">
            <text:p><text:s/>2,272<text:s/></text:p>
          </table:table-cell>
          <table:table-cell office:value-type="float" office:value="1.0750883670473819" table:style-name="ce6">
            <text:p>1.075</text:p>
          </table:table-cell>
          <table:table-cell office:value-type="float" office:value="2442.2432028488997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42.2432028488997" table:style-name="ce5">
            <text:p><text:s/>2,442<text:s/></text:p>
          </table:table-cell>
          <table:table-cell office:value-type="float" office:value="0.97535133589346124" table:style-name="ce6">
            <text:p>0.975</text:p>
          </table:table-cell>
          <table:table-cell office:value-type="float" office:value="2382.0451704754" table:style-name="ce5">
            <text:p><text:s/>2,382<text:s/></text:p>
          </table:table-cell>
          <table:table-cell office:value-type="float" office:value="0.95193035131506443" table:style-name="ce6">
            <text:p>0.952</text:p>
          </table:table-cell>
          <table:table-cell office:value-type="float" office:value="2267.5410959790001" table:style-name="ce5">
            <text:p><text:s/>2,2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67.5410959790001" table:style-name="ce5">
            <text:p><text:s/>2,268<text:s/></text:p>
          </table:table-cell>
          <table:table-cell office:value-type="float" office:value="1.1102076042171165" table:style-name="ce6">
            <text:p>1.110</text:p>
          </table:table-cell>
          <table:table-cell office:value-type="float" office:value="2517.4413676306999" table:style-name="ce5">
            <text:p><text:s/>2,517<text:s/></text:p>
          </table:table-cell>
          <table:table-cell office:value-type="float" office:value="1.2500724675760757" table:style-name="ce6">
            <text:p>1.250</text:p>
          </table:table-cell>
          <table:table-cell office:value-type="float" office:value="3146.9841424122001" table:style-name="ce5">
            <text:p><text:s/>3,1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46.9841424122001" table:style-name="ce5">
            <text:p><text:s/>3,147<text:s/></text:p>
          </table:table-cell>
          <table:table-cell office:value-type="float" office:value="0.93457251454448842" table:style-name="ce6">
            <text:p>0.935</text:p>
          </table:table-cell>
          <table:table-cell office:value-type="float" office:value="2941.0848832058" table:style-name="ce5">
            <text:p><text:s/>2,941<text:s/></text:p>
          </table:table-cell>
          <table:table-cell office:value-type="float" office:value="1.0885898685952915" table:style-name="ce6">
            <text:p>1.089</text:p>
          </table:table-cell>
          <table:table-cell office:value-type="float" office:value="3201.6352065366" table:style-name="ce5">
            <text:p><text:s/>3,2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01.6352065366" table:style-name="ce5">
            <text:p><text:s/>3,202<text:s/></text:p>
          </table:table-cell>
          <table:table-cell office:value-type="float" office:value="1.1482304169648925" table:style-name="ce6">
            <text:p>1.148</text:p>
          </table:table-cell>
          <table:table-cell office:value-type="float" office:value="3676.2149281709999" table:style-name="ce5">
            <text:p><text:s/>3,676<text:s/></text:p>
          </table:table-cell>
          <table:table-cell office:value-type="float" office:value="1.0371286425894224" table:style-name="ce6">
            <text:p>1.037</text:p>
          </table:table-cell>
          <table:table-cell office:value-type="float" office:value="3812.7077983209601" table:style-name="ce5">
            <text:p><text:s/>3,8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12.7077983209601" table:style-name="ce5">
            <text:p><text:s/>3,813<text:s/></text:p>
          </table:table-cell>
          <table:table-cell office:value-type="float" office:value="1.0573861843479282" table:style-name="ce6">
            <text:p>1.057</text:p>
          </table:table-cell>
          <table:table-cell office:value-type="float" office:value="4031.5045509001898" table:style-name="ce5">
            <text:p><text:s/>4,032<text:s/></text:p>
          </table:table-cell>
          <table:table-cell office:value-type="float" office:value="0.9590427504445157" table:style-name="ce6">
            <text:p>0.959</text:p>
          </table:table-cell>
          <table:table-cell office:value-type="float" office:value="3866.3852129248999" table:style-name="ce5">
            <text:p><text:s/>3,8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66.3852129248999" table:style-name="ce5">
            <text:p><text:s/>3,866<text:s/></text:p>
          </table:table-cell>
          <table:table-cell office:value-type="float" office:value="1.0935711655680278" table:style-name="ce6">
            <text:p>1.094</text:p>
          </table:table-cell>
          <table:table-cell office:value-type="float" office:value="4228.1673838332699" table:style-name="ce5">
            <text:p><text:s/>4,228<text:s/></text:p>
          </table:table-cell>
          <table:table-cell office:value-type="float" office:value="0.99678930741736327" table:style-name="ce6">
            <text:p>0.997</text:p>
          </table:table-cell>
          <table:table-cell office:value-type="float" office:value="4214.5920381758497" table:style-name="ce5">
            <text:p><text:s/>4,2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14.5920381758497" table:style-name="ce5">
            <text:p><text:s/>4,215<text:s/></text:p>
          </table:table-cell>
          <table:table-cell office:value-type="float" office:value="1.034846117768" table:style-name="ce6">
            <text:p>1.035</text:p>
          </table:table-cell>
          <table:table-cell office:value-type="float" office:value="4361.4542086822003" table:style-name="ce5">
            <text:p><text:s/>4,361<text:s/></text:p>
          </table:table-cell>
          <table:table-cell office:value-type="float" office:value="1.0707962137515286" table:style-name="ce6">
            <text:p>1.071</text:p>
          </table:table-cell>
          <table:table-cell office:value-type="float" office:value="4670.2286531075697" table:style-name="ce5">
            <text:p><text:s/>4,6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70.2286531075697" table:style-name="ce5">
            <text:p><text:s/>4,670<text:s/></text:p>
          </table:table-cell>
          <table:table-cell office:value-type="float" office:value="0.95609235308558327" table:style-name="ce6">
            <text:p>0.956</text:p>
          </table:table-cell>
          <table:table-cell office:value-type="float" office:value="4465.1699023973306" table:style-name="ce5">
            <text:p><text:s/>4,465<text:s/></text:p>
          </table:table-cell>
          <table:table-cell office:value-type="float" office:value="1.1048895367927107" table:style-name="ce6">
            <text:p>1.105</text:p>
          </table:table-cell>
          <table:table-cell office:value-type="float" office:value="4933.5195051605397" table:style-name="ce5">
            <text:p><text:s/>4,9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933.5195051605397" table:style-name="ce5">
            <text:p><text:s/>4,934<text:s/></text:p>
          </table:table-cell>
          <table:table-cell office:value-type="float" office:value="0.81213345195451914" table:style-name="ce6">
            <text:p>0.812</text:p>
          </table:table-cell>
          <table:table-cell office:value-type="float" office:value="4006.6762260109799" table:style-name="ce5">
            <text:p><text:s/>4,007<text:s/></text:p>
          </table:table-cell>
          <table:table-cell office:value-type="float" office:value="1.3275630213357534" table:style-name="ce6">
            <text:p>1.328</text:p>
          </table:table-cell>
          <table:table-cell office:value-type="float" office:value="5319.1151961172709" table:style-name="ce5">
            <text:p><text:s/>5,3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19.1151961172709" table:style-name="ce5">
            <text:p><text:s/>5,319<text:s/></text:p>
          </table:table-cell>
          <table:table-cell office:value-type="float" office:value="1.008361885303277" table:style-name="ce6">
            <text:p>1.008</text:p>
          </table:table-cell>
          <table:table-cell office:value-type="float" office:value="5363.5930273021204" table:style-name="ce5">
            <text:p><text:s/>5,364<text:s/></text:p>
          </table:table-cell>
          <table:table-cell office:value-type="float" office:value="0.97576914310289653" table:style-name="ce6">
            <text:p>0.976</text:p>
          </table:table-cell>
          <table:table-cell office:value-type="float" office:value="5233.6285722032608" table:style-name="ce5">
            <text:p><text:s/>5,2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33.6285722032608" table:style-name="ce5">
            <text:p><text:s/>5,234<text:s/></text:p>
          </table:table-cell>
          <table:table-cell office:value-type="float" office:value="0.98604903070770977" table:style-name="ce6">
            <text:p>0.986</text:p>
          </table:table-cell>
          <table:table-cell office:value-type="float" office:value="5160.6143807052003" table:style-name="ce5">
            <text:p><text:s/>5,161<text:s/></text:p>
          </table:table-cell>
          <table:table-cell office:value-type="float" office:value="0.99236551029092857" table:style-name="ce6">
            <text:p>0.992</text:p>
          </table:table-cell>
          <table:table-cell office:value-type="float" office:value="5121.2157233232201" table:style-name="ce5">
            <text:p><text:s/>5,1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21.2157233232201" table:style-name="ce5">
            <text:p><text:s/>5,121<text:s/></text:p>
          </table:table-cell>
          <table:table-cell office:value-type="float" office:value="0.92169128883966578" table:style-name="ce6">
            <text:p>0.922</text:p>
          </table:table-cell>
          <table:table-cell office:value-type="float" office:value="4720.1799204557401" table:style-name="ce5">
            <text:p><text:s/>4,720<text:s/></text:p>
          </table:table-cell>
          <table:table-cell office:value-type="float" office:value="1.0663535031033202" table:style-name="ce6">
            <text:p>1.066</text:p>
          </table:table-cell>
          <table:table-cell office:value-type="float" office:value="5033.3803934559301" table:style-name="ce5">
            <text:p><text:s/>5,0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2.37075016709991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2.37075016709991" table:style-name="ce5">
            <text:p><text:s/>742<text:s/></text:p>
          </table:table-cell>
          <table:table-cell office:value-type="float" office:value="0.97474015108141188" table:style-name="ce6">
            <text:p>0.975</text:p>
          </table:table-cell>
          <table:table-cell office:value-type="float" office:value="723.61857717630005" table:style-name="ce5">
            <text:p><text:s/>724<text:s/></text:p>
          </table:table-cell>
          <table:table-cell office:value-type="float" office:value="1.1707174622627226" table:style-name="ce6">
            <text:p>1.171</text:p>
          </table:table-cell>
          <table:table-cell office:value-type="float" office:value="847.15290431800008" table:style-name="ce5">
            <text:p><text:s/>8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47.15290431800008" table:style-name="ce5">
            <text:p><text:s/>847<text:s/></text:p>
          </table:table-cell>
          <table:table-cell office:value-type="float" office:value="1.1439147905298745" table:style-name="ce6">
            <text:p>1.144</text:p>
          </table:table-cell>
          <table:table-cell office:value-type="float" office:value="969.07073708969995" table:style-name="ce5">
            <text:p><text:s/>969<text:s/></text:p>
          </table:table-cell>
          <table:table-cell office:value-type="float" office:value="1.0412835488479897" table:style-name="ce6">
            <text:p>1.041</text:p>
          </table:table-cell>
          <table:table-cell office:value-type="float" office:value="1009.0774162014999" table:style-name="ce5">
            <text:p><text:s/>1,0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9.0774162014999" table:style-name="ce5">
            <text:p><text:s/>1,009<text:s/></text:p>
          </table:table-cell>
          <table:table-cell office:value-type="float" office:value="0.87670217986034515" table:style-name="ce6">
            <text:p>0.877</text:p>
          </table:table-cell>
          <table:table-cell office:value-type="float" office:value="884.66037043169979" table:style-name="ce5">
            <text:p><text:s/>885<text:s/></text:p>
          </table:table-cell>
          <table:table-cell office:value-type="float" office:value="1.0335752516557353" table:style-name="ce6">
            <text:p>1.034</text:p>
          </table:table-cell>
          <table:table-cell office:value-type="float" office:value="914.36306499880004" table:style-name="ce5">
            <text:p><text:s/>9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14.36306499880004" table:style-name="ce5">
            <text:p><text:s/>914<text:s/></text:p>
          </table:table-cell>
          <table:table-cell office:value-type="float" office:value="1.1395976958944285" table:style-name="ce6">
            <text:p>1.140</text:p>
          </table:table-cell>
          <table:table-cell office:value-type="float" office:value="1042.0060420836001" table:style-name="ce5">
            <text:p><text:s/>1,042<text:s/></text:p>
          </table:table-cell>
          <table:table-cell office:value-type="float" office:value="1.0657891930683261" table:style-name="ce6">
            <text:p>1.066</text:p>
          </table:table-cell>
          <table:table-cell office:value-type="float" office:value="1110.5587787646002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0.5587787646002" table:style-name="ce5">
            <text:p><text:s/>1,111<text:s/></text:p>
          </table:table-cell>
          <table:table-cell office:value-type="float" office:value="1.0185577670543708" table:style-name="ce6">
            <text:p>1.019</text:p>
          </table:table-cell>
          <table:table-cell office:value-type="float" office:value="1131.1682698811003" table:style-name="ce5">
            <text:p><text:s/>1,131<text:s/></text:p>
          </table:table-cell>
          <table:table-cell office:value-type="float" office:value="0.99663241972177963" table:style-name="ce6">
            <text:p>0.997</text:p>
          </table:table-cell>
          <table:table-cell office:value-type="float" office:value="1127.3589699240999" table:style-name="ce5">
            <text:p><text:s/>1,1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7.3589699240999" table:style-name="ce5">
            <text:p><text:s/>1,127<text:s/></text:p>
          </table:table-cell>
          <table:table-cell office:value-type="float" office:value="1.0651800744832387" table:style-name="ce6">
            <text:p>1.065</text:p>
          </table:table-cell>
          <table:table-cell office:value-type="float" office:value="1200.8403115531" table:style-name="ce5">
            <text:p><text:s/>1,201<text:s/></text:p>
          </table:table-cell>
          <table:table-cell office:value-type="float" office:value="1.0976242343058749" table:style-name="ce6">
            <text:p>1.098</text:p>
          </table:table-cell>
          <table:table-cell office:value-type="float" office:value="1318.0714274920997" table:style-name="ce5">
            <text:p><text:s/>1,3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18.0714274920997" table:style-name="ce5">
            <text:p><text:s/>1,318<text:s/></text:p>
          </table:table-cell>
          <table:table-cell office:value-type="float" office:value="0.99380145238900675" table:style-name="ce6">
            <text:p>0.994</text:p>
          </table:table-cell>
          <table:table-cell office:value-type="float" office:value="1309.9012989941" table:style-name="ce5">
            <text:p><text:s/>1,310<text:s/></text:p>
          </table:table-cell>
          <table:table-cell office:value-type="float" office:value="1.3560168803297752" table:style-name="ce6">
            <text:p>1.356</text:p>
          </table:table-cell>
          <table:table-cell office:value-type="float" office:value="1776.2482730018996" table:style-name="ce5">
            <text:p><text:s/>1,7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76.2482730018996" table:style-name="ce5">
            <text:p><text:s/>1,776<text:s/></text:p>
          </table:table-cell>
          <table:table-cell office:value-type="float" office:value="1.169977719791977" table:style-name="ce6">
            <text:p>1.170</text:p>
          </table:table-cell>
          <table:table-cell office:value-type="float" office:value="2078.1709042311995" table:style-name="ce5">
            <text:p><text:s/>2,078<text:s/></text:p>
          </table:table-cell>
          <table:table-cell office:value-type="float" office:value="1.216301410534613" table:style-name="ce6">
            <text:p>1.216</text:p>
          </table:table-cell>
          <table:table-cell office:value-type="float" office:value="2527.6822021484004" table:style-name="ce5">
            <text:p><text:s/>2,5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27.6822021484004" table:style-name="ce5">
            <text:p><text:s/>2,528<text:s/></text:p>
          </table:table-cell>
          <table:table-cell office:value-type="float" office:value="1.0721374174205642" table:style-name="ce6">
            <text:p>1.072</text:p>
          </table:table-cell>
          <table:table-cell office:value-type="float" office:value="2710.0226682713105" table:style-name="ce5">
            <text:p><text:s/>2,710<text:s/></text:p>
          </table:table-cell>
          <table:table-cell office:value-type="float" office:value="1.1547602721561927" table:style-name="ce6">
            <text:p>1.155</text:p>
          </table:table-cell>
          <table:table-cell office:value-type="float" office:value="3129.4265139624299" table:style-name="ce5">
            <text:p><text:s/>3,1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29.4265139624299" table:style-name="ce5">
            <text:p><text:s/>3,129<text:s/></text:p>
          </table:table-cell>
          <table:table-cell office:value-type="float" office:value="1.0847598160253602" table:style-name="ce6">
            <text:p>1.085</text:p>
          </table:table-cell>
          <table:table-cell office:value-type="float" office:value="3394.6761295507699" table:style-name="ce5">
            <text:p><text:s/>3,395<text:s/></text:p>
          </table:table-cell>
          <table:table-cell office:value-type="float" office:value="1.0198259384301342" table:style-name="ce6">
            <text:p>1.020</text:p>
          </table:table-cell>
          <table:table-cell office:value-type="float" office:value="3461.9787694854899" table:style-name="ce5">
            <text:p><text:s/>3,4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61.9787694854899" table:style-name="ce5">
            <text:p><text:s/>3,462<text:s/></text:p>
          </table:table-cell>
          <table:table-cell office:value-type="float" office:value="1.0452507651392275" table:style-name="ce6">
            <text:p>1.045</text:p>
          </table:table-cell>
          <table:table-cell office:value-type="float" office:value="3618.63595770047" table:style-name="ce5">
            <text:p><text:s/>3,619<text:s/></text:p>
          </table:table-cell>
          <table:table-cell office:value-type="float" office:value="0.9073827768435222" table:style-name="ce6">
            <text:p>0.907</text:p>
          </table:table-cell>
          <table:table-cell office:value-type="float" office:value="3283.4879436840706" table:style-name="ce5">
            <text:p><text:s/>3,2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83.4879436840706" table:style-name="ce5">
            <text:p><text:s/>3,283<text:s/></text:p>
          </table:table-cell>
          <table:table-cell office:value-type="float" office:value="0.96498530196534416" table:style-name="ce6">
            <text:p>0.965</text:p>
          </table:table-cell>
          <table:table-cell office:value-type="float" office:value="3168.5176048355397" table:style-name="ce5">
            <text:p><text:s/>3,169<text:s/></text:p>
          </table:table-cell>
          <table:table-cell office:value-type="float" office:value="1.2166665630640618" table:style-name="ce6">
            <text:p>1.217</text:p>
          </table:table-cell>
          <table:table-cell office:value-type="float" office:value="3855.0294242832297" table:style-name="ce5">
            <text:p><text:s/>3,8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55.0294242832297" table:style-name="ce5">
            <text:p><text:s/>3,855<text:s/></text:p>
          </table:table-cell>
          <table:table-cell office:value-type="float" office:value="0.82070129289881733" table:style-name="ce6">
            <text:p>0.821</text:p>
          </table:table-cell>
          <table:table-cell office:value-type="float" office:value="3163.8276326722303" table:style-name="ce5">
            <text:p><text:s/>3,164<text:s/></text:p>
          </table:table-cell>
          <table:table-cell office:value-type="float" office:value="1.3519620625973088" table:style-name="ce6">
            <text:p>1.352</text:p>
          </table:table-cell>
          <table:table-cell office:value-type="float" office:value="4277.3749319699091" table:style-name="ce5">
            <text:p><text:s/>4,2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77.3749319699091" table:style-name="ce5">
            <text:p><text:s/>4,277<text:s/></text:p>
          </table:table-cell>
          <table:table-cell office:value-type="float" office:value="1.0088487392381056" table:style-name="ce6">
            <text:p>1.009</text:p>
          </table:table-cell>
          <table:table-cell office:value-type="float" office:value="4315.2243073665195" table:style-name="ce5">
            <text:p><text:s/>4,315<text:s/></text:p>
          </table:table-cell>
          <table:table-cell office:value-type="float" office:value="1.0362245706028217" table:style-name="ce6">
            <text:p>1.036</text:p>
          </table:table-cell>
          <table:table-cell office:value-type="float" office:value="4471.5414549557308" table:style-name="ce5">
            <text:p><text:s/>4,4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71.5414549557308" table:style-name="ce5">
            <text:p><text:s/>4,472<text:s/></text:p>
          </table:table-cell>
          <table:table-cell office:value-type="float" office:value="0.94936836200527353" table:style-name="ce6">
            <text:p>0.949</text:p>
          </table:table-cell>
          <table:table-cell office:value-type="float" office:value="4245.1399867299997" table:style-name="ce5">
            <text:p><text:s/>4,245<text:s/></text:p>
          </table:table-cell>
          <table:table-cell office:value-type="float" office:value="0.93312609647959632" table:style-name="ce6">
            <text:p>0.933</text:p>
          </table:table-cell>
          <table:table-cell office:value-type="float" office:value="3961.2509048268098" table:style-name="ce5">
            <text:p><text:s/>3,9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61.2509048268098" table:style-name="ce5">
            <text:p><text:s/>3,961<text:s/></text:p>
          </table:table-cell>
          <table:table-cell office:value-type="float" office:value="0.88752594990827538" table:style-name="ce6">
            <text:p>0.888</text:p>
          </table:table-cell>
          <table:table-cell office:value-type="float" office:value="3515.7129721314295" table:style-name="ce5">
            <text:p><text:s/>3,516<text:s/></text:p>
          </table:table-cell>
          <table:table-cell office:value-type="float" office:value="1.1268198072635074" table:style-name="ce6">
            <text:p>1.127</text:p>
          </table:table-cell>
          <table:table-cell office:value-type="float" office:value="3961.5750136509505" table:style-name="ce5">
            <text:p><text:s/>3,9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56.3500263819001" table:style-name="ce5">
            <text:p><text:s/>1,9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56.3500263819001" table:style-name="ce5">
            <text:p><text:s/>1,956<text:s/></text:p>
          </table:table-cell>
          <table:table-cell office:value-type="float" office:value="0.98098271011644755" table:style-name="ce6">
            <text:p>0.981</text:p>
          </table:table-cell>
          <table:table-cell office:value-type="float" office:value="1919.1455508165" table:style-name="ce5">
            <text:p><text:s/>1,919<text:s/></text:p>
          </table:table-cell>
          <table:table-cell office:value-type="float" office:value="1.6737958803231707" table:style-name="ce6">
            <text:p>1.674</text:p>
          </table:table-cell>
          <table:table-cell office:value-type="float" office:value="3212.2579166972" table:style-name="ce5">
            <text:p><text:s/>3,2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12.2579166972" table:style-name="ce5">
            <text:p><text:s/>3,212<text:s/></text:p>
          </table:table-cell>
          <table:table-cell office:value-type="float" office:value="1.1042215622944198" table:style-name="ce6">
            <text:p>1.104</text:p>
          </table:table-cell>
          <table:table-cell office:value-type="float" office:value="3547.0444552680001" table:style-name="ce5">
            <text:p><text:s/>3,547<text:s/></text:p>
          </table:table-cell>
          <table:table-cell office:value-type="float" office:value="0.9872461352054348" table:style-name="ce6">
            <text:p>0.987</text:p>
          </table:table-cell>
          <table:table-cell office:value-type="float" office:value="3501.8059298652001" table:style-name="ce5">
            <text:p><text:s/>3,5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01.8059298652001" table:style-name="ce5">
            <text:p><text:s/>3,502<text:s/></text:p>
          </table:table-cell>
          <table:table-cell office:value-type="float" office:value="1.0254451849312021" table:style-name="ce6">
            <text:p>1.025</text:p>
          </table:table-cell>
          <table:table-cell office:value-type="float" office:value="3590.9100293438" table:style-name="ce5">
            <text:p><text:s/>3,591<text:s/></text:p>
          </table:table-cell>
          <table:table-cell office:value-type="float" office:value="1.1267926159373036" table:style-name="ce6">
            <text:p>1.127</text:p>
          </table:table-cell>
          <table:table-cell office:value-type="float" office:value="4046.2109055598003" table:style-name="ce5">
            <text:p><text:s/>4,0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46.2109055598003" table:style-name="ce5">
            <text:p><text:s/>4,046<text:s/></text:p>
          </table:table-cell>
          <table:table-cell office:value-type="float" office:value="1.0544320653501695" table:style-name="ce6">
            <text:p>1.054</text:p>
          </table:table-cell>
          <table:table-cell office:value-type="float" office:value="4266.4545219918" table:style-name="ce5">
            <text:p><text:s/>4,266<text:s/></text:p>
          </table:table-cell>
          <table:table-cell office:value-type="float" office:value="0.96137166025834964" table:style-name="ce6">
            <text:p>0.961</text:p>
          </table:table-cell>
          <table:table-cell office:value-type="float" office:value="4101.6484672240003" table:style-name="ce5">
            <text:p><text:s/>4,1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01.6484672240003" table:style-name="ce5">
            <text:p><text:s/>4,102<text:s/></text:p>
          </table:table-cell>
          <table:table-cell office:value-type="float" office:value="1.0825058361138968" table:style-name="ce6">
            <text:p>1.083</text:p>
          </table:table-cell>
          <table:table-cell office:value-type="float" office:value="4440.0584034575995" table:style-name="ce5">
            <text:p><text:s/>4,440<text:s/></text:p>
          </table:table-cell>
          <table:table-cell office:value-type="float" office:value="1.2453993236025922" table:style-name="ce6">
            <text:p>1.245</text:p>
          </table:table-cell>
          <table:table-cell office:value-type="float" office:value="5529.6457324221001" table:style-name="ce5">
            <text:p><text:s/>5,5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29.6457324221001" table:style-name="ce5">
            <text:p><text:s/>5,530<text:s/></text:p>
          </table:table-cell>
          <table:table-cell office:value-type="float" office:value="1.0620999380157374" table:style-name="ce6">
            <text:p>1.062</text:p>
          </table:table-cell>
          <table:table-cell office:value-type="float" office:value="5873.0363896545005" table:style-name="ce5">
            <text:p><text:s/>5,873<text:s/></text:p>
          </table:table-cell>
          <table:table-cell office:value-type="float" office:value="1.063238583461348" table:style-name="ce6">
            <text:p>1.063</text:p>
          </table:table-cell>
          <table:table-cell office:value-type="float" office:value="6244.4388915531999" table:style-name="ce5">
            <text:p><text:s/>6,2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44.4388915531999" table:style-name="ce5">
            <text:p><text:s/>6,244<text:s/></text:p>
          </table:table-cell>
          <table:table-cell office:value-type="float" office:value="1.0050341191232126" table:style-name="ce6">
            <text:p>1.005</text:p>
          </table:table-cell>
          <table:table-cell office:value-type="float" office:value="6275.8741407909001" table:style-name="ce5">
            <text:p><text:s/>6,276<text:s/></text:p>
          </table:table-cell>
          <table:table-cell office:value-type="float" office:value="1.0906929361848978" table:style-name="ce6">
            <text:p>1.091</text:p>
          </table:table-cell>
          <table:table-cell office:value-type="float" office:value="6845.0515937461005" table:style-name="ce5">
            <text:p><text:s/>6,8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45.0515937461005" table:style-name="ce5">
            <text:p><text:s/>6,845<text:s/></text:p>
          </table:table-cell>
          <table:table-cell office:value-type="float" office:value="1.1060344549125134" table:style-name="ce6">
            <text:p>1.106</text:p>
          </table:table-cell>
          <table:table-cell office:value-type="float" office:value="7570.8629083369997" table:style-name="ce5">
            <text:p><text:s/>7,571<text:s/></text:p>
          </table:table-cell>
          <table:table-cell office:value-type="float" office:value="1.1453475153871784" table:style-name="ce6">
            <text:p>1.145</text:p>
          </table:table-cell>
          <table:table-cell office:value-type="float" office:value="8671.2690214007307" table:style-name="ce5">
            <text:p><text:s/>8,6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71.2690214007307" table:style-name="ce5">
            <text:p><text:s/>8,671<text:s/></text:p>
          </table:table-cell>
          <table:table-cell office:value-type="float" office:value="1.0174844245988992" table:style-name="ce6">
            <text:p>1.017</text:p>
          </table:table-cell>
          <table:table-cell office:value-type="float" office:value="8822.8811707821806" table:style-name="ce5">
            <text:p><text:s/>8,823<text:s/></text:p>
          </table:table-cell>
          <table:table-cell office:value-type="float" office:value="1.1178050322298247" table:style-name="ce6">
            <text:p>1.118</text:p>
          </table:table-cell>
          <table:table-cell office:value-type="float" office:value="9862.2609714660884" table:style-name="ce5">
            <text:p><text:s/>9,86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862.2609714660884" table:style-name="ce5">
            <text:p><text:s/>9,862<text:s/></text:p>
          </table:table-cell>
          <table:table-cell office:value-type="float" office:value="1.0531739247632983" table:style-name="ce6">
            <text:p>1.053</text:p>
          </table:table-cell>
          <table:table-cell office:value-type="float" office:value="10386.676094358842" table:style-name="ce5">
            <text:p><text:s/>10,387<text:s/></text:p>
          </table:table-cell>
          <table:table-cell office:value-type="float" office:value="1.0580965635874868" table:style-name="ce6">
            <text:p>1.058</text:p>
          </table:table-cell>
          <table:table-cell office:value-type="float" office:value="10990.10628253739" table:style-name="ce5">
            <text:p><text:s/>10,9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990.10628253739" table:style-name="ce5">
            <text:p><text:s/>10,990<text:s/></text:p>
          </table:table-cell>
          <table:table-cell office:value-type="float" office:value="1.0796220334349012" table:style-name="ce6">
            <text:p>1.080</text:p>
          </table:table-cell>
          <table:table-cell office:value-type="float" office:value="11865.160892418698" table:style-name="ce5">
            <text:p><text:s/>11,865<text:s/></text:p>
          </table:table-cell>
          <table:table-cell office:value-type="float" office:value="1.0421024000257841" table:style-name="ce6">
            <text:p>1.042</text:p>
          </table:table-cell>
          <table:table-cell office:value-type="float" office:value="12364.712642681601" table:style-name="ce5">
            <text:p><text:s/>12,3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64.712642681601" table:style-name="ce5">
            <text:p><text:s/>12,365<text:s/></text:p>
          </table:table-cell>
          <table:table-cell office:value-type="float" office:value="1.0168944579551511" table:style-name="ce6">
            <text:p>1.017</text:p>
          </table:table-cell>
          <table:table-cell office:value-type="float" office:value="12573.607760550911" table:style-name="ce5">
            <text:p><text:s/>12,574<text:s/></text:p>
          </table:table-cell>
          <table:table-cell office:value-type="float" office:value="1.1558804876580715" table:style-name="ce6">
            <text:p>1.156</text:p>
          </table:table-cell>
          <table:table-cell office:value-type="float" office:value="14533.5878698869" table:style-name="ce5">
            <text:p><text:s/>14,5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533.5878698869" table:style-name="ce5">
            <text:p><text:s/>14,534<text:s/></text:p>
          </table:table-cell>
          <table:table-cell office:value-type="float" office:value="0.95780803979029083" table:style-name="ce6">
            <text:p>0.958</text:p>
          </table:table-cell>
          <table:table-cell office:value-type="float" office:value="13920.387308776319" table:style-name="ce5">
            <text:p><text:s/>13,920<text:s/></text:p>
          </table:table-cell>
          <table:table-cell office:value-type="float" office:value="1.1385575265011301" table:style-name="ce6">
            <text:p>1.139</text:p>
          </table:table-cell>
          <table:table-cell office:value-type="float" office:value="15849.16174221809" table:style-name="ce5">
            <text:p><text:s/>15,8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849.16174221809" table:style-name="ce5">
            <text:p><text:s/>15,849<text:s/></text:p>
          </table:table-cell>
          <table:table-cell office:value-type="float" office:value="0.93932920877683734" table:style-name="ce6">
            <text:p>0.939</text:p>
          </table:table-cell>
          <table:table-cell office:value-type="float" office:value="14887.58055909384" table:style-name="ce5">
            <text:p><text:s/>14,888<text:s/></text:p>
          </table:table-cell>
          <table:table-cell office:value-type="float" office:value="1.0466289109035782" table:style-name="ce6">
            <text:p>1.047</text:p>
          </table:table-cell>
          <table:table-cell office:value-type="float" office:value="15581.77222655367" table:style-name="ce5">
            <text:p><text:s/>15,5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581.77222655367" table:style-name="ce5">
            <text:p><text:s/>15,582<text:s/></text:p>
          </table:table-cell>
          <table:table-cell office:value-type="float" office:value="1.0002511152512614" table:style-name="ce6">
            <text:p>1.000</text:p>
          </table:table-cell>
          <table:table-cell office:value-type="float" office:value="15585.685047201441" table:style-name="ce5">
            <text:p><text:s/>15,586<text:s/></text:p>
          </table:table-cell>
          <table:table-cell office:value-type="float" office:value="1.1273313772645304" table:style-name="ce6">
            <text:p>1.127</text:p>
          </table:table-cell>
          <table:table-cell office:value-type="float" office:value="17570.2317898728" table:style-name="ce5">
            <text:p><text:s/>17,5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70.2317898728" table:style-name="ce5">
            <text:p><text:s/>17,570<text:s/></text:p>
          </table:table-cell>
          <table:table-cell office:value-type="float" office:value="1.0185048952130111" table:style-name="ce6">
            <text:p>1.019</text:p>
          </table:table-cell>
          <table:table-cell office:value-type="float" office:value="17895.36708801271" table:style-name="ce5">
            <text:p><text:s/>17,895<text:s/></text:p>
          </table:table-cell>
          <table:table-cell office:value-type="float" office:value="1.0823228614733005" table:style-name="ce6">
            <text:p>1.082</text:p>
          </table:table-cell>
          <table:table-cell office:value-type="float" office:value="19368.564913813043" table:style-name="ce5">
            <text:p><text:s/>19,3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6.13689846807006" table:style-name="ce5">
            <text:p><text:s/>7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76.13689846807006" table:style-name="ce5">
            <text:p><text:s/>776<text:s/></text:p>
          </table:table-cell>
          <table:table-cell office:value-type="float" office:value="0.99054179736949843" table:style-name="ce6">
            <text:p>0.991</text:p>
          </table:table-cell>
          <table:table-cell office:value-type="float" office:value="768.79603841334995" table:style-name="ce5">
            <text:p><text:s/>769<text:s/></text:p>
          </table:table-cell>
          <table:table-cell office:value-type="float" office:value="1.4517614605974523" table:style-name="ce6">
            <text:p>1.452</text:p>
          </table:table-cell>
          <table:table-cell office:value-type="float" office:value="1116.1084596285" table:style-name="ce5">
            <text:p><text:s/>1,11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16.1084596285" table:style-name="ce5">
            <text:p><text:s/>1,116<text:s/></text:p>
          </table:table-cell>
          <table:table-cell office:value-type="float" office:value="1.1059823160292797" table:style-name="ce6">
            <text:p>1.106</text:p>
          </table:table-cell>
          <table:table-cell office:value-type="float" office:value="1234.3962191198" table:style-name="ce5">
            <text:p><text:s/>1,234<text:s/></text:p>
          </table:table-cell>
          <table:table-cell office:value-type="float" office:value="1.1516324658532791" table:style-name="ce6">
            <text:p>1.152</text:p>
          </table:table-cell>
          <table:table-cell office:value-type="float" office:value="1421.5707616649001" table:style-name="ce5">
            <text:p><text:s/>1,4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21.5707616649001" table:style-name="ce5">
            <text:p><text:s/>1,422<text:s/></text:p>
          </table:table-cell>
          <table:table-cell office:value-type="float" office:value="1.0384304001700324" table:style-name="ce6">
            <text:p>1.038</text:p>
          </table:table-cell>
          <table:table-cell office:value-type="float" office:value="1476.2022949057" table:style-name="ce5">
            <text:p><text:s/>1,476<text:s/></text:p>
          </table:table-cell>
          <table:table-cell office:value-type="float" office:value="1.0170863324753951" table:style-name="ce6">
            <text:p>1.017</text:p>
          </table:table-cell>
          <table:table-cell office:value-type="float" office:value="1501.4251781174" table:style-name="ce5">
            <text:p><text:s/>1,5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01.4251781174" table:style-name="ce5">
            <text:p><text:s/>1,501<text:s/></text:p>
          </table:table-cell>
          <table:table-cell office:value-type="float" office:value="1.0638039158628718" table:style-name="ce6">
            <text:p>1.064</text:p>
          </table:table-cell>
          <table:table-cell office:value-type="float" office:value="1597.2219838563999" table:style-name="ce5">
            <text:p><text:s/>1,597<text:s/></text:p>
          </table:table-cell>
          <table:table-cell office:value-type="float" office:value="0.95260878808114047" table:style-name="ce6">
            <text:p>0.953</text:p>
          </table:table-cell>
          <table:table-cell office:value-type="float" office:value="1521.5276983380002" table:style-name="ce5">
            <text:p><text:s/>1,5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21.5276983380002" table:style-name="ce5">
            <text:p><text:s/>1,522<text:s/></text:p>
          </table:table-cell>
          <table:table-cell office:value-type="float" office:value="1.0824382789088969" table:style-name="ce6">
            <text:p>1.082</text:p>
          </table:table-cell>
          <table:table-cell office:value-type="float" office:value="1646.9598231012001" table:style-name="ce5">
            <text:p><text:s/>1,647<text:s/></text:p>
          </table:table-cell>
          <table:table-cell office:value-type="float" office:value="1.3209775417783323" table:style-name="ce6">
            <text:p>1.321</text:p>
          </table:table-cell>
          <table:table-cell office:value-type="float" office:value="2175.5969385279004" table:style-name="ce5">
            <text:p><text:s/>2,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75.5969385279004" table:style-name="ce5">
            <text:p><text:s/>2,176<text:s/></text:p>
          </table:table-cell>
          <table:table-cell office:value-type="float" office:value="1.0666598800667233" table:style-name="ce6">
            <text:p>1.067</text:p>
          </table:table-cell>
          <table:table-cell office:value-type="float" office:value="2320.6219695237" table:style-name="ce5">
            <text:p><text:s/>2,321<text:s/></text:p>
          </table:table-cell>
          <table:table-cell office:value-type="float" office:value="0.83809043473206557" table:style-name="ce6">
            <text:p>0.838</text:p>
          </table:table-cell>
          <table:table-cell office:value-type="float" office:value="1944.8910752869001" table:style-name="ce5">
            <text:p><text:s/>1,9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44.8910752869001" table:style-name="ce5">
            <text:p><text:s/>1,945<text:s/></text:p>
          </table:table-cell>
          <table:table-cell office:value-type="float" office:value="1.0242418671622755" table:style-name="ce6">
            <text:p>1.024</text:p>
          </table:table-cell>
          <table:table-cell office:value-type="float" office:value="1992.0388663791" table:style-name="ce5">
            <text:p><text:s/>1,992<text:s/></text:p>
          </table:table-cell>
          <table:table-cell office:value-type="float" office:value="1.0039499213614251" table:style-name="ce6">
            <text:p>1.004</text:p>
          </table:table-cell>
          <table:table-cell office:value-type="float" office:value="1999.9072632502" table:style-name="ce5">
            <text:p><text:s/>2,0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99.9072632502" table:style-name="ce5">
            <text:p><text:s/>2,000<text:s/></text:p>
          </table:table-cell>
          <table:table-cell office:value-type="float" office:value="1.0986403834200287" table:style-name="ce6">
            <text:p>1.099</text:p>
          </table:table-cell>
          <table:table-cell office:value-type="float" office:value="2197.1788825016997" table:style-name="ce5">
            <text:p><text:s/>2,197<text:s/></text:p>
          </table:table-cell>
          <table:table-cell office:value-type="float" office:value="1.4270187776610466" table:style-name="ce6">
            <text:p>1.427</text:p>
          </table:table-cell>
          <table:table-cell office:value-type="float" office:value="3135.4155232102398" table:style-name="ce5">
            <text:p><text:s/>3,1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35.4155232102398" table:style-name="ce5">
            <text:p><text:s/>3,135<text:s/></text:p>
          </table:table-cell>
          <table:table-cell office:value-type="float" office:value="1.0392010203448745" table:style-name="ce6">
            <text:p>1.039</text:p>
          </table:table-cell>
          <table:table-cell office:value-type="float" office:value="3258.3270109252398" table:style-name="ce5">
            <text:p><text:s/>3,258<text:s/></text:p>
          </table:table-cell>
          <table:table-cell office:value-type="float" office:value="1.0463093642812122" table:style-name="ce6">
            <text:p>1.046</text:p>
          </table:table-cell>
          <table:table-cell office:value-type="float" office:value="3409.2180634214901" table:style-name="ce5">
            <text:p><text:s/>3,4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09.2180634214901" table:style-name="ce5">
            <text:p><text:s/>3,409<text:s/></text:p>
          </table:table-cell>
          <table:table-cell office:value-type="float" office:value="1.0702330484364611" table:style-name="ce6">
            <text:p>1.070</text:p>
          </table:table-cell>
          <table:table-cell office:value-type="float" office:value="3648.6578408002301" table:style-name="ce5">
            <text:p><text:s/>3,649<text:s/></text:p>
          </table:table-cell>
          <table:table-cell office:value-type="float" office:value="1.0813959718007307" table:style-name="ce6">
            <text:p>1.081</text:p>
          </table:table-cell>
          <table:table-cell office:value-type="float" office:value="3945.6438915205204" table:style-name="ce5">
            <text:p><text:s/>3,9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45.6438915205204" table:style-name="ce5">
            <text:p><text:s/>3,946<text:s/></text:p>
          </table:table-cell>
          <table:table-cell office:value-type="float" office:value="1.0844972785123799" table:style-name="ce6">
            <text:p>1.084</text:p>
          </table:table-cell>
          <table:table-cell office:value-type="float" office:value="4279.0400623330006" table:style-name="ce5">
            <text:p><text:s/>4,279<text:s/></text:p>
          </table:table-cell>
          <table:table-cell office:value-type="float" office:value="1.0057452318984332" table:style-name="ce6">
            <text:p>1.006</text:p>
          </table:table-cell>
          <table:table-cell office:value-type="float" office:value="4303.6241397937902" table:style-name="ce5">
            <text:p><text:s/>4,3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03.6241397937902" table:style-name="ce5">
            <text:p><text:s/>4,304<text:s/></text:p>
          </table:table-cell>
          <table:table-cell office:value-type="float" office:value="1.0316529973228952" table:style-name="ce6">
            <text:p>1.032</text:p>
          </table:table-cell>
          <table:table-cell office:value-type="float" office:value="4439.8467431694298" table:style-name="ce5">
            <text:p><text:s/>4,440<text:s/></text:p>
          </table:table-cell>
          <table:table-cell office:value-type="float" office:value="1.1879551063454097" table:style-name="ce6">
            <text:p>1.188</text:p>
          </table:table-cell>
          <table:table-cell office:value-type="float" office:value="5274.3386099391601" table:style-name="ce5">
            <text:p><text:s/>5,2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74.3386099391601" table:style-name="ce5">
            <text:p><text:s/>5,274<text:s/></text:p>
          </table:table-cell>
          <table:table-cell office:value-type="float" office:value="0.95543456867518561" table:style-name="ce6">
            <text:p>0.955</text:p>
          </table:table-cell>
          <table:table-cell office:value-type="float" office:value="5039.2854348340998" table:style-name="ce5">
            <text:p><text:s/>5,039<text:s/></text:p>
          </table:table-cell>
          <table:table-cell office:value-type="float" office:value="1.2466994172354096" table:style-name="ce6">
            <text:p>1.247</text:p>
          </table:table-cell>
          <table:table-cell office:value-type="float" office:value="6282.4742148905598" table:style-name="ce5">
            <text:p><text:s/>6,2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82.4742148905598" table:style-name="ce5">
            <text:p><text:s/>6,282<text:s/></text:p>
          </table:table-cell>
          <table:table-cell office:value-type="float" office:value="0.94962250648714297" table:style-name="ce6">
            <text:p>0.950</text:p>
          </table:table-cell>
          <table:table-cell office:value-type="float" office:value="5965.9789108852192" table:style-name="ce5">
            <text:p><text:s/>5,966<text:s/></text:p>
          </table:table-cell>
          <table:table-cell office:value-type="float" office:value="1.0208596510770476" table:style-name="ce6">
            <text:p>1.021</text:p>
          </table:table-cell>
          <table:table-cell office:value-type="float" office:value="6090.4271492993093" table:style-name="ce5">
            <text:p><text:s/>6,0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90.4271492993093" table:style-name="ce5">
            <text:p><text:s/>6,090<text:s/></text:p>
          </table:table-cell>
          <table:table-cell office:value-type="float" office:value="1.0067339005037124" table:style-name="ce6">
            <text:p>1.007</text:p>
          </table:table-cell>
          <table:table-cell office:value-type="float" office:value="6131.4394797477999" table:style-name="ce5">
            <text:p><text:s/>6,131<text:s/></text:p>
          </table:table-cell>
          <table:table-cell office:value-type="float" office:value="1.1799582458046991" table:style-name="ce6">
            <text:p>1.180</text:p>
          </table:table-cell>
          <table:table-cell office:value-type="float" office:value="7234.8425727808908" table:style-name="ce5">
            <text:p><text:s/>7,2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34.8425727808908" table:style-name="ce5">
            <text:p><text:s/>7,235<text:s/></text:p>
          </table:table-cell>
          <table:table-cell office:value-type="float" office:value="1.0181639401380695" table:style-name="ce6">
            <text:p>1.018</text:p>
          </table:table-cell>
          <table:table-cell office:value-type="float" office:value="7366.2558201812399" table:style-name="ce5">
            <text:p><text:s/>7,366<text:s/></text:p>
          </table:table-cell>
          <table:table-cell office:value-type="float" office:value="1.1193896978274225" table:style-name="ce6">
            <text:p>1.119</text:p>
          </table:table-cell>
          <table:table-cell office:value-type="float" office:value="8245.7108766721703" table:style-name="ce5">
            <text:p><text:s/>8,2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80.21312791383" table:style-name="ce5">
            <text:p><text:s/>1,1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80.21312791383" table:style-name="ce5">
            <text:p><text:s/>1,180<text:s/></text:p>
          </table:table-cell>
          <table:table-cell office:value-type="float" office:value="0.97469642151543634" table:style-name="ce6">
            <text:p>0.975</text:p>
          </table:table-cell>
          <table:table-cell office:value-type="float" office:value="1150.3495124031501" table:style-name="ce5">
            <text:p><text:s/>1,150<text:s/></text:p>
          </table:table-cell>
          <table:table-cell office:value-type="float" office:value="1.8221848529232791" table:style-name="ce6">
            <text:p>1.822</text:p>
          </table:table-cell>
          <table:table-cell office:value-type="float" office:value="2096.1494570687" table:style-name="ce5">
            <text:p><text:s/>2,0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96.1494570687" table:style-name="ce5">
            <text:p><text:s/>2,096<text:s/></text:p>
          </table:table-cell>
          <table:table-cell office:value-type="float" office:value="1.1032840374761526" table:style-name="ce6">
            <text:p>1.103</text:p>
          </table:table-cell>
          <table:table-cell office:value-type="float" office:value="2312.6482361481999" table:style-name="ce5">
            <text:p><text:s/>2,313<text:s/></text:p>
          </table:table-cell>
          <table:table-cell office:value-type="float" office:value="0.89950349373712257" table:style-name="ce6">
            <text:p>0.900</text:p>
          </table:table-cell>
          <table:table-cell office:value-type="float" office:value="2080.2351682003" table:style-name="ce5">
            <text:p><text:s/>2,0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80.2351682003" table:style-name="ce5">
            <text:p><text:s/>2,080<text:s/></text:p>
          </table:table-cell>
          <table:table-cell office:value-type="float" office:value="1.016571475554672" table:style-name="ce6">
            <text:p>1.017</text:p>
          </table:table-cell>
          <table:table-cell office:value-type="float" office:value="2114.7077344381" table:style-name="ce5">
            <text:p><text:s/>2,115<text:s/></text:p>
          </table:table-cell>
          <table:table-cell office:value-type="float" office:value="1.2033746725377046" table:style-name="ce6">
            <text:p>1.203</text:p>
          </table:table-cell>
          <table:table-cell office:value-type="float" office:value="2544.7857274424" table:style-name="ce5">
            <text:p><text:s/>2,5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44.7857274424" table:style-name="ce5">
            <text:p><text:s/>2,545<text:s/></text:p>
          </table:table-cell>
          <table:table-cell office:value-type="float" office:value="1.0489026676592035" table:style-name="ce6">
            <text:p>1.049</text:p>
          </table:table-cell>
          <table:table-cell office:value-type="float" office:value="2669.2325381353999" table:style-name="ce5">
            <text:p><text:s/>2,669<text:s/></text:p>
          </table:table-cell>
          <table:table-cell office:value-type="float" office:value="0.96661520943707313" table:style-name="ce6">
            <text:p>0.967</text:p>
          </table:table-cell>
          <table:table-cell office:value-type="float" office:value="2580.1207688859995" table:style-name="ce5">
            <text:p><text:s/>2,5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80.1207688859995" table:style-name="ce5">
            <text:p><text:s/>2,580<text:s/></text:p>
          </table:table-cell>
          <table:table-cell office:value-type="float" office:value="1.0825456753957901" table:style-name="ce6">
            <text:p>1.083</text:p>
          </table:table-cell>
          <table:table-cell office:value-type="float" office:value="2793.0985803563995" table:style-name="ce5">
            <text:p><text:s/>2,793<text:s/></text:p>
          </table:table-cell>
          <table:table-cell office:value-type="float" office:value="1.2008343770903436" table:style-name="ce6">
            <text:p>1.201</text:p>
          </table:table-cell>
          <table:table-cell office:value-type="float" office:value="3354.0487938941997" table:style-name="ce5">
            <text:p><text:s/>3,3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54.0487938941997" table:style-name="ce5">
            <text:p><text:s/>3,354<text:s/></text:p>
          </table:table-cell>
          <table:table-cell office:value-type="float" office:value="1.0591421408650077" table:style-name="ce6">
            <text:p>1.059</text:p>
          </table:table-cell>
          <table:table-cell office:value-type="float" office:value="3552.4144201308" table:style-name="ce5">
            <text:p><text:s/>3,552<text:s/></text:p>
          </table:table-cell>
          <table:table-cell office:value-type="float" office:value="1.2103170710887923" table:style-name="ce6">
            <text:p>1.210</text:p>
          </table:table-cell>
          <table:table-cell office:value-type="float" office:value="4299.5478162663003" table:style-name="ce5">
            <text:p><text:s/>4,3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99.5478162663003" table:style-name="ce5">
            <text:p><text:s/>4,300<text:s/></text:p>
          </table:table-cell>
          <table:table-cell office:value-type="float" office:value="0.9963455361991661" table:style-name="ce6">
            <text:p>0.996</text:p>
          </table:table-cell>
          <table:table-cell office:value-type="float" office:value="4283.8352744118001" table:style-name="ce5">
            <text:p><text:s/>4,284<text:s/></text:p>
          </table:table-cell>
          <table:table-cell office:value-type="float" office:value="1.1310295611591115" table:style-name="ce6">
            <text:p>1.131</text:p>
          </table:table-cell>
          <table:table-cell office:value-type="float" office:value="4845.1443304959002" table:style-name="ce5">
            <text:p><text:s/>4,8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45.1443304959002" table:style-name="ce5">
            <text:p><text:s/>4,845<text:s/></text:p>
          </table:table-cell>
          <table:table-cell office:value-type="float" office:value="1.1090864707605737" table:style-name="ce6">
            <text:p>1.109</text:p>
          </table:table-cell>
          <table:table-cell office:value-type="float" office:value="5373.6840258353004" table:style-name="ce5">
            <text:p><text:s/>5,374<text:s/></text:p>
          </table:table-cell>
          <table:table-cell office:value-type="float" office:value="1.0301784532874507" table:style-name="ce6">
            <text:p>1.030</text:p>
          </table:table-cell>
          <table:table-cell office:value-type="float" office:value="5535.8534981904904" table:style-name="ce5">
            <text:p><text:s/>5,5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35.8534981904904" table:style-name="ce5">
            <text:p><text:s/>5,536<text:s/></text:p>
          </table:table-cell>
          <table:table-cell office:value-type="float" office:value="1.0051845052756241" table:style-name="ce6">
            <text:p>1.005</text:p>
          </table:table-cell>
          <table:table-cell office:value-type="float" office:value="5564.5541598569416" table:style-name="ce5">
            <text:p><text:s/>5,565<text:s/></text:p>
          </table:table-cell>
          <table:table-cell office:value-type="float" office:value="1.1596693504391196" table:style-name="ce6">
            <text:p>1.160</text:p>
          </table:table-cell>
          <table:table-cell office:value-type="float" office:value="6453.0429080445992" table:style-name="ce5">
            <text:p><text:s/>6,4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53.0429080445992" table:style-name="ce5">
            <text:p><text:s/>6,453<text:s/></text:p>
          </table:table-cell>
          <table:table-cell office:value-type="float" office:value="1.0441613901495603" table:style-name="ce6">
            <text:p>1.044</text:p>
          </table:table-cell>
          <table:table-cell office:value-type="float" office:value="6738.0182535586109" table:style-name="ce5">
            <text:p><text:s/>6,738<text:s/></text:p>
          </table:table-cell>
          <table:table-cell office:value-type="float" office:value="1.0454798615744938" table:style-name="ce6">
            <text:p>1.045</text:p>
          </table:table-cell>
          <table:table-cell office:value-type="float" office:value="7044.4623910168693" table:style-name="ce5">
            <text:p><text:s/>7,0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44.4623910168693" table:style-name="ce5">
            <text:p><text:s/>7,044<text:s/></text:p>
          </table:table-cell>
          <table:table-cell office:value-type="float" office:value="1.076891380633894" table:style-name="ce6">
            <text:p>1.077</text:p>
          </table:table-cell>
          <table:table-cell office:value-type="float" office:value="7586.1208300856988" table:style-name="ce5">
            <text:p><text:s/>7,586<text:s/></text:p>
          </table:table-cell>
          <table:table-cell office:value-type="float" office:value="1.0626100853704363" table:style-name="ce6">
            <text:p>1.063</text:p>
          </table:table-cell>
          <table:table-cell office:value-type="float" office:value="8061.088502887811" table:style-name="ce5">
            <text:p><text:s/>8,0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61.088502887811" table:style-name="ce5">
            <text:p><text:s/>8,061<text:s/></text:p>
          </table:table-cell>
          <table:table-cell office:value-type="float" office:value="1.0090152234983696" table:style-name="ce6">
            <text:p>1.009</text:p>
          </table:table-cell>
          <table:table-cell office:value-type="float" office:value="8133.761017381481" table:style-name="ce5">
            <text:p><text:s/>8,134<text:s/></text:p>
          </table:table-cell>
          <table:table-cell office:value-type="float" office:value="1.1383724257648018" table:style-name="ce6">
            <text:p>1.138</text:p>
          </table:table-cell>
          <table:table-cell office:value-type="float" office:value="9259.2492599477391" table:style-name="ce5">
            <text:p><text:s/>9,2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259.2492599477391" table:style-name="ce5">
            <text:p><text:s/>9,259<text:s/></text:p>
          </table:table-cell>
          <table:table-cell office:value-type="float" office:value="0.9591600382072818" table:style-name="ce6">
            <text:p>0.959</text:p>
          </table:table-cell>
          <table:table-cell office:value-type="float" office:value="8881.1018739422179" table:style-name="ce5">
            <text:p><text:s/>8,881<text:s/></text:p>
          </table:table-cell>
          <table:table-cell office:value-type="float" office:value="1.0771960127376612" table:style-name="ce6">
            <text:p>1.077</text:p>
          </table:table-cell>
          <table:table-cell office:value-type="float" office:value="9566.6875273275291" table:style-name="ce5">
            <text:p><text:s/>9,5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566.6875273275291" table:style-name="ce5">
            <text:p><text:s/>9,567<text:s/></text:p>
          </table:table-cell>
          <table:table-cell office:value-type="float" office:value="0.93256956733705343" table:style-name="ce6">
            <text:p>0.933</text:p>
          </table:table-cell>
          <table:table-cell office:value-type="float" office:value="8921.6016482086197" table:style-name="ce5">
            <text:p><text:s/>8,922<text:s/></text:p>
          </table:table-cell>
          <table:table-cell office:value-type="float" office:value="1.0638611150230115" table:style-name="ce6">
            <text:p>1.064</text:p>
          </table:table-cell>
          <table:table-cell office:value-type="float" office:value="9491.3450772543601" table:style-name="ce5">
            <text:p><text:s/>9,4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91.3450772543601" table:style-name="ce5">
            <text:p><text:s/>9,491<text:s/></text:p>
          </table:table-cell>
          <table:table-cell office:value-type="float" office:value="0.99609122737623057" table:style-name="ce6">
            <text:p>0.996</text:p>
          </table:table-cell>
          <table:table-cell office:value-type="float" office:value="9454.2455674536395" table:style-name="ce5">
            <text:p><text:s/>9,454<text:s/></text:p>
          </table:table-cell>
          <table:table-cell office:value-type="float" office:value="1.0932008422408253" table:style-name="ce6">
            <text:p>1.093</text:p>
          </table:table-cell>
          <table:table-cell office:value-type="float" office:value="10335.389217091908" table:style-name="ce5">
            <text:p><text:s/>10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35.389217091908" table:style-name="ce5">
            <text:p><text:s/>10,335<text:s/></text:p>
          </table:table-cell>
          <table:table-cell office:value-type="float" office:value="1.0187435660786921" table:style-name="ce6">
            <text:p>1.019</text:p>
          </table:table-cell>
          <table:table-cell office:value-type="float" office:value="10529.111267831471" table:style-name="ce5">
            <text:p><text:s/>10,529<text:s/></text:p>
          </table:table-cell>
          <table:table-cell office:value-type="float" office:value="1.0563905874110577" table:style-name="ce6">
            <text:p>1.056</text:p>
          </table:table-cell>
          <table:table-cell office:value-type="float" office:value="11122.854037140873" table:style-name="ce5">
            <text:p><text:s/>11,12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0.98694629871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70.98694629871" table:style-name="ce5">
            <text:p><text:s/>871<text:s/></text:p>
          </table:table-cell>
          <table:table-cell office:value-type="float" office:value="0.99540761038847048" table:style-name="ce6">
            <text:p>0.995</text:p>
          </table:table-cell>
          <table:table-cell office:value-type="float" office:value="866.98703489474997" table:style-name="ce5">
            <text:p><text:s/>867<text:s/></text:p>
          </table:table-cell>
          <table:table-cell office:value-type="float" office:value="1.0575413973966707" table:style-name="ce6">
            <text:p>1.058</text:p>
          </table:table-cell>
          <table:table-cell office:value-type="float" office:value="916.87468040738997" table:style-name="ce5">
            <text:p><text:s/>9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6.87468040738997" table:style-name="ce5">
            <text:p><text:s/>917<text:s/></text:p>
          </table:table-cell>
          <table:table-cell office:value-type="float" office:value="1.0149567318431529" table:style-name="ce6">
            <text:p>1.015</text:p>
          </table:table-cell>
          <table:table-cell office:value-type="float" office:value="930.58812913601992" table:style-name="ce5">
            <text:p><text:s/>931<text:s/></text:p>
          </table:table-cell>
          <table:table-cell office:value-type="float" office:value="1.1409146932518122" table:style-name="ce6">
            <text:p>1.141</text:p>
          </table:table-cell>
          <table:table-cell office:value-type="float" office:value="1061.7216698969999" table:style-name="ce5">
            <text:p><text:s/>1,0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1.7216698969999" table:style-name="ce5">
            <text:p><text:s/>1,062<text:s/></text:p>
          </table:table-cell>
          <table:table-cell office:value-type="float" office:value="0.99608575523404064" table:style-name="ce6">
            <text:p>0.996</text:p>
          </table:table-cell>
          <table:table-cell office:value-type="float" office:value="1057.5658314077" table:style-name="ce5">
            <text:p><text:s/>1,058<text:s/></text:p>
          </table:table-cell>
          <table:table-cell office:value-type="float" office:value="1.1177896890706913" table:style-name="ce6">
            <text:p>1.118</text:p>
          </table:table-cell>
          <table:table-cell office:value-type="float" office:value="1182.1361818610001" table:style-name="ce5">
            <text:p><text:s/>1,1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82.1361818610001" table:style-name="ce5">
            <text:p><text:s/>1,182<text:s/></text:p>
          </table:table-cell>
          <table:table-cell office:value-type="float" office:value="1.0409807169546532" table:style-name="ce6">
            <text:p>1.041</text:p>
          </table:table-cell>
          <table:table-cell office:value-type="float" office:value="1230.5809701317" table:style-name="ce5">
            <text:p><text:s/>1,231<text:s/></text:p>
          </table:table-cell>
          <table:table-cell office:value-type="float" office:value="1.312069476020095" table:style-name="ce6">
            <text:p>1.312</text:p>
          </table:table-cell>
          <table:table-cell office:value-type="float" office:value="1614.607728681" table:style-name="ce5">
            <text:p><text:s/>1,6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14.607728681" table:style-name="ce5">
            <text:p><text:s/>1,615<text:s/></text:p>
          </table:table-cell>
          <table:table-cell office:value-type="float" office:value="1.0581213969939696" table:style-name="ce6">
            <text:p>1.058</text:p>
          </table:table-cell>
          <table:table-cell office:value-type="float" office:value="1708.4509854691998" table:style-name="ce5">
            <text:p><text:s/>1,708<text:s/></text:p>
          </table:table-cell>
          <table:table-cell office:value-type="float" office:value="1.1150576223625841" table:style-name="ce6">
            <text:p>1.115</text:p>
          </table:table-cell>
          <table:table-cell office:value-type="float" office:value="1905.0212937802999" table:style-name="ce5">
            <text:p><text:s/>1,9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05.0212937802999" table:style-name="ce5">
            <text:p><text:s/>1,905<text:s/></text:p>
          </table:table-cell>
          <table:table-cell office:value-type="float" office:value="1.1254043647042045" table:style-name="ce6">
            <text:p>1.125</text:p>
          </table:table-cell>
          <table:table-cell office:value-type="float" office:value="2143.9192788748001" table:style-name="ce5">
            <text:p><text:s/>2,144<text:s/></text:p>
          </table:table-cell>
          <table:table-cell office:value-type="float" office:value="1.0945269696337456" table:style-name="ce6">
            <text:p>1.095</text:p>
          </table:table-cell>
          <table:table-cell office:value-type="float" office:value="2346.5774714462" table:style-name="ce5">
            <text:p><text:s/>2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46.5774714462" table:style-name="ce5">
            <text:p><text:s/>2,347<text:s/></text:p>
          </table:table-cell>
          <table:table-cell office:value-type="float" office:value="0.93340979985357264" table:style-name="ce6">
            <text:p>0.933</text:p>
          </table:table-cell>
          <table:table-cell office:value-type="float" office:value="2190.3184079635002" table:style-name="ce5">
            <text:p><text:s/>2,190<text:s/></text:p>
          </table:table-cell>
          <table:table-cell office:value-type="float" office:value="1.2465352163836623" table:style-name="ce6">
            <text:p>1.247</text:p>
          </table:table-cell>
          <table:table-cell office:value-type="float" office:value="2730.3090306199001" table:style-name="ce5">
            <text:p><text:s/>2,7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30.3090306199001" table:style-name="ce5">
            <text:p><text:s/>2,730<text:s/></text:p>
          </table:table-cell>
          <table:table-cell office:value-type="float" office:value="1.0829060403585546" table:style-name="ce6">
            <text:p>1.083</text:p>
          </table:table-cell>
          <table:table-cell office:value-type="float" office:value="2956.6681413038" table:style-name="ce5">
            <text:p><text:s/>2,957<text:s/></text:p>
          </table:table-cell>
          <table:table-cell office:value-type="float" office:value="1.0152749707319653" table:style-name="ce6">
            <text:p>1.015</text:p>
          </table:table-cell>
          <table:table-cell office:value-type="float" office:value="3001.8311606263501" table:style-name="ce5">
            <text:p><text:s/>3,0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01.8311606263501" table:style-name="ce5">
            <text:p><text:s/>3,002<text:s/></text:p>
          </table:table-cell>
          <table:table-cell office:value-type="float" office:value="1.1306873932475516" table:style-name="ce6">
            <text:p>1.131</text:p>
          </table:table-cell>
          <table:table-cell office:value-type="float" office:value="3394.1326499778802" table:style-name="ce5">
            <text:p><text:s/>3,394<text:s/></text:p>
          </table:table-cell>
          <table:table-cell office:value-type="float" office:value="1.0706803824806503" table:style-name="ce6">
            <text:p>1.071</text:p>
          </table:table-cell>
          <table:table-cell office:value-type="float" office:value="3634.03124386838" table:style-name="ce5">
            <text:p><text:s/>3,63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634.03124386838" table:style-name="ce5">
            <text:p><text:s/>3,634<text:s/></text:p>
          </table:table-cell>
          <table:table-cell office:value-type="float" office:value="1.0378194612331704" table:style-name="ce6">
            <text:p>1.038</text:p>
          </table:table-cell>
          <table:table-cell office:value-type="float" office:value="3771.4683476159903" table:style-name="ce5">
            <text:p><text:s/>3,771<text:s/></text:p>
          </table:table-cell>
          <table:table-cell office:value-type="float" office:value="1.1912286187110124" table:style-name="ce6">
            <text:p>1.191</text:p>
          </table:table-cell>
          <table:table-cell office:value-type="float" office:value="4492.6810302429003" table:style-name="ce5">
            <text:p><text:s/>4,4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492.6810302429003" table:style-name="ce5">
            <text:p><text:s/>4,493<text:s/></text:p>
          </table:table-cell>
          <table:table-cell office:value-type="float" office:value="1.084577113032072" table:style-name="ce6">
            <text:p>1.085</text:p>
          </table:table-cell>
          <table:table-cell office:value-type="float" office:value="4872.6590215548003" table:style-name="ce5">
            <text:p><text:s/>4,873<text:s/></text:p>
          </table:table-cell>
          <table:table-cell office:value-type="float" office:value="1.1237812411766062" table:style-name="ce6">
            <text:p>1.124</text:p>
          </table:table-cell>
          <table:table-cell office:value-type="float" office:value="5475.8028030732403" table:style-name="ce5">
            <text:p><text:s/>5,4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75.8028030732403" table:style-name="ce5">
            <text:p><text:s/>5,476<text:s/></text:p>
          </table:table-cell>
          <table:table-cell office:value-type="float" office:value="1.0586586773849851" table:style-name="ce6">
            <text:p>1.059</text:p>
          </table:table-cell>
          <table:table-cell office:value-type="float" office:value="5797.0061531225101" table:style-name="ce5">
            <text:p><text:s/>5,797<text:s/></text:p>
          </table:table-cell>
          <table:table-cell office:value-type="float" office:value="1.080410076074513" table:style-name="ce6">
            <text:p>1.080</text:p>
          </table:table-cell>
          <table:table-cell office:value-type="float" office:value="6263.1438588995106" table:style-name="ce5">
            <text:p><text:s/>6,26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263.1438588995106" table:style-name="ce5">
            <text:p><text:s/>6,263<text:s/></text:p>
          </table:table-cell>
          <table:table-cell office:value-type="float" office:value="0.94943993630433055" table:style-name="ce6">
            <text:p>0.949</text:p>
          </table:table-cell>
          <table:table-cell office:value-type="float" office:value="5946.4789064584102" table:style-name="ce5">
            <text:p><text:s/>5,946<text:s/></text:p>
          </table:table-cell>
          <table:table-cell office:value-type="float" office:value="1.0445356354159081" table:style-name="ce6">
            <text:p>1.045</text:p>
          </table:table-cell>
          <table:table-cell office:value-type="float" office:value="6211.3091230448299" table:style-name="ce5">
            <text:p><text:s/>6,2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11.3091230448299" table:style-name="ce5">
            <text:p><text:s/>6,211<text:s/></text:p>
          </table:table-cell>
          <table:table-cell office:value-type="float" office:value="0.93065072118300018" table:style-name="ce6">
            <text:p>0.931</text:p>
          </table:table-cell>
          <table:table-cell office:value-type="float" office:value="5780.5593148522194" table:style-name="ce5">
            <text:p><text:s/>5,781<text:s/></text:p>
          </table:table-cell>
          <table:table-cell office:value-type="float" office:value="1.1852043339101865" table:style-name="ce6">
            <text:p>1.185</text:p>
          </table:table-cell>
          <table:table-cell office:value-type="float" office:value="6851.1439523877498" table:style-name="ce5">
            <text:p><text:s/>6,8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51.1439523877498" table:style-name="ce5">
            <text:p><text:s/>6,851<text:s/></text:p>
          </table:table-cell>
          <table:table-cell office:value-type="float" office:value="0.98010903830697127" table:style-name="ce6">
            <text:p>0.980</text:p>
          </table:table-cell>
          <table:table-cell office:value-type="float" office:value="6714.8681104773796" table:style-name="ce5">
            <text:p><text:s/>6,715<text:s/></text:p>
          </table:table-cell>
          <table:table-cell office:value-type="float" office:value="1.1098539031318679" table:style-name="ce6">
            <text:p>1.110</text:p>
          </table:table-cell>
          <table:table-cell office:value-type="float" office:value="7452.5225814290307" table:style-name="ce5">
            <text:p><text:s/>7,4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52.5225814290307" table:style-name="ce5">
            <text:p><text:s/>7,453<text:s/></text:p>
          </table:table-cell>
          <table:table-cell office:value-type="float" office:value="1.0572624379345616" table:style-name="ce6">
            <text:p>1.057</text:p>
          </table:table-cell>
          <table:table-cell office:value-type="float" office:value="7879.2721932040304" table:style-name="ce5">
            <text:p><text:s/>7,879<text:s/></text:p>
          </table:table-cell>
          <table:table-cell office:value-type="float" office:value="1.1519035750200015" table:style-name="ce6">
            <text:p>1.152</text:p>
          </table:table-cell>
          <table:table-cell office:value-type="float" office:value="9076.1618079074105" table:style-name="ce5">
            <text:p><text:s/>9,0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7.85030687360006" table:style-name="ce5">
            <text:p><text:s/>60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7.85030687360006" table:style-name="ce5">
            <text:p><text:s/>608<text:s/></text:p>
          </table:table-cell>
          <table:table-cell office:value-type="float" office:value="0.98958126759745646" table:style-name="ce6">
            <text:p>0.990</text:p>
          </table:table-cell>
          <table:table-cell office:value-type="float" office:value="601.51727718548" table:style-name="ce5">
            <text:p><text:s/>602<text:s/></text:p>
          </table:table-cell>
          <table:table-cell office:value-type="float" office:value="1.0007019033423703" table:style-name="ce6">
            <text:p>1.001</text:p>
          </table:table-cell>
          <table:table-cell office:value-type="float" office:value="601.93948417283002" table:style-name="ce5">
            <text:p><text:s/>6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01.93948417283002" table:style-name="ce5">
            <text:p><text:s/>602<text:s/></text:p>
          </table:table-cell>
          <table:table-cell office:value-type="float" office:value="1.0034159261580182" table:style-name="ce6">
            <text:p>1.003</text:p>
          </table:table-cell>
          <table:table-cell office:value-type="float" office:value="603.99566500235994" table:style-name="ce5">
            <text:p><text:s/>604<text:s/></text:p>
          </table:table-cell>
          <table:table-cell office:value-type="float" office:value="1.1993315887564848" table:style-name="ce6">
            <text:p>1.199</text:p>
          </table:table-cell>
          <table:table-cell office:value-type="float" office:value="724.39108050930997" table:style-name="ce5">
            <text:p><text:s/>7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4.39108050930997" table:style-name="ce5">
            <text:p><text:s/>724<text:s/></text:p>
          </table:table-cell>
          <table:table-cell office:value-type="float" office:value="1.003505665445928" table:style-name="ce6">
            <text:p>1.004</text:p>
          </table:table-cell>
          <table:table-cell office:value-type="float" office:value="726.93055328958997" table:style-name="ce5">
            <text:p><text:s/>727<text:s/></text:p>
          </table:table-cell>
          <table:table-cell office:value-type="float" office:value="1.058640740231245" table:style-name="ce6">
            <text:p>1.059</text:p>
          </table:table-cell>
          <table:table-cell office:value-type="float" office:value="769.55829903120002" table:style-name="ce5">
            <text:p><text:s/>77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69.55829903120002" table:style-name="ce5">
            <text:p><text:s/>770<text:s/></text:p>
          </table:table-cell>
          <table:table-cell office:value-type="float" office:value="1.0300154450780519" table:style-name="ce6">
            <text:p>1.030</text:p>
          </table:table-cell>
          <table:table-cell office:value-type="float" office:value="792.65693389013006" table:style-name="ce5">
            <text:p><text:s/>793<text:s/></text:p>
          </table:table-cell>
          <table:table-cell office:value-type="float" office:value="1.4008096022703902" table:style-name="ce6">
            <text:p>1.401</text:p>
          </table:table-cell>
          <table:table-cell office:value-type="float" office:value="1110.3614442994999" table:style-name="ce5">
            <text:p><text:s/>1,1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0.3614442994999" table:style-name="ce5">
            <text:p><text:s/>1,110<text:s/></text:p>
          </table:table-cell>
          <table:table-cell office:value-type="float" office:value="1.06046619917306" table:style-name="ce6">
            <text:p>1.060</text:p>
          </table:table-cell>
          <table:table-cell office:value-type="float" office:value="1177.5007805446" table:style-name="ce5">
            <text:p><text:s/>1,178<text:s/></text:p>
          </table:table-cell>
          <table:table-cell office:value-type="float" office:value="1.0783332382732178" table:style-name="ce6">
            <text:p>1.078</text:p>
          </table:table-cell>
          <table:table-cell office:value-type="float" office:value="1269.7382297539" table:style-name="ce5">
            <text:p><text:s/>1,2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9.7382297539" table:style-name="ce5">
            <text:p><text:s/>1,270<text:s/></text:p>
          </table:table-cell>
          <table:table-cell office:value-type="float" office:value="1.1232221666489675" table:style-name="ce6">
            <text:p>1.123</text:p>
          </table:table-cell>
          <table:table-cell office:value-type="float" office:value="1426.1981255011999" table:style-name="ce5">
            <text:p><text:s/>1,426<text:s/></text:p>
          </table:table-cell>
          <table:table-cell office:value-type="float" office:value="1.1433307902135705" table:style-name="ce6">
            <text:p>1.143</text:p>
          </table:table-cell>
          <table:table-cell office:value-type="float" office:value="1630.6162298304" table:style-name="ce5">
            <text:p><text:s/>1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30.6162298304" table:style-name="ce5">
            <text:p><text:s/>1,631<text:s/></text:p>
          </table:table-cell>
          <table:table-cell office:value-type="float" office:value="0.94137386619520946" table:style-name="ce6">
            <text:p>0.941</text:p>
          </table:table-cell>
          <table:table-cell office:value-type="float" office:value="1535.0195045560999" table:style-name="ce5">
            <text:p><text:s/>1,535<text:s/></text:p>
          </table:table-cell>
          <table:table-cell office:value-type="float" office:value="1.1627875169550119" table:style-name="ce6">
            <text:p>1.163</text:p>
          </table:table-cell>
          <table:table-cell office:value-type="float" office:value="1784.9015181802999" table:style-name="ce5">
            <text:p><text:s/>1,7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4.9015181802999" table:style-name="ce5">
            <text:p><text:s/>1,785<text:s/></text:p>
          </table:table-cell>
          <table:table-cell office:value-type="float" office:value="1.071295228257207" table:style-name="ce6">
            <text:p>1.071</text:p>
          </table:table-cell>
          <table:table-cell office:value-type="float" office:value="1912.1564793355999" table:style-name="ce5">
            <text:p><text:s/>1,912<text:s/></text:p>
          </table:table-cell>
          <table:table-cell office:value-type="float" office:value="0.92675343645545938" table:style-name="ce6">
            <text:p>0.927</text:p>
          </table:table-cell>
          <table:table-cell office:value-type="float" office:value="1772.0975882648399" table:style-name="ce5">
            <text:p><text:s/>1,7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72.0975882648399" table:style-name="ce5">
            <text:p><text:s/>1,772<text:s/></text:p>
          </table:table-cell>
          <table:table-cell office:value-type="float" office:value="1.1356369478633352" table:style-name="ce6">
            <text:p>1.136</text:p>
          </table:table-cell>
          <table:table-cell office:value-type="float" office:value="2012.45949645306" table:style-name="ce5">
            <text:p><text:s/>2,012<text:s/></text:p>
          </table:table-cell>
          <table:table-cell office:value-type="float" office:value="1.0097307466673264" table:style-name="ce6">
            <text:p>1.010</text:p>
          </table:table-cell>
          <table:table-cell office:value-type="float" office:value="2032.0422299913" table:style-name="ce5">
            <text:p><text:s/>2,0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32.0422299913" table:style-name="ce5">
            <text:p><text:s/>2,032<text:s/></text:p>
          </table:table-cell>
          <table:table-cell office:value-type="float" office:value="1.0235800609129935" table:style-name="ce6">
            <text:p>1.024</text:p>
          </table:table-cell>
          <table:table-cell office:value-type="float" office:value="2079.9579095522699" table:style-name="ce5">
            <text:p><text:s/>2,080<text:s/></text:p>
          </table:table-cell>
          <table:table-cell office:value-type="float" office:value="1.2525281582873735" table:style-name="ce6">
            <text:p>1.253</text:p>
          </table:table-cell>
          <table:table-cell office:value-type="float" office:value="2605.2058497667599" table:style-name="ce5">
            <text:p><text:s/>2,6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05.2058497667599" table:style-name="ce5">
            <text:p><text:s/>2,605<text:s/></text:p>
          </table:table-cell>
          <table:table-cell office:value-type="float" office:value="1.1012187509842144" table:style-name="ce6">
            <text:p>1.101</text:p>
          </table:table-cell>
          <table:table-cell office:value-type="float" office:value="2868.90153193692" table:style-name="ce5">
            <text:p><text:s/>2,869<text:s/></text:p>
          </table:table-cell>
          <table:table-cell office:value-type="float" office:value="1.2028299713280799" table:style-name="ce6">
            <text:p>1.203</text:p>
          </table:table-cell>
          <table:table-cell office:value-type="float" office:value="3450.80074740277" table:style-name="ce5">
            <text:p><text:s/>3,4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50.80074740277" table:style-name="ce5">
            <text:p><text:s/>3,451<text:s/></text:p>
          </table:table-cell>
          <table:table-cell office:value-type="float" office:value="1.0685447667062888" table:style-name="ce6">
            <text:p>1.069</text:p>
          </table:table-cell>
          <table:table-cell office:value-type="float" office:value="3687.3350795833803" table:style-name="ce5">
            <text:p><text:s/>3,687<text:s/></text:p>
          </table:table-cell>
          <table:table-cell office:value-type="float" office:value="0.99476348919315416" table:style-name="ce6">
            <text:p>0.995</text:p>
          </table:table-cell>
          <table:table-cell office:value-type="float" office:value="3668.0263095906803" table:style-name="ce5">
            <text:p><text:s/>3,6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68.0263095906803" table:style-name="ce5">
            <text:p><text:s/>3,668<text:s/></text:p>
          </table:table-cell>
          <table:table-cell office:value-type="float" office:value="0.94818099628286179" table:style-name="ce6">
            <text:p>0.948</text:p>
          </table:table-cell>
          <table:table-cell office:value-type="float" office:value="3477.9528406194399" table:style-name="ce5">
            <text:p><text:s/>3,478<text:s/></text:p>
          </table:table-cell>
          <table:table-cell office:value-type="float" office:value="1.088994335277822" table:style-name="ce6">
            <text:p>1.089</text:p>
          </table:table-cell>
          <table:table-cell office:value-type="float" office:value="3787.4709417979798" table:style-name="ce5">
            <text:p><text:s/>3,7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87.4709417979798" table:style-name="ce5">
            <text:p><text:s/>3,787<text:s/></text:p>
          </table:table-cell>
          <table:table-cell office:value-type="float" office:value="0.94171083693961832" table:style-name="ce6">
            <text:p>0.942</text:p>
          </table:table-cell>
          <table:table-cell office:value-type="float" office:value="3566.7024304850602" table:style-name="ce5">
            <text:p><text:s/>3,567<text:s/></text:p>
          </table:table-cell>
          <table:table-cell office:value-type="float" office:value="1.0604297433930892" table:style-name="ce6">
            <text:p>1.060</text:p>
          </table:table-cell>
          <table:table-cell office:value-type="float" office:value="3782.2373431187802" table:style-name="ce5">
            <text:p><text:s/>3,7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82.2373431187802" table:style-name="ce5">
            <text:p><text:s/>3,782<text:s/></text:p>
          </table:table-cell>
          <table:table-cell office:value-type="float" office:value="0.97879800204236889" table:style-name="ce6">
            <text:p>0.979</text:p>
          </table:table-cell>
          <table:table-cell office:value-type="float" office:value="3702.0463546946999" table:style-name="ce5">
            <text:p><text:s/>3,702<text:s/></text:p>
          </table:table-cell>
          <table:table-cell office:value-type="float" office:value="1.3063615580479115" table:style-name="ce6">
            <text:p>1.306</text:p>
          </table:table-cell>
          <table:table-cell office:value-type="float" office:value="4836.2110438845593" table:style-name="ce5">
            <text:p><text:s/>4,8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36.2110438845593" table:style-name="ce5">
            <text:p><text:s/>4,836<text:s/></text:p>
          </table:table-cell>
          <table:table-cell office:value-type="float" office:value="1.0625166546611002" table:style-name="ce6">
            <text:p>1.063</text:p>
          </table:table-cell>
          <table:table-cell office:value-type="float" office:value="5138.5547795832899" table:style-name="ce5">
            <text:p><text:s/>5,139<text:s/></text:p>
          </table:table-cell>
          <table:table-cell office:value-type="float" office:value="1.0054859519496988" table:style-name="ce6">
            <text:p>1.005</text:p>
          </table:table-cell>
          <table:table-cell office:value-type="float" office:value="5166.7446441949796" table:style-name="ce5">
            <text:p><text:s/>5,1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3.13663942510999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3.13663942510999" table:style-name="ce5">
            <text:p><text:s/>263<text:s/></text:p>
          </table:table-cell>
          <table:table-cell office:value-type="float" office:value="1.0088665656339508" table:style-name="ce6">
            <text:p>1.009</text:p>
          </table:table-cell>
          <table:table-cell office:value-type="float" office:value="265.46975770927003" table:style-name="ce5">
            <text:p><text:s/>265<text:s/></text:p>
          </table:table-cell>
          <table:table-cell office:value-type="float" office:value="1.1863317273957144" table:style-name="ce6">
            <text:p>1.186</text:p>
          </table:table-cell>
          <table:table-cell office:value-type="float" office:value="314.93519623456001" table:style-name="ce5">
            <text:p><text:s/>3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4.93519623456001" table:style-name="ce5">
            <text:p><text:s/>315<text:s/></text:p>
          </table:table-cell>
          <table:table-cell office:value-type="float" office:value="1.0370148145982951" table:style-name="ce6">
            <text:p>1.037</text:p>
          </table:table-cell>
          <table:table-cell office:value-type="float" office:value="326.59246413365997" table:style-name="ce5">
            <text:p><text:s/>327<text:s/></text:p>
          </table:table-cell>
          <table:table-cell office:value-type="float" office:value="1.0328792805508071" table:style-name="ce6">
            <text:p>1.033</text:p>
          </table:table-cell>
          <table:table-cell office:value-type="float" office:value="337.33058938768994" table:style-name="ce5">
            <text:p><text:s/>3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7.33058938768994" table:style-name="ce5">
            <text:p><text:s/>337<text:s/></text:p>
          </table:table-cell>
          <table:table-cell office:value-type="float" office:value="0.98015207787193837" table:style-name="ce6">
            <text:p>0.980</text:p>
          </table:table-cell>
          <table:table-cell office:value-type="float" office:value="330.63527811810997" table:style-name="ce5">
            <text:p><text:s/>331<text:s/></text:p>
          </table:table-cell>
          <table:table-cell office:value-type="float" office:value="1.2478338221441041" table:style-name="ce6">
            <text:p>1.248</text:p>
          </table:table-cell>
          <table:table-cell office:value-type="float" office:value="412.57788282979999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2.57788282979999" table:style-name="ce5">
            <text:p><text:s/>413<text:s/></text:p>
          </table:table-cell>
          <table:table-cell office:value-type="float" office:value="1.0614336213030255" table:style-name="ce6">
            <text:p>1.061</text:p>
          </table:table-cell>
          <table:table-cell office:value-type="float" office:value="437.92403624156998" table:style-name="ce5">
            <text:p><text:s/>438<text:s/></text:p>
          </table:table-cell>
          <table:table-cell office:value-type="float" office:value="1.1514469237841629" table:style-name="ce6">
            <text:p>1.151</text:p>
          </table:table-cell>
          <table:table-cell office:value-type="float" office:value="504.2462843815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4.2462843815" table:style-name="ce5">
            <text:p><text:s/>504<text:s/></text:p>
          </table:table-cell>
          <table:table-cell office:value-type="float" office:value="1.0529580908580307" table:style-name="ce6">
            <text:p>1.053</text:p>
          </table:table-cell>
          <table:table-cell office:value-type="float" office:value="530.95020492459992" table:style-name="ce5">
            <text:p><text:s/>531<text:s/></text:p>
          </table:table-cell>
          <table:table-cell office:value-type="float" office:value="1.1965021543152361" table:style-name="ce6">
            <text:p>1.197</text:p>
          </table:table-cell>
          <table:table-cell office:value-type="float" office:value="635.28306402639987" table:style-name="ce5">
            <text:p><text:s/>6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5.28306402639987" table:style-name="ce5">
            <text:p><text:s/>635<text:s/></text:p>
          </table:table-cell>
          <table:table-cell office:value-type="float" office:value="1.1297659169830701" table:style-name="ce6">
            <text:p>1.130</text:p>
          </table:table-cell>
          <table:table-cell office:value-type="float" office:value="717.72115337360003" table:style-name="ce5">
            <text:p><text:s/>718<text:s/></text:p>
          </table:table-cell>
          <table:table-cell office:value-type="float" office:value="0.99754791711303514" table:style-name="ce6">
            <text:p>0.998</text:p>
          </table:table-cell>
          <table:table-cell office:value-type="float" office:value="715.96124161579985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5.96124161579985" table:style-name="ce5">
            <text:p><text:s/>716<text:s/></text:p>
          </table:table-cell>
          <table:table-cell office:value-type="float" office:value="0.91527147744548931" table:style-name="ce6">
            <text:p>0.915</text:p>
          </table:table-cell>
          <table:table-cell office:value-type="float" office:value="655.29890340740008" table:style-name="ce5">
            <text:p><text:s/>655<text:s/></text:p>
          </table:table-cell>
          <table:table-cell office:value-type="float" office:value="1.4427118793022597" table:style-name="ce6">
            <text:p>1.443</text:p>
          </table:table-cell>
          <table:table-cell office:value-type="float" office:value="945.40751243960028" table:style-name="ce5">
            <text:p><text:s/>9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45.40751243960028" table:style-name="ce5">
            <text:p><text:s/>945<text:s/></text:p>
          </table:table-cell>
          <table:table-cell office:value-type="float" office:value="1.104826911384345" table:style-name="ce6">
            <text:p>1.105</text:p>
          </table:table-cell>
          <table:table-cell office:value-type="float" office:value="1044.5116619682003" table:style-name="ce5">
            <text:p><text:s/>1,045<text:s/></text:p>
          </table:table-cell>
          <table:table-cell office:value-type="float" office:value="1.1773287145921296" table:style-name="ce6">
            <text:p>1.177</text:p>
          </table:table-cell>
          <table:table-cell office:value-type="float" office:value="1229.7335723615101" table:style-name="ce5">
            <text:p><text:s/>1,2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9.7335723615101" table:style-name="ce5">
            <text:p><text:s/>1,230<text:s/></text:p>
          </table:table-cell>
          <table:table-cell office:value-type="float" office:value="1.1235548777216304" table:style-name="ce6">
            <text:p>1.124</text:p>
          </table:table-cell>
          <table:table-cell office:value-type="float" office:value="1381.67315352482" table:style-name="ce5">
            <text:p><text:s/>1,382<text:s/></text:p>
          </table:table-cell>
          <table:table-cell office:value-type="float" office:value="1.1594558451036026" table:style-name="ce6">
            <text:p>1.159</text:p>
          </table:table-cell>
          <table:table-cell office:value-type="float" office:value="1601.98901387708" table:style-name="ce5">
            <text:p><text:s/>1,6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01.98901387708" table:style-name="ce5">
            <text:p><text:s/>1,602<text:s/></text:p>
          </table:table-cell>
          <table:table-cell office:value-type="float" office:value="1.0558814220392083" table:style-name="ce6">
            <text:p>1.056</text:p>
          </table:table-cell>
          <table:table-cell office:value-type="float" office:value="1691.5104380637201" table:style-name="ce5">
            <text:p><text:s/>1,692<text:s/></text:p>
          </table:table-cell>
          <table:table-cell office:value-type="float" office:value="1.1158519261854165" table:style-name="ce6">
            <text:p>1.116</text:p>
          </table:table-cell>
          <table:table-cell office:value-type="float" office:value="1887.4751804761399" table:style-name="ce5">
            <text:p><text:s/>1,8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87.4751804761399" table:style-name="ce5">
            <text:p><text:s/>1,887<text:s/></text:p>
          </table:table-cell>
          <table:table-cell office:value-type="float" office:value="1.0616073315000656" table:style-name="ce6">
            <text:p>1.062</text:p>
          </table:table-cell>
          <table:table-cell office:value-type="float" office:value="2003.7574896178799" table:style-name="ce5">
            <text:p><text:s/>2,004<text:s/></text:p>
          </table:table-cell>
          <table:table-cell office:value-type="float" office:value="1.010602363890174" table:style-name="ce6">
            <text:p>1.011</text:p>
          </table:table-cell>
          <table:table-cell office:value-type="float" office:value="2025.0020556704703" table:style-name="ce5">
            <text:p><text:s/>2,0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25.0020556704703" table:style-name="ce5">
            <text:p><text:s/>2,025<text:s/></text:p>
          </table:table-cell>
          <table:table-cell office:value-type="float" office:value="1.0418118182307849" table:style-name="ce6">
            <text:p>1.042</text:p>
          </table:table-cell>
          <table:table-cell office:value-type="float" office:value="2109.6710735391298" table:style-name="ce5">
            <text:p><text:s/>2,110<text:s/></text:p>
          </table:table-cell>
          <table:table-cell office:value-type="float" office:value="1.2301052907528982" table:style-name="ce6">
            <text:p>1.230</text:p>
          </table:table-cell>
          <table:table-cell office:value-type="float" office:value="2595.1175493088303" table:style-name="ce5">
            <text:p><text:s/>2,5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95.1175493088303" table:style-name="ce5">
            <text:p><text:s/>2,595<text:s/></text:p>
          </table:table-cell>
          <table:table-cell office:value-type="float" office:value="0.95121936441623778" table:style-name="ce6">
            <text:p>0.951</text:p>
          </table:table-cell>
          <table:table-cell office:value-type="float" office:value="2468.5260658389702" table:style-name="ce5">
            <text:p><text:s/>2,469<text:s/></text:p>
          </table:table-cell>
          <table:table-cell office:value-type="float" office:value="0.98189693630926611" table:style-name="ce6">
            <text:p>0.982</text:p>
          </table:table-cell>
          <table:table-cell office:value-type="float" office:value="2423.8381812468506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3.8381812468506" table:style-name="ce5">
            <text:p><text:s/>2,424<text:s/></text:p>
          </table:table-cell>
          <table:table-cell office:value-type="float" office:value="0.91336826917559555" table:style-name="ce6">
            <text:p>0.913</text:p>
          </table:table-cell>
          <table:table-cell office:value-type="float" office:value="2213.8568843671592" table:style-name="ce5">
            <text:p><text:s/>2,214<text:s/></text:p>
          </table:table-cell>
          <table:table-cell office:value-type="float" office:value="1.3862262872273381" table:style-name="ce6">
            <text:p>1.386</text:p>
          </table:table-cell>
          <table:table-cell office:value-type="float" office:value="3068.9066092689695" table:style-name="ce5">
            <text:p><text:s/>3,0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8.9066092689695" table:style-name="ce5">
            <text:p><text:s/>3,069<text:s/></text:p>
          </table:table-cell>
          <table:table-cell office:value-type="float" office:value="0.98172480931257489" table:style-name="ce6">
            <text:p>0.982</text:p>
          </table:table-cell>
          <table:table-cell office:value-type="float" office:value="3012.8217557826802" table:style-name="ce5">
            <text:p><text:s/>3,013<text:s/></text:p>
          </table:table-cell>
          <table:table-cell office:value-type="float" office:value="0.86839240739112278" table:style-name="ce6">
            <text:p>0.868</text:p>
          </table:table-cell>
          <table:table-cell office:value-type="float" office:value="2616.3115375444709" table:style-name="ce5">
            <text:p><text:s/>2,6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6.3115375444709" table:style-name="ce5">
            <text:p><text:s/>2,616<text:s/></text:p>
          </table:table-cell>
          <table:table-cell office:value-type="float" office:value="1.0475501003191041" table:style-name="ce6">
            <text:p>1.048</text:p>
          </table:table-cell>
          <table:table-cell office:value-type="float" office:value="2740.71741362074" table:style-name="ce5">
            <text:p><text:s/>2,741<text:s/></text:p>
          </table:table-cell>
          <table:table-cell office:value-type="float" office:value="1.4264211057599441" table:style-name="ce6">
            <text:p>1.426</text:p>
          </table:table-cell>
          <table:table-cell office:value-type="float" office:value="3909.41716371243" table:style-name="ce5">
            <text:p><text:s/>3,9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1.56159220924997" table:style-name="ce5">
            <text:p><text:s/>5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1.56159220924997" table:style-name="ce5">
            <text:p><text:s/>502<text:s/></text:p>
          </table:table-cell>
          <table:table-cell office:value-type="float" office:value="0.93362110504749296" table:style-name="ce6">
            <text:p>0.934</text:p>
          </table:table-cell>
          <table:table-cell office:value-type="float" office:value="468.26848796778" table:style-name="ce5">
            <text:p><text:s/>468<text:s/></text:p>
          </table:table-cell>
          <table:table-cell office:value-type="float" office:value="0.9600071107157897" table:style-name="ce6">
            <text:p>0.960</text:p>
          </table:table-cell>
          <table:table-cell office:value-type="float" office:value="449.54107817319999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9.54107817319999" table:style-name="ce5">
            <text:p><text:s/>450<text:s/></text:p>
          </table:table-cell>
          <table:table-cell office:value-type="float" office:value="1.0146888218931482" table:style-name="ce6">
            <text:p>1.015</text:p>
          </table:table-cell>
          <table:table-cell office:value-type="float" office:value="456.14430700414005" table:style-name="ce5">
            <text:p><text:s/>456<text:s/></text:p>
          </table:table-cell>
          <table:table-cell office:value-type="float" office:value="1.2482321172287529" table:style-name="ce6">
            <text:p>1.248</text:p>
          </table:table-cell>
          <table:table-cell office:value-type="float" office:value="569.37397409361995" table:style-name="ce5">
            <text:p><text:s/>5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9.37397409361995" table:style-name="ce5">
            <text:p><text:s/>569<text:s/></text:p>
          </table:table-cell>
          <table:table-cell office:value-type="float" office:value="1.0728850119674886" table:style-name="ce6">
            <text:p>1.073</text:p>
          </table:table-cell>
          <table:table-cell office:value-type="float" office:value="610.87280300941006" table:style-name="ce5">
            <text:p><text:s/>611<text:s/></text:p>
          </table:table-cell>
          <table:table-cell office:value-type="float" office:value="0.8598230381728077" table:style-name="ce6">
            <text:p>0.860</text:p>
          </table:table-cell>
          <table:table-cell office:value-type="float" office:value="525.24250942069" table:style-name="ce5">
            <text:p><text:s/>5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5.24250942069" table:style-name="ce5">
            <text:p><text:s/>525<text:s/></text:p>
          </table:table-cell>
          <table:table-cell office:value-type="float" office:value="1.0960776764713289" table:style-name="ce6">
            <text:p>1.096</text:p>
          </table:table-cell>
          <table:table-cell office:value-type="float" office:value="575.70658930980005" table:style-name="ce5">
            <text:p><text:s/>576<text:s/></text:p>
          </table:table-cell>
          <table:table-cell office:value-type="float" office:value="1.1299287547246364" table:style-name="ce6">
            <text:p>1.130</text:p>
          </table:table-cell>
          <table:table-cell office:value-type="float" office:value="650.50742954559007" table:style-name="ce5">
            <text:p><text:s/>6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0.50742954559007" table:style-name="ce5">
            <text:p><text:s/>651<text:s/></text:p>
          </table:table-cell>
          <table:table-cell office:value-type="float" office:value="1.0276467051975453" table:style-name="ce6">
            <text:p>1.028</text:p>
          </table:table-cell>
          <table:table-cell office:value-type="float" office:value="668.49181667904998" table:style-name="ce5">
            <text:p><text:s/>668<text:s/></text:p>
          </table:table-cell>
          <table:table-cell office:value-type="float" office:value="1.046879168463293" table:style-name="ce6">
            <text:p>1.047</text:p>
          </table:table-cell>
          <table:table-cell office:value-type="float" office:value="699.83015716948" table:style-name="ce5">
            <text:p><text:s/>7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9.83015716948" table:style-name="ce5">
            <text:p><text:s/>700<text:s/></text:p>
          </table:table-cell>
          <table:table-cell office:value-type="float" office:value="1.0083043026694298" table:style-name="ce6">
            <text:p>1.008</text:p>
          </table:table-cell>
          <table:table-cell office:value-type="float" office:value="705.64175861181002" table:style-name="ce5">
            <text:p><text:s/>706<text:s/></text:p>
          </table:table-cell>
          <table:table-cell office:value-type="float" office:value="1.2430134026702144" table:style-name="ce6">
            <text:p>1.243</text:p>
          </table:table-cell>
          <table:table-cell office:value-type="float" office:value="877.12216343825992" table:style-name="ce5">
            <text:p><text:s/>8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7.12216343825992" table:style-name="ce5">
            <text:p><text:s/>877<text:s/></text:p>
          </table:table-cell>
          <table:table-cell office:value-type="float" office:value="1.0826773229992774" table:style-name="ce6">
            <text:p>1.083</text:p>
          </table:table-cell>
          <table:table-cell office:value-type="float" office:value="949.64027585466999" table:style-name="ce5">
            <text:p><text:s/>950<text:s/></text:p>
          </table:table-cell>
          <table:table-cell office:value-type="float" office:value="1.1054965544267434" table:style-name="ce6">
            <text:p>1.105</text:p>
          </table:table-cell>
          <table:table-cell office:value-type="float" office:value="1049.8240529022" table:style-name="ce5">
            <text:p><text:s/>1,0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9.8240529022" table:style-name="ce5">
            <text:p><text:s/>1,050<text:s/></text:p>
          </table:table-cell>
          <table:table-cell office:value-type="float" office:value="1.0406726639385522" table:style-name="ce6">
            <text:p>1.041</text:p>
          </table:table-cell>
          <table:table-cell office:value-type="float" office:value="1092.5231938004999" table:style-name="ce5">
            <text:p><text:s/>1,093<text:s/></text:p>
          </table:table-cell>
          <table:table-cell office:value-type="float" office:value="0.95524685187421454" table:style-name="ce6">
            <text:p>0.955</text:p>
          </table:table-cell>
          <table:table-cell office:value-type="float" office:value="1043.62934147749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3.62934147749" table:style-name="ce5">
            <text:p><text:s/>1,044<text:s/></text:p>
          </table:table-cell>
          <table:table-cell office:value-type="float" office:value="1.1271471223513432" table:style-name="ce6">
            <text:p>1.127</text:p>
          </table:table-cell>
          <table:table-cell office:value-type="float" office:value="1176.3238090477801" table:style-name="ce5">
            <text:p><text:s/>1,176<text:s/></text:p>
          </table:table-cell>
          <table:table-cell office:value-type="float" office:value="1.0673166213109042" table:style-name="ce6">
            <text:p>1.067</text:p>
          </table:table-cell>
          <table:table-cell office:value-type="float" office:value="1255.5099534404499" table:style-name="ce5">
            <text:p><text:s/>1,2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55.5099534404499" table:style-name="ce5">
            <text:p><text:s/>1,256<text:s/></text:p>
          </table:table-cell>
          <table:table-cell office:value-type="float" office:value="1.091780188049577" table:style-name="ce6">
            <text:p>1.092</text:p>
          </table:table-cell>
          <table:table-cell office:value-type="float" office:value="1370.7408930653301" table:style-name="ce5">
            <text:p><text:s/>1,371<text:s/></text:p>
          </table:table-cell>
          <table:table-cell office:value-type="float" office:value="1.4251643617102214" table:style-name="ce6">
            <text:p>1.425</text:p>
          </table:table-cell>
          <table:table-cell office:value-type="float" office:value="1953.53106993555" table:style-name="ce5">
            <text:p><text:s/>1,95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53.53106993555" table:style-name="ce5">
            <text:p><text:s/>1,954<text:s/></text:p>
          </table:table-cell>
          <table:table-cell office:value-type="float" office:value="1.0013689768436282" table:style-name="ce6">
            <text:p>1.001</text:p>
          </table:table-cell>
          <table:table-cell office:value-type="float" office:value="1956.2054087335998" table:style-name="ce5">
            <text:p><text:s/>1,956<text:s/></text:p>
          </table:table-cell>
          <table:table-cell office:value-type="float" office:value="1.0212590455666324" table:style-name="ce6">
            <text:p>1.021</text:p>
          </table:table-cell>
          <table:table-cell office:value-type="float" office:value="1997.79246865556" table:style-name="ce5">
            <text:p><text:s/>1,9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97.79246865556" table:style-name="ce5">
            <text:p><text:s/>1,998<text:s/></text:p>
          </table:table-cell>
          <table:table-cell office:value-type="float" office:value="1.0137463204360817" table:style-name="ce6">
            <text:p>1.014</text:p>
          </table:table-cell>
          <table:table-cell office:value-type="float" office:value="2025.2547640944902" table:style-name="ce5">
            <text:p><text:s/>2,025<text:s/></text:p>
          </table:table-cell>
          <table:table-cell office:value-type="float" office:value="0.94494656503280883" table:style-name="ce6">
            <text:p>0.945</text:p>
          </table:table-cell>
          <table:table-cell office:value-type="float" office:value="1913.75753264742" table:style-name="ce5">
            <text:p><text:s/>1,9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13.75753264742" table:style-name="ce5">
            <text:p><text:s/>1,914<text:s/></text:p>
          </table:table-cell>
          <table:table-cell office:value-type="float" office:value="0.96939485305238471" table:style-name="ce6">
            <text:p>0.969</text:p>
          </table:table-cell>
          <table:table-cell office:value-type="float" office:value="1855.1867021386399" table:style-name="ce5">
            <text:p><text:s/>1,855<text:s/></text:p>
          </table:table-cell>
          <table:table-cell office:value-type="float" office:value="1.1159697470758185" table:style-name="ce6">
            <text:p>1.116</text:p>
          </table:table-cell>
          <table:table-cell office:value-type="float" office:value="2070.3322347640801" table:style-name="ce5">
            <text:p><text:s/>2,0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70.3322347640801" table:style-name="ce5">
            <text:p><text:s/>2,070<text:s/></text:p>
          </table:table-cell>
          <table:table-cell office:value-type="float" office:value="1.0085669895768159" table:style-name="ce6">
            <text:p>1.009</text:p>
          </table:table-cell>
          <table:table-cell office:value-type="float" office:value="2088.0687494398503" table:style-name="ce5">
            <text:p><text:s/>2,088<text:s/></text:p>
          </table:table-cell>
          <table:table-cell office:value-type="float" office:value="1.1318063683509612" table:style-name="ce6">
            <text:p>1.132</text:p>
          </table:table-cell>
          <table:table-cell office:value-type="float" office:value="2363.2895081706502" table:style-name="ce5">
            <text:p><text:s/>2,3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63.2895081706502" table:style-name="ce5">
            <text:p><text:s/>2,363<text:s/></text:p>
          </table:table-cell>
          <table:table-cell office:value-type="float" office:value="1.0617032177556811" table:style-name="ce6">
            <text:p>1.062</text:p>
          </table:table-cell>
          <table:table-cell office:value-type="float" office:value="2509.1120753130203" table:style-name="ce5">
            <text:p><text:s/>2,509<text:s/></text:p>
          </table:table-cell>
          <table:table-cell office:value-type="float" office:value="0.98314470953263255" table:style-name="ce6">
            <text:p>0.983</text:p>
          </table:table-cell>
          <table:table-cell office:value-type="float" office:value="2466.82026246844" table:style-name="ce5">
            <text:p><text:s/>2,4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6.82026246844" table:style-name="ce5">
            <text:p><text:s/>2,467<text:s/></text:p>
          </table:table-cell>
          <table:table-cell office:value-type="float" office:value="1.0334153319483546" table:style-name="ce6">
            <text:p>1.033</text:p>
          </table:table-cell>
          <table:table-cell office:value-type="float" office:value="2549.2498803957501" table:style-name="ce5">
            <text:p><text:s/>2,549<text:s/></text:p>
          </table:table-cell>
          <table:table-cell office:value-type="float" office:value="0.96406906735712761" table:style-name="ce6">
            <text:p>0.964</text:p>
          </table:table-cell>
          <table:table-cell office:value-type="float" office:value="2457.6529546533998" table:style-name="ce5">
            <text:p><text:s/>2,4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9.69239873267" table:style-name="ce5">
            <text:p><text:s/>19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9.69239873267" table:style-name="ce5">
            <text:p><text:s/>190<text:s/></text:p>
          </table:table-cell>
          <table:table-cell office:value-type="float" office:value="0.92698758058066189" table:style-name="ce6">
            <text:p>0.927</text:p>
          </table:table-cell>
          <table:table-cell office:value-type="float" office:value="175.84249775574" table:style-name="ce5">
            <text:p><text:s/>176<text:s/></text:p>
          </table:table-cell>
          <table:table-cell office:value-type="float" office:value="1.1138566573375264" table:style-name="ce6">
            <text:p>1.114</text:p>
          </table:table-cell>
          <table:table-cell office:value-type="float" office:value="195.86333676809002" table:style-name="ce5">
            <text:p><text:s/>1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5.86333676809002" table:style-name="ce5">
            <text:p><text:s/>196<text:s/></text:p>
          </table:table-cell>
          <table:table-cell office:value-type="float" office:value="1.0121643920981038" table:style-name="ce6">
            <text:p>1.012</text:p>
          </table:table-cell>
          <table:table-cell office:value-type="float" office:value="198.24589519418001" table:style-name="ce5">
            <text:p><text:s/>198<text:s/></text:p>
          </table:table-cell>
          <table:table-cell office:value-type="float" office:value="1.3045611293608894" table:style-name="ce6">
            <text:p>1.305</text:p>
          </table:table-cell>
          <table:table-cell office:value-type="float" office:value="258.62388892568003" table:style-name="ce5">
            <text:p><text:s/>2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8.62388892568003" table:style-name="ce5">
            <text:p><text:s/>259<text:s/></text:p>
          </table:table-cell>
          <table:table-cell office:value-type="float" office:value="1.0675078163946685" table:style-name="ce6">
            <text:p>1.068</text:p>
          </table:table-cell>
          <table:table-cell office:value-type="float" office:value="276.08302293455" table:style-name="ce5">
            <text:p><text:s/>276<text:s/></text:p>
          </table:table-cell>
          <table:table-cell office:value-type="float" office:value="0.85564414336234618" table:style-name="ce6">
            <text:p>0.856</text:p>
          </table:table-cell>
          <table:table-cell office:value-type="float" office:value="236.22882165572" table:style-name="ce5">
            <text:p><text:s/>2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6.22882165572" table:style-name="ce5">
            <text:p><text:s/>236<text:s/></text:p>
          </table:table-cell>
          <table:table-cell office:value-type="float" office:value="1.0815310911512717" table:style-name="ce6">
            <text:p>1.082</text:p>
          </table:table-cell>
          <table:table-cell office:value-type="float" office:value="255.48881524669" table:style-name="ce5">
            <text:p><text:s/>255<text:s/></text:p>
          </table:table-cell>
          <table:table-cell office:value-type="float" office:value="0.9582011548905236" table:style-name="ce6">
            <text:p>0.958</text:p>
          </table:table-cell>
          <table:table-cell office:value-type="float" office:value="244.80967783098998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4.80967783098998" table:style-name="ce5">
            <text:p><text:s/>245<text:s/></text:p>
          </table:table-cell>
          <table:table-cell office:value-type="float" office:value="1.0325275553954509" table:style-name="ce6">
            <text:p>1.033</text:p>
          </table:table-cell>
          <table:table-cell office:value-type="float" office:value="252.77273818798" table:style-name="ce5">
            <text:p><text:s/>253<text:s/></text:p>
          </table:table-cell>
          <table:table-cell office:value-type="float" office:value="1.0316794075396885" table:style-name="ce6">
            <text:p>1.032</text:p>
          </table:table-cell>
          <table:table-cell office:value-type="float" office:value="260.78042877595999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0.78042877595999" table:style-name="ce5">
            <text:p><text:s/>261<text:s/></text:p>
          </table:table-cell>
          <table:table-cell office:value-type="float" office:value="1.0062473521478472" table:style-name="ce6">
            <text:p>1.006</text:p>
          </table:table-cell>
          <table:table-cell office:value-type="float" office:value="262.40961594778997" table:style-name="ce5">
            <text:p><text:s/>262<text:s/></text:p>
          </table:table-cell>
          <table:table-cell office:value-type="float" office:value="1.6271177001167205" table:style-name="ce6">
            <text:p>1.627</text:p>
          </table:table-cell>
          <table:table-cell office:value-type="float" office:value="426.97133078947996" table:style-name="ce5">
            <text:p><text:s/>4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6.97133078947996" table:style-name="ce5">
            <text:p><text:s/>427<text:s/></text:p>
          </table:table-cell>
          <table:table-cell office:value-type="float" office:value="1.0979011912501924" table:style-name="ce6">
            <text:p>1.098</text:p>
          </table:table-cell>
          <table:table-cell office:value-type="float" office:value="468.77233270345005" table:style-name="ce5">
            <text:p><text:s/>469<text:s/></text:p>
          </table:table-cell>
          <table:table-cell office:value-type="float" office:value="0.86620599608572335" table:style-name="ce6">
            <text:p>0.866</text:p>
          </table:table-cell>
          <table:table-cell office:value-type="float" office:value="406.05340538682003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6.05340538682003" table:style-name="ce5">
            <text:p><text:s/>406<text:s/></text:p>
          </table:table-cell>
          <table:table-cell office:value-type="float" office:value="1.0454797544526131" table:style-name="ce6">
            <text:p>1.045</text:p>
          </table:table-cell>
          <table:table-cell office:value-type="float" office:value="424.52061455846001" table:style-name="ce5">
            <text:p><text:s/>425<text:s/></text:p>
          </table:table-cell>
          <table:table-cell office:value-type="float" office:value="0.98616365512629045" table:style-name="ce6">
            <text:p>0.986</text:p>
          </table:table-cell>
          <table:table-cell office:value-type="float" office:value="418.64680092943001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8.64680092943001" table:style-name="ce5">
            <text:p><text:s/>419<text:s/></text:p>
          </table:table-cell>
          <table:table-cell office:value-type="float" office:value="1.1356026300974398" table:style-name="ce6">
            <text:p>1.136</text:p>
          </table:table-cell>
          <table:table-cell office:value-type="float" office:value="475.41640821734001" table:style-name="ce5">
            <text:p><text:s/>475<text:s/></text:p>
          </table:table-cell>
          <table:table-cell office:value-type="float" office:value="0.97451414906325473" table:style-name="ce6">
            <text:p>0.975</text:p>
          </table:table-cell>
          <table:table-cell office:value-type="float" office:value="463.30001650463004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3.30001650463004" table:style-name="ce5">
            <text:p><text:s/>463<text:s/></text:p>
          </table:table-cell>
          <table:table-cell office:value-type="float" office:value="1.0878508974059862" table:style-name="ce6">
            <text:p>1.088</text:p>
          </table:table-cell>
          <table:table-cell office:value-type="float" office:value="504.00133872276996" table:style-name="ce5">
            <text:p><text:s/>504<text:s/></text:p>
          </table:table-cell>
          <table:table-cell office:value-type="float" office:value="1.4438143490722524" table:style-name="ce6">
            <text:p>1.444</text:p>
          </table:table-cell>
          <table:table-cell office:value-type="float" office:value="727.68436479955994" table:style-name="ce5">
            <text:p><text:s/>7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27.68436479955994" table:style-name="ce5">
            <text:p><text:s/>728<text:s/></text:p>
          </table:table-cell>
          <table:table-cell office:value-type="float" office:value="1.0102772263054052" table:style-name="ce6">
            <text:p>1.010</text:p>
          </table:table-cell>
          <table:table-cell office:value-type="float" office:value="735.16294169551009" table:style-name="ce5">
            <text:p><text:s/>735<text:s/></text:p>
          </table:table-cell>
          <table:table-cell office:value-type="float" office:value="1.1482445855337864" table:style-name="ce6">
            <text:p>1.148</text:p>
          </table:table-cell>
          <table:table-cell office:value-type="float" office:value="844.14686728696006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4.14686728696006" table:style-name="ce5">
            <text:p><text:s/>844<text:s/></text:p>
          </table:table-cell>
          <table:table-cell office:value-type="float" office:value="1.0145704937456563" table:style-name="ce6">
            <text:p>1.015</text:p>
          </table:table-cell>
          <table:table-cell office:value-type="float" office:value="856.44650393718007" table:style-name="ce5">
            <text:p><text:s/>856<text:s/></text:p>
          </table:table-cell>
          <table:table-cell office:value-type="float" office:value="0.83568828040762" table:style-name="ce6">
            <text:p>0.836</text:p>
          </table:table-cell>
          <table:table-cell office:value-type="float" office:value="715.72230613637998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5.72230613637998" table:style-name="ce5">
            <text:p><text:s/>716<text:s/></text:p>
          </table:table-cell>
          <table:table-cell office:value-type="float" office:value="0.97131767937197944" table:style-name="ce6">
            <text:p>0.971</text:p>
          </table:table-cell>
          <table:table-cell office:value-type="float" office:value="695.19372947115005" table:style-name="ce5">
            <text:p><text:s/>695<text:s/></text:p>
          </table:table-cell>
          <table:table-cell office:value-type="float" office:value="1.2642613811265739" table:style-name="ce6">
            <text:p>1.264</text:p>
          </table:table-cell>
          <table:table-cell office:value-type="float" office:value="878.90658457173004" table:style-name="ce5">
            <text:p><text:s/>8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8.90658457173004" table:style-name="ce5">
            <text:p><text:s/>879<text:s/></text:p>
          </table:table-cell>
          <table:table-cell office:value-type="float" office:value="1.0126248500087831" table:style-name="ce6">
            <text:p>1.013</text:p>
          </table:table-cell>
          <table:table-cell office:value-type="float" office:value="890.00264837368002" table:style-name="ce5">
            <text:p><text:s/>890<text:s/></text:p>
          </table:table-cell>
          <table:table-cell office:value-type="float" office:value="1.3224848037313972" table:style-name="ce6">
            <text:p>1.322</text:p>
          </table:table-cell>
          <table:table-cell office:value-type="float" office:value="1177.01497775489" table:style-name="ce5">
            <text:p><text:s/>1,1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77.01497775489" table:style-name="ce5">
            <text:p><text:s/>1,177<text:s/></text:p>
          </table:table-cell>
          <table:table-cell office:value-type="float" office:value="1.0537009851866921" table:style-name="ce6">
            <text:p>1.054</text:p>
          </table:table-cell>
          <table:table-cell office:value-type="float" office:value="1240.22184163982" table:style-name="ce5">
            <text:p><text:s/>1,240<text:s/></text:p>
          </table:table-cell>
          <table:table-cell office:value-type="float" office:value="0.68948968138559064" table:style-name="ce6">
            <text:p>0.689</text:p>
          </table:table-cell>
          <table:table-cell office:value-type="float" office:value="855.12016243969003" table:style-name="ce5">
            <text:p><text:s/>8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5.12016243969003" table:style-name="ce5">
            <text:p><text:s/>855<text:s/></text:p>
          </table:table-cell>
          <table:table-cell office:value-type="float" office:value="1.0245509604517373" table:style-name="ce6">
            <text:p>1.025</text:p>
          </table:table-cell>
          <table:table-cell office:value-type="float" office:value="876.11418372923004" table:style-name="ce5">
            <text:p><text:s/>876<text:s/></text:p>
          </table:table-cell>
          <table:table-cell office:value-type="float" office:value="1.2365100151661736" table:style-name="ce6">
            <text:p>1.237</text:p>
          </table:table-cell>
          <table:table-cell office:value-type="float" office:value="1083.32396261033" table:style-name="ce5">
            <text:p><text:s/>1,0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.86919347657994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1.86919347657994" table:style-name="ce5">
            <text:p><text:s/>312<text:s/></text:p>
          </table:table-cell>
          <table:table-cell office:value-type="float" office:value="0.93765590295150436" table:style-name="ce6">
            <text:p>0.938</text:p>
          </table:table-cell>
          <table:table-cell office:value-type="float" office:value="292.42599021204001" table:style-name="ce5">
            <text:p><text:s/>292<text:s/></text:p>
          </table:table-cell>
          <table:table-cell office:value-type="float" office:value="0.86749382714295198" table:style-name="ce6">
            <text:p>0.867</text:p>
          </table:table-cell>
          <table:table-cell office:value-type="float" office:value="253.67774140511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3.67774140511" table:style-name="ce5">
            <text:p><text:s/>254<text:s/></text:p>
          </table:table-cell>
          <table:table-cell office:value-type="float" office:value="1.0166379217249093" table:style-name="ce6">
            <text:p>1.017</text:p>
          </table:table-cell>
          <table:table-cell office:value-type="float" office:value="257.89841180996001" table:style-name="ce5">
            <text:p><text:s/>258<text:s/></text:p>
          </table:table-cell>
          <table:table-cell office:value-type="float" office:value="1.2049321397020669" table:style-name="ce6">
            <text:p>1.205</text:p>
          </table:table-cell>
          <table:table-cell office:value-type="float" office:value="310.75008516793991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0.75008516793991" table:style-name="ce5">
            <text:p><text:s/>311<text:s/></text:p>
          </table:table-cell>
          <table:table-cell office:value-type="float" office:value="1.0773602198497492" table:style-name="ce6">
            <text:p>1.077</text:p>
          </table:table-cell>
          <table:table-cell office:value-type="float" office:value="334.78978007486006" table:style-name="ce5">
            <text:p><text:s/>335<text:s/></text:p>
          </table:table-cell>
          <table:table-cell office:value-type="float" office:value="0.86326914668764876" table:style-name="ce6">
            <text:p>0.863</text:p>
          </table:table-cell>
          <table:table-cell office:value-type="float" office:value="289.01368776497003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9.01368776497003" table:style-name="ce5">
            <text:p><text:s/>289<text:s/></text:p>
          </table:table-cell>
          <table:table-cell office:value-type="float" office:value="1.1079675033367817" table:style-name="ce6">
            <text:p>1.108</text:p>
          </table:table-cell>
          <table:table-cell office:value-type="float" office:value="320.21777406310997" table:style-name="ce5">
            <text:p><text:s/>320<text:s/></text:p>
          </table:table-cell>
          <table:table-cell office:value-type="float" office:value="1.2669432635386544" table:style-name="ce6">
            <text:p>1.267</text:p>
          </table:table-cell>
          <table:table-cell office:value-type="float" office:value="405.69775171460009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5.69775171460009" table:style-name="ce5">
            <text:p><text:s/>406<text:s/></text:p>
          </table:table-cell>
          <table:table-cell office:value-type="float" office:value="1.0247014599763413" table:style-name="ce6">
            <text:p>1.025</text:p>
          </table:table-cell>
          <table:table-cell office:value-type="float" office:value="415.71907849106998" table:style-name="ce5">
            <text:p><text:s/>416<text:s/></text:p>
          </table:table-cell>
          <table:table-cell office:value-type="float" office:value="1.0561211912311865" table:style-name="ce6">
            <text:p>1.056</text:p>
          </table:table-cell>
          <table:table-cell office:value-type="float" office:value="439.04972839352001" table:style-name="ce5">
            <text:p><text:s/>4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9.04972839352001" table:style-name="ce5">
            <text:p><text:s/>439<text:s/></text:p>
          </table:table-cell>
          <table:table-cell office:value-type="float" office:value="1.0095260604893286" table:style-name="ce6">
            <text:p>1.010</text:p>
          </table:table-cell>
          <table:table-cell office:value-type="float" office:value="443.23214266401993" table:style-name="ce5">
            <text:p><text:s/>443<text:s/></text:p>
          </table:table-cell>
          <table:table-cell office:value-type="float" office:value="1.0156096305271898" table:style-name="ce6">
            <text:p>1.016</text:p>
          </table:table-cell>
          <table:table-cell office:value-type="float" office:value="450.15083264878001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0.15083264878001" table:style-name="ce5">
            <text:p><text:s/>450<text:s/></text:p>
          </table:table-cell>
          <table:table-cell office:value-type="float" office:value="1.0682373735081068" table:style-name="ce6">
            <text:p>1.068</text:p>
          </table:table-cell>
          <table:table-cell office:value-type="float" office:value="480.86794315122" table:style-name="ce5">
            <text:p><text:s/>481<text:s/></text:p>
          </table:table-cell>
          <table:table-cell office:value-type="float" office:value="1.3387680686232215" table:style-name="ce6">
            <text:p>1.339</text:p>
          </table:table-cell>
          <table:table-cell office:value-type="float" office:value="643.77064751537989" table:style-name="ce5">
            <text:p><text:s/>6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43.77064751537989" table:style-name="ce5">
            <text:p><text:s/>644<text:s/></text:p>
          </table:table-cell>
          <table:table-cell office:value-type="float" office:value="1.0376406284135238" table:style-name="ce6">
            <text:p>1.038</text:p>
          </table:table-cell>
          <table:table-cell office:value-type="float" office:value="668.00257924203993" table:style-name="ce5">
            <text:p><text:s/>668<text:s/></text:p>
          </table:table-cell>
          <table:table-cell office:value-type="float" office:value="0.93559899313144368" table:style-name="ce6">
            <text:p>0.936</text:p>
          </table:table-cell>
          <table:table-cell office:value-type="float" office:value="624.98254054805989" table:style-name="ce5">
            <text:p><text:s/>6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4.98254054805989" table:style-name="ce5">
            <text:p><text:s/>625<text:s/></text:p>
          </table:table-cell>
          <table:table-cell office:value-type="float" office:value="1.1214831700991199" table:style-name="ce6">
            <text:p>1.121</text:p>
          </table:table-cell>
          <table:table-cell office:value-type="float" office:value="700.90740083044" table:style-name="ce5">
            <text:p><text:s/>701<text:s/></text:p>
          </table:table-cell>
          <table:table-cell office:value-type="float" office:value="1.1302633357804526" table:style-name="ce6">
            <text:p>1.130</text:p>
          </table:table-cell>
          <table:table-cell office:value-type="float" office:value="792.20993693581988" table:style-name="ce5">
            <text:p><text:s/>7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92.20993693581988" table:style-name="ce5">
            <text:p><text:s/>792<text:s/></text:p>
          </table:table-cell>
          <table:table-cell office:value-type="float" office:value="1.0940781148176613" table:style-name="ce6">
            <text:p>1.094</text:p>
          </table:table-cell>
          <table:table-cell office:value-type="float" office:value="866.73955434256004" table:style-name="ce5">
            <text:p><text:s/>867<text:s/></text:p>
          </table:table-cell>
          <table:table-cell office:value-type="float" office:value="1.4143195600041818" table:style-name="ce6">
            <text:p>1.414</text:p>
          </table:table-cell>
          <table:table-cell office:value-type="float" office:value="1225.8467051359901" table:style-name="ce5">
            <text:p><text:s/>1,2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5.8467051359901" table:style-name="ce5">
            <text:p><text:s/>1,226<text:s/></text:p>
          </table:table-cell>
          <table:table-cell office:value-type="float" office:value="0.99608088182823196" table:style-name="ce6">
            <text:p>0.996</text:p>
          </table:table-cell>
          <table:table-cell office:value-type="float" office:value="1221.0424670380899" table:style-name="ce5">
            <text:p><text:s/>1,221<text:s/></text:p>
          </table:table-cell>
          <table:table-cell office:value-type="float" office:value="0.94480383157108694" table:style-name="ce6">
            <text:p>0.945</text:p>
          </table:table-cell>
          <table:table-cell office:value-type="float" office:value="1153.6456013686" table:style-name="ce5">
            <text:p><text:s/>1,1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3.6456013686" table:style-name="ce5">
            <text:p><text:s/>1,154<text:s/></text:p>
          </table:table-cell>
          <table:table-cell office:value-type="float" office:value="1.0131432554076591" table:style-name="ce6">
            <text:p>1.013</text:p>
          </table:table-cell>
          <table:table-cell office:value-type="float" office:value="1168.8082601573101" table:style-name="ce5">
            <text:p><text:s/>1,169<text:s/></text:p>
          </table:table-cell>
          <table:table-cell office:value-type="float" office:value="1.0250057835404041" table:style-name="ce6">
            <text:p>1.025</text:p>
          </table:table-cell>
          <table:table-cell office:value-type="float" office:value="1198.03522651104" table:style-name="ce5">
            <text:p><text:s/>1,1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98.03522651104" table:style-name="ce5">
            <text:p><text:s/>1,198<text:s/></text:p>
          </table:table-cell>
          <table:table-cell office:value-type="float" office:value="0.96824613083011091" table:style-name="ce6">
            <text:p>0.968</text:p>
          </table:table-cell>
          <table:table-cell office:value-type="float" office:value="1159.99297266749" table:style-name="ce5">
            <text:p><text:s/>1,160<text:s/></text:p>
          </table:table-cell>
          <table:table-cell office:value-type="float" office:value="1.0270972999539627" table:style-name="ce6">
            <text:p>1.027</text:p>
          </table:table-cell>
          <table:table-cell office:value-type="float" office:value="1191.4256501923498" table:style-name="ce5">
            <text:p><text:s/>1,1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1.4256501923498" table:style-name="ce5">
            <text:p><text:s/>1,191<text:s/></text:p>
          </table:table-cell>
          <table:table-cell office:value-type="float" office:value="1.0055735335836931" table:style-name="ce6">
            <text:p>1.006</text:p>
          </table:table-cell>
          <table:table-cell office:value-type="float" office:value="1198.0661010661702" table:style-name="ce5">
            <text:p><text:s/>1,198<text:s/></text:p>
          </table:table-cell>
          <table:table-cell office:value-type="float" office:value="0.99015782965571197" table:style-name="ce6">
            <text:p>0.990</text:p>
          </table:table-cell>
          <table:table-cell office:value-type="float" office:value="1186.27453041576" table:style-name="ce5">
            <text:p><text:s/>1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6.27453041576" table:style-name="ce5">
            <text:p><text:s/>1,186<text:s/></text:p>
          </table:table-cell>
          <table:table-cell office:value-type="float" office:value="1.0696429883127352" table:style-name="ce6">
            <text:p>1.070</text:p>
          </table:table-cell>
          <table:table-cell office:value-type="float" office:value="1268.8902336732001" table:style-name="ce5">
            <text:p><text:s/>1,269<text:s/></text:p>
          </table:table-cell>
          <table:table-cell office:value-type="float" office:value="1.2701651074759865" table:style-name="ce6">
            <text:p>1.270</text:p>
          </table:table-cell>
          <table:table-cell office:value-type="float" office:value="1611.7001000287498" table:style-name="ce5">
            <text:p><text:s/>1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1.7001000287498" table:style-name="ce5">
            <text:p><text:s/>1,612<text:s/></text:p>
          </table:table-cell>
          <table:table-cell office:value-type="float" office:value="1.0381185039553416" table:style-name="ce6">
            <text:p>1.038</text:p>
          </table:table-cell>
          <table:table-cell office:value-type="float" office:value="1673.1356966665201" table:style-name="ce5">
            <text:p><text:s/>1,673<text:s/></text:p>
          </table:table-cell>
          <table:table-cell office:value-type="float" office:value="0.8214091629156085" table:style-name="ce6">
            <text:p>0.821</text:p>
          </table:table-cell>
          <table:table-cell office:value-type="float" office:value="1374.3289920430698" table:style-name="ce5">
            <text:p><text:s/>1,3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2.3919519445001" table:style-name="ce5">
            <text:p><text:s/>1,1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2.3919519445001" table:style-name="ce5">
            <text:p><text:s/>1,192<text:s/></text:p>
          </table:table-cell>
          <table:table-cell office:value-type="float" office:value="1.123745270413707" table:style-name="ce6">
            <text:p>1.124</text:p>
          </table:table-cell>
          <table:table-cell office:value-type="float" office:value="1339.9448164769999" table:style-name="ce5">
            <text:p><text:s/>1,340<text:s/></text:p>
          </table:table-cell>
          <table:table-cell office:value-type="float" office:value="1.0561897335338455" table:style-name="ce6">
            <text:p>1.056</text:p>
          </table:table-cell>
          <table:table-cell office:value-type="float" office:value="1415.2359586649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15.2359586649" table:style-name="ce5">
            <text:p><text:s/>1,415<text:s/></text:p>
          </table:table-cell>
          <table:table-cell office:value-type="float" office:value="1.1319480481010133" table:style-name="ce6">
            <text:p>1.132</text:p>
          </table:table-cell>
          <table:table-cell office:value-type="float" office:value="1601.9735810130999" table:style-name="ce5">
            <text:p><text:s/>1,602<text:s/></text:p>
          </table:table-cell>
          <table:table-cell office:value-type="float" office:value="1.0190551615290031" table:style-name="ce6">
            <text:p>1.019</text:p>
          </table:table-cell>
          <table:table-cell office:value-type="float" office:value="1632.4994463645" table:style-name="ce5">
            <text:p><text:s/>1,6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2.4994463645" table:style-name="ce5">
            <text:p><text:s/>1,632<text:s/></text:p>
          </table:table-cell>
          <table:table-cell office:value-type="float" office:value="1.1553983058931201" table:style-name="ce6">
            <text:p>1.155</text:p>
          </table:table-cell>
          <table:table-cell office:value-type="float" office:value="1886.187094701" table:style-name="ce5">
            <text:p><text:s/>1,886<text:s/></text:p>
          </table:table-cell>
          <table:table-cell office:value-type="float" office:value="1.0255525980972955" table:style-name="ce6">
            <text:p>1.026</text:p>
          </table:table-cell>
          <table:table-cell office:value-type="float" office:value="1934.3840754682001" table:style-name="ce5">
            <text:p><text:s/>1,9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34.3840754682001" table:style-name="ce5">
            <text:p><text:s/>1,934<text:s/></text:p>
          </table:table-cell>
          <table:table-cell office:value-type="float" office:value="1.0063090947868489" table:style-name="ce6">
            <text:p>1.006</text:p>
          </table:table-cell>
          <table:table-cell office:value-type="float" office:value="1946.5882879544999" table:style-name="ce5">
            <text:p><text:s/>1,947<text:s/></text:p>
          </table:table-cell>
          <table:table-cell office:value-type="float" office:value="1.0147056014261138" table:style-name="ce6">
            <text:p>1.015</text:p>
          </table:table-cell>
          <table:table-cell office:value-type="float" office:value="1975.2140394579001" table:style-name="ce5">
            <text:p><text:s/>1,9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75.2140394579001" table:style-name="ce5">
            <text:p><text:s/>1,975<text:s/></text:p>
          </table:table-cell>
          <table:table-cell office:value-type="float" office:value="1.0400708494434976" table:style-name="ce6">
            <text:p>1.040</text:p>
          </table:table-cell>
          <table:table-cell office:value-type="float" office:value="2054.3625438517001" table:style-name="ce5">
            <text:p><text:s/>2,054<text:s/></text:p>
          </table:table-cell>
          <table:table-cell office:value-type="float" office:value="1.0522461322393288" table:style-name="ce6">
            <text:p>1.052</text:p>
          </table:table-cell>
          <table:table-cell office:value-type="float" office:value="2161.6950409853002" table:style-name="ce5">
            <text:p><text:s/>2,1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1.6950409853002" table:style-name="ce5">
            <text:p><text:s/>2,162<text:s/></text:p>
          </table:table-cell>
          <table:table-cell office:value-type="float" office:value="1.1210990741959981" table:style-name="ce6">
            <text:p>1.121</text:p>
          </table:table-cell>
          <table:table-cell office:value-type="float" office:value="2423.4743091427003" table:style-name="ce5">
            <text:p><text:s/>2,423<text:s/></text:p>
          </table:table-cell>
          <table:table-cell office:value-type="float" office:value="0.81855073632121289" table:style-name="ce6">
            <text:p>0.819</text:p>
          </table:table-cell>
          <table:table-cell office:value-type="float" office:value="1983.7366802043" table:style-name="ce5">
            <text:p><text:s/>1,9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83.7366802043" table:style-name="ce5">
            <text:p><text:s/>1,984<text:s/></text:p>
          </table:table-cell>
          <table:table-cell office:value-type="float" office:value="1.0137211426590129" table:style-name="ce6">
            <text:p>1.014</text:p>
          </table:table-cell>
          <table:table-cell office:value-type="float" office:value="2010.9558141912999" table:style-name="ce5">
            <text:p><text:s/>2,011<text:s/></text:p>
          </table:table-cell>
          <table:table-cell office:value-type="float" office:value="1.1267111524506923" table:style-name="ce6">
            <text:p>1.127</text:p>
          </table:table-cell>
          <table:table-cell office:value-type="float" office:value="2265.7663429349" table:style-name="ce5">
            <text:p><text:s/>2,2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65.7663429349" table:style-name="ce5">
            <text:p><text:s/>2,266<text:s/></text:p>
          </table:table-cell>
          <table:table-cell office:value-type="float" office:value="0.9341483457034534" table:style-name="ce6">
            <text:p>0.934</text:p>
          </table:table-cell>
          <table:table-cell office:value-type="float" office:value="2116.5618810032001" table:style-name="ce5">
            <text:p><text:s/>2,117<text:s/></text:p>
          </table:table-cell>
          <table:table-cell office:value-type="float" office:value="1.0045634049248644" table:style-name="ce6">
            <text:p>1.005</text:p>
          </table:table-cell>
          <table:table-cell office:value-type="float" office:value="2126.2206099147502" table:style-name="ce5">
            <text:p><text:s/>2,1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26.2206099147502" table:style-name="ce5">
            <text:p><text:s/>2,126<text:s/></text:p>
          </table:table-cell>
          <table:table-cell office:value-type="float" office:value="1.1832777189270565" table:style-name="ce6">
            <text:p>1.183</text:p>
          </table:table-cell>
          <table:table-cell office:value-type="float" office:value="2515.9094732356202" table:style-name="ce5">
            <text:p><text:s/>2,516<text:s/></text:p>
          </table:table-cell>
          <table:table-cell office:value-type="float" office:value="1.0437345862995506" table:style-name="ce6">
            <text:p>1.044</text:p>
          </table:table-cell>
          <table:table-cell office:value-type="float" office:value="2625.9417332147004" table:style-name="ce5">
            <text:p><text:s/>2,62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25.9417332147004" table:style-name="ce5">
            <text:p><text:s/>2,626<text:s/></text:p>
          </table:table-cell>
          <table:table-cell office:value-type="float" office:value="1.0406422692328923" table:style-name="ce6">
            <text:p>1.041</text:p>
          </table:table-cell>
          <table:table-cell office:value-type="float" office:value="2732.6659641258998" table:style-name="ce5">
            <text:p><text:s/>2,733<text:s/></text:p>
          </table:table-cell>
          <table:table-cell office:value-type="float" office:value="1.026448220634167" table:style-name="ce6">
            <text:p>1.026</text:p>
          </table:table-cell>
          <table:table-cell office:value-type="float" office:value="2804.9401164645801" table:style-name="ce5">
            <text:p><text:s/>2,8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804.9401164645801" table:style-name="ce5">
            <text:p><text:s/>2,805<text:s/></text:p>
          </table:table-cell>
          <table:table-cell office:value-type="float" office:value="0.9152599461555273" table:style-name="ce6">
            <text:p>0.915</text:p>
          </table:table-cell>
          <table:table-cell office:value-type="float" office:value="2567.2493399648502" table:style-name="ce5">
            <text:p><text:s/>2,567<text:s/></text:p>
          </table:table-cell>
          <table:table-cell office:value-type="float" office:value="0.98547855086557334" table:style-name="ce6">
            <text:p>0.985</text:p>
          </table:table-cell>
          <table:table-cell office:value-type="float" office:value="2529.9691592591598" table:style-name="ce5">
            <text:p><text:s/>2,5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29.9691592591598" table:style-name="ce5">
            <text:p><text:s/>2,530<text:s/></text:p>
          </table:table-cell>
          <table:table-cell office:value-type="float" office:value="1.0308863592901352" table:style-name="ce6">
            <text:p>1.031</text:p>
          </table:table-cell>
          <table:table-cell office:value-type="float" office:value="2608.1106957050001" table:style-name="ce5">
            <text:p><text:s/>2,608<text:s/></text:p>
          </table:table-cell>
          <table:table-cell office:value-type="float" office:value="1.3729315345840194" table:style-name="ce6">
            <text:p>1.373</text:p>
          </table:table-cell>
          <table:table-cell office:value-type="float" office:value="3580.7574198192601" table:style-name="ce5">
            <text:p><text:s/>3,58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80.7574198192601" table:style-name="ce5">
            <text:p><text:s/>3,581<text:s/></text:p>
          </table:table-cell>
          <table:table-cell office:value-type="float" office:value="1.0063048648554751" table:style-name="ce6">
            <text:p>1.006</text:p>
          </table:table-cell>
          <table:table-cell office:value-type="float" office:value="3603.3336114314598" table:style-name="ce5">
            <text:p><text:s/>3,603<text:s/></text:p>
          </table:table-cell>
          <table:table-cell office:value-type="float" office:value="1.0241477781348072" table:style-name="ce6">
            <text:p>1.024</text:p>
          </table:table-cell>
          <table:table-cell office:value-type="float" office:value="3690.3461120259999" table:style-name="ce5">
            <text:p><text:s/>3,6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90.3461120259999" table:style-name="ce5">
            <text:p><text:s/>3,690<text:s/></text:p>
          </table:table-cell>
          <table:table-cell office:value-type="float" office:value="0.93567542430945905" table:style-name="ce6">
            <text:p>0.936</text:p>
          </table:table-cell>
          <table:table-cell office:value-type="float" office:value="3452.9661642186898" table:style-name="ce5">
            <text:p><text:s/>3,453<text:s/></text:p>
          </table:table-cell>
          <table:table-cell office:value-type="float" office:value="1.0360128100335433" table:style-name="ce6">
            <text:p>1.036</text:p>
          </table:table-cell>
          <table:table-cell office:value-type="float" office:value="3577.3171787429501" table:style-name="ce5">
            <text:p><text:s/>3,5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77.3171787429501" table:style-name="ce5">
            <text:p><text:s/>3,577<text:s/></text:p>
          </table:table-cell>
          <table:table-cell office:value-type="float" office:value="1.0477889320630869" table:style-name="ce6">
            <text:p>1.048</text:p>
          </table:table-cell>
          <table:table-cell office:value-type="float" office:value="3748.2733463660102" table:style-name="ce5">
            <text:p><text:s/>3,748<text:s/></text:p>
          </table:table-cell>
          <table:table-cell office:value-type="float" office:value="0.98257230380435245" table:style-name="ce6">
            <text:p>0.983</text:p>
          </table:table-cell>
          <table:table-cell office:value-type="float" office:value="3682.9495772273003" table:style-name="ce5">
            <text:p><text:s/>3,6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82.9495772273003" table:style-name="ce5">
            <text:p><text:s/>3,683<text:s/></text:p>
          </table:table-cell>
          <table:table-cell office:value-type="float" office:value="0.96166607718938724" table:style-name="ce6">
            <text:p>0.962</text:p>
          </table:table-cell>
          <table:table-cell office:value-type="float" office:value="3541.7676724184898" table:style-name="ce5">
            <text:p><text:s/>3,542<text:s/></text:p>
          </table:table-cell>
          <table:table-cell office:value-type="float" office:value="1.0340878944280296" table:style-name="ce6">
            <text:p>1.034</text:p>
          </table:table-cell>
          <table:table-cell office:value-type="float" office:value="3662.4990749244998" table:style-name="ce5">
            <text:p><text:s/>3,6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4.23482315889999" table:style-name="ce5">
            <text:p><text:s/>88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84.23482315889999" table:style-name="ce5">
            <text:p><text:s/>884<text:s/></text:p>
          </table:table-cell>
          <table:table-cell office:value-type="float" office:value="1.1400048615064025" table:style-name="ce6">
            <text:p>1.140</text:p>
          </table:table-cell>
          <table:table-cell office:value-type="float" office:value="1008.0319971144" table:style-name="ce5">
            <text:p><text:s/>1,008<text:s/></text:p>
          </table:table-cell>
          <table:table-cell office:value-type="float" office:value="1.0863785737017813" table:style-name="ce6">
            <text:p>1.086</text:p>
          </table:table-cell>
          <table:table-cell office:value-type="float" office:value="1095.1043632709" table:style-name="ce5">
            <text:p><text:s/>1,09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95.1043632709" table:style-name="ce5">
            <text:p><text:s/>1,095<text:s/></text:p>
          </table:table-cell>
          <table:table-cell office:value-type="float" office:value="1.1109791935076381" table:style-name="ce6">
            <text:p>1.111</text:p>
          </table:table-cell>
          <table:table-cell office:value-type="float" office:value="1216.6381623134" table:style-name="ce5">
            <text:p><text:s/>1,217<text:s/></text:p>
          </table:table-cell>
          <table:table-cell office:value-type="float" office:value="0.98661982067326703" table:style-name="ce6">
            <text:p>0.987</text:p>
          </table:table-cell>
          <table:table-cell office:value-type="float" office:value="1200.3593255259" table:style-name="ce5">
            <text:p><text:s/>1,2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0.3593255259" table:style-name="ce5">
            <text:p><text:s/>1,200<text:s/></text:p>
          </table:table-cell>
          <table:table-cell office:value-type="float" office:value="1.1435534019201337" table:style-name="ce6">
            <text:p>1.144</text:p>
          </table:table-cell>
          <table:table-cell office:value-type="float" office:value="1372.6749902316999" table:style-name="ce5">
            <text:p><text:s/>1,373<text:s/></text:p>
          </table:table-cell>
          <table:table-cell office:value-type="float" office:value="1.056431776892522" table:style-name="ce6">
            <text:p>1.056</text:p>
          </table:table-cell>
          <table:table-cell office:value-type="float" office:value="1450.1374790264001" table:style-name="ce5">
            <text:p><text:s/>1,4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50.1374790264001" table:style-name="ce5">
            <text:p><text:s/>1,450<text:s/></text:p>
          </table:table-cell>
          <table:table-cell office:value-type="float" office:value="1.015285601798239" table:style-name="ce6">
            <text:p>1.015</text:p>
          </table:table-cell>
          <table:table-cell office:value-type="float" office:value="1472.3037030834998" table:style-name="ce5">
            <text:p><text:s/>1,472<text:s/></text:p>
          </table:table-cell>
          <table:table-cell office:value-type="float" office:value="0.98578932452802959" table:style-name="ce6">
            <text:p>0.986</text:p>
          </table:table-cell>
          <table:table-cell office:value-type="float" office:value="1451.3812729628" table:style-name="ce5">
            <text:p><text:s/>1,4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1.3812729628" table:style-name="ce5">
            <text:p><text:s/>1,451<text:s/></text:p>
          </table:table-cell>
          <table:table-cell office:value-type="float" office:value="1.0357162807774691" table:style-name="ce6">
            <text:p>1.036</text:p>
          </table:table-cell>
          <table:table-cell office:value-type="float" office:value="1503.2192140231" table:style-name="ce5">
            <text:p><text:s/>1,503<text:s/></text:p>
          </table:table-cell>
          <table:table-cell office:value-type="float" office:value="1.048052367730639" table:style-name="ce6">
            <text:p>1.048</text:p>
          </table:table-cell>
          <table:table-cell office:value-type="float" office:value="1575.4524564751" table:style-name="ce5">
            <text:p><text:s/>1,5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5.4524564751" table:style-name="ce5">
            <text:p><text:s/>1,575<text:s/></text:p>
          </table:table-cell>
          <table:table-cell office:value-type="float" office:value="1.1170185509320787" table:style-name="ce6">
            <text:p>1.117</text:p>
          </table:table-cell>
          <table:table-cell office:value-type="float" office:value="1759.8096199941999" table:style-name="ce5">
            <text:p><text:s/>1,760<text:s/></text:p>
          </table:table-cell>
          <table:table-cell office:value-type="float" office:value="0.8217606323186063" table:style-name="ce6">
            <text:p>0.822</text:p>
          </table:table-cell>
          <table:table-cell office:value-type="float" office:value="1446.1422660868002" table:style-name="ce5">
            <text:p><text:s/>1,4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46.1422660868002" table:style-name="ce5">
            <text:p><text:s/>1,446<text:s/></text:p>
          </table:table-cell>
          <table:table-cell office:value-type="float" office:value="1.0252411432512609" table:style-name="ce6">
            <text:p>1.025</text:p>
          </table:table-cell>
          <table:table-cell office:value-type="float" office:value="1482.6445501868" table:style-name="ce5">
            <text:p><text:s/>1,483<text:s/></text:p>
          </table:table-cell>
          <table:table-cell office:value-type="float" office:value="1.0710643877645691" table:style-name="ce6">
            <text:p>1.071</text:p>
          </table:table-cell>
          <table:table-cell office:value-type="float" office:value="1588.0077774182998" table:style-name="ce5">
            <text:p><text:s/>1,5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8.0077774182998" table:style-name="ce5">
            <text:p><text:s/>1,588<text:s/></text:p>
          </table:table-cell>
          <table:table-cell office:value-type="float" office:value="0.91717104385991144" table:style-name="ce6">
            <text:p>0.917</text:p>
          </table:table-cell>
          <table:table-cell office:value-type="float" office:value="1456.4747508724001" table:style-name="ce5">
            <text:p><text:s/>1,456<text:s/></text:p>
          </table:table-cell>
          <table:table-cell office:value-type="float" office:value="1.0030968489808547" table:style-name="ce6">
            <text:p>1.003</text:p>
          </table:table-cell>
          <table:table-cell office:value-type="float" office:value="1460.98523322028" table:style-name="ce5">
            <text:p><text:s/>1,4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60.98523322028" table:style-name="ce5">
            <text:p><text:s/>1,461<text:s/></text:p>
          </table:table-cell>
          <table:table-cell office:value-type="float" office:value="1.2091853567475455" table:style-name="ce6">
            <text:p>1.209</text:p>
          </table:table-cell>
          <table:table-cell office:value-type="float" office:value="1766.6019504343601" table:style-name="ce5">
            <text:p><text:s/>1,767<text:s/></text:p>
          </table:table-cell>
          <table:table-cell office:value-type="float" office:value="1.09595921893975" table:style-name="ce6">
            <text:p>1.096</text:p>
          </table:table-cell>
          <table:table-cell office:value-type="float" office:value="1936.12369377548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36.12369377548" table:style-name="ce5">
            <text:p><text:s/>1,936<text:s/></text:p>
          </table:table-cell>
          <table:table-cell office:value-type="float" office:value="1.0437746221758228" table:style-name="ce6">
            <text:p>1.044</text:p>
          </table:table-cell>
          <table:table-cell office:value-type="float" office:value="2020.87677695616" table:style-name="ce5">
            <text:p><text:s/>2,021<text:s/></text:p>
          </table:table-cell>
          <table:table-cell office:value-type="float" office:value="1.017753061458585" table:style-name="ce6">
            <text:p>1.018</text:p>
          </table:table-cell>
          <table:table-cell office:value-type="float" office:value="2056.7535265776901" table:style-name="ce5">
            <text:p><text:s/>2,0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56.7535265776901" table:style-name="ce5">
            <text:p><text:s/>2,057<text:s/></text:p>
          </table:table-cell>
          <table:table-cell office:value-type="float" office:value="0.89765478901687024" table:style-name="ce6">
            <text:p>0.898</text:p>
          </table:table-cell>
          <table:table-cell office:value-type="float" office:value="1846.2546529598001" table:style-name="ce5">
            <text:p><text:s/>1,846<text:s/></text:p>
          </table:table-cell>
          <table:table-cell office:value-type="float" office:value="0.95363288630587728" table:style-name="ce6">
            <text:p>0.954</text:p>
          </table:table-cell>
          <table:table-cell office:value-type="float" office:value="1760.64915355771" table:style-name="ce5">
            <text:p><text:s/>1,7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0.64915355771" table:style-name="ce5">
            <text:p><text:s/>1,761<text:s/></text:p>
          </table:table-cell>
          <table:table-cell office:value-type="float" office:value="1.0113314028531615" table:style-name="ce6">
            <text:p>1.011</text:p>
          </table:table-cell>
          <table:table-cell office:value-type="float" office:value="1780.59977839975" table:style-name="ce5">
            <text:p><text:s/>1,781<text:s/></text:p>
          </table:table-cell>
          <table:table-cell office:value-type="float" office:value="1.3582666490285122" table:style-name="ce6">
            <text:p>1.358</text:p>
          </table:table-cell>
          <table:table-cell office:value-type="float" office:value="2418.5292942679403" table:style-name="ce5">
            <text:p><text:s/>2,4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18.5292942679403" table:style-name="ce5">
            <text:p><text:s/>2,419<text:s/></text:p>
          </table:table-cell>
          <table:table-cell office:value-type="float" office:value="1.01059936168946" table:style-name="ce6">
            <text:p>1.011</text:p>
          </table:table-cell>
          <table:table-cell office:value-type="float" office:value="2444.1641610144402" table:style-name="ce5">
            <text:p><text:s/>2,444<text:s/></text:p>
          </table:table-cell>
          <table:table-cell office:value-type="float" office:value="1.000390563169167" table:style-name="ce6">
            <text:p>1.000</text:p>
          </table:table-cell>
          <table:table-cell office:value-type="float" office:value="2445.1187615151302" table:style-name="ce5">
            <text:p><text:s/>2,4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45.1187615151302" table:style-name="ce5">
            <text:p><text:s/>2,445<text:s/></text:p>
          </table:table-cell>
          <table:table-cell office:value-type="float" office:value="0.93691427357897872" table:style-name="ce6">
            <text:p>0.937</text:p>
          </table:table-cell>
          <table:table-cell office:value-type="float" office:value="2290.8666682592802" table:style-name="ce5">
            <text:p><text:s/>2,291<text:s/></text:p>
          </table:table-cell>
          <table:table-cell office:value-type="float" office:value="1.0137384820699602" table:style-name="ce6">
            <text:p>1.014</text:p>
          </table:table-cell>
          <table:table-cell office:value-type="float" office:value="2322.3396989058301" table:style-name="ce5">
            <text:p><text:s/>2,3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22.3396989058301" table:style-name="ce5">
            <text:p><text:s/>2,322<text:s/></text:p>
          </table:table-cell>
          <table:table-cell office:value-type="float" office:value="1.0398495070330245" table:style-name="ce6">
            <text:p>1.040</text:p>
          </table:table-cell>
          <table:table-cell office:value-type="float" office:value="2414.8837910704497" table:style-name="ce5">
            <text:p><text:s/>2,415<text:s/></text:p>
          </table:table-cell>
          <table:table-cell office:value-type="float" office:value="0.96542170744883937" table:style-name="ce6">
            <text:p>0.965</text:p>
          </table:table-cell>
          <table:table-cell office:value-type="float" office:value="2331.38123286576" table:style-name="ce5">
            <text:p><text:s/>2,3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1.38123286576" table:style-name="ce5">
            <text:p><text:s/>2,331<text:s/></text:p>
          </table:table-cell>
          <table:table-cell office:value-type="float" office:value="0.96896782079798283" table:style-name="ce6">
            <text:p>0.969</text:p>
          </table:table-cell>
          <table:table-cell office:value-type="float" office:value="2259.0333926592498" table:style-name="ce5">
            <text:p><text:s/>2,259<text:s/></text:p>
          </table:table-cell>
          <table:table-cell office:value-type="float" office:value="1.0109630258192097" table:style-name="ce6">
            <text:p>1.011</text:p>
          </table:table-cell>
          <table:table-cell office:value-type="float" office:value="2283.79923406943" table:style-name="ce5">
            <text:p><text:s/>2,2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8.15712878559992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8.15712878559992" table:style-name="ce5">
            <text:p><text:s/>308<text:s/></text:p>
          </table:table-cell>
          <table:table-cell office:value-type="float" office:value="1.0770895376349643" table:style-name="ce6">
            <text:p>1.077</text:p>
          </table:table-cell>
          <table:table-cell office:value-type="float" office:value="331.91281936259998" table:style-name="ce5">
            <text:p><text:s/>332<text:s/></text:p>
          </table:table-cell>
          <table:table-cell office:value-type="float" office:value="0.96450506494077459" table:style-name="ce6">
            <text:p>0.965</text:p>
          </table:table-cell>
          <table:table-cell office:value-type="float" office:value="320.13159539400004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0.13159539400004" table:style-name="ce5">
            <text:p><text:s/>320<text:s/></text:p>
          </table:table-cell>
          <table:table-cell office:value-type="float" office:value="1.2036781881071459" table:style-name="ce6">
            <text:p>1.204</text:p>
          </table:table-cell>
          <table:table-cell office:value-type="float" office:value="385.33541869969986" table:style-name="ce5">
            <text:p><text:s/>385<text:s/></text:p>
          </table:table-cell>
          <table:table-cell office:value-type="float" office:value="1.121464832630338" table:style-name="ce6">
            <text:p>1.121</text:p>
          </table:table-cell>
          <table:table-cell office:value-type="float" office:value="432.14012083860018" table:style-name="ce5">
            <text:p><text:s/>4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2.14012083860018" table:style-name="ce5">
            <text:p><text:s/>432<text:s/></text:p>
          </table:table-cell>
          <table:table-cell office:value-type="float" office:value="1.1882999974008233" table:style-name="ce6">
            <text:p>1.188</text:p>
          </table:table-cell>
          <table:table-cell office:value-type="float" office:value="513.51210446930008" table:style-name="ce5">
            <text:p><text:s/>514<text:s/></text:p>
          </table:table-cell>
          <table:table-cell office:value-type="float" office:value="0.94300911746229388" table:style-name="ce6">
            <text:p>0.943</text:p>
          </table:table-cell>
          <table:table-cell office:value-type="float" office:value="484.24659644179985" table:style-name="ce5">
            <text:p><text:s/>4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4.24659644179985" table:style-name="ce5">
            <text:p><text:s/>484<text:s/></text:p>
          </table:table-cell>
          <table:table-cell office:value-type="float" office:value="0.97942781292837211" table:style-name="ce6">
            <text:p>0.979</text:p>
          </table:table-cell>
          <table:table-cell office:value-type="float" office:value="474.28458487100005" table:style-name="ce5">
            <text:p><text:s/>474<text:s/></text:p>
          </table:table-cell>
          <table:table-cell office:value-type="float" office:value="1.1044693064135249" table:style-name="ce6">
            <text:p>1.104</text:p>
          </table:table-cell>
          <table:table-cell office:value-type="float" office:value="523.83276649510003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3.83276649510003" table:style-name="ce5">
            <text:p><text:s/>524<text:s/></text:p>
          </table:table-cell>
          <table:table-cell office:value-type="float" office:value="1.0521360347811606" table:style-name="ce6">
            <text:p>1.052</text:p>
          </table:table-cell>
          <table:table-cell office:value-type="float" office:value="551.14332982860014" table:style-name="ce5">
            <text:p><text:s/>551<text:s/></text:p>
          </table:table-cell>
          <table:table-cell office:value-type="float" office:value="1.0636844406563268" table:style-name="ce6">
            <text:p>1.064</text:p>
          </table:table-cell>
          <table:table-cell office:value-type="float" office:value="586.2425845102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6.2425845102" table:style-name="ce5">
            <text:p><text:s/>586<text:s/></text:p>
          </table:table-cell>
          <table:table-cell office:value-type="float" office:value="1.1320649619866587" table:style-name="ce6">
            <text:p>1.132</text:p>
          </table:table-cell>
          <table:table-cell office:value-type="float" office:value="663.6646891485002" table:style-name="ce5">
            <text:p><text:s/>664<text:s/></text:p>
          </table:table-cell>
          <table:table-cell office:value-type="float" office:value="0.81003920037880583" table:style-name="ce6">
            <text:p>0.810</text:p>
          </table:table-cell>
          <table:table-cell office:value-type="float" office:value="537.59441411749981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7.59441411749981" table:style-name="ce5">
            <text:p><text:s/>538<text:s/></text:p>
          </table:table-cell>
          <table:table-cell office:value-type="float" office:value="0.98273205623194793" table:style-name="ce6">
            <text:p>0.983</text:p>
          </table:table-cell>
          <table:table-cell office:value-type="float" office:value="528.31126400449989" table:style-name="ce5">
            <text:p><text:s/>528<text:s/></text:p>
          </table:table-cell>
          <table:table-cell office:value-type="float" office:value="1.2828773711529782" table:style-name="ce6">
            <text:p>1.283</text:p>
          </table:table-cell>
          <table:table-cell office:value-type="float" office:value="677.7585655165999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7.7585655165999" table:style-name="ce5">
            <text:p><text:s/>678<text:s/></text:p>
          </table:table-cell>
          <table:table-cell office:value-type="float" office:value="0.97392665134031853" table:style-name="ce6">
            <text:p>0.974</text:p>
          </table:table-cell>
          <table:table-cell office:value-type="float" office:value="660.08713013080001" table:style-name="ce5">
            <text:p><text:s/>660<text:s/></text:p>
          </table:table-cell>
          <table:table-cell office:value-type="float" office:value="1.0077993439481996" table:style-name="ce6">
            <text:p>1.008</text:p>
          </table:table-cell>
          <table:table-cell office:value-type="float" office:value="665.23537669447012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5.23537669447012" table:style-name="ce5">
            <text:p><text:s/>665<text:s/></text:p>
          </table:table-cell>
          <table:table-cell office:value-type="float" office:value="1.1263795478294332" table:style-name="ce6">
            <text:p>1.126</text:p>
          </table:table-cell>
          <table:table-cell office:value-type="float" office:value="749.30752280126001" table:style-name="ce5">
            <text:p><text:s/>749<text:s/></text:p>
          </table:table-cell>
          <table:table-cell office:value-type="float" office:value="0.9206073854168173" table:style-name="ce6">
            <text:p>0.921</text:p>
          </table:table-cell>
          <table:table-cell office:value-type="float" office:value="689.81803943922023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9.81803943922023" table:style-name="ce5">
            <text:p><text:s/>690<text:s/></text:p>
          </table:table-cell>
          <table:table-cell office:value-type="float" office:value="1.031850642451132" table:style-name="ce6">
            <text:p>1.032</text:p>
          </table:table-cell>
          <table:table-cell office:value-type="float" office:value="711.78918716973976" table:style-name="ce5">
            <text:p><text:s/>712<text:s/></text:p>
          </table:table-cell>
          <table:table-cell office:value-type="float" office:value="1.0511350879912578" table:style-name="ce6">
            <text:p>1.051</text:p>
          </table:table-cell>
          <table:table-cell office:value-type="float" office:value="748.18658988689015" table:style-name="ce5">
            <text:p><text:s/>7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8.18658988689015" table:style-name="ce5">
            <text:p><text:s/>748<text:s/></text:p>
          </table:table-cell>
          <table:table-cell office:value-type="float" office:value="0.96365625467044114" table:style-name="ce6">
            <text:p>0.964</text:p>
          </table:table-cell>
          <table:table-cell office:value-type="float" office:value="720.99468700504997" table:style-name="ce5">
            <text:p><text:s/>721<text:s/></text:p>
          </table:table-cell>
          <table:table-cell office:value-type="float" office:value="1.0670259012547505" table:style-name="ce6">
            <text:p>1.067</text:p>
          </table:table-cell>
          <table:table-cell office:value-type="float" office:value="769.3200057014501" table:style-name="ce5">
            <text:p><text:s/>7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9.3200057014501" table:style-name="ce5">
            <text:p><text:s/>769<text:s/></text:p>
          </table:table-cell>
          <table:table-cell office:value-type="float" office:value="1.0756394103527083" table:style-name="ce6">
            <text:p>1.076</text:p>
          </table:table-cell>
          <table:table-cell office:value-type="float" office:value="827.5109173052499" table:style-name="ce5">
            <text:p><text:s/>828<text:s/></text:p>
          </table:table-cell>
          <table:table-cell office:value-type="float" office:value="1.404486758115604" table:style-name="ce6">
            <text:p>1.404</text:p>
          </table:table-cell>
          <table:table-cell office:value-type="float" office:value="1162.2281255513201" table:style-name="ce5">
            <text:p><text:s/>1,1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62.2281255513201" table:style-name="ce5">
            <text:p><text:s/>1,162<text:s/></text:p>
          </table:table-cell>
          <table:table-cell office:value-type="float" office:value="0.99736826612000173" table:style-name="ce6">
            <text:p>0.997</text:p>
          </table:table-cell>
          <table:table-cell office:value-type="float" office:value="1159.1694504170198" table:style-name="ce5">
            <text:p><text:s/>1,159<text:s/></text:p>
          </table:table-cell>
          <table:table-cell office:value-type="float" office:value="1.0742410007983649" table:style-name="ce6">
            <text:p>1.074</text:p>
          </table:table-cell>
          <table:table-cell office:value-type="float" office:value="1245.2273505108699" table:style-name="ce5">
            <text:p><text:s/>1,2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5.2273505108699" table:style-name="ce5">
            <text:p><text:s/>1,245<text:s/></text:p>
          </table:table-cell>
          <table:table-cell office:value-type="float" office:value="0.93324282949827919" table:style-name="ce6">
            <text:p>0.933</text:p>
          </table:table-cell>
          <table:table-cell office:value-type="float" office:value="1162.0994959594098" table:style-name="ce5">
            <text:p><text:s/>1,162<text:s/></text:p>
          </table:table-cell>
          <table:table-cell office:value-type="float" office:value="1.079922574788686" table:style-name="ce6">
            <text:p>1.080</text:p>
          </table:table-cell>
          <table:table-cell office:value-type="float" office:value="1254.97747983712" table:style-name="ce5">
            <text:p><text:s/>1,2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4.97747983712" table:style-name="ce5">
            <text:p><text:s/>1,255<text:s/></text:p>
          </table:table-cell>
          <table:table-cell office:value-type="float" office:value="1.0624808625797948" table:style-name="ce6">
            <text:p>1.062</text:p>
          </table:table-cell>
          <table:table-cell office:value-type="float" office:value="1333.3895552955603" table:style-name="ce5">
            <text:p><text:s/>1,333<text:s/></text:p>
          </table:table-cell>
          <table:table-cell office:value-type="float" office:value="1.01363351692218" table:style-name="ce6">
            <text:p>1.014</text:p>
          </table:table-cell>
          <table:table-cell office:value-type="float" office:value="1351.5683443615403" table:style-name="ce5">
            <text:p><text:s/>1,3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1.5683443615403" table:style-name="ce5">
            <text:p><text:s/>1,352<text:s/></text:p>
          </table:table-cell>
          <table:table-cell office:value-type="float" office:value="0.94907097011448849" table:style-name="ce6">
            <text:p>0.949</text:p>
          </table:table-cell>
          <table:table-cell office:value-type="float" office:value="1282.7342797592401" table:style-name="ce5">
            <text:p><text:s/>1,283<text:s/></text:p>
          </table:table-cell>
          <table:table-cell office:value-type="float" office:value="1.0748132817607727" table:style-name="ce6">
            <text:p>1.075</text:p>
          </table:table-cell>
          <table:table-cell office:value-type="float" office:value="1378.6998408550701" table:style-name="ce5">
            <text:p><text:s/>1,3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5.79363529855004" table:style-name="ce5">
            <text:p><text:s/>9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5.79363529855004" table:style-name="ce5">
            <text:p><text:s/>916<text:s/></text:p>
          </table:table-cell>
          <table:table-cell office:value-type="float" office:value="1.0520901113827772" table:style-name="ce6">
            <text:p>1.052</text:p>
          </table:table-cell>
          <table:table-cell office:value-type="float" office:value="963.49742776488995" table:style-name="ce5">
            <text:p><text:s/>963<text:s/></text:p>
          </table:table-cell>
          <table:table-cell office:value-type="float" office:value="0.93591524166615947" table:style-name="ce6">
            <text:p>0.936</text:p>
          </table:table-cell>
          <table:table-cell office:value-type="float" office:value="901.75192795129999" table:style-name="ce5">
            <text:p><text:s/>9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1.75192795129999" table:style-name="ce5">
            <text:p><text:s/>902<text:s/></text:p>
          </table:table-cell>
          <table:table-cell office:value-type="float" office:value="0.97900242952936312" table:style-name="ce6">
            <text:p>0.979</text:p>
          </table:table-cell>
          <table:table-cell office:value-type="float" office:value="882.81732829710995" table:style-name="ce5">
            <text:p><text:s/>883<text:s/></text:p>
          </table:table-cell>
          <table:table-cell office:value-type="float" office:value="1.1263525458347363" table:style-name="ce6">
            <text:p>1.126</text:p>
          </table:table-cell>
          <table:table-cell office:value-type="float" office:value="994.36354523447005" table:style-name="ce5">
            <text:p><text:s/>9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4.36354523447005" table:style-name="ce5">
            <text:p><text:s/>994<text:s/></text:p>
          </table:table-cell>
          <table:table-cell office:value-type="float" office:value="1.0767244212429774" table:style-name="ce6">
            <text:p>1.077</text:p>
          </table:table-cell>
          <table:table-cell office:value-type="float" office:value="1070.6555127477" table:style-name="ce5">
            <text:p><text:s/>1,071<text:s/></text:p>
          </table:table-cell>
          <table:table-cell office:value-type="float" office:value="1.0964763907380553" table:style-name="ce6">
            <text:p>1.096</text:p>
          </table:table-cell>
          <table:table-cell office:value-type="float" office:value="1173.9484923414" table:style-name="ce5">
            <text:p><text:s/>1,1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73.9484923414" table:style-name="ce5">
            <text:p><text:s/>1,174<text:s/></text:p>
          </table:table-cell>
          <table:table-cell office:value-type="float" office:value="1.0873460870743894" table:style-name="ce6">
            <text:p>1.087</text:p>
          </table:table-cell>
          <table:table-cell office:value-type="float" office:value="1276.4882995743001" table:style-name="ce5">
            <text:p><text:s/>1,276<text:s/></text:p>
          </table:table-cell>
          <table:table-cell office:value-type="float" office:value="1.032220646833595" table:style-name="ce6">
            <text:p>1.032</text:p>
          </table:table-cell>
          <table:table-cell office:value-type="float" office:value="1317.6175782620999" table:style-name="ce5">
            <text:p><text:s/>1,3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7.6175782620999" table:style-name="ce5">
            <text:p><text:s/>1,318<text:s/></text:p>
          </table:table-cell>
          <table:table-cell office:value-type="float" office:value="1.1566217218860217" table:style-name="ce6">
            <text:p>1.157</text:p>
          </table:table-cell>
          <table:table-cell office:value-type="float" office:value="1523.9851121568001" table:style-name="ce5">
            <text:p><text:s/>1,524<text:s/></text:p>
          </table:table-cell>
          <table:table-cell office:value-type="float" office:value="0.9705745291299237" table:style-name="ce6">
            <text:p>0.971</text:p>
          </table:table-cell>
          <table:table-cell office:value-type="float" office:value="1479.1411326326001" table:style-name="ce5">
            <text:p><text:s/>1,4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9.1411326326001" table:style-name="ce5">
            <text:p><text:s/>1,479<text:s/></text:p>
          </table:table-cell>
          <table:table-cell office:value-type="float" office:value="1.1693229223236057" table:style-name="ce6">
            <text:p>1.169</text:p>
          </table:table-cell>
          <table:table-cell office:value-type="float" office:value="1729.5936317390001" table:style-name="ce5">
            <text:p><text:s/>1,730<text:s/></text:p>
          </table:table-cell>
          <table:table-cell office:value-type="float" office:value="0.91383953117931693" table:style-name="ce6">
            <text:p>0.914</text:p>
          </table:table-cell>
          <table:table-cell office:value-type="float" office:value="1580.5710335591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0.5710335591" table:style-name="ce5">
            <text:p><text:s/>1,581<text:s/></text:p>
          </table:table-cell>
          <table:table-cell office:value-type="float" office:value="1.1110414155084145" table:style-name="ce6">
            <text:p>1.111</text:p>
          </table:table-cell>
          <table:table-cell office:value-type="float" office:value="1756.0798784371" table:style-name="ce5">
            <text:p><text:s/>1,756<text:s/></text:p>
          </table:table-cell>
          <table:table-cell office:value-type="float" office:value="0.97345107435215683" table:style-name="ce6">
            <text:p>0.973</text:p>
          </table:table-cell>
          <table:table-cell office:value-type="float" office:value="1709.4578443128" table:style-name="ce5">
            <text:p><text:s/>1,7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9.4578443128" table:style-name="ce5">
            <text:p><text:s/>1,709<text:s/></text:p>
          </table:table-cell>
          <table:table-cell office:value-type="float" office:value="1.1559123226109405" table:style-name="ce6">
            <text:p>1.156</text:p>
          </table:table-cell>
          <table:table-cell office:value-type="float" office:value="1975.9833872250999" table:style-name="ce5">
            <text:p><text:s/>1,976<text:s/></text:p>
          </table:table-cell>
          <table:table-cell office:value-type="float" office:value="0.96305157259512275" table:style-name="ce6">
            <text:p>0.963</text:p>
          </table:table-cell>
          <table:table-cell office:value-type="float" office:value="1902.97390848897" table:style-name="ce5">
            <text:p><text:s/>1,9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02.97390848897" table:style-name="ce5">
            <text:p><text:s/>1,903<text:s/></text:p>
          </table:table-cell>
          <table:table-cell office:value-type="float" office:value="1.1143341599945384" table:style-name="ce6">
            <text:p>1.114</text:p>
          </table:table-cell>
          <table:table-cell office:value-type="float" office:value="2120.54883180758" table:style-name="ce5">
            <text:p><text:s/>2,121<text:s/></text:p>
          </table:table-cell>
          <table:table-cell office:value-type="float" office:value="1.0249479318177903" table:style-name="ce6">
            <text:p>1.025</text:p>
          </table:table-cell>
          <table:table-cell office:value-type="float" office:value="2173.4521394798103" table:style-name="ce5">
            <text:p><text:s/>2,1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73.4521394798103" table:style-name="ce5">
            <text:p><text:s/>2,173<text:s/></text:p>
          </table:table-cell>
          <table:table-cell office:value-type="float" office:value="1.0529710693638299" table:style-name="ce6">
            <text:p>1.053</text:p>
          </table:table-cell>
          <table:table-cell office:value-type="float" office:value="2288.5822235191599" table:style-name="ce5">
            <text:p><text:s/>2,289<text:s/></text:p>
          </table:table-cell>
          <table:table-cell office:value-type="float" office:value="1.0518047039647549" table:style-name="ce6">
            <text:p>1.052</text:p>
          </table:table-cell>
          <table:table-cell office:value-type="float" office:value="2407.1415481075701" table:style-name="ce5">
            <text:p><text:s/>2,40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07.1415481075701" table:style-name="ce5">
            <text:p><text:s/>2,407<text:s/></text:p>
          </table:table-cell>
          <table:table-cell office:value-type="float" office:value="1.1353899356988439" table:style-name="ce6">
            <text:p>1.135</text:p>
          </table:table-cell>
          <table:table-cell office:value-type="float" office:value="2733.04428752387" table:style-name="ce5">
            <text:p><text:s/>2,733<text:s/></text:p>
          </table:table-cell>
          <table:table-cell office:value-type="float" office:value="1.0340206026202632" table:style-name="ce6">
            <text:p>1.034</text:p>
          </table:table-cell>
          <table:table-cell office:value-type="float" office:value="2826.0241011732996" table:style-name="ce5">
            <text:p><text:s/>2,8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26.0241011732996" table:style-name="ce5">
            <text:p><text:s/>2,826<text:s/></text:p>
          </table:table-cell>
          <table:table-cell office:value-type="float" office:value="1.0580444617863118" table:style-name="ce6">
            <text:p>1.058</text:p>
          </table:table-cell>
          <table:table-cell office:value-type="float" office:value="2990.0591491210498" table:style-name="ce5">
            <text:p><text:s/>2,990<text:s/></text:p>
          </table:table-cell>
          <table:table-cell office:value-type="float" office:value="1.1189218603902891" table:style-name="ce6">
            <text:p>1.119</text:p>
          </table:table-cell>
          <table:table-cell office:value-type="float" office:value="3345.64254581153" table:style-name="ce5">
            <text:p><text:s/>3,34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45.64254581153" table:style-name="ce5">
            <text:p><text:s/>3,346<text:s/></text:p>
          </table:table-cell>
          <table:table-cell office:value-type="float" office:value="1.0025759604014748" table:style-name="ce6">
            <text:p>1.003</text:p>
          </table:table-cell>
          <table:table-cell office:value-type="float" office:value="3354.2607885270299" table:style-name="ce5">
            <text:p><text:s/>3,354<text:s/></text:p>
          </table:table-cell>
          <table:table-cell office:value-type="float" office:value="1.1121107905114456" table:style-name="ce6">
            <text:p>1.112</text:p>
          </table:table-cell>
          <table:table-cell office:value-type="float" office:value="3730.3096171103402" table:style-name="ce5">
            <text:p><text:s/>3,7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30.3096171103402" table:style-name="ce5">
            <text:p><text:s/>3,730<text:s/></text:p>
          </table:table-cell>
          <table:table-cell office:value-type="float" office:value="0.93829764383051162" table:style-name="ce6">
            <text:p>0.938</text:p>
          </table:table-cell>
          <table:table-cell office:value-type="float" office:value="3500.1407244929301" table:style-name="ce5">
            <text:p><text:s/>3,500<text:s/></text:p>
          </table:table-cell>
          <table:table-cell office:value-type="float" office:value="1.1669229574696376" table:style-name="ce6">
            <text:p>1.167</text:p>
          </table:table-cell>
          <table:table-cell office:value-type="float" office:value="4084.39456578521" table:style-name="ce5">
            <text:p><text:s/>4,0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84.39456578521" table:style-name="ce5">
            <text:p><text:s/>4,084<text:s/></text:p>
          </table:table-cell>
          <table:table-cell office:value-type="float" office:value="1.0175283150630787" table:style-name="ce6">
            <text:p>1.018</text:p>
          </table:table-cell>
          <table:table-cell office:value-type="float" office:value="4155.9871205762201" table:style-name="ce5">
            <text:p><text:s/>4,156<text:s/></text:p>
          </table:table-cell>
          <table:table-cell office:value-type="float" office:value="1.081292471789089" table:style-name="ce6">
            <text:p>1.081</text:p>
          </table:table-cell>
          <table:table-cell office:value-type="float" office:value="4493.8375863314805" table:style-name="ce5">
            <text:p><text:s/>4,4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93.8375863314805" table:style-name="ce5">
            <text:p><text:s/>4,494<text:s/></text:p>
          </table:table-cell>
          <table:table-cell office:value-type="float" office:value="1.0292228422305723" table:style-name="ce6">
            <text:p>1.029</text:p>
          </table:table-cell>
          <table:table-cell office:value-type="float" office:value="4625.1602931266607" table:style-name="ce5">
            <text:p><text:s/>4,625<text:s/></text:p>
          </table:table-cell>
          <table:table-cell office:value-type="float" office:value="1.0440144920488175" table:style-name="ce6">
            <text:p>1.044</text:p>
          </table:table-cell>
          <table:table-cell office:value-type="float" office:value="4828.7343740729902" table:style-name="ce5">
            <text:p><text:s/>4,8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3.45809648901997" table:style-name="ce5">
            <text:p><text:s/>30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3.45809648901997" table:style-name="ce5">
            <text:p><text:s/>303<text:s/></text:p>
          </table:table-cell>
          <table:table-cell office:value-type="float" office:value="1.0529960849783815" table:style-name="ce6">
            <text:p>1.053</text:p>
          </table:table-cell>
          <table:table-cell office:value-type="float" office:value="319.54018755792998" table:style-name="ce5">
            <text:p><text:s/>320<text:s/></text:p>
          </table:table-cell>
          <table:table-cell office:value-type="float" office:value="0.94869620912365527" table:style-name="ce6">
            <text:p>0.949</text:p>
          </table:table-cell>
          <table:table-cell office:value-type="float" office:value="303.14656459886999" table:style-name="ce5">
            <text:p><text:s/>3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3.14656459886999" table:style-name="ce5">
            <text:p><text:s/>303<text:s/></text:p>
          </table:table-cell>
          <table:table-cell office:value-type="float" office:value="0.97352744243554634" table:style-name="ce6">
            <text:p>0.974</text:p>
          </table:table-cell>
          <table:table-cell office:value-type="float" office:value="295.12149971706003" table:style-name="ce5">
            <text:p><text:s/>295<text:s/></text:p>
          </table:table-cell>
          <table:table-cell office:value-type="float" office:value="1.1803906145603071" table:style-name="ce6">
            <text:p>1.180</text:p>
          </table:table-cell>
          <table:table-cell office:value-type="float" office:value="348.35864842097999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8.35864842097999" table:style-name="ce5">
            <text:p><text:s/>348<text:s/></text:p>
          </table:table-cell>
          <table:table-cell office:value-type="float" office:value="1.0850697006680234" table:style-name="ce6">
            <text:p>1.085</text:p>
          </table:table-cell>
          <table:table-cell office:value-type="float" office:value="377.99341436727002" table:style-name="ce5">
            <text:p><text:s/>378<text:s/></text:p>
          </table:table-cell>
          <table:table-cell office:value-type="float" office:value="1.0860889640128284" table:style-name="ce6">
            <text:p>1.086</text:p>
          </table:table-cell>
          <table:table-cell office:value-type="float" office:value="410.53447581381999" table:style-name="ce5">
            <text:p><text:s/>4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0.53447581381999" table:style-name="ce5">
            <text:p><text:s/>411<text:s/></text:p>
          </table:table-cell>
          <table:table-cell office:value-type="float" office:value="1.1014833137374416" table:style-name="ce6">
            <text:p>1.101</text:p>
          </table:table-cell>
          <table:table-cell office:value-type="float" office:value="452.19687482287003" table:style-name="ce5">
            <text:p><text:s/>452<text:s/></text:p>
          </table:table-cell>
          <table:table-cell office:value-type="float" office:value="1.0272344073440005" table:style-name="ce6">
            <text:p>1.027</text:p>
          </table:table-cell>
          <table:table-cell office:value-type="float" office:value="464.51218871148001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4.51218871148001" table:style-name="ce5">
            <text:p><text:s/>465<text:s/></text:p>
          </table:table-cell>
          <table:table-cell office:value-type="float" office:value="1.1559543260983318" table:style-name="ce6">
            <text:p>1.156</text:p>
          </table:table-cell>
          <table:table-cell office:value-type="float" office:value="536.95487406643997" table:style-name="ce5">
            <text:p><text:s/>537<text:s/></text:p>
          </table:table-cell>
          <table:table-cell office:value-type="float" office:value="1.0055727400597723" table:style-name="ce6">
            <text:p>1.006</text:p>
          </table:table-cell>
          <table:table-cell office:value-type="float" office:value="539.94718400344004" table:style-name="ce5">
            <text:p><text:s/>5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9.94718400344004" table:style-name="ce5">
            <text:p><text:s/>540<text:s/></text:p>
          </table:table-cell>
          <table:table-cell office:value-type="float" office:value="1.1670444430813169" table:style-name="ce6">
            <text:p>1.167</text:p>
          </table:table-cell>
          <table:table-cell office:value-type="float" office:value="630.14236064861996" table:style-name="ce5">
            <text:p><text:s/>630<text:s/></text:p>
          </table:table-cell>
          <table:table-cell office:value-type="float" office:value="0.98787832906927953" table:style-name="ce6">
            <text:p>0.988</text:p>
          </table:table-cell>
          <table:table-cell office:value-type="float" office:value="622.50398231333008" table:style-name="ce5">
            <text:p><text:s/>6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2.50398231333008" table:style-name="ce5">
            <text:p><text:s/>623<text:s/></text:p>
          </table:table-cell>
          <table:table-cell office:value-type="float" office:value="1.1171671699041565" table:style-name="ce6">
            <text:p>1.117</text:p>
          </table:table-cell>
          <table:table-cell office:value-type="float" office:value="695.44101217504999" table:style-name="ce5">
            <text:p><text:s/>695<text:s/></text:p>
          </table:table-cell>
          <table:table-cell office:value-type="float" office:value="0.99780413293487846" table:style-name="ce6">
            <text:p>0.998</text:p>
          </table:table-cell>
          <table:table-cell office:value-type="float" office:value="693.91391616068006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3.91391616068006" table:style-name="ce5">
            <text:p><text:s/>694<text:s/></text:p>
          </table:table-cell>
          <table:table-cell office:value-type="float" office:value="1.1614511508152086" table:style-name="ce6">
            <text:p>1.161</text:p>
          </table:table-cell>
          <table:table-cell office:value-type="float" office:value="805.94711649151009" table:style-name="ce5">
            <text:p><text:s/>806<text:s/></text:p>
          </table:table-cell>
          <table:table-cell office:value-type="float" office:value="0.93440434074005774" table:style-name="ce6">
            <text:p>0.934</text:p>
          </table:table-cell>
          <table:table-cell office:value-type="float" office:value="753.08048405659997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3.08048405659997" table:style-name="ce5">
            <text:p><text:s/>753<text:s/></text:p>
          </table:table-cell>
          <table:table-cell office:value-type="float" office:value="1.1089529367816593" table:style-name="ce6">
            <text:p>1.109</text:p>
          </table:table-cell>
          <table:table-cell office:value-type="float" office:value="835.13081442752002" table:style-name="ce5">
            <text:p><text:s/>835<text:s/></text:p>
          </table:table-cell>
          <table:table-cell office:value-type="float" office:value="1.0699777339938303" table:style-name="ce6">
            <text:p>1.070</text:p>
          </table:table-cell>
          <table:table-cell office:value-type="float" office:value="893.57137640958001" table:style-name="ce5">
            <text:p><text:s/>8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3.57137640958001" table:style-name="ce5">
            <text:p><text:s/>894<text:s/></text:p>
          </table:table-cell>
          <table:table-cell office:value-type="float" office:value="1.0410952415508754" table:style-name="ce6">
            <text:p>1.041</text:p>
          </table:table-cell>
          <table:table-cell office:value-type="float" office:value="930.29290796607995" table:style-name="ce5">
            <text:p><text:s/>930<text:s/></text:p>
          </table:table-cell>
          <table:table-cell office:value-type="float" office:value="1.0193429050278067" table:style-name="ce6">
            <text:p>1.019</text:p>
          </table:table-cell>
          <table:table-cell office:value-type="float" office:value="948.28747533290993" table:style-name="ce5">
            <text:p><text:s/>9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8.28747533290993" table:style-name="ce5">
            <text:p><text:s/>948<text:s/></text:p>
          </table:table-cell>
          <table:table-cell office:value-type="float" office:value="1.1494477355577826" table:style-name="ce6">
            <text:p>1.149</text:p>
          </table:table-cell>
          <table:table-cell office:value-type="float" office:value="1090.00689117922" table:style-name="ce5">
            <text:p><text:s/>1,090<text:s/></text:p>
          </table:table-cell>
          <table:table-cell office:value-type="float" office:value="1.0390051316846303" table:style-name="ce6">
            <text:p>1.039</text:p>
          </table:table-cell>
          <table:table-cell office:value-type="float" office:value="1132.52275350682" table:style-name="ce5">
            <text:p><text:s/>1,1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2.52275350682" table:style-name="ce5">
            <text:p><text:s/>1,133<text:s/></text:p>
          </table:table-cell>
          <table:table-cell office:value-type="float" office:value="1.0670843196924189" table:style-name="ce6">
            <text:p>1.067</text:p>
          </table:table-cell>
          <table:table-cell office:value-type="float" office:value="1208.49727196201" table:style-name="ce5">
            <text:p><text:s/>1,208<text:s/></text:p>
          </table:table-cell>
          <table:table-cell office:value-type="float" office:value="1.042938432126524" table:style-name="ce6">
            <text:p>1.043</text:p>
          </table:table-cell>
          <table:table-cell office:value-type="float" office:value="1260.38825004924" table:style-name="ce5">
            <text:p><text:s/>1,2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0.38825004924" table:style-name="ce5">
            <text:p><text:s/>1,260<text:s/></text:p>
          </table:table-cell>
          <table:table-cell office:value-type="float" office:value="1.0295681385028572" table:style-name="ce6">
            <text:p>1.030</text:p>
          </table:table-cell>
          <table:table-cell office:value-type="float" office:value="1297.6555843940698" table:style-name="ce5">
            <text:p><text:s/>1,298<text:s/></text:p>
          </table:table-cell>
          <table:table-cell office:value-type="float" office:value="1.0683883541403003" table:style-name="ce6">
            <text:p>1.068</text:p>
          </table:table-cell>
          <table:table-cell office:value-type="float" office:value="1386.4001140517501" table:style-name="ce5">
            <text:p><text:s/>1,3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86.4001140517501" table:style-name="ce5">
            <text:p><text:s/>1,386<text:s/></text:p>
          </table:table-cell>
          <table:table-cell office:value-type="float" office:value="0.91571613246631756" table:style-name="ce6">
            <text:p>0.916</text:p>
          </table:table-cell>
          <table:table-cell office:value-type="float" office:value="1269.5489504903301" table:style-name="ce5">
            <text:p><text:s/>1,270<text:s/></text:p>
          </table:table-cell>
          <table:table-cell office:value-type="float" office:value="1.0951611073360659" table:style-name="ce6">
            <text:p>1.095</text:p>
          </table:table-cell>
          <table:table-cell office:value-type="float" office:value="1390.36063443633" table:style-name="ce5">
            <text:p><text:s/>1,3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90.36063443633" table:style-name="ce5">
            <text:p><text:s/>1,390<text:s/></text:p>
          </table:table-cell>
          <table:table-cell office:value-type="float" office:value="1.016281187577867" table:style-name="ce6">
            <text:p>1.016</text:p>
          </table:table-cell>
          <table:table-cell office:value-type="float" office:value="1412.9973567264699" table:style-name="ce5">
            <text:p><text:s/>1,413<text:s/></text:p>
          </table:table-cell>
          <table:table-cell office:value-type="float" office:value="1.1138791730361597" table:style-name="ce6">
            <text:p>1.114</text:p>
          </table:table-cell>
          <table:table-cell office:value-type="float" office:value="1573.90832721276" table:style-name="ce5">
            <text:p><text:s/>1,5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3.90832721276" table:style-name="ce5">
            <text:p><text:s/>1,574<text:s/></text:p>
          </table:table-cell>
          <table:table-cell office:value-type="float" office:value="1.0280695695335933" table:style-name="ce6">
            <text:p>1.028</text:p>
          </table:table-cell>
          <table:table-cell office:value-type="float" office:value="1618.0872564429601" table:style-name="ce5">
            <text:p><text:s/>1,618<text:s/></text:p>
          </table:table-cell>
          <table:table-cell office:value-type="float" office:value="1.0950570939536981" table:style-name="ce6">
            <text:p>1.095</text:p>
          </table:table-cell>
          <table:table-cell office:value-type="float" office:value="1771.89792880394" table:style-name="ce5">
            <text:p><text:s/>1,7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2.33553880953002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12.33553880953002" table:style-name="ce5">
            <text:p><text:s/>612<text:s/></text:p>
          </table:table-cell>
          <table:table-cell office:value-type="float" office:value="1.0516411336485665" table:style-name="ce6">
            <text:p>1.052</text:p>
          </table:table-cell>
          <table:table-cell office:value-type="float" office:value="643.95724020695991" table:style-name="ce5">
            <text:p><text:s/>644<text:s/></text:p>
          </table:table-cell>
          <table:table-cell office:value-type="float" office:value="0.92957315482631375" table:style-name="ce6">
            <text:p>0.930</text:p>
          </table:table-cell>
          <table:table-cell office:value-type="float" office:value="598.60536335243012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8.60536335243012" table:style-name="ce5">
            <text:p><text:s/>599<text:s/></text:p>
          </table:table-cell>
          <table:table-cell office:value-type="float" office:value="0.98177508014414983" table:style-name="ce6">
            <text:p>0.982</text:p>
          </table:table-cell>
          <table:table-cell office:value-type="float" office:value="587.69582858005003" table:style-name="ce5">
            <text:p><text:s/>588<text:s/></text:p>
          </table:table-cell>
          <table:table-cell office:value-type="float" office:value="1.0992164065113792" table:style-name="ce6">
            <text:p>1.099</text:p>
          </table:table-cell>
          <table:table-cell office:value-type="float" office:value="646.00489681349006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6.00489681349006" table:style-name="ce5">
            <text:p><text:s/>646<text:s/></text:p>
          </table:table-cell>
          <table:table-cell office:value-type="float" office:value="1.0722242227529282" table:style-name="ce6">
            <text:p>1.072</text:p>
          </table:table-cell>
          <table:table-cell office:value-type="float" office:value="692.66209838042994" table:style-name="ce5">
            <text:p><text:s/>693<text:s/></text:p>
          </table:table-cell>
          <table:table-cell office:value-type="float" office:value="1.102144925083357" table:style-name="ce6">
            <text:p>1.102</text:p>
          </table:table-cell>
          <table:table-cell office:value-type="float" office:value="763.41401652757986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3.41401652757986" table:style-name="ce5">
            <text:p><text:s/>763<text:s/></text:p>
          </table:table-cell>
          <table:table-cell office:value-type="float" office:value="1.079743634392192" table:style-name="ce6">
            <text:p>1.080</text:p>
          </table:table-cell>
          <table:table-cell office:value-type="float" office:value="824.29142475142999" table:style-name="ce5">
            <text:p><text:s/>824<text:s/></text:p>
          </table:table-cell>
          <table:table-cell office:value-type="float" office:value="1.0349560409510252" table:style-name="ce6">
            <text:p>1.035</text:p>
          </table:table-cell>
          <table:table-cell office:value-type="float" office:value="853.10538955061998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3.10538955061998" table:style-name="ce5">
            <text:p><text:s/>853<text:s/></text:p>
          </table:table-cell>
          <table:table-cell office:value-type="float" office:value="1.1569851160010676" table:style-name="ce6">
            <text:p>1.157</text:p>
          </table:table-cell>
          <table:table-cell office:value-type="float" office:value="987.03023809036006" table:style-name="ce5">
            <text:p><text:s/>987<text:s/></text:p>
          </table:table-cell>
          <table:table-cell office:value-type="float" office:value="0.95153513274957979" table:style-name="ce6">
            <text:p>0.952</text:p>
          </table:table-cell>
          <table:table-cell office:value-type="float" office:value="939.19394862915999" table:style-name="ce5">
            <text:p><text:s/>9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9.19394862915999" table:style-name="ce5">
            <text:p><text:s/>939<text:s/></text:p>
          </table:table-cell>
          <table:table-cell office:value-type="float" office:value="1.170632831158176" table:style-name="ce6">
            <text:p>1.171</text:p>
          </table:table-cell>
          <table:table-cell office:value-type="float" office:value="1099.4512710903803" table:style-name="ce5">
            <text:p><text:s/>1,099<text:s/></text:p>
          </table:table-cell>
          <table:table-cell office:value-type="float" office:value="0.87140474201790441" table:style-name="ce6">
            <text:p>0.871</text:p>
          </table:table-cell>
          <table:table-cell office:value-type="float" office:value="958.0670512457699" table:style-name="ce5">
            <text:p><text:s/>9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8.0670512457699" table:style-name="ce5">
            <text:p><text:s/>958<text:s/></text:p>
          </table:table-cell>
          <table:table-cell office:value-type="float" office:value="1.1070612071283596" table:style-name="ce6">
            <text:p>1.107</text:p>
          </table:table-cell>
          <table:table-cell office:value-type="float" office:value="1060.63886626205" table:style-name="ce5">
            <text:p><text:s/>1,061<text:s/></text:p>
          </table:table-cell>
          <table:table-cell office:value-type="float" office:value="0.95748323058454798" table:style-name="ce6">
            <text:p>0.957</text:p>
          </table:table-cell>
          <table:table-cell office:value-type="float" office:value="1015.5439281521199" table:style-name="ce5">
            <text:p><text:s/>1,0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15.5439281521199" table:style-name="ce5">
            <text:p><text:s/>1,016<text:s/></text:p>
          </table:table-cell>
          <table:table-cell office:value-type="float" office:value="1.1521276808405363" table:style-name="ce6">
            <text:p>1.152</text:p>
          </table:table-cell>
          <table:table-cell office:value-type="float" office:value="1170.0362707335901" table:style-name="ce5">
            <text:p><text:s/>1,170<text:s/></text:p>
          </table:table-cell>
          <table:table-cell office:value-type="float" office:value="0.98278442574383551" table:style-name="ce6">
            <text:p>0.983</text:p>
          </table:table-cell>
          <table:table-cell office:value-type="float" office:value="1149.8934244323702" table:style-name="ce5">
            <text:p><text:s/>1,1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9.8934244323702" table:style-name="ce5">
            <text:p><text:s/>1,150<text:s/></text:p>
          </table:table-cell>
          <table:table-cell office:value-type="float" office:value="1.117858394585211" table:style-name="ce6">
            <text:p>1.118</text:p>
          </table:table-cell>
          <table:table-cell office:value-type="float" office:value="1285.4180173800601" table:style-name="ce5">
            <text:p><text:s/>1,285<text:s/></text:p>
          </table:table-cell>
          <table:table-cell office:value-type="float" office:value="0.99569225401001016" table:style-name="ce6">
            <text:p>0.996</text:p>
          </table:table-cell>
          <table:table-cell office:value-type="float" office:value="1279.8807630702302" table:style-name="ce5">
            <text:p><text:s/>1,2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79.8807630702302" table:style-name="ce5">
            <text:p><text:s/>1,280<text:s/></text:p>
          </table:table-cell>
          <table:table-cell office:value-type="float" office:value="1.0612623884546557" table:style-name="ce6">
            <text:p>1.061</text:p>
          </table:table-cell>
          <table:table-cell office:value-type="float" office:value="1358.2893155530799" table:style-name="ce5">
            <text:p><text:s/>1,358<text:s/></text:p>
          </table:table-cell>
          <table:table-cell office:value-type="float" office:value="1.0740378033384084" table:style-name="ce6">
            <text:p>1.074</text:p>
          </table:table-cell>
          <table:table-cell office:value-type="float" office:value="1458.8540727746602" table:style-name="ce5">
            <text:p><text:s/>1,4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8.8540727746602" table:style-name="ce5">
            <text:p><text:s/>1,459<text:s/></text:p>
          </table:table-cell>
          <table:table-cell office:value-type="float" office:value="1.1262520542713936" table:style-name="ce6">
            <text:p>1.126</text:p>
          </table:table-cell>
          <table:table-cell office:value-type="float" office:value="1643.03739634465" table:style-name="ce5">
            <text:p><text:s/>1,643<text:s/></text:p>
          </table:table-cell>
          <table:table-cell office:value-type="float" office:value="1.0307138178559414" table:style-name="ce6">
            <text:p>1.031</text:p>
          </table:table-cell>
          <table:table-cell office:value-type="float" office:value="1693.5013476664799" table:style-name="ce5">
            <text:p><text:s/>1,6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93.5013476664799" table:style-name="ce5">
            <text:p><text:s/>1,694<text:s/></text:p>
          </table:table-cell>
          <table:table-cell office:value-type="float" office:value="1.0519990902953229" table:style-name="ce6">
            <text:p>1.052</text:p>
          </table:table-cell>
          <table:table-cell office:value-type="float" office:value="1781.56187715904" table:style-name="ce5">
            <text:p><text:s/>1,782<text:s/></text:p>
          </table:table-cell>
          <table:table-cell office:value-type="float" office:value="1.1704641430066587" table:style-name="ce6">
            <text:p>1.170</text:p>
          </table:table-cell>
          <table:table-cell office:value-type="float" office:value="2085.25429576229" table:style-name="ce5">
            <text:p><text:s/>2,0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85.25429576229" table:style-name="ce5">
            <text:p><text:s/>2,085<text:s/></text:p>
          </table:table-cell>
          <table:table-cell office:value-type="float" office:value="0.98626110413125567" table:style-name="ce6">
            <text:p>0.986</text:p>
          </table:table-cell>
          <table:table-cell office:value-type="float" office:value="2056.6052041329599" table:style-name="ce5">
            <text:p><text:s/>2,057<text:s/></text:p>
          </table:table-cell>
          <table:table-cell office:value-type="float" office:value="1.1396983234060978" table:style-name="ce6">
            <text:p>1.140</text:p>
          </table:table-cell>
          <table:table-cell office:value-type="float" office:value="2343.90950305859" table:style-name="ce5">
            <text:p><text:s/>2,3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43.90950305859" table:style-name="ce5">
            <text:p><text:s/>2,344<text:s/></text:p>
          </table:table-cell>
          <table:table-cell office:value-type="float" office:value="0.95165439241228345" table:style-name="ce6">
            <text:p>0.952</text:p>
          </table:table-cell>
          <table:table-cell office:value-type="float" office:value="2230.5917740025998" table:style-name="ce5">
            <text:p><text:s/>2,231<text:s/></text:p>
          </table:table-cell>
          <table:table-cell office:value-type="float" office:value="1.2077664603392104" table:style-name="ce6">
            <text:p>1.208</text:p>
          </table:table-cell>
          <table:table-cell office:value-type="float" office:value="2694.0339313488798" table:style-name="ce5">
            <text:p><text:s/>2,6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94.0339313488798" table:style-name="ce5">
            <text:p><text:s/>2,694<text:s/></text:p>
          </table:table-cell>
          <table:table-cell office:value-type="float" office:value="1.0181719435420618" table:style-name="ce6">
            <text:p>1.018</text:p>
          </table:table-cell>
          <table:table-cell office:value-type="float" office:value="2742.98976384975" table:style-name="ce5">
            <text:p><text:s/>2,743<text:s/></text:p>
          </table:table-cell>
          <table:table-cell office:value-type="float" office:value="1.0645060720243584" table:style-name="ce6">
            <text:p>1.065</text:p>
          </table:table-cell>
          <table:table-cell office:value-type="float" office:value="2919.92925911872" table:style-name="ce5">
            <text:p><text:s/>2,9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19.92925911872" table:style-name="ce5">
            <text:p><text:s/>2,920<text:s/></text:p>
          </table:table-cell>
          <table:table-cell office:value-type="float" office:value="1.029844482462319" table:style-name="ce6">
            <text:p>1.030</text:p>
          </table:table-cell>
          <table:table-cell office:value-type="float" office:value="3007.0730366837006" table:style-name="ce5">
            <text:p><text:s/>3,007<text:s/></text:p>
          </table:table-cell>
          <table:table-cell office:value-type="float" office:value="1.0165487861379752" table:style-name="ce6">
            <text:p>1.017</text:p>
          </table:table-cell>
          <table:table-cell office:value-type="float" office:value="3056.8364452690507" table:style-name="ce5">
            <text:p><text:s/>3,0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4.5146384037" table:style-name="ce5">
            <text:p><text:s/>1,8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4.5146384037" table:style-name="ce5">
            <text:p><text:s/>1,875<text:s/></text:p>
          </table:table-cell>
          <table:table-cell office:value-type="float" office:value="1.0637558147780981" table:style-name="ce6">
            <text:p>1.064</text:p>
          </table:table-cell>
          <table:table-cell office:value-type="float" office:value="1994.0258464886001" table:style-name="ce5">
            <text:p><text:s/>1,994<text:s/></text:p>
          </table:table-cell>
          <table:table-cell office:value-type="float" office:value="1.0748873722200039" table:style-name="ce6">
            <text:p>1.075</text:p>
          </table:table-cell>
          <table:table-cell office:value-type="float" office:value="2143.3532022709001" table:style-name="ce5">
            <text:p><text:s/>2,1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43.3532022709001" table:style-name="ce5">
            <text:p><text:s/>2,143<text:s/></text:p>
          </table:table-cell>
          <table:table-cell office:value-type="float" office:value="0.99415977600153005" table:style-name="ce6">
            <text:p>0.994</text:p>
          </table:table-cell>
          <table:table-cell office:value-type="float" office:value="2130.8355394618002" table:style-name="ce5">
            <text:p><text:s/>2,131<text:s/></text:p>
          </table:table-cell>
          <table:table-cell office:value-type="float" office:value="1.0486688263969417" table:style-name="ce6">
            <text:p>1.049</text:p>
          </table:table-cell>
          <table:table-cell office:value-type="float" office:value="2234.5408044123001" table:style-name="ce5">
            <text:p><text:s/>2,2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34.5408044123001" table:style-name="ce5">
            <text:p><text:s/>2,235<text:s/></text:p>
          </table:table-cell>
          <table:table-cell office:value-type="float" office:value="1.0722568273251851" table:style-name="ce6">
            <text:p>1.072</text:p>
          </table:table-cell>
          <table:table-cell office:value-type="float" office:value="2396.0016334678003" table:style-name="ce5">
            <text:p><text:s/>2,396<text:s/></text:p>
          </table:table-cell>
          <table:table-cell office:value-type="float" office:value="1.0591949298581753" table:style-name="ce6">
            <text:p>1.059</text:p>
          </table:table-cell>
          <table:table-cell office:value-type="float" office:value="2537.8327821009998" table:style-name="ce5">
            <text:p><text:s/>2,53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37.8327821009998" table:style-name="ce5">
            <text:p><text:s/>2,538<text:s/></text:p>
          </table:table-cell>
          <table:table-cell office:value-type="float" office:value="1.0223194344047393" table:style-name="ce6">
            <text:p>1.022</text:p>
          </table:table-cell>
          <table:table-cell office:value-type="float" office:value="2594.4757744113003" table:style-name="ce5">
            <text:p><text:s/>2,594<text:s/></text:p>
          </table:table-cell>
          <table:table-cell office:value-type="float" office:value="0.99009797961068657" table:style-name="ce6">
            <text:p>0.990</text:p>
          </table:table-cell>
          <table:table-cell office:value-type="float" office:value="2568.7852223934997" table:style-name="ce5">
            <text:p><text:s/>2,5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68.7852223934997" table:style-name="ce5">
            <text:p><text:s/>2,569<text:s/></text:p>
          </table:table-cell>
          <table:table-cell office:value-type="float" office:value="1.081549415859381" table:style-name="ce6">
            <text:p>1.082</text:p>
          </table:table-cell>
          <table:table-cell office:value-type="float" office:value="2778.2681567478999" table:style-name="ce5">
            <text:p><text:s/>2,778<text:s/></text:p>
          </table:table-cell>
          <table:table-cell office:value-type="float" office:value="1.0971223006786901" table:style-name="ce6">
            <text:p>1.097</text:p>
          </table:table-cell>
          <table:table-cell office:value-type="float" office:value="3048.0999520335999" table:style-name="ce5">
            <text:p><text:s/>3,0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48.0999520335999" table:style-name="ce5">
            <text:p><text:s/>3,048<text:s/></text:p>
          </table:table-cell>
          <table:table-cell office:value-type="float" office:value="1.0055645350618783" table:style-name="ce6">
            <text:p>1.006</text:p>
          </table:table-cell>
          <table:table-cell office:value-type="float" office:value="3065.0612110888001" table:style-name="ce5">
            <text:p><text:s/>3,065<text:s/></text:p>
          </table:table-cell>
          <table:table-cell office:value-type="float" office:value="1.0497635550899218" table:style-name="ce6">
            <text:p>1.050</text:p>
          </table:table-cell>
          <table:table-cell office:value-type="float" office:value="3217.5895535208001" table:style-name="ce5">
            <text:p><text:s/>3,2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17.5895535208001" table:style-name="ce5">
            <text:p><text:s/>3,218<text:s/></text:p>
          </table:table-cell>
          <table:table-cell office:value-type="float" office:value="1.0281381899537283" table:style-name="ce6">
            <text:p>1.028</text:p>
          </table:table-cell>
          <table:table-cell office:value-type="float" office:value="3308.1266995708997" table:style-name="ce5">
            <text:p><text:s/>3,308<text:s/></text:p>
          </table:table-cell>
          <table:table-cell office:value-type="float" office:value="1.0416852042181417" table:style-name="ce6">
            <text:p>1.042</text:p>
          </table:table-cell>
          <table:table-cell office:value-type="float" office:value="3446.0266366220003" table:style-name="ce5">
            <text:p><text:s/>3,4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46.0266366220003" table:style-name="ce5">
            <text:p><text:s/>3,446<text:s/></text:p>
          </table:table-cell>
          <table:table-cell office:value-type="float" office:value="1.0245241312107913" table:style-name="ce6">
            <text:p>1.025</text:p>
          </table:table-cell>
          <table:table-cell office:value-type="float" office:value="3530.5374460143998" table:style-name="ce5">
            <text:p><text:s/>3,531<text:s/></text:p>
          </table:table-cell>
          <table:table-cell office:value-type="float" office:value="1.0409622101585976" table:style-name="ce6">
            <text:p>1.041</text:p>
          </table:table-cell>
          <table:table-cell office:value-type="float" office:value="3675.15606285084" table:style-name="ce5">
            <text:p><text:s/>3,6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75.15606285084" table:style-name="ce5">
            <text:p><text:s/>3,675<text:s/></text:p>
          </table:table-cell>
          <table:table-cell office:value-type="float" office:value="1.0487832838705431" table:style-name="ce6">
            <text:p>1.049</text:p>
          </table:table-cell>
          <table:table-cell office:value-type="float" office:value="3854.4422443334397" table:style-name="ce5">
            <text:p><text:s/>3,854<text:s/></text:p>
          </table:table-cell>
          <table:table-cell office:value-type="float" office:value="1.1454620004149416" table:style-name="ce6">
            <text:p>1.145</text:p>
          </table:table-cell>
          <table:table-cell office:value-type="float" office:value="4415.1171236780392" table:style-name="ce5">
            <text:p><text:s/>4,4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15.1171236780392" table:style-name="ce5">
            <text:p><text:s/>4,415<text:s/></text:p>
          </table:table-cell>
          <table:table-cell office:value-type="float" office:value="1.0942653465730572" table:style-name="ce6">
            <text:p>1.094</text:p>
          </table:table-cell>
          <table:table-cell office:value-type="float" office:value="4831.3096695021895" table:style-name="ce5">
            <text:p><text:s/>4,831<text:s/></text:p>
          </table:table-cell>
          <table:table-cell office:value-type="float" office:value="0.95942811775876358" table:style-name="ce6">
            <text:p>0.959</text:p>
          </table:table-cell>
          <table:table-cell office:value-type="float" office:value="4635.2943425202002" table:style-name="ce5">
            <text:p><text:s/>4,6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635.2943425202002" table:style-name="ce5">
            <text:p><text:s/>4,635<text:s/></text:p>
          </table:table-cell>
          <table:table-cell office:value-type="float" office:value="1.0128258387999642" table:style-name="ce6">
            <text:p>1.013</text:p>
          </table:table-cell>
          <table:table-cell office:value-type="float" office:value="4694.7458805477509" table:style-name="ce5">
            <text:p><text:s/>4,695<text:s/></text:p>
          </table:table-cell>
          <table:table-cell office:value-type="float" office:value="1.1595652918370158" table:style-name="ce6">
            <text:p>1.160</text:p>
          </table:table-cell>
          <table:table-cell office:value-type="float" office:value="5443.86437707798" table:style-name="ce5">
            <text:p><text:s/>5,4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43.86437707798" table:style-name="ce5">
            <text:p><text:s/>5,444<text:s/></text:p>
          </table:table-cell>
          <table:table-cell office:value-type="float" office:value="1.0056890175194177" table:style-name="ce6">
            <text:p>1.006</text:p>
          </table:table-cell>
          <table:table-cell office:value-type="float" office:value="5474.83461689251" table:style-name="ce5">
            <text:p><text:s/>5,475<text:s/></text:p>
          </table:table-cell>
          <table:table-cell office:value-type="float" office:value="1.1340607932327282" table:style-name="ce6">
            <text:p>1.134</text:p>
          </table:table-cell>
          <table:table-cell office:value-type="float" office:value="6208.7952884511205" table:style-name="ce5">
            <text:p><text:s/>6,2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208.7952884511205" table:style-name="ce5">
            <text:p><text:s/>6,209<text:s/></text:p>
          </table:table-cell>
          <table:table-cell office:value-type="float" office:value="1.0081338342985291" table:style-name="ce6">
            <text:p>1.008</text:p>
          </table:table-cell>
          <table:table-cell office:value-type="float" office:value="6259.29660052087" table:style-name="ce5">
            <text:p><text:s/>6,259<text:s/></text:p>
          </table:table-cell>
          <table:table-cell office:value-type="float" office:value="1.0602355822165297" table:style-name="ce6">
            <text:p>1.060</text:p>
          </table:table-cell>
          <table:table-cell office:value-type="float" office:value="6636.32897551919" table:style-name="ce5">
            <text:p><text:s/>6,6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36.32897551919" table:style-name="ce5">
            <text:p><text:s/>6,636<text:s/></text:p>
          </table:table-cell>
          <table:table-cell office:value-type="float" office:value="1.01035334894567" table:style-name="ce6">
            <text:p>1.010</text:p>
          </table:table-cell>
          <table:table-cell office:value-type="float" office:value="6705.0372051210006" table:style-name="ce5">
            <text:p><text:s/>6,705<text:s/></text:p>
          </table:table-cell>
          <table:table-cell office:value-type="float" office:value="1.0746421992943196" table:style-name="ce6">
            <text:p>1.075</text:p>
          </table:table-cell>
          <table:table-cell office:value-type="float" office:value="7205.5159284614692" table:style-name="ce5">
            <text:p><text:s/>7,2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05.5159284614692" table:style-name="ce5">
            <text:p><text:s/>7,206<text:s/></text:p>
          </table:table-cell>
          <table:table-cell office:value-type="float" office:value="1.0230172363815193" table:style-name="ce6">
            <text:p>1.023</text:p>
          </table:table-cell>
          <table:table-cell office:value-type="float" office:value="7371.36699183767" table:style-name="ce5">
            <text:p><text:s/>7,371<text:s/></text:p>
          </table:table-cell>
          <table:table-cell office:value-type="float" office:value="1.0922198139972719" table:style-name="ce6">
            <text:p>1.092</text:p>
          </table:table-cell>
          <table:table-cell office:value-type="float" office:value="8051.1530847305694" table:style-name="ce5">
            <text:p><text:s/>8,0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51.1530847305694" table:style-name="ce5">
            <text:p><text:s/>8,051<text:s/></text:p>
          </table:table-cell>
          <table:table-cell office:value-type="float" office:value="1.0279733922473884" table:style-name="ce6">
            <text:p>1.028</text:p>
          </table:table-cell>
          <table:table-cell office:value-type="float" office:value="8276.3711480135098" table:style-name="ce5">
            <text:p><text:s/>8,276<text:s/></text:p>
          </table:table-cell>
          <table:table-cell office:value-type="float" office:value="1.0257743347089758" table:style-name="ce6">
            <text:p>1.026</text:p>
          </table:table-cell>
          <table:table-cell office:value-type="float" office:value="8489.6891081581198" table:style-name="ce5">
            <text:p><text:s/>8,4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8.82949561640999" table:style-name="ce5">
            <text:p><text:s/>20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08.82949561640999" table:style-name="ce5">
            <text:p><text:s/>209<text:s/></text:p>
          </table:table-cell>
          <table:table-cell office:value-type="float" office:value="1.0508694562161518" table:style-name="ce6">
            <text:p>1.051</text:p>
          </table:table-cell>
          <table:table-cell office:value-type="float" office:value="219.45253850031" table:style-name="ce5">
            <text:p><text:s/>219<text:s/></text:p>
          </table:table-cell>
          <table:table-cell office:value-type="float" office:value="1.1827742029200239" table:style-name="ce6">
            <text:p>1.183</text:p>
          </table:table-cell>
          <table:table-cell office:value-type="float" office:value="259.56280130348" table:style-name="ce5">
            <text:p><text:s/>26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9.56280130348" table:style-name="ce5">
            <text:p><text:s/>260<text:s/></text:p>
          </table:table-cell>
          <table:table-cell office:value-type="float" office:value="0.88135802178820477" table:style-name="ce6">
            <text:p>0.881</text:p>
          </table:table-cell>
          <table:table-cell office:value-type="float" office:value="228.76775708663999" table:style-name="ce5">
            <text:p><text:s/>229<text:s/></text:p>
          </table:table-cell>
          <table:table-cell office:value-type="float" office:value="1.0601556169199495" table:style-name="ce6">
            <text:p>1.060</text:p>
          </table:table-cell>
          <table:table-cell office:value-type="float" office:value="242.52942264557998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2.52942264557998" table:style-name="ce5">
            <text:p><text:s/>243<text:s/></text:p>
          </table:table-cell>
          <table:table-cell office:value-type="float" office:value="1.1027730469876837" table:style-name="ce6">
            <text:p>1.103</text:p>
          </table:table-cell>
          <table:table-cell office:value-type="float" office:value="267.45491039502997" table:style-name="ce5">
            <text:p><text:s/>267<text:s/></text:p>
          </table:table-cell>
          <table:table-cell office:value-type="float" office:value="1.0947057513483616" table:style-name="ce6">
            <text:p>1.095</text:p>
          </table:table-cell>
          <table:table-cell office:value-type="float" office:value="292.7844286358" table:style-name="ce5">
            <text:p><text:s/>29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2.7844286358" table:style-name="ce5">
            <text:p><text:s/>293<text:s/></text:p>
          </table:table-cell>
          <table:table-cell office:value-type="float" office:value="0.92829288431798496" table:style-name="ce6">
            <text:p>0.928</text:p>
          </table:table-cell>
          <table:table-cell office:value-type="float" office:value="271.78970174172002" table:style-name="ce5">
            <text:p><text:s/>272<text:s/></text:p>
          </table:table-cell>
          <table:table-cell office:value-type="float" office:value="1.0113730579874118" table:style-name="ce6">
            <text:p>1.011</text:p>
          </table:table-cell>
          <table:table-cell office:value-type="float" office:value="274.88078178001001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4.88078178001001" table:style-name="ce5">
            <text:p><text:s/>275<text:s/></text:p>
          </table:table-cell>
          <table:table-cell office:value-type="float" office:value="1.0172911676296597" table:style-name="ce6">
            <text:p>1.017</text:p>
          </table:table-cell>
          <table:table-cell office:value-type="float" office:value="279.63379145594001" table:style-name="ce5">
            <text:p><text:s/>280<text:s/></text:p>
          </table:table-cell>
          <table:table-cell office:value-type="float" office:value="1.0808130490827703" table:style-name="ce6">
            <text:p>1.081</text:p>
          </table:table-cell>
          <table:table-cell office:value-type="float" office:value="302.23185077007003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2.23185077007003" table:style-name="ce5">
            <text:p><text:s/>302<text:s/></text:p>
          </table:table-cell>
          <table:table-cell office:value-type="float" office:value="1.033481547065628" table:style-name="ce6">
            <text:p>1.033</text:p>
          </table:table-cell>
          <table:table-cell office:value-type="float" office:value="312.35104070635998" table:style-name="ce5">
            <text:p><text:s/>312<text:s/></text:p>
          </table:table-cell>
          <table:table-cell office:value-type="float" office:value="1.0112328493890257" table:style-name="ce6">
            <text:p>1.011</text:p>
          </table:table-cell>
          <table:table-cell office:value-type="float" office:value="315.85963290311997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5.85963290311997" table:style-name="ce5">
            <text:p><text:s/>316<text:s/></text:p>
          </table:table-cell>
          <table:table-cell office:value-type="float" office:value="0.99959135807886046" table:style-name="ce6">
            <text:p>1.000</text:p>
          </table:table-cell>
          <table:table-cell office:value-type="float" office:value="315.73055941592003" table:style-name="ce5">
            <text:p><text:s/>316<text:s/></text:p>
          </table:table-cell>
          <table:table-cell office:value-type="float" office:value="1.012429811620104" table:style-name="ce6">
            <text:p>1.012</text:p>
          </table:table-cell>
          <table:table-cell office:value-type="float" office:value="319.65503079217001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9.65503079217001" table:style-name="ce5">
            <text:p><text:s/>320<text:s/></text:p>
          </table:table-cell>
          <table:table-cell office:value-type="float" office:value="0.7460118850609101" table:style-name="ce6">
            <text:p>0.746</text:p>
          </table:table-cell>
          <table:table-cell office:value-type="float" office:value="238.46645209047" table:style-name="ce5">
            <text:p><text:s/>238<text:s/></text:p>
          </table:table-cell>
          <table:table-cell office:value-type="float" office:value="1.0637628876623761" table:style-name="ce6">
            <text:p>1.064</text:p>
          </table:table-cell>
          <table:table-cell office:value-type="float" office:value="253.67176168636001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3.67176168636001" table:style-name="ce5">
            <text:p><text:s/>254<text:s/></text:p>
          </table:table-cell>
          <table:table-cell office:value-type="float" office:value="1.2844733146289344" table:style-name="ce6">
            <text:p>1.284</text:p>
          </table:table-cell>
          <table:table-cell office:value-type="float" office:value="325.83460856104" table:style-name="ce5">
            <text:p><text:s/>326<text:s/></text:p>
          </table:table-cell>
          <table:table-cell office:value-type="float" office:value="1.111466662587888" table:style-name="ce6">
            <text:p>1.111</text:p>
          </table:table-cell>
          <table:table-cell office:value-type="float" office:value="362.15430493296998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2.15430493296998" table:style-name="ce5">
            <text:p><text:s/>362<text:s/></text:p>
          </table:table-cell>
          <table:table-cell office:value-type="float" office:value="1.0631591836192962" table:style-name="ce6">
            <text:p>1.063</text:p>
          </table:table-cell>
          <table:table-cell office:value-type="float" office:value="385.02767517674999" table:style-name="ce5">
            <text:p><text:s/>385<text:s/></text:p>
          </table:table-cell>
          <table:table-cell office:value-type="float" office:value="1.0354499838992461" table:style-name="ce6">
            <text:p>1.035</text:p>
          </table:table-cell>
          <table:table-cell office:value-type="float" office:value="398.67690006252997" table:style-name="ce5">
            <text:p><text:s/>3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8.67690006252997" table:style-name="ce5">
            <text:p><text:s/>399<text:s/></text:p>
          </table:table-cell>
          <table:table-cell office:value-type="float" office:value="1.0284824297452875" table:style-name="ce6">
            <text:p>1.028</text:p>
          </table:table-cell>
          <table:table-cell office:value-type="float" office:value="410.03218685962997" table:style-name="ce5">
            <text:p><text:s/>410<text:s/></text:p>
          </table:table-cell>
          <table:table-cell office:value-type="float" office:value="1.0345925245615555" table:style-name="ce6">
            <text:p>1.035</text:p>
          </table:table-cell>
          <table:table-cell office:value-type="float" office:value="424.21623535460003" table:style-name="ce5">
            <text:p><text:s/>4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4.21623535460003" table:style-name="ce5">
            <text:p><text:s/>424<text:s/></text:p>
          </table:table-cell>
          <table:table-cell office:value-type="float" office:value="1.0304295772610157" table:style-name="ce6">
            <text:p>1.030</text:p>
          </table:table-cell>
          <table:table-cell office:value-type="float" office:value="437.12495606370004" table:style-name="ce5">
            <text:p><text:s/>437<text:s/></text:p>
          </table:table-cell>
          <table:table-cell office:value-type="float" office:value="0.98256983422422195" table:style-name="ce6">
            <text:p>0.983</text:p>
          </table:table-cell>
          <table:table-cell office:value-type="float" office:value="429.50579561478003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9.50579561478003" table:style-name="ce5">
            <text:p><text:s/>430<text:s/></text:p>
          </table:table-cell>
          <table:table-cell office:value-type="float" office:value="1.0372532816608386" table:style-name="ce6">
            <text:p>1.037</text:p>
          </table:table-cell>
          <table:table-cell office:value-type="float" office:value="445.50629599378004" table:style-name="ce5">
            <text:p><text:s/>446<text:s/></text:p>
          </table:table-cell>
          <table:table-cell office:value-type="float" office:value="1.1494294907843894" table:style-name="ce6">
            <text:p>1.149</text:p>
          </table:table-cell>
          <table:table-cell office:value-type="float" office:value="512.07807494536996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2.07807494536996" table:style-name="ce5">
            <text:p><text:s/>512<text:s/></text:p>
          </table:table-cell>
          <table:table-cell office:value-type="float" office:value="0.97940513782574057" table:style-name="ce6">
            <text:p>0.979</text:p>
          </table:table-cell>
          <table:table-cell office:value-type="float" office:value="501.53189756941003" table:style-name="ce5">
            <text:p><text:s/>502<text:s/></text:p>
          </table:table-cell>
          <table:table-cell office:value-type="float" office:value="1.1595569241349701" table:style-name="ce6">
            <text:p>1.160</text:p>
          </table:table-cell>
          <table:table-cell office:value-type="float" office:value="581.55478450116004" table:style-name="ce5">
            <text:p><text:s/>5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1.55478450116004" table:style-name="ce5">
            <text:p><text:s/>582<text:s/></text:p>
          </table:table-cell>
          <table:table-cell office:value-type="float" office:value="1.0585053969753422" table:style-name="ce6">
            <text:p>1.059</text:p>
          </table:table-cell>
          <table:table-cell office:value-type="float" office:value="615.57887803130996" table:style-name="ce5">
            <text:p><text:s/>616<text:s/></text:p>
          </table:table-cell>
          <table:table-cell office:value-type="float" office:value="0.96998179851187138" table:style-name="ce6">
            <text:p>0.970</text:p>
          </table:table-cell>
          <table:table-cell office:value-type="float" office:value="597.1003072387299" table:style-name="ce5">
            <text:p><text:s/>5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97.1003072387299" table:style-name="ce5">
            <text:p><text:s/>597<text:s/></text:p>
          </table:table-cell>
          <table:table-cell office:value-type="float" office:value="1.0135793151825296" table:style-name="ce6">
            <text:p>1.014</text:p>
          </table:table-cell>
          <table:table-cell office:value-type="float" office:value="605.20852050631004" table:style-name="ce5">
            <text:p><text:s/>605<text:s/></text:p>
          </table:table-cell>
          <table:table-cell office:value-type="float" office:value="1.0863303240511388" table:style-name="ce6">
            <text:p>1.086</text:p>
          </table:table-cell>
          <table:table-cell office:value-type="float" office:value="657.45636820012999" table:style-name="ce5">
            <text:p><text:s/>6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65.68514278729" table:style-name="ce5">
            <text:p><text:s/>1,6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65.68514278729" table:style-name="ce5">
            <text:p><text:s/>1,666<text:s/></text:p>
          </table:table-cell>
          <table:table-cell office:value-type="float" office:value="1.065371397273071" table:style-name="ce6">
            <text:p>1.065</text:p>
          </table:table-cell>
          <table:table-cell office:value-type="float" office:value="1774.57330798829" table:style-name="ce5">
            <text:p><text:s/>1,775<text:s/></text:p>
          </table:table-cell>
          <table:table-cell office:value-type="float" office:value="1.0615455515348318" table:style-name="ce6">
            <text:p>1.062</text:p>
          </table:table-cell>
          <table:table-cell office:value-type="float" office:value="1883.7904009674201" table:style-name="ce5">
            <text:p><text:s/>1,8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83.7904009674201" table:style-name="ce5">
            <text:p><text:s/>1,884<text:s/></text:p>
          </table:table-cell>
          <table:table-cell office:value-type="float" office:value="1.0097024495922444" table:style-name="ce6">
            <text:p>1.010</text:p>
          </table:table-cell>
          <table:table-cell office:value-type="float" office:value="1902.0677823751603" table:style-name="ce5">
            <text:p><text:s/>1,902<text:s/></text:p>
          </table:table-cell>
          <table:table-cell office:value-type="float" office:value="1.0472872734741583" table:style-name="ce6">
            <text:p>1.047</text:p>
          </table:table-cell>
          <table:table-cell office:value-type="float" office:value="1992.01138176672" table:style-name="ce5">
            <text:p><text:s/>1,9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2.01138176672" table:style-name="ce5">
            <text:p><text:s/>1,992<text:s/></text:p>
          </table:table-cell>
          <table:table-cell office:value-type="float" office:value="1.068541446377157" table:style-name="ce6">
            <text:p>1.069</text:p>
          </table:table-cell>
          <table:table-cell office:value-type="float" office:value="2128.54672307277" table:style-name="ce5">
            <text:p><text:s/>2,129<text:s/></text:p>
          </table:table-cell>
          <table:table-cell office:value-type="float" office:value="1.054732944844287" table:style-name="ce6">
            <text:p>1.055</text:p>
          </table:table-cell>
          <table:table-cell office:value-type="float" office:value="2245.0483534651999" table:style-name="ce5">
            <text:p><text:s/>2,2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45.0483534651999" table:style-name="ce5">
            <text:p><text:s/>2,245<text:s/></text:p>
          </table:table-cell>
          <table:table-cell office:value-type="float" office:value="1.034581758154361" table:style-name="ce6">
            <text:p>1.035</text:p>
          </table:table-cell>
          <table:table-cell office:value-type="float" office:value="2322.68607266958" table:style-name="ce5">
            <text:p><text:s/>2,323<text:s/></text:p>
          </table:table-cell>
          <table:table-cell office:value-type="float" office:value="0.9876084709015327" table:style-name="ce6">
            <text:p>0.988</text:p>
          </table:table-cell>
          <table:table-cell office:value-type="float" office:value="2293.9044406134899" table:style-name="ce5">
            <text:p><text:s/>2,2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93.9044406134899" table:style-name="ce5">
            <text:p><text:s/>2,294<text:s/></text:p>
          </table:table-cell>
          <table:table-cell office:value-type="float" office:value="1.0892495437271641" table:style-name="ce6">
            <text:p>1.089</text:p>
          </table:table-cell>
          <table:table-cell office:value-type="float" office:value="2498.63436529196" table:style-name="ce5">
            <text:p><text:s/>2,499<text:s/></text:p>
          </table:table-cell>
          <table:table-cell office:value-type="float" office:value="1.0989475448692476" table:style-name="ce6">
            <text:p>1.099</text:p>
          </table:table-cell>
          <table:table-cell office:value-type="float" office:value="2745.8681012635298" table:style-name="ce5">
            <text:p><text:s/>2,7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45.8681012635298" table:style-name="ce5">
            <text:p><text:s/>2,746<text:s/></text:p>
          </table:table-cell>
          <table:table-cell office:value-type="float" office:value="1.0024917690386372" table:style-name="ce6">
            <text:p>1.002</text:p>
          </table:table-cell>
          <table:table-cell office:value-type="float" office:value="2752.7101703824401" table:style-name="ce5">
            <text:p><text:s/>2,753<text:s/></text:p>
          </table:table-cell>
          <table:table-cell office:value-type="float" office:value="1.05413564851055" table:style-name="ce6">
            <text:p>1.054</text:p>
          </table:table-cell>
          <table:table-cell office:value-type="float" office:value="2901.7299206176799" table:style-name="ce5">
            <text:p><text:s/>2,9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1.7299206176799" table:style-name="ce5">
            <text:p><text:s/>2,902<text:s/></text:p>
          </table:table-cell>
          <table:table-cell office:value-type="float" office:value="1.0312455748872726" table:style-name="ce6">
            <text:p>1.031</text:p>
          </table:table-cell>
          <table:table-cell office:value-type="float" office:value="2992.3961401549795" table:style-name="ce5">
            <text:p><text:s/>2,992<text:s/></text:p>
          </table:table-cell>
          <table:table-cell office:value-type="float" office:value="1.0447719684827264" table:style-name="ce6">
            <text:p>1.045</text:p>
          </table:table-cell>
          <table:table-cell office:value-type="float" office:value="3126.3716058298301" table:style-name="ce5">
            <text:p><text:s/>3,1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26.3716058298301" table:style-name="ce5">
            <text:p><text:s/>3,126<text:s/></text:p>
          </table:table-cell>
          <table:table-cell office:value-type="float" office:value="1.0530005415175585" table:style-name="ce6">
            <text:p>1.053</text:p>
          </table:table-cell>
          <table:table-cell office:value-type="float" office:value="3292.07099392393" table:style-name="ce5">
            <text:p><text:s/>3,292<text:s/></text:p>
          </table:table-cell>
          <table:table-cell office:value-type="float" office:value="1.0393106064478572" table:style-name="ce6">
            <text:p>1.039</text:p>
          </table:table-cell>
          <table:table-cell office:value-type="float" office:value="3421.4843011644803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21.4843011644803" table:style-name="ce5">
            <text:p><text:s/>3,421<text:s/></text:p>
          </table:table-cell>
          <table:table-cell office:value-type="float" office:value="1.0313090241482215" table:style-name="ce6">
            <text:p>1.031</text:p>
          </table:table-cell>
          <table:table-cell office:value-type="float" office:value="3528.6076357724" table:style-name="ce5">
            <text:p><text:s/>3,529<text:s/></text:p>
          </table:table-cell>
          <table:table-cell office:value-type="float" office:value="1.1486011586147606" table:style-name="ce6">
            <text:p>1.149</text:p>
          </table:table-cell>
          <table:table-cell office:value-type="float" office:value="4052.9628187450694" table:style-name="ce5">
            <text:p><text:s/>4,0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52.9628187450694" table:style-name="ce5">
            <text:p><text:s/>4,053<text:s/></text:p>
          </table:table-cell>
          <table:table-cell office:value-type="float" office:value="1.0970448516727707" table:style-name="ce6">
            <text:p>1.097</text:p>
          </table:table-cell>
          <table:table-cell office:value-type="float" office:value="4446.2819943254399" table:style-name="ce5">
            <text:p><text:s/>4,446<text:s/></text:p>
          </table:table-cell>
          <table:table-cell office:value-type="float" office:value="0.95284497201586549" table:style-name="ce6">
            <text:p>0.953</text:p>
          </table:table-cell>
          <table:table-cell office:value-type="float" office:value="4236.6174424576693" table:style-name="ce5">
            <text:p><text:s/>4,2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36.6174424576693" table:style-name="ce5">
            <text:p><text:s/>4,237<text:s/></text:p>
          </table:table-cell>
          <table:table-cell office:value-type="float" office:value="1.0113525122066602" table:style-name="ce6">
            <text:p>1.011</text:p>
          </table:table-cell>
          <table:table-cell office:value-type="float" office:value="4284.7136936881207" table:style-name="ce5">
            <text:p><text:s/>4,285<text:s/></text:p>
          </table:table-cell>
          <table:table-cell office:value-type="float" office:value="1.1715247506777182" table:style-name="ce6">
            <text:p>1.172</text:p>
          </table:table-cell>
          <table:table-cell office:value-type="float" office:value="5019.6481417233799" table:style-name="ce5">
            <text:p><text:s/>5,0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19.6481417233799" table:style-name="ce5">
            <text:p><text:s/>5,020<text:s/></text:p>
          </table:table-cell>
          <table:table-cell office:value-type="float" office:value="1.0035981643723797" table:style-name="ce6">
            <text:p>1.004</text:p>
          </table:table-cell>
          <table:table-cell office:value-type="float" office:value="5037.7096608288111" table:style-name="ce5">
            <text:p><text:s/>5,038<text:s/></text:p>
          </table:table-cell>
          <table:table-cell office:value-type="float" office:value="1.1472057506159503" table:style-name="ce6">
            <text:p>1.147</text:p>
          </table:table-cell>
          <table:table-cell office:value-type="float" office:value="5779.2894928363403" table:style-name="ce5">
            <text:p><text:s/>5,7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79.2894928363403" table:style-name="ce5">
            <text:p><text:s/>5,779<text:s/></text:p>
          </table:table-cell>
          <table:table-cell office:value-type="float" office:value="1.0059697323924532" table:style-name="ce6">
            <text:p>1.006</text:p>
          </table:table-cell>
          <table:table-cell office:value-type="float" office:value="5813.7903045270905" table:style-name="ce5">
            <text:p><text:s/>5,814<text:s/></text:p>
          </table:table-cell>
          <table:table-cell office:value-type="float" office:value="1.0534007213512637" table:style-name="ce6">
            <text:p>1.053</text:p>
          </table:table-cell>
          <table:table-cell office:value-type="float" office:value="6124.2509005738202" table:style-name="ce5">
            <text:p><text:s/>6,1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24.2509005738202" table:style-name="ce5">
            <text:p><text:s/>6,124<text:s/></text:p>
          </table:table-cell>
          <table:table-cell office:value-type="float" office:value="1.0129410777357839" table:style-name="ce6">
            <text:p>1.013</text:p>
          </table:table-cell>
          <table:table-cell office:value-type="float" office:value="6203.5053075515898" table:style-name="ce5">
            <text:p><text:s/>6,204<text:s/></text:p>
          </table:table-cell>
          <table:table-cell office:value-type="float" office:value="1.0677771381765233" table:style-name="ce6">
            <text:p>1.068</text:p>
          </table:table-cell>
          <table:table-cell office:value-type="float" office:value="6623.9611439603095" table:style-name="ce5">
            <text:p><text:s/>6,6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23.9611439603095" table:style-name="ce5">
            <text:p><text:s/>6,624<text:s/></text:p>
          </table:table-cell>
          <table:table-cell office:value-type="float" office:value="1.0199015312712469" table:style-name="ce6">
            <text:p>1.020</text:p>
          </table:table-cell>
          <table:table-cell office:value-type="float" office:value="6755.7881138063603" table:style-name="ce5">
            <text:p><text:s/>6,756<text:s/></text:p>
          </table:table-cell>
          <table:table-cell office:value-type="float" office:value="1.1033579875393786" table:style-name="ce6">
            <text:p>1.103</text:p>
          </table:table-cell>
          <table:table-cell office:value-type="float" office:value="7454.0527774918401" table:style-name="ce5">
            <text:p><text:s/>7,4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54.0527774918401" table:style-name="ce5">
            <text:p><text:s/>7,454<text:s/></text:p>
          </table:table-cell>
          <table:table-cell office:value-type="float" office:value="1.0291264170641428" table:style-name="ce6">
            <text:p>1.029</text:p>
          </table:table-cell>
          <table:table-cell office:value-type="float" office:value="7671.1626275072003" table:style-name="ce5">
            <text:p><text:s/>7,671<text:s/></text:p>
          </table:table-cell>
          <table:table-cell office:value-type="float" office:value="1.0209968319369513" table:style-name="ce6">
            <text:p>1.021</text:p>
          </table:table-cell>
          <table:table-cell office:value-type="float" office:value="7832.2327399579908" table:style-name="ce5">
            <text:p><text:s/>7,83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3.12386808096005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3.12386808096005" table:style-name="ce5">
            <text:p><text:s/>753<text:s/></text:p>
          </table:table-cell>
          <table:table-cell office:value-type="float" office:value="1.0761471959429589" table:style-name="ce6">
            <text:p>1.076</text:p>
          </table:table-cell>
          <table:table-cell office:value-type="float" office:value="810.47213883304005" table:style-name="ce5">
            <text:p><text:s/>810<text:s/></text:p>
          </table:table-cell>
          <table:table-cell office:value-type="float" office:value="1.4492081003405841" table:style-name="ce6">
            <text:p>1.449</text:p>
          </table:table-cell>
          <table:table-cell office:value-type="float" office:value="1174.5427886972" table:style-name="ce5">
            <text:p><text:s/>1,17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4.5427886972" table:style-name="ce5">
            <text:p><text:s/>1,175<text:s/></text:p>
          </table:table-cell>
          <table:table-cell office:value-type="float" office:value="0.96486894474728435" table:style-name="ce6">
            <text:p>0.965</text:p>
          </table:table-cell>
          <table:table-cell office:value-type="float" office:value="1133.2798610908001" table:style-name="ce5">
            <text:p><text:s/>1,133<text:s/></text:p>
          </table:table-cell>
          <table:table-cell office:value-type="float" office:value="1.0328052259551459" table:style-name="ce6">
            <text:p>1.033</text:p>
          </table:table-cell>
          <table:table-cell office:value-type="float" office:value="1170.4573630043001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0.4573630043001" table:style-name="ce5">
            <text:p><text:s/>1,170<text:s/></text:p>
          </table:table-cell>
          <table:table-cell office:value-type="float" office:value="1.0955210985962152" table:style-name="ce6">
            <text:p>1.096</text:p>
          </table:table-cell>
          <table:table-cell office:value-type="float" office:value="1282.2607361784999" table:style-name="ce5">
            <text:p><text:s/>1,282<text:s/></text:p>
          </table:table-cell>
          <table:table-cell office:value-type="float" office:value="1.0595466199950545" table:style-name="ce6">
            <text:p>1.060</text:p>
          </table:table-cell>
          <table:table-cell office:value-type="float" office:value="1358.6150289703" table:style-name="ce5">
            <text:p><text:s/>1,3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58.6150289703" table:style-name="ce5">
            <text:p><text:s/>1,359<text:s/></text:p>
          </table:table-cell>
          <table:table-cell office:value-type="float" office:value="1.0505159853621053" table:style-name="ce6">
            <text:p>1.051</text:p>
          </table:table-cell>
          <table:table-cell office:value-type="float" office:value="1427.2468058864999" table:style-name="ce5">
            <text:p><text:s/>1,427<text:s/></text:p>
          </table:table-cell>
          <table:table-cell office:value-type="float" office:value="1.1643246092891595" table:style-name="ce6">
            <text:p>1.164</text:p>
          </table:table-cell>
          <table:table-cell office:value-type="float" office:value="1661.7785796229998" table:style-name="ce5">
            <text:p><text:s/>1,6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1.7785796229998" table:style-name="ce5">
            <text:p><text:s/>1,662<text:s/></text:p>
          </table:table-cell>
          <table:table-cell office:value-type="float" office:value="1.0688668242527009" table:style-name="ce6">
            <text:p>1.069</text:p>
          </table:table-cell>
          <table:table-cell office:value-type="float" office:value="1776.2199930127999" table:style-name="ce5">
            <text:p><text:s/>1,776<text:s/></text:p>
          </table:table-cell>
          <table:table-cell office:value-type="float" office:value="1.0223211485020789" table:style-name="ce6">
            <text:p>1.022</text:p>
          </table:table-cell>
          <table:table-cell office:value-type="float" office:value="1815.8672632492001" table:style-name="ce5">
            <text:p><text:s/>1,8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5.8672632492001" table:style-name="ce5">
            <text:p><text:s/>1,816<text:s/></text:p>
          </table:table-cell>
          <table:table-cell office:value-type="float" office:value="1.0900976306270067" table:style-name="ce6">
            <text:p>1.090</text:p>
          </table:table-cell>
          <table:table-cell office:value-type="float" office:value="1979.4726012011001" table:style-name="ce5">
            <text:p><text:s/>1,979<text:s/></text:p>
          </table:table-cell>
          <table:table-cell office:value-type="float" office:value="0.91478215321280776" table:style-name="ce6">
            <text:p>0.915</text:p>
          </table:table-cell>
          <table:table-cell office:value-type="float" office:value="1810.7862083524999" table:style-name="ce5">
            <text:p><text:s/>1,8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10.7862083524999" table:style-name="ce5">
            <text:p><text:s/>1,811<text:s/></text:p>
          </table:table-cell>
          <table:table-cell office:value-type="float" office:value="1.0396550918015506" table:style-name="ce6">
            <text:p>1.040</text:p>
          </table:table-cell>
          <table:table-cell office:value-type="float" office:value="1882.5931016777001" table:style-name="ce5">
            <text:p><text:s/>1,883<text:s/></text:p>
          </table:table-cell>
          <table:table-cell office:value-type="float" office:value="0.98440149520970288" table:style-name="ce6">
            <text:p>0.984</text:p>
          </table:table-cell>
          <table:table-cell office:value-type="float" office:value="1853.2274641630001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53.2274641630001" table:style-name="ce5">
            <text:p><text:s/>1,853<text:s/></text:p>
          </table:table-cell>
          <table:table-cell office:value-type="float" office:value="1.116116195462487" table:style-name="ce6">
            <text:p>1.116</text:p>
          </table:table-cell>
          <table:table-cell office:value-type="float" office:value="2068.4171866281999" table:style-name="ce5">
            <text:p><text:s/>2,068<text:s/></text:p>
          </table:table-cell>
          <table:table-cell office:value-type="float" office:value="1.229871986594949" table:style-name="ce6">
            <text:p>1.230</text:p>
          </table:table-cell>
          <table:table-cell office:value-type="float" office:value="2543.88835442556" table:style-name="ce5">
            <text:p><text:s/>2,5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43.88835442556" table:style-name="ce5">
            <text:p><text:s/>2,544<text:s/></text:p>
          </table:table-cell>
          <table:table-cell office:value-type="float" office:value="1.0733580017279805" table:style-name="ce6">
            <text:p>1.073</text:p>
          </table:table-cell>
          <table:table-cell office:value-type="float" office:value="2730.5029207252996" table:style-name="ce5">
            <text:p><text:s/>2,731<text:s/></text:p>
          </table:table-cell>
          <table:table-cell office:value-type="float" office:value="1.0951788479675117" table:style-name="ce6">
            <text:p>1.095</text:p>
          </table:table-cell>
          <table:table-cell office:value-type="float" office:value="2990.38904309186" table:style-name="ce5">
            <text:p><text:s/>2,99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90.38904309186" table:style-name="ce5">
            <text:p><text:s/>2,990<text:s/></text:p>
          </table:table-cell>
          <table:table-cell office:value-type="float" office:value="1.1260893399157521" table:style-name="ce6">
            <text:p>1.126</text:p>
          </table:table-cell>
          <table:table-cell office:value-type="float" office:value="3367.4452236266097" table:style-name="ce5">
            <text:p><text:s/>3,367<text:s/></text:p>
          </table:table-cell>
          <table:table-cell office:value-type="float" office:value="1.0436886603698838" table:style-name="ce6">
            <text:p>1.044</text:p>
          </table:table-cell>
          <table:table-cell office:value-type="float" office:value="3514.5643943158202" table:style-name="ce5">
            <text:p><text:s/>3,5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14.5643943158202" table:style-name="ce5">
            <text:p><text:s/>3,515<text:s/></text:p>
          </table:table-cell>
          <table:table-cell office:value-type="float" office:value="1.0631630673360857" table:style-name="ce6">
            <text:p>1.063</text:p>
          </table:table-cell>
          <table:table-cell office:value-type="float" office:value="3736.5550618110001" table:style-name="ce5">
            <text:p><text:s/>3,737<text:s/></text:p>
          </table:table-cell>
          <table:table-cell office:value-type="float" office:value="1.1180912205170601" table:style-name="ce6">
            <text:p>1.118</text:p>
          </table:table-cell>
          <table:table-cell office:value-type="float" office:value="4177.8094095894603" table:style-name="ce5">
            <text:p><text:s/>4,1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77.8094095894603" table:style-name="ce5">
            <text:p><text:s/>4,178<text:s/></text:p>
          </table:table-cell>
          <table:table-cell office:value-type="float" office:value="1.0402727271080356" table:style-name="ce6">
            <text:p>1.040</text:p>
          </table:table-cell>
          <table:table-cell office:value-type="float" office:value="4346.06118785124" table:style-name="ce5">
            <text:p><text:s/>4,346<text:s/></text:p>
          </table:table-cell>
          <table:table-cell office:value-type="float" office:value="1.3158494119905004" table:style-name="ce6">
            <text:p>1.316</text:p>
          </table:table-cell>
          <table:table-cell office:value-type="float" office:value="5718.7620585087898" table:style-name="ce5">
            <text:p><text:s/>5,71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718.7620585087898" table:style-name="ce5">
            <text:p><text:s/>5,719<text:s/></text:p>
          </table:table-cell>
          <table:table-cell office:value-type="float" office:value="0.98031508491436092" table:style-name="ce6">
            <text:p>0.980</text:p>
          </table:table-cell>
          <table:table-cell office:value-type="float" office:value="5606.1887129920706" table:style-name="ce5">
            <text:p><text:s/>5,606<text:s/></text:p>
          </table:table-cell>
          <table:table-cell office:value-type="float" office:value="0.78659688432150487" table:style-name="ce6">
            <text:p>0.787</text:p>
          </table:table-cell>
          <table:table-cell office:value-type="float" office:value="4409.8105745579496" table:style-name="ce5">
            <text:p><text:s/>4,4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09.8105745579496" table:style-name="ce5">
            <text:p><text:s/>4,410<text:s/></text:p>
          </table:table-cell>
          <table:table-cell office:value-type="float" office:value="1.0196722948307424" table:style-name="ce6">
            <text:p>1.020</text:p>
          </table:table-cell>
          <table:table-cell office:value-type="float" office:value="4496.5616683283797" table:style-name="ce5">
            <text:p><text:s/>4,497<text:s/></text:p>
          </table:table-cell>
          <table:table-cell office:value-type="float" office:value="1.09135082111999" table:style-name="ce6">
            <text:p>1.091</text:p>
          </table:table-cell>
          <table:table-cell office:value-type="float" office:value="4907.3262689468502" table:style-name="ce5">
            <text:p><text:s/>4,9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07.3262689468502" table:style-name="ce5">
            <text:p><text:s/>4,907<text:s/></text:p>
          </table:table-cell>
          <table:table-cell office:value-type="float" office:value="1.0118964478660941" table:style-name="ce6">
            <text:p>1.012</text:p>
          </table:table-cell>
          <table:table-cell office:value-type="float" office:value="4965.7060200672904" table:style-name="ce5">
            <text:p><text:s/>4,966<text:s/></text:p>
          </table:table-cell>
          <table:table-cell office:value-type="float" office:value="1.3148343800936557" table:style-name="ce6">
            <text:p>1.315</text:p>
          </table:table-cell>
          <table:table-cell office:value-type="float" office:value="6529.0809966225097" table:style-name="ce5">
            <text:p><text:s/>6,5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29.0809966225097" table:style-name="ce5">
            <text:p><text:s/>6,529<text:s/></text:p>
          </table:table-cell>
          <table:table-cell office:value-type="float" office:value="1.0370951630865275" table:style-name="ce6">
            <text:p>1.037</text:p>
          </table:table-cell>
          <table:table-cell office:value-type="float" office:value="6771.2783209973695" table:style-name="ce5">
            <text:p><text:s/>6,771<text:s/></text:p>
          </table:table-cell>
          <table:table-cell office:value-type="float" office:value="0.93206661333024265" table:style-name="ce6">
            <text:p>0.932</text:p>
          </table:table-cell>
          <table:table-cell office:value-type="float" office:value="6311.2824525685101" table:style-name="ce5">
            <text:p><text:s/>6,3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7.01309393011002" table:style-name="ce5">
            <text:p><text:s/>22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7.01309393011002" table:style-name="ce5">
            <text:p><text:s/>227<text:s/></text:p>
          </table:table-cell>
          <table:table-cell office:value-type="float" office:value="1.0957288414969599" table:style-name="ce6">
            <text:p>1.096</text:p>
          </table:table-cell>
          <table:table-cell office:value-type="float" office:value="248.74479441668001" table:style-name="ce5">
            <text:p><text:s/>249<text:s/></text:p>
          </table:table-cell>
          <table:table-cell office:value-type="float" office:value="1.4079770528718849" table:style-name="ce6">
            <text:p>1.408</text:p>
          </table:table-cell>
          <table:table-cell office:value-type="float" office:value="350.22696256002001" table:style-name="ce5">
            <text:p><text:s/>3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50.22696256002001" table:style-name="ce5">
            <text:p><text:s/>350<text:s/></text:p>
          </table:table-cell>
          <table:table-cell office:value-type="float" office:value="0.95483523782475976" table:style-name="ce6">
            <text:p>0.955</text:p>
          </table:table-cell>
          <table:table-cell office:value-type="float" office:value="334.40904508863997" table:style-name="ce5">
            <text:p><text:s/>334<text:s/></text:p>
          </table:table-cell>
          <table:table-cell office:value-type="float" office:value="0.9752726337140547" table:style-name="ce6">
            <text:p>0.975</text:p>
          </table:table-cell>
          <table:table-cell office:value-type="float" office:value="326.13999014140001" table:style-name="ce5">
            <text:p><text:s/>3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6.13999014140001" table:style-name="ce5">
            <text:p><text:s/>326<text:s/></text:p>
          </table:table-cell>
          <table:table-cell office:value-type="float" office:value="1.1103205223894215" table:style-name="ce6">
            <text:p>1.110</text:p>
          </table:table-cell>
          <table:table-cell office:value-type="float" office:value="362.11992422588003" table:style-name="ce5">
            <text:p><text:s/>362<text:s/></text:p>
          </table:table-cell>
          <table:table-cell office:value-type="float" office:value="1.139402041269985" table:style-name="ce6">
            <text:p>1.139</text:p>
          </table:table-cell>
          <table:table-cell office:value-type="float" office:value="412.60018084750004" table:style-name="ce5">
            <text:p><text:s/>4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2.60018084750004" table:style-name="ce5">
            <text:p><text:s/>413<text:s/></text:p>
          </table:table-cell>
          <table:table-cell office:value-type="float" office:value="1.0594948693215986" table:style-name="ce6">
            <text:p>1.059</text:p>
          </table:table-cell>
          <table:table-cell office:value-type="float" office:value="437.14777468909" table:style-name="ce5">
            <text:p><text:s/>437<text:s/></text:p>
          </table:table-cell>
          <table:table-cell office:value-type="float" office:value="1.2216897891777798" table:style-name="ce6">
            <text:p>1.222</text:p>
          </table:table-cell>
          <table:table-cell office:value-type="float" office:value="534.05897269945001" table:style-name="ce5">
            <text:p><text:s/>5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4.05897269945001" table:style-name="ce5">
            <text:p><text:s/>534<text:s/></text:p>
          </table:table-cell>
          <table:table-cell office:value-type="float" office:value="1.0688852351345728" table:style-name="ce6">
            <text:p>1.069</text:p>
          </table:table-cell>
          <table:table-cell office:value-type="float" office:value="570.84775060958009" table:style-name="ce5">
            <text:p><text:s/>571<text:s/></text:p>
          </table:table-cell>
          <table:table-cell office:value-type="float" office:value="1.2524411716884525" table:style-name="ce6">
            <text:p>1.252</text:p>
          </table:table-cell>
          <table:table-cell office:value-type="float" office:value="714.95322562918" table:style-name="ce5">
            <text:p><text:s/>7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4.95322562918" table:style-name="ce5">
            <text:p><text:s/>715<text:s/></text:p>
          </table:table-cell>
          <table:table-cell office:value-type="float" office:value="1.08912014921166" table:style-name="ce6">
            <text:p>1.089</text:p>
          </table:table-cell>
          <table:table-cell office:value-type="float" office:value="778.66996377660996" table:style-name="ce5">
            <text:p><text:s/>779<text:s/></text:p>
          </table:table-cell>
          <table:table-cell office:value-type="float" office:value="0.72532456558831671" table:style-name="ce6">
            <text:p>0.725</text:p>
          </table:table-cell>
          <table:table-cell office:value-type="float" office:value="564.78845321294" table:style-name="ce5">
            <text:p><text:s/>5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4.78845321294" table:style-name="ce5">
            <text:p><text:s/>565<text:s/></text:p>
          </table:table-cell>
          <table:table-cell office:value-type="float" office:value="1.0375791318079017" table:style-name="ce6">
            <text:p>1.038</text:p>
          </table:table-cell>
          <table:table-cell office:value-type="float" office:value="586.01271293981006" table:style-name="ce5">
            <text:p><text:s/>586<text:s/></text:p>
          </table:table-cell>
          <table:table-cell office:value-type="float" office:value="0.95286618592495098" table:style-name="ce6">
            <text:p>0.953</text:p>
          </table:table-cell>
          <table:table-cell office:value-type="float" office:value="558.39169868248996" table:style-name="ce5">
            <text:p><text:s/>5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8.39169868248996" table:style-name="ce5">
            <text:p><text:s/>558<text:s/></text:p>
          </table:table-cell>
          <table:table-cell office:value-type="float" office:value="1.1155508760891852" table:style-name="ce6">
            <text:p>1.116</text:p>
          </table:table-cell>
          <table:table-cell office:value-type="float" office:value="622.91434866617999" table:style-name="ce5">
            <text:p><text:s/>623<text:s/></text:p>
          </table:table-cell>
          <table:table-cell office:value-type="float" office:value="1.3412013525619231" table:style-name="ce6">
            <text:p>1.341</text:p>
          </table:table-cell>
          <table:table-cell office:value-type="float" office:value="835.45356696131" table:style-name="ce5">
            <text:p><text:s/>8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5.45356696131" table:style-name="ce5">
            <text:p><text:s/>835<text:s/></text:p>
          </table:table-cell>
          <table:table-cell office:value-type="float" office:value="1.066507604387011" table:style-name="ce6">
            <text:p>1.067</text:p>
          </table:table-cell>
          <table:table-cell office:value-type="float" office:value="891.01758227648997" table:style-name="ce5">
            <text:p><text:s/>891<text:s/></text:p>
          </table:table-cell>
          <table:table-cell office:value-type="float" office:value="1.0947670793213122" table:style-name="ce6">
            <text:p>1.095</text:p>
          </table:table-cell>
          <table:table-cell office:value-type="float" office:value="975.45671617277003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75.45671617277003" table:style-name="ce5">
            <text:p><text:s/>975<text:s/></text:p>
          </table:table-cell>
          <table:table-cell office:value-type="float" office:value="1.1355107858431392" table:style-name="ce6">
            <text:p>1.136</text:p>
          </table:table-cell>
          <table:table-cell office:value-type="float" office:value="1107.6416223373101" table:style-name="ce5">
            <text:p><text:s/>1,108<text:s/></text:p>
          </table:table-cell>
          <table:table-cell office:value-type="float" office:value="0.94914401369217793" table:style-name="ce6">
            <text:p>0.949</text:p>
          </table:table-cell>
          <table:table-cell office:value-type="float" office:value="1051.3114151577499" table:style-name="ce5">
            <text:p><text:s/>1,0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1.3114151577499" table:style-name="ce5">
            <text:p><text:s/>1,051<text:s/></text:p>
          </table:table-cell>
          <table:table-cell office:value-type="float" office:value="1.0637598699085007" table:style-name="ce6">
            <text:p>1.064</text:p>
          </table:table-cell>
          <table:table-cell office:value-type="float" office:value="1118.3428942215301" table:style-name="ce5">
            <text:p><text:s/>1,118<text:s/></text:p>
          </table:table-cell>
          <table:table-cell office:value-type="float" office:value="1.049603881306149" table:style-name="ce6">
            <text:p>1.050</text:p>
          </table:table-cell>
          <table:table-cell office:value-type="float" office:value="1173.81704240607" table:style-name="ce5">
            <text:p><text:s/>1,1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3.81704240607" table:style-name="ce5">
            <text:p><text:s/>1,174<text:s/></text:p>
          </table:table-cell>
          <table:table-cell office:value-type="float" office:value="1.0472598342393884" table:style-name="ce6">
            <text:p>1.047</text:p>
          </table:table-cell>
          <table:table-cell office:value-type="float" office:value="1229.2914412575501" table:style-name="ce5">
            <text:p><text:s/>1,229<text:s/></text:p>
          </table:table-cell>
          <table:table-cell office:value-type="float" office:value="1.642477306234104" table:style-name="ce6">
            <text:p>1.642</text:p>
          </table:table-cell>
          <table:table-cell office:value-type="float" office:value="2019.0832950133399" table:style-name="ce5">
            <text:p><text:s/>2,0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19.0832950133399" table:style-name="ce5">
            <text:p><text:s/>2,019<text:s/></text:p>
          </table:table-cell>
          <table:table-cell office:value-type="float" office:value="0.98438474438735246" table:style-name="ce6">
            <text:p>0.984</text:p>
          </table:table-cell>
          <table:table-cell office:value-type="float" office:value="1987.55479325848" table:style-name="ce5">
            <text:p><text:s/>1,988<text:s/></text:p>
          </table:table-cell>
          <table:table-cell office:value-type="float" office:value="0.62441201490808007" table:style-name="ce6">
            <text:p>0.624</text:p>
          </table:table-cell>
          <table:table-cell office:value-type="float" office:value="1241.05309319874" table:style-name="ce5">
            <text:p><text:s/>1,2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1.05309319874" table:style-name="ce5">
            <text:p><text:s/>1,241<text:s/></text:p>
          </table:table-cell>
          <table:table-cell office:value-type="float" office:value="1.0220161926445837" table:style-name="ce6">
            <text:p>1.022</text:p>
          </table:table-cell>
          <table:table-cell office:value-type="float" office:value="1268.3763571807599" table:style-name="ce5">
            <text:p><text:s/>1,268<text:s/></text:p>
          </table:table-cell>
          <table:table-cell office:value-type="float" office:value="1.1638143845057725" table:style-name="ce6">
            <text:p>1.164</text:p>
          </table:table-cell>
          <table:table-cell office:value-type="float" office:value="1476.154649454" table:style-name="ce5">
            <text:p><text:s/>1,4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76.154649454" table:style-name="ce5">
            <text:p><text:s/>1,476<text:s/></text:p>
          </table:table-cell>
          <table:table-cell office:value-type="float" office:value="1.009466371560926" table:style-name="ce6">
            <text:p>1.009</text:p>
          </table:table-cell>
          <table:table-cell office:value-type="float" office:value="1490.1284778471199" table:style-name="ce5">
            <text:p><text:s/>1,490<text:s/></text:p>
          </table:table-cell>
          <table:table-cell office:value-type="float" office:value="1.7913479658865905" table:style-name="ce6">
            <text:p>1.791</text:p>
          </table:table-cell>
          <table:table-cell office:value-type="float" office:value="2669.3386177011198" table:style-name="ce5">
            <text:p><text:s/>2,6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69.3386177011198" table:style-name="ce5">
            <text:p><text:s/>2,669<text:s/></text:p>
          </table:table-cell>
          <table:table-cell office:value-type="float" office:value="1.0373606588294586" table:style-name="ce6">
            <text:p>1.037</text:p>
          </table:table-cell>
          <table:table-cell office:value-type="float" office:value="2769.06686709735" table:style-name="ce5">
            <text:p><text:s/>2,769<text:s/></text:p>
          </table:table-cell>
          <table:table-cell office:value-type="float" office:value="0.83557573436257737" table:style-name="ce6">
            <text:p>0.836</text:p>
          </table:table-cell>
          <table:table-cell office:value-type="float" office:value="2313.7650809739498" table:style-name="ce5">
            <text:p><text:s/>2,3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6.11077415085003" table:style-name="ce5">
            <text:p><text:s/>5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6.11077415085003" table:style-name="ce5">
            <text:p><text:s/>526<text:s/></text:p>
          </table:table-cell>
          <table:table-cell office:value-type="float" office:value="1.0676978537894335" table:style-name="ce6">
            <text:p>1.068</text:p>
          </table:table-cell>
          <table:table-cell office:value-type="float" office:value="561.72734441635998" table:style-name="ce5">
            <text:p><text:s/>562<text:s/></text:p>
          </table:table-cell>
          <table:table-cell office:value-type="float" office:value="1.4674660835563416" table:style-name="ce6">
            <text:p>1.467</text:p>
          </table:table-cell>
          <table:table-cell office:value-type="float" office:value="824.31582613718012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4.31582613718012" table:style-name="ce5">
            <text:p><text:s/>824<text:s/></text:p>
          </table:table-cell>
          <table:table-cell office:value-type="float" office:value="0.96913196455992157" table:style-name="ce6">
            <text:p>0.969</text:p>
          </table:table-cell>
          <table:table-cell office:value-type="float" office:value="798.87081600216004" table:style-name="ce5">
            <text:p><text:s/>799<text:s/></text:p>
          </table:table-cell>
          <table:table-cell office:value-type="float" office:value="1.0568884930459359" table:style-name="ce6">
            <text:p>1.057</text:p>
          </table:table-cell>
          <table:table-cell office:value-type="float" office:value="844.31737286290013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4.31737286290013" table:style-name="ce5">
            <text:p><text:s/>844<text:s/></text:p>
          </table:table-cell>
          <table:table-cell office:value-type="float" office:value="1.0898044284373998" table:style-name="ce6">
            <text:p>1.090</text:p>
          </table:table-cell>
          <table:table-cell office:value-type="float" office:value="920.14081195261986" table:style-name="ce5">
            <text:p><text:s/>920<text:s/></text:p>
          </table:table-cell>
          <table:table-cell office:value-type="float" office:value="1.0281196484647528" table:style-name="ce6">
            <text:p>1.028</text:p>
          </table:table-cell>
          <table:table-cell office:value-type="float" office:value="946.01484812279989" table:style-name="ce5">
            <text:p><text:s/>9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6.01484812279989" table:style-name="ce5">
            <text:p><text:s/>946<text:s/></text:p>
          </table:table-cell>
          <table:table-cell office:value-type="float" office:value="1.0465998849405878" table:style-name="ce6">
            <text:p>1.047</text:p>
          </table:table-cell>
          <table:table-cell office:value-type="float" office:value="990.09903119740989" table:style-name="ce5">
            <text:p><text:s/>990<text:s/></text:p>
          </table:table-cell>
          <table:table-cell office:value-type="float" office:value="1.1389967784936663" table:style-name="ce6">
            <text:p>1.139</text:p>
          </table:table-cell>
          <table:table-cell office:value-type="float" office:value="1127.7196069235499" table:style-name="ce5">
            <text:p><text:s/>1,1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7.7196069235499" table:style-name="ce5">
            <text:p><text:s/>1,128<text:s/></text:p>
          </table:table-cell>
          <table:table-cell office:value-type="float" office:value="1.0688581053330344" table:style-name="ce6">
            <text:p>1.069</text:p>
          </table:table-cell>
          <table:table-cell office:value-type="float" office:value="1205.3722424032198" table:style-name="ce5">
            <text:p><text:s/>1,205<text:s/></text:p>
          </table:table-cell>
          <table:table-cell office:value-type="float" office:value="0.91333946385314513" table:style-name="ce6">
            <text:p>0.913</text:p>
          </table:table-cell>
          <table:table-cell office:value-type="float" office:value="1100.9140376200201" table:style-name="ce5">
            <text:p><text:s/>1,1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00.9140376200201" table:style-name="ce5">
            <text:p><text:s/>1,101<text:s/></text:p>
          </table:table-cell>
          <table:table-cell office:value-type="float" office:value="1.0907324245046517" table:style-name="ce6">
            <text:p>1.091</text:p>
          </table:table-cell>
          <table:table-cell office:value-type="float" office:value="1200.8026374244901" table:style-name="ce5">
            <text:p><text:s/>1,201<text:s/></text:p>
          </table:table-cell>
          <table:table-cell office:value-type="float" office:value="1.0376374237585" table:style-name="ce6">
            <text:p>1.038</text:p>
          </table:table-cell>
          <table:table-cell office:value-type="float" office:value="1245.99775513956" table:style-name="ce5">
            <text:p><text:s/>1,2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45.99775513956" table:style-name="ce5">
            <text:p><text:s/>1,246<text:s/></text:p>
          </table:table-cell>
          <table:table-cell office:value-type="float" office:value="1.0405960872639488" table:style-name="ce6">
            <text:p>1.041</text:p>
          </table:table-cell>
          <table:table-cell office:value-type="float" office:value="1296.58038873789" table:style-name="ce5">
            <text:p><text:s/>1,297<text:s/></text:p>
          </table:table-cell>
          <table:table-cell office:value-type="float" office:value="0.99865444266122361" table:style-name="ce6">
            <text:p>0.999</text:p>
          </table:table-cell>
          <table:table-cell office:value-type="float" office:value="1294.8357654805102" table:style-name="ce5">
            <text:p><text:s/>1,2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4.8357654805102" table:style-name="ce5">
            <text:p><text:s/>1,295<text:s/></text:p>
          </table:table-cell>
          <table:table-cell office:value-type="float" office:value="1.1163599867243377" table:style-name="ce6">
            <text:p>1.116</text:p>
          </table:table-cell>
          <table:table-cell office:value-type="float" office:value="1445.5028379620198" table:style-name="ce5">
            <text:p><text:s/>1,446<text:s/></text:p>
          </table:table-cell>
          <table:table-cell office:value-type="float" office:value="1.1818965294270412" table:style-name="ce6">
            <text:p>1.182</text:p>
          </table:table-cell>
          <table:table-cell office:value-type="float" office:value="1708.4347874642501" table:style-name="ce5">
            <text:p><text:s/>1,7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08.4347874642501" table:style-name="ce5">
            <text:p><text:s/>1,708<text:s/></text:p>
          </table:table-cell>
          <table:table-cell office:value-type="float" office:value="1.076707962133616" table:style-name="ce6">
            <text:p>1.077</text:p>
          </table:table-cell>
          <table:table-cell office:value-type="float" office:value="1839.4853384488099" table:style-name="ce5">
            <text:p><text:s/>1,839<text:s/></text:p>
          </table:table-cell>
          <table:table-cell office:value-type="float" office:value="1.0953783021821908" table:style-name="ce6">
            <text:p>1.095</text:p>
          </table:table-cell>
          <table:table-cell office:value-type="float" office:value="2014.9323269190897" table:style-name="ce5">
            <text:p><text:s/>2,0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14.9323269190897" table:style-name="ce5">
            <text:p><text:s/>2,015<text:s/></text:p>
          </table:table-cell>
          <table:table-cell office:value-type="float" office:value="1.1215282871284455" table:style-name="ce6">
            <text:p>1.122</text:p>
          </table:table-cell>
          <table:table-cell office:value-type="float" office:value="2259.8036012892999" table:style-name="ce5">
            <text:p><text:s/>2,260<text:s/></text:p>
          </table:table-cell>
          <table:table-cell office:value-type="float" office:value="1.0900296723806859" table:style-name="ce6">
            <text:p>1.090</text:p>
          </table:table-cell>
          <table:table-cell office:value-type="float" office:value="2463.25297915807" table:style-name="ce5">
            <text:p><text:s/>2,4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63.25297915807" table:style-name="ce5">
            <text:p><text:s/>2,463<text:s/></text:p>
          </table:table-cell>
          <table:table-cell office:value-type="float" office:value="1.0629083531990142" table:style-name="ce6">
            <text:p>1.063</text:p>
          </table:table-cell>
          <table:table-cell office:value-type="float" office:value="2618.21216758947" table:style-name="ce5">
            <text:p><text:s/>2,618<text:s/></text:p>
          </table:table-cell>
          <table:table-cell office:value-type="float" office:value="1.1473448960208215" table:style-name="ce6">
            <text:p>1.147</text:p>
          </table:table-cell>
          <table:table-cell office:value-type="float" office:value="3003.9923671833899" table:style-name="ce5">
            <text:p><text:s/>3,0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03.9923671833899" table:style-name="ce5">
            <text:p><text:s/>3,004<text:s/></text:p>
          </table:table-cell>
          <table:table-cell office:value-type="float" office:value="1.0375424986568933" table:style-name="ce6">
            <text:p>1.038</text:p>
          </table:table-cell>
          <table:table-cell office:value-type="float" office:value="3116.7697465936899" table:style-name="ce5">
            <text:p><text:s/>3,117<text:s/></text:p>
          </table:table-cell>
          <table:table-cell office:value-type="float" office:value="1.1870234455204205" table:style-name="ce6">
            <text:p>1.187</text:p>
          </table:table-cell>
          <table:table-cell office:value-type="float" office:value="3699.6787634954499" table:style-name="ce5">
            <text:p><text:s/>3,7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99.6787634954499" table:style-name="ce5">
            <text:p><text:s/>3,700<text:s/></text:p>
          </table:table-cell>
          <table:table-cell office:value-type="float" office:value="0.97809408628621342" table:style-name="ce6">
            <text:p>0.978</text:p>
          </table:table-cell>
          <table:table-cell office:value-type="float" office:value="3618.6339197335901" table:style-name="ce5">
            <text:p><text:s/>3,619<text:s/></text:p>
          </table:table-cell>
          <table:table-cell office:value-type="float" office:value="0.8756778252917331" table:style-name="ce6">
            <text:p>0.876</text:p>
          </table:table-cell>
          <table:table-cell office:value-type="float" office:value="3168.75748135921" table:style-name="ce5">
            <text:p><text:s/>3,1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68.75748135921" table:style-name="ce5">
            <text:p><text:s/>3,169<text:s/></text:p>
          </table:table-cell>
          <table:table-cell office:value-type="float" office:value="1.0187543004278505" table:style-name="ce6">
            <text:p>1.019</text:p>
          </table:table-cell>
          <table:table-cell office:value-type="float" office:value="3228.1853111476198" table:style-name="ce5">
            <text:p><text:s/>3,228<text:s/></text:p>
          </table:table-cell>
          <table:table-cell office:value-type="float" office:value="1.0628793854071124" table:style-name="ce6">
            <text:p>1.063</text:p>
          </table:table-cell>
          <table:table-cell office:value-type="float" office:value="3431.1716194928499" table:style-name="ce5">
            <text:p><text:s/>3,4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31.1716194928499" table:style-name="ce5">
            <text:p><text:s/>3,431<text:s/></text:p>
          </table:table-cell>
          <table:table-cell office:value-type="float" office:value="1.0129419124578454" table:style-name="ce6">
            <text:p>1.013</text:p>
          </table:table-cell>
          <table:table-cell office:value-type="float" office:value="3475.57754222017" table:style-name="ce5">
            <text:p><text:s/>3,476<text:s/></text:p>
          </table:table-cell>
          <table:table-cell office:value-type="float" office:value="1.1105326617042814" table:style-name="ce6">
            <text:p>1.111</text:p>
          </table:table-cell>
          <table:table-cell office:value-type="float" office:value="3859.7423789213899" table:style-name="ce5">
            <text:p><text:s/>3,8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9.7423789213899" table:style-name="ce5">
            <text:p><text:s/>3,860<text:s/></text:p>
          </table:table-cell>
          <table:table-cell office:value-type="float" office:value="1.0369115503036352" table:style-name="ce6">
            <text:p>1.037</text:p>
          </table:table-cell>
          <table:table-cell office:value-type="float" office:value="4002.2114539000195" table:style-name="ce5">
            <text:p><text:s/>4,002<text:s/></text:p>
          </table:table-cell>
          <table:table-cell office:value-type="float" office:value="0.99882712786180117" table:style-name="ce6">
            <text:p>0.999</text:p>
          </table:table-cell>
          <table:table-cell office:value-type="float" office:value="3997.5173715945602" table:style-name="ce5">
            <text:p><text:s/>3,99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75.882275124" table:style-name="ce5">
            <text:p><text:s/>3,4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75.882275124" table:style-name="ce5">
            <text:p><text:s/>3,476<text:s/></text:p>
          </table:table-cell>
          <table:table-cell office:value-type="float" office:value="1.0210670953492773" table:style-name="ce6">
            <text:p>1.021</text:p>
          </table:table-cell>
          <table:table-cell office:value-type="float" office:value="3549.1090184369" table:style-name="ce5">
            <text:p><text:s/>3,549<text:s/></text:p>
          </table:table-cell>
          <table:table-cell office:value-type="float" office:value="1.1851167695110014" table:style-name="ce6">
            <text:p>1.185</text:p>
          </table:table-cell>
          <table:table-cell office:value-type="float" office:value="4206.1086145723002" table:style-name="ce5">
            <text:p><text:s/>4,2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06.1086145723002" table:style-name="ce5">
            <text:p><text:s/>4,206<text:s/></text:p>
          </table:table-cell>
          <table:table-cell office:value-type="float" office:value="1.0275341098541688" table:style-name="ce6">
            <text:p>1.028</text:p>
          </table:table-cell>
          <table:table-cell office:value-type="float" office:value="4321.9200712245001" table:style-name="ce5">
            <text:p><text:s/>4,322<text:s/></text:p>
          </table:table-cell>
          <table:table-cell office:value-type="float" office:value="1.1157783762831435" table:style-name="ce6">
            <text:p>1.116</text:p>
          </table:table-cell>
          <table:table-cell office:value-type="float" office:value="4822.3049594963995" table:style-name="ce5">
            <text:p><text:s/>4,8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22.3049594963995" table:style-name="ce5">
            <text:p><text:s/>4,822<text:s/></text:p>
          </table:table-cell>
          <table:table-cell office:value-type="float" office:value="1.025509974491233" table:style-name="ce6">
            <text:p>1.026</text:p>
          </table:table-cell>
          <table:table-cell office:value-type="float" office:value="4945.3218360021001" table:style-name="ce5">
            <text:p><text:s/>4,945<text:s/></text:p>
          </table:table-cell>
          <table:table-cell office:value-type="float" office:value="1.1042919194616763" table:style-name="ce6">
            <text:p>1.104</text:p>
          </table:table-cell>
          <table:table-cell office:value-type="float" office:value="5461.0789426345" table:style-name="ce5">
            <text:p><text:s/>5,4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461.0789426345" table:style-name="ce5">
            <text:p><text:s/>5,461<text:s/></text:p>
          </table:table-cell>
          <table:table-cell office:value-type="float" office:value="1.0402788530798981" table:style-name="ce6">
            <text:p>1.040</text:p>
          </table:table-cell>
          <table:table-cell office:value-type="float" office:value="5681.0449390226004" table:style-name="ce5">
            <text:p><text:s/>5,681<text:s/></text:p>
          </table:table-cell>
          <table:table-cell office:value-type="float" office:value="1.1395366084202605" table:style-name="ce6">
            <text:p>1.140</text:p>
          </table:table-cell>
          <table:table-cell office:value-type="float" office:value="6473.7586820969" table:style-name="ce5">
            <text:p><text:s/>6,4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73.7586820969" table:style-name="ce5">
            <text:p><text:s/>6,474<text:s/></text:p>
          </table:table-cell>
          <table:table-cell office:value-type="float" office:value="1.0242775481004789" table:style-name="ce6">
            <text:p>1.024</text:p>
          </table:table-cell>
          <table:table-cell office:value-type="float" office:value="6630.9256698924" table:style-name="ce5">
            <text:p><text:s/>6,631<text:s/></text:p>
          </table:table-cell>
          <table:table-cell office:value-type="float" office:value="1.0859224533985985" table:style-name="ce6">
            <text:p>1.086</text:p>
          </table:table-cell>
          <table:table-cell office:value-type="float" office:value="7200.6710717532997" table:style-name="ce5">
            <text:p><text:s/>7,2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00.6710717532997" table:style-name="ce5">
            <text:p><text:s/>7,201<text:s/></text:p>
          </table:table-cell>
          <table:table-cell office:value-type="float" office:value="1.0218561366547576" table:style-name="ce6">
            <text:p>1.022</text:p>
          </table:table-cell>
          <table:table-cell office:value-type="float" office:value="7358.0499227034998" table:style-name="ce5">
            <text:p><text:s/>7,358<text:s/></text:p>
          </table:table-cell>
          <table:table-cell office:value-type="float" office:value="1.1590210372102079" table:style-name="ce6">
            <text:p>1.159</text:p>
          </table:table-cell>
          <table:table-cell office:value-type="float" office:value="8528.1346532563002" table:style-name="ce5">
            <text:p><text:s/>8,5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28.1346532563002" table:style-name="ce5">
            <text:p><text:s/>8,528<text:s/></text:p>
          </table:table-cell>
          <table:table-cell office:value-type="float" office:value="1.0257632481663743" table:style-name="ce6">
            <text:p>1.026</text:p>
          </table:table-cell>
          <table:table-cell office:value-type="float" office:value="8747.8471027243995" table:style-name="ce5">
            <text:p><text:s/>8,748<text:s/></text:p>
          </table:table-cell>
          <table:table-cell office:value-type="float" office:value="1.076837750408242" table:style-name="ce6">
            <text:p>1.077</text:p>
          </table:table-cell>
          <table:table-cell office:value-type="float" office:value="9420.0119950130011" table:style-name="ce5">
            <text:p><text:s/>9,4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420.0119950130011" table:style-name="ce5">
            <text:p><text:s/>9,420<text:s/></text:p>
          </table:table-cell>
          <table:table-cell office:value-type="float" office:value="1.0390734399682569" table:style-name="ce6">
            <text:p>1.039</text:p>
          </table:table-cell>
          <table:table-cell office:value-type="float" office:value="9788.0842682003986" table:style-name="ce5">
            <text:p><text:s/>9,788<text:s/></text:p>
          </table:table-cell>
          <table:table-cell office:value-type="float" office:value="1.0855914666789379" table:style-name="ce6">
            <text:p>1.086</text:p>
          </table:table-cell>
          <table:table-cell office:value-type="float" office:value="10625.860756692711" table:style-name="ce5">
            <text:p><text:s/>10,6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625.860756692711" table:style-name="ce5">
            <text:p><text:s/>10,626<text:s/></text:p>
          </table:table-cell>
          <table:table-cell office:value-type="float" office:value="1.0454799154144672" table:style-name="ce6">
            <text:p>1.045</text:p>
          </table:table-cell>
          <table:table-cell office:value-type="float" office:value="11109.124005113001" table:style-name="ce5">
            <text:p><text:s/>11,109<text:s/></text:p>
          </table:table-cell>
          <table:table-cell office:value-type="float" office:value="1.0847695488333267" table:style-name="ce6">
            <text:p>1.085</text:p>
          </table:table-cell>
          <table:table-cell office:value-type="float" office:value="12050.839434959909" table:style-name="ce5">
            <text:p><text:s/>12,0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050.839434959909" table:style-name="ce5">
            <text:p><text:s/>12,051<text:s/></text:p>
          </table:table-cell>
          <table:table-cell office:value-type="float" office:value="1.0184959921978176" table:style-name="ce6">
            <text:p>1.018</text:p>
          </table:table-cell>
          <table:table-cell office:value-type="float" office:value="12273.73166712608" table:style-name="ce5">
            <text:p><text:s/>12,274<text:s/></text:p>
          </table:table-cell>
          <table:table-cell office:value-type="float" office:value="1.0898664008121624" table:style-name="ce6">
            <text:p>1.090</text:p>
          </table:table-cell>
          <table:table-cell office:value-type="float" office:value="13376.727756584962" table:style-name="ce5">
            <text:p><text:s/>13,3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376.727756584962" table:style-name="ce5">
            <text:p><text:s/>13,377<text:s/></text:p>
          </table:table-cell>
          <table:table-cell office:value-type="float" office:value="1.0299917240489382" table:style-name="ce6">
            <text:p>1.030</text:p>
          </table:table-cell>
          <table:table-cell office:value-type="float" office:value="13777.918884138229" table:style-name="ce5">
            <text:p><text:s/>13,778<text:s/></text:p>
          </table:table-cell>
          <table:table-cell office:value-type="float" office:value="1.1077290063714589" table:style-name="ce6">
            <text:p>1.108</text:p>
          </table:table-cell>
          <table:table-cell office:value-type="float" office:value="15262.200395393" table:style-name="ce5">
            <text:p><text:s/>15,2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62.200395393" table:style-name="ce5">
            <text:p><text:s/>15,262<text:s/></text:p>
          </table:table-cell>
          <table:table-cell office:value-type="float" office:value="1.030975661550481" table:style-name="ce6">
            <text:p>1.031</text:p>
          </table:table-cell>
          <table:table-cell office:value-type="float" office:value="15734.957149356311" table:style-name="ce5">
            <text:p><text:s/>15,735<text:s/></text:p>
          </table:table-cell>
          <table:table-cell office:value-type="float" office:value="1.033730929846324" table:style-name="ce6">
            <text:p>1.034</text:p>
          </table:table-cell>
          <table:table-cell office:value-type="float" office:value="16265.711885096161" table:style-name="ce5">
            <text:p><text:s/>16,26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265.711885096161" table:style-name="ce5">
            <text:p><text:s/>16,266<text:s/></text:p>
          </table:table-cell>
          <table:table-cell office:value-type="float" office:value="0.97504317176700184" table:style-name="ce6">
            <text:p>0.975</text:p>
          </table:table-cell>
          <table:table-cell office:value-type="float" office:value="15859.771307492379" table:style-name="ce5">
            <text:p><text:s/>15,860<text:s/></text:p>
          </table:table-cell>
          <table:table-cell office:value-type="float" office:value="1.1028865693626158" table:style-name="ce6">
            <text:p>1.103</text:p>
          </table:table-cell>
          <table:table-cell office:value-type="float" office:value="17491.52876819592" table:style-name="ce5">
            <text:p><text:s/>17,4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491.52876819592" table:style-name="ce5">
            <text:p><text:s/>17,492<text:s/></text:p>
          </table:table-cell>
          <table:table-cell office:value-type="float" office:value="1.0039911286201755" table:style-name="ce6">
            <text:p>1.004</text:p>
          </table:table-cell>
          <table:table-cell office:value-type="float" office:value="17561.339709273288" table:style-name="ce5">
            <text:p><text:s/>17,561<text:s/></text:p>
          </table:table-cell>
          <table:table-cell office:value-type="float" office:value="1.1179034582369225" table:style-name="ce6">
            <text:p>1.118</text:p>
          </table:table-cell>
          <table:table-cell office:value-type="float" office:value="19631.882392269999" table:style-name="ce5">
            <text:p><text:s/>19,6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631.882392269999" table:style-name="ce5">
            <text:p><text:s/>19,632<text:s/></text:p>
          </table:table-cell>
          <table:table-cell office:value-type="float" office:value="0.98797063981741728" table:style-name="ce6">
            <text:p>0.988</text:p>
          </table:table-cell>
          <table:table-cell office:value-type="float" office:value="19395.723407911282" table:style-name="ce5">
            <text:p><text:s/>19,396<text:s/></text:p>
          </table:table-cell>
          <table:table-cell office:value-type="float" office:value="1.0884993661568454" table:style-name="ce6">
            <text:p>1.088</text:p>
          </table:table-cell>
          <table:table-cell office:value-type="float" office:value="21112.232635664921" table:style-name="ce5">
            <text:p><text:s/>21,1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12.232635664921" table:style-name="ce5">
            <text:p><text:s/>21,112<text:s/></text:p>
          </table:table-cell>
          <table:table-cell office:value-type="float" office:value="1.0157526481677306" table:style-name="ce6">
            <text:p>1.016</text:p>
          </table:table-cell>
          <table:table-cell office:value-type="float" office:value="21444.806208409827" table:style-name="ce5">
            <text:p><text:s/>21,445<text:s/></text:p>
          </table:table-cell>
          <table:table-cell office:value-type="float" office:value="1.0683892574952054" table:style-name="ce6">
            <text:p>1.068</text:p>
          </table:table-cell>
          <table:table-cell office:value-type="float" office:value="22911.400582131551" table:style-name="ce5">
            <text:p><text:s/>22,9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37.40615709483006" table:style-name="ce5">
            <text:p><text:s/>8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37.40615709483006" table:style-name="ce5">
            <text:p><text:s/>837<text:s/></text:p>
          </table:table-cell>
          <table:table-cell office:value-type="float" office:value="0.98597980891762127" table:style-name="ce6">
            <text:p>0.986</text:p>
          </table:table-cell>
          <table:table-cell office:value-type="float" office:value="825.66556275879998" table:style-name="ce5">
            <text:p><text:s/>826<text:s/></text:p>
          </table:table-cell>
          <table:table-cell office:value-type="float" office:value="1.2823473049212082" table:style-name="ce6">
            <text:p>1.282</text:p>
          </table:table-cell>
          <table:table-cell office:value-type="float" office:value="1058.7900091699998" table:style-name="ce5">
            <text:p><text:s/>1,0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58.7900091699998" table:style-name="ce5">
            <text:p><text:s/>1,059<text:s/></text:p>
          </table:table-cell>
          <table:table-cell office:value-type="float" office:value="1.0225857736327209" table:style-name="ce6">
            <text:p>1.023</text:p>
          </table:table-cell>
          <table:table-cell office:value-type="float" office:value="1082.7036006416999" table:style-name="ce5">
            <text:p><text:s/>1,083<text:s/></text:p>
          </table:table-cell>
          <table:table-cell office:value-type="float" office:value="1.0817516942060965" table:style-name="ce6">
            <text:p>1.082</text:p>
          </table:table-cell>
          <table:table-cell office:value-type="float" office:value="1171.2164543172" table:style-name="ce5">
            <text:p><text:s/>1,1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1.2164543172" table:style-name="ce5">
            <text:p><text:s/>1,171<text:s/></text:p>
          </table:table-cell>
          <table:table-cell office:value-type="float" office:value="1.0560337791868368" table:style-name="ce6">
            <text:p>1.056</text:p>
          </table:table-cell>
          <table:table-cell office:value-type="float" office:value="1236.8441384984001" table:style-name="ce5">
            <text:p><text:s/>1,237<text:s/></text:p>
          </table:table-cell>
          <table:table-cell office:value-type="float" office:value="1.1093713988607588" table:style-name="ce6">
            <text:p>1.109</text:p>
          </table:table-cell>
          <table:table-cell office:value-type="float" office:value="1372.1195120986999" table:style-name="ce5">
            <text:p><text:s/>1,3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72.1195120986999" table:style-name="ce5">
            <text:p><text:s/>1,372<text:s/></text:p>
          </table:table-cell>
          <table:table-cell office:value-type="float" office:value="1.0187745057761752" table:style-name="ce6">
            <text:p>1.019</text:p>
          </table:table-cell>
          <table:table-cell office:value-type="float" office:value="1397.8803778042" table:style-name="ce5">
            <text:p><text:s/>1,398<text:s/></text:p>
          </table:table-cell>
          <table:table-cell office:value-type="float" office:value="1.1025395560518967" table:style-name="ce6">
            <text:p>1.103</text:p>
          </table:table-cell>
          <table:table-cell office:value-type="float" office:value="1541.2184111579002" table:style-name="ce5">
            <text:p><text:s/>1,5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1.2184111579002" table:style-name="ce5">
            <text:p><text:s/>1,541<text:s/></text:p>
          </table:table-cell>
          <table:table-cell office:value-type="float" office:value="1.0851962395462504" table:style-name="ce6">
            <text:p>1.085</text:p>
          </table:table-cell>
          <table:table-cell office:value-type="float" office:value="1672.5244241079999" table:style-name="ce5">
            <text:p><text:s/>1,673<text:s/></text:p>
          </table:table-cell>
          <table:table-cell office:value-type="float" office:value="0.96456129983500161" table:style-name="ce6">
            <text:p>0.965</text:p>
          </table:table-cell>
          <table:table-cell office:value-type="float" office:value="1613.2523325234001" table:style-name="ce5">
            <text:p><text:s/>1,6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13.2523325234001" table:style-name="ce5">
            <text:p><text:s/>1,613<text:s/></text:p>
          </table:table-cell>
          <table:table-cell office:value-type="float" office:value="1.0625795476114308" table:style-name="ce6">
            <text:p>1.063</text:p>
          </table:table-cell>
          <table:table-cell office:value-type="float" office:value="1714.2089336758002" table:style-name="ce5">
            <text:p><text:s/>1,714<text:s/></text:p>
          </table:table-cell>
          <table:table-cell office:value-type="float" office:value="1.1656898226278387" table:style-name="ce6">
            <text:p>1.166</text:p>
          </table:table-cell>
          <table:table-cell office:value-type="float" office:value="1998.2359078436" table:style-name="ce5">
            <text:p><text:s/>1,9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8.2359078436" table:style-name="ce5">
            <text:p><text:s/>1,998<text:s/></text:p>
          </table:table-cell>
          <table:table-cell office:value-type="float" office:value="1.0149335930020409" table:style-name="ce6">
            <text:p>1.015</text:p>
          </table:table-cell>
          <table:table-cell office:value-type="float" office:value="2028.0767496133999" table:style-name="ce5">
            <text:p><text:s/>2,028<text:s/></text:p>
          </table:table-cell>
          <table:table-cell office:value-type="float" office:value="1.0781019937989498" table:style-name="ce6">
            <text:p>1.078</text:p>
          </table:table-cell>
          <table:table-cell office:value-type="float" office:value="2186.4735873354998" table:style-name="ce5">
            <text:p><text:s/>2,1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86.4735873354998" table:style-name="ce5">
            <text:p><text:s/>2,186<text:s/></text:p>
          </table:table-cell>
          <table:table-cell office:value-type="float" office:value="1.0922755238001152" table:style-name="ce6">
            <text:p>1.092</text:p>
          </table:table-cell>
          <table:table-cell office:value-type="float" office:value="2388.2315828820001" table:style-name="ce5">
            <text:p><text:s/>2,388<text:s/></text:p>
          </table:table-cell>
          <table:table-cell office:value-type="float" office:value="1.0214773215703867" table:style-name="ce6">
            <text:p>1.021</text:p>
          </table:table-cell>
          <table:table-cell office:value-type="float" office:value="2439.5244005721102" table:style-name="ce5">
            <text:p><text:s/>2,4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39.5244005721102" table:style-name="ce5">
            <text:p><text:s/>2,440<text:s/></text:p>
          </table:table-cell>
          <table:table-cell office:value-type="float" office:value="1.0573861850278721" table:style-name="ce6">
            <text:p>1.057</text:p>
          </table:table-cell>
          <table:table-cell office:value-type="float" office:value="2579.5193992033501" table:style-name="ce5">
            <text:p><text:s/>2,580<text:s/></text:p>
          </table:table-cell>
          <table:table-cell office:value-type="float" office:value="1.0765470516933624" table:style-name="ce6">
            <text:p>1.077</text:p>
          </table:table-cell>
          <table:table-cell office:value-type="float" office:value="2776.9740039981998" table:style-name="ce5">
            <text:p><text:s/>2,7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76.9740039981998" table:style-name="ce5">
            <text:p><text:s/>2,777<text:s/></text:p>
          </table:table-cell>
          <table:table-cell office:value-type="float" office:value="1.0475669801012568" table:style-name="ce6">
            <text:p>1.048</text:p>
          </table:table-cell>
          <table:table-cell office:value-type="float" office:value="2909.06627118809" table:style-name="ce5">
            <text:p><text:s/>2,909<text:s/></text:p>
          </table:table-cell>
          <table:table-cell office:value-type="float" office:value="1.0724625189047405" table:style-name="ce6">
            <text:p>1.072</text:p>
          </table:table-cell>
          <table:table-cell office:value-type="float" office:value="3119.8645408592001" table:style-name="ce5">
            <text:p><text:s/>3,1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19.8645408592001" table:style-name="ce5">
            <text:p><text:s/>3,120<text:s/></text:p>
          </table:table-cell>
          <table:table-cell office:value-type="float" office:value="1.0187327655310108" table:style-name="ce6">
            <text:p>1.019</text:p>
          </table:table-cell>
          <table:table-cell office:value-type="float" office:value="3178.3082317916296" table:style-name="ce5">
            <text:p><text:s/>3,178<text:s/></text:p>
          </table:table-cell>
          <table:table-cell office:value-type="float" office:value="1.0862453679922197" table:style-name="ce6">
            <text:p>1.086</text:p>
          </table:table-cell>
          <table:table-cell office:value-type="float" office:value="3452.4225948352" table:style-name="ce5">
            <text:p><text:s/>3,4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52.4225948352" table:style-name="ce5">
            <text:p><text:s/>3,452<text:s/></text:p>
          </table:table-cell>
          <table:table-cell office:value-type="float" office:value="1.0522828880089654" table:style-name="ce6">
            <text:p>1.052</text:p>
          </table:table-cell>
          <table:table-cell office:value-type="float" office:value="3632.9252187205902" table:style-name="ce5">
            <text:p><text:s/>3,633<text:s/></text:p>
          </table:table-cell>
          <table:table-cell office:value-type="float" office:value="1.0020639957854021" table:style-name="ce6">
            <text:p>1.002</text:p>
          </table:table-cell>
          <table:table-cell office:value-type="float" office:value="3640.4235610607097" table:style-name="ce5">
            <text:p><text:s/>3,6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40.4235610607097" table:style-name="ce5">
            <text:p><text:s/>3,640<text:s/></text:p>
          </table:table-cell>
          <table:table-cell office:value-type="float" office:value="0.93186132271435351" table:style-name="ce6">
            <text:p>0.932</text:p>
          </table:table-cell>
          <table:table-cell office:value-type="float" office:value="3392.3699148505302" table:style-name="ce5">
            <text:p><text:s/>3,392<text:s/></text:p>
          </table:table-cell>
          <table:table-cell office:value-type="float" office:value="1.1404908432435732" table:style-name="ce6">
            <text:p>1.140</text:p>
          </table:table-cell>
          <table:table-cell office:value-type="float" office:value="3868.96682478201" table:style-name="ce5">
            <text:p><text:s/>3,8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8.96682478201" table:style-name="ce5">
            <text:p><text:s/>3,869<text:s/></text:p>
          </table:table-cell>
          <table:table-cell office:value-type="float" office:value="0.99790825884015277" table:style-name="ce6">
            <text:p>0.998</text:p>
          </table:table-cell>
          <table:table-cell office:value-type="float" office:value="3860.87394762853" table:style-name="ce5">
            <text:p><text:s/>3,861<text:s/></text:p>
          </table:table-cell>
          <table:table-cell office:value-type="float" office:value="1.1282995601956154" table:style-name="ce6">
            <text:p>1.128</text:p>
          </table:table-cell>
          <table:table-cell office:value-type="float" office:value="4356.2223770799801" table:style-name="ce5">
            <text:p><text:s/>4,3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56.2223770799801" table:style-name="ce5">
            <text:p><text:s/>4,356<text:s/></text:p>
          </table:table-cell>
          <table:table-cell office:value-type="float" office:value="0.97261824139105701" table:style-name="ce6">
            <text:p>0.973</text:p>
          </table:table-cell>
          <table:table-cell office:value-type="float" office:value="4236.9413475039" table:style-name="ce5">
            <text:p><text:s/>4,237<text:s/></text:p>
          </table:table-cell>
          <table:table-cell office:value-type="float" office:value="1.0376616663674816" table:style-name="ce6">
            <text:p>1.038</text:p>
          </table:table-cell>
          <table:table-cell office:value-type="float" office:value="4396.5116189521796" table:style-name="ce5">
            <text:p><text:s/>4,3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96.5116189521796" table:style-name="ce5">
            <text:p><text:s/>4,397<text:s/></text:p>
          </table:table-cell>
          <table:table-cell office:value-type="float" office:value="1.0445311606167327" table:style-name="ce6">
            <text:p>1.045</text:p>
          </table:table-cell>
          <table:table-cell office:value-type="float" office:value="4592.29338400907" table:style-name="ce5">
            <text:p><text:s/>4,592<text:s/></text:p>
          </table:table-cell>
          <table:table-cell office:value-type="float" office:value="1.0875182768485674" table:style-name="ce6">
            <text:p>1.088</text:p>
          </table:table-cell>
          <table:table-cell office:value-type="float" office:value="4994.2029877606201" table:style-name="ce5">
            <text:p><text:s/>4,9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38.4761180291698" table:style-name="ce5">
            <text:p><text:s/>2,6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38.4761180291698" table:style-name="ce5">
            <text:p><text:s/>2,638<text:s/></text:p>
          </table:table-cell>
          <table:table-cell office:value-type="float" office:value="1.0322031861756615" table:style-name="ce6">
            <text:p>1.032</text:p>
          </table:table-cell>
          <table:table-cell office:value-type="float" office:value="2723.4434556781002" table:style-name="ce5">
            <text:p><text:s/>2,723<text:s/></text:p>
          </table:table-cell>
          <table:table-cell office:value-type="float" office:value="1.1556394162839929" table:style-name="ce6">
            <text:p>1.156</text:p>
          </table:table-cell>
          <table:table-cell office:value-type="float" office:value="3147.3186054022999" table:style-name="ce5">
            <text:p><text:s/>3,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47.3186054022999" table:style-name="ce5">
            <text:p><text:s/>3,147<text:s/></text:p>
          </table:table-cell>
          <table:table-cell office:value-type="float" office:value="1.0291987805183624" table:style-name="ce6">
            <text:p>1.029</text:p>
          </table:table-cell>
          <table:table-cell office:value-type="float" office:value="3239.2164705828" table:style-name="ce5">
            <text:p><text:s/>3,239<text:s/></text:p>
          </table:table-cell>
          <table:table-cell office:value-type="float" office:value="1.1271517474478314" table:style-name="ce6">
            <text:p>1.127</text:p>
          </table:table-cell>
          <table:table-cell office:value-type="float" office:value="3651.0885051792002" table:style-name="ce5">
            <text:p><text:s/>3,6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51.0885051792002" table:style-name="ce5">
            <text:p><text:s/>3,651<text:s/></text:p>
          </table:table-cell>
          <table:table-cell office:value-type="float" office:value="1.0157183788459501" table:style-name="ce6">
            <text:p>1.016</text:p>
          </table:table-cell>
          <table:table-cell office:value-type="float" office:value="3708.4776975037003" table:style-name="ce5">
            <text:p><text:s/>3,708<text:s/></text:p>
          </table:table-cell>
          <table:table-cell office:value-type="float" office:value="1.1025978215503935" table:style-name="ce6">
            <text:p>1.103</text:p>
          </table:table-cell>
          <table:table-cell office:value-type="float" office:value="4088.9594305357996" table:style-name="ce5">
            <text:p><text:s/>4,0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88.9594305357996" table:style-name="ce5">
            <text:p><text:s/>4,089<text:s/></text:p>
          </table:table-cell>
          <table:table-cell office:value-type="float" office:value="1.0474950006185688" table:style-name="ce6">
            <text:p>1.047</text:p>
          </table:table-cell>
          <table:table-cell office:value-type="float" office:value="4283.1645612184002" table:style-name="ce5">
            <text:p><text:s/>4,283<text:s/></text:p>
          </table:table-cell>
          <table:table-cell office:value-type="float" office:value="1.1516111978513095" table:style-name="ce6">
            <text:p>1.152</text:p>
          </table:table-cell>
          <table:table-cell office:value-type="float" office:value="4932.540270939" table:style-name="ce5">
            <text:p><text:s/>4,9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32.540270939" table:style-name="ce5">
            <text:p><text:s/>4,933<text:s/></text:p>
          </table:table-cell>
          <table:table-cell office:value-type="float" office:value="1.0052429323279457" table:style-name="ce6">
            <text:p>1.005</text:p>
          </table:table-cell>
          <table:table-cell office:value-type="float" office:value="4958.4012457844001" table:style-name="ce5">
            <text:p><text:s/>4,958<text:s/></text:p>
          </table:table-cell>
          <table:table-cell office:value-type="float" office:value="1.1268589334072723" table:style-name="ce6">
            <text:p>1.127</text:p>
          </table:table-cell>
          <table:table-cell office:value-type="float" office:value="5587.4187392298991" table:style-name="ce5">
            <text:p><text:s/>5,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87.4187392298991" table:style-name="ce5">
            <text:p><text:s/>5,587<text:s/></text:p>
          </table:table-cell>
          <table:table-cell office:value-type="float" office:value="1.0100980886579438" table:style-name="ce6">
            <text:p>1.010</text:p>
          </table:table-cell>
          <table:table-cell office:value-type="float" office:value="5643.8409890276998" table:style-name="ce5">
            <text:p><text:s/>5,644<text:s/></text:p>
          </table:table-cell>
          <table:table-cell office:value-type="float" office:value="1.1569955209772214" table:style-name="ce6">
            <text:p>1.157</text:p>
          </table:table-cell>
          <table:table-cell office:value-type="float" office:value="6529.8987454127" table:style-name="ce5">
            <text:p><text:s/>6,5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29.8987454127" table:style-name="ce5">
            <text:p><text:s/>6,530<text:s/></text:p>
          </table:table-cell>
          <table:table-cell office:value-type="float" office:value="1.029077266754203" table:style-name="ce6">
            <text:p>1.029</text:p>
          </table:table-cell>
          <table:table-cell office:value-type="float" office:value="6719.7703531110001" table:style-name="ce5">
            <text:p><text:s/>6,720<text:s/></text:p>
          </table:table-cell>
          <table:table-cell office:value-type="float" office:value="1.0764561923353" table:style-name="ce6">
            <text:p>1.076</text:p>
          </table:table-cell>
          <table:table-cell office:value-type="float" office:value="7233.5384076775008" table:style-name="ce5">
            <text:p><text:s/>7,2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33.5384076775008" table:style-name="ce5">
            <text:p><text:s/>7,234<text:s/></text:p>
          </table:table-cell>
          <table:table-cell office:value-type="float" office:value="1.0229921054216533" table:style-name="ce6">
            <text:p>1.023</text:p>
          </table:table-cell>
          <table:table-cell office:value-type="float" office:value="7399.8526853183994" table:style-name="ce5">
            <text:p><text:s/>7,400<text:s/></text:p>
          </table:table-cell>
          <table:table-cell office:value-type="float" office:value="1.106283692966296" table:style-name="ce6">
            <text:p>1.106</text:p>
          </table:table-cell>
          <table:table-cell office:value-type="float" office:value="8186.3363561206006" table:style-name="ce5">
            <text:p><text:s/>8,1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86.3363561206006" table:style-name="ce5">
            <text:p><text:s/>8,186<text:s/></text:p>
          </table:table-cell>
          <table:table-cell office:value-type="float" office:value="1.0419318526452193" table:style-name="ce6">
            <text:p>1.042</text:p>
          </table:table-cell>
          <table:table-cell office:value-type="float" office:value="8529.6046059096516" table:style-name="ce5">
            <text:p><text:s/>8,530<text:s/></text:p>
          </table:table-cell>
          <table:table-cell office:value-type="float" office:value="1.0872561929232225" table:style-name="ce6">
            <text:p>1.087</text:p>
          </table:table-cell>
          <table:table-cell office:value-type="float" office:value="9273.8654309617104" table:style-name="ce5">
            <text:p><text:s/>9,2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73.8654309617104" table:style-name="ce5">
            <text:p><text:s/>9,274<text:s/></text:p>
          </table:table-cell>
          <table:table-cell office:value-type="float" office:value="1.0097909513192995" table:style-name="ce6">
            <text:p>1.010</text:p>
          </table:table-cell>
          <table:table-cell office:value-type="float" office:value="9364.665395937991" table:style-name="ce5">
            <text:p><text:s/>9,365<text:s/></text:p>
          </table:table-cell>
          <table:table-cell office:value-type="float" office:value="1.0952727921463985" table:style-name="ce6">
            <text:p>1.095</text:p>
          </table:table-cell>
          <table:table-cell office:value-type="float" office:value="10256.863215725762" table:style-name="ce5">
            <text:p><text:s/>10,2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56.863215725762" table:style-name="ce5">
            <text:p><text:s/>10,257<text:s/></text:p>
          </table:table-cell>
          <table:table-cell office:value-type="float" office:value="1.0334163992842704" table:style-name="ce6">
            <text:p>1.033</text:p>
          </table:table-cell>
          <table:table-cell office:value-type="float" office:value="10599.610652346599" table:style-name="ce5">
            <text:p><text:s/>10,600<text:s/></text:p>
          </table:table-cell>
          <table:table-cell office:value-type="float" office:value="1.1141709056967377" table:style-name="ce6">
            <text:p>1.114</text:p>
          </table:table-cell>
          <table:table-cell office:value-type="float" office:value="11809.7778005578" table:style-name="ce5">
            <text:p><text:s/>11,8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09.7778005578" table:style-name="ce5">
            <text:p><text:s/>11,810<text:s/></text:p>
          </table:table-cell>
          <table:table-cell office:value-type="float" office:value="1.0247467932939531" table:style-name="ce6">
            <text:p>1.025</text:p>
          </table:table-cell>
          <table:table-cell office:value-type="float" office:value="12102.03193063572" table:style-name="ce5">
            <text:p><text:s/>12,102<text:s/></text:p>
          </table:table-cell>
          <table:table-cell office:value-type="float" office:value="1.0432370693119006" table:style-name="ce6">
            <text:p>1.043</text:p>
          </table:table-cell>
          <table:table-cell office:value-type="float" office:value="12625.288324035449" table:style-name="ce5">
            <text:p><text:s/>12,6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25.288324035449" table:style-name="ce5">
            <text:p><text:s/>12,625<text:s/></text:p>
          </table:table-cell>
          <table:table-cell office:value-type="float" office:value="0.98749439004153095" table:style-name="ce6">
            <text:p>0.987</text:p>
          </table:table-cell>
          <table:table-cell office:value-type="float" office:value="12467.40139264185" table:style-name="ce5">
            <text:p><text:s/>12,467<text:s/></text:p>
          </table:table-cell>
          <table:table-cell office:value-type="float" office:value="1.092654476614014" table:style-name="ce6">
            <text:p>1.093</text:p>
          </table:table-cell>
          <table:table-cell office:value-type="float" office:value="13622.56194341391" table:style-name="ce5">
            <text:p><text:s/>13,6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622.56194341391" table:style-name="ce5">
            <text:p><text:s/>13,623<text:s/></text:p>
          </table:table-cell>
          <table:table-cell office:value-type="float" office:value="1.0057187347397978" table:style-name="ce6">
            <text:p>1.006</text:p>
          </table:table-cell>
          <table:table-cell office:value-type="float" office:value="13700.465761644758" table:style-name="ce5">
            <text:p><text:s/>13,700<text:s/></text:p>
          </table:table-cell>
          <table:table-cell office:value-type="float" office:value="1.1149737739541024" table:style-name="ce6">
            <text:p>1.115</text:p>
          </table:table-cell>
          <table:table-cell office:value-type="float" office:value="15275.660015190022" table:style-name="ce5">
            <text:p><text:s/>15,2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275.660015190022" table:style-name="ce5">
            <text:p><text:s/>15,276<text:s/></text:p>
          </table:table-cell>
          <table:table-cell office:value-type="float" office:value="0.99234874600073464" table:style-name="ce6">
            <text:p>0.992</text:p>
          </table:table-cell>
          <table:table-cell office:value-type="float" office:value="15158.78206040738" table:style-name="ce5">
            <text:p><text:s/>15,159<text:s/></text:p>
          </table:table-cell>
          <table:table-cell office:value-type="float" office:value="1.1027087103766646" table:style-name="ce6">
            <text:p>1.103</text:p>
          </table:table-cell>
          <table:table-cell office:value-type="float" office:value="16715.721016712741" table:style-name="ce5">
            <text:p><text:s/>16,7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715.721016712741" table:style-name="ce5">
            <text:p><text:s/>16,716<text:s/></text:p>
          </table:table-cell>
          <table:table-cell office:value-type="float" office:value="1.0081834225129294" table:style-name="ce6">
            <text:p>1.008</text:p>
          </table:table-cell>
          <table:table-cell office:value-type="float" office:value="16852.512824400757" table:style-name="ce5">
            <text:p><text:s/>16,853<text:s/></text:p>
          </table:table-cell>
          <table:table-cell office:value-type="float" office:value="1.063176618292117" table:style-name="ce6">
            <text:p>1.063</text:p>
          </table:table-cell>
          <table:table-cell office:value-type="float" office:value="17917.197594370929" table:style-name="ce5">
            <text:p><text:s/>17,91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9.48705616533005" table:style-name="ce5">
            <text:p><text:s/>7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9.48705616533005" table:style-name="ce5">
            <text:p><text:s/>729<text:s/></text:p>
          </table:table-cell>
          <table:table-cell office:value-type="float" office:value="1.0014457002216237" table:style-name="ce6">
            <text:p>1.001</text:p>
          </table:table-cell>
          <table:table-cell office:value-type="float" office:value="730.54167576409998" table:style-name="ce5">
            <text:p><text:s/>731<text:s/></text:p>
          </table:table-cell>
          <table:table-cell office:value-type="float" office:value="1.1108190225523729" table:style-name="ce6">
            <text:p>1.111</text:p>
          </table:table-cell>
          <table:table-cell office:value-type="float" office:value="811.49959020605002" table:style-name="ce5">
            <text:p><text:s/>8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1.49959020605002" table:style-name="ce5">
            <text:p><text:s/>811<text:s/></text:p>
          </table:table-cell>
          <table:table-cell office:value-type="float" office:value="1.0158860029216239" table:style-name="ce6">
            <text:p>1.016</text:p>
          </table:table-cell>
          <table:table-cell office:value-type="float" office:value="824.39107506695996" table:style-name="ce5">
            <text:p><text:s/>824<text:s/></text:p>
          </table:table-cell>
          <table:table-cell office:value-type="float" office:value="1.1435412908919331" table:style-name="ce6">
            <text:p>1.144</text:p>
          </table:table-cell>
          <table:table-cell office:value-type="float" office:value="942.72523418185995" table:style-name="ce5">
            <text:p><text:s/>9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2.72523418185995" table:style-name="ce5">
            <text:p><text:s/>943<text:s/></text:p>
          </table:table-cell>
          <table:table-cell office:value-type="float" office:value="1.0138398132927702" table:style-name="ce6">
            <text:p>1.014</text:p>
          </table:table-cell>
          <table:table-cell office:value-type="float" office:value="955.77237540932003" table:style-name="ce5">
            <text:p><text:s/>956<text:s/></text:p>
          </table:table-cell>
          <table:table-cell office:value-type="float" office:value="1.0005567852809745" table:style-name="ce6">
            <text:p>1.001</text:p>
          </table:table-cell>
          <table:table-cell office:value-type="float" office:value="956.30453539990992" table:style-name="ce5">
            <text:p><text:s/>9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6.30453539990992" table:style-name="ce5">
            <text:p><text:s/>956<text:s/></text:p>
          </table:table-cell>
          <table:table-cell office:value-type="float" office:value="1.0536744890162264" table:style-name="ce6">
            <text:p>1.054</text:p>
          </table:table-cell>
          <table:table-cell office:value-type="float" office:value="1007.6336926813999" table:style-name="ce5">
            <text:p><text:s/>1,008<text:s/></text:p>
          </table:table-cell>
          <table:table-cell office:value-type="float" office:value="1.033358714647832" table:style-name="ce6">
            <text:p>1.033</text:p>
          </table:table-cell>
          <table:table-cell office:value-type="float" office:value="1041.2470575051" table:style-name="ce5">
            <text:p><text:s/>1,0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1.2470575051" table:style-name="ce5">
            <text:p><text:s/>1,041<text:s/></text:p>
          </table:table-cell>
          <table:table-cell office:value-type="float" office:value="1.0221869487486996" table:style-name="ce6">
            <text:p>1.022</text:p>
          </table:table-cell>
          <table:table-cell office:value-type="float" office:value="1064.3491526047001" table:style-name="ce5">
            <text:p><text:s/>1,064<text:s/></text:p>
          </table:table-cell>
          <table:table-cell office:value-type="float" office:value="1.055989780979262" table:style-name="ce6">
            <text:p>1.056</text:p>
          </table:table-cell>
          <table:table-cell office:value-type="float" office:value="1123.9418285445001" table:style-name="ce5">
            <text:p><text:s/>1,1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3.9418285445001" table:style-name="ce5">
            <text:p><text:s/>1,124<text:s/></text:p>
          </table:table-cell>
          <table:table-cell office:value-type="float" office:value="0.97872280255565458" table:style-name="ce6">
            <text:p>0.979</text:p>
          </table:table-cell>
          <table:table-cell office:value-type="float" office:value="1100.0274963426002" table:style-name="ce5">
            <text:p><text:s/>1,100<text:s/></text:p>
          </table:table-cell>
          <table:table-cell office:value-type="float" office:value="1.0974438574931" table:style-name="ce6">
            <text:p>1.097</text:p>
          </table:table-cell>
          <table:table-cell office:value-type="float" office:value="1207.2184189346999" table:style-name="ce5">
            <text:p><text:s/>1,2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7.2184189346999" table:style-name="ce5">
            <text:p><text:s/>1,207<text:s/></text:p>
          </table:table-cell>
          <table:table-cell office:value-type="float" office:value="1.0640718695315765" table:style-name="ce6">
            <text:p>1.064</text:p>
          </table:table-cell>
          <table:table-cell office:value-type="float" office:value="1284.5671599688001" table:style-name="ce5">
            <text:p><text:s/>1,285<text:s/></text:p>
          </table:table-cell>
          <table:table-cell office:value-type="float" office:value="1.0316265473850248" table:style-name="ce6">
            <text:p>1.032</text:p>
          </table:table-cell>
          <table:table-cell office:value-type="float" office:value="1325.1935841228001" table:style-name="ce5">
            <text:p><text:s/>1,3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5.1935841228001" table:style-name="ce5">
            <text:p><text:s/>1,325<text:s/></text:p>
          </table:table-cell>
          <table:table-cell office:value-type="float" office:value="1.0796301050141677" table:style-name="ce6">
            <text:p>1.080</text:p>
          </table:table-cell>
          <table:table-cell office:value-type="float" office:value="1430.7188883905999" table:style-name="ce5">
            <text:p><text:s/>1,431<text:s/></text:p>
          </table:table-cell>
          <table:table-cell office:value-type="float" office:value="1.007242413852246" table:style-name="ce6">
            <text:p>1.007</text:p>
          </table:table-cell>
          <table:table-cell office:value-type="float" office:value="1441.0807466865499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41.0807466865499" table:style-name="ce5">
            <text:p><text:s/>1,441<text:s/></text:p>
          </table:table-cell>
          <table:table-cell office:value-type="float" office:value="1.0511485695720093" table:style-name="ce6">
            <text:p>1.051</text:p>
          </table:table-cell>
          <table:table-cell office:value-type="float" office:value="1514.7899655173298" table:style-name="ce5">
            <text:p><text:s/>1,515<text:s/></text:p>
          </table:table-cell>
          <table:table-cell office:value-type="float" office:value="1.0811923784961877" table:style-name="ce6">
            <text:p>1.081</text:p>
          </table:table-cell>
          <table:table-cell office:value-type="float" office:value="1637.7793657398399" table:style-name="ce5">
            <text:p><text:s/>1,6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37.7793657398399" table:style-name="ce5">
            <text:p><text:s/>1,638<text:s/></text:p>
          </table:table-cell>
          <table:table-cell office:value-type="float" office:value="1.0307824819673717" table:style-name="ce6">
            <text:p>1.031</text:p>
          </table:table-cell>
          <table:table-cell office:value-type="float" office:value="1688.19427953226" table:style-name="ce5">
            <text:p><text:s/>1,688<text:s/></text:p>
          </table:table-cell>
          <table:table-cell office:value-type="float" office:value="1.1280965351145107" table:style-name="ce6">
            <text:p>1.128</text:p>
          </table:table-cell>
          <table:table-cell office:value-type="float" office:value="1904.44611734048" table:style-name="ce5">
            <text:p><text:s/>1,9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04.44611734048" table:style-name="ce5">
            <text:p><text:s/>1,904<text:s/></text:p>
          </table:table-cell>
          <table:table-cell office:value-type="float" office:value="1.0063573819240774" table:style-name="ce6">
            <text:p>1.006</text:p>
          </table:table-cell>
          <table:table-cell office:value-type="float" office:value="1916.5534086622399" table:style-name="ce5">
            <text:p><text:s/>1,917<text:s/></text:p>
          </table:table-cell>
          <table:table-cell office:value-type="float" office:value="1.1038665900190845" table:style-name="ce6">
            <text:p>1.104</text:p>
          </table:table-cell>
          <table:table-cell office:value-type="float" office:value="2115.6192758094398" table:style-name="ce5">
            <text:p><text:s/>2,1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15.6192758094398" table:style-name="ce5">
            <text:p><text:s/>2,116<text:s/></text:p>
          </table:table-cell>
          <table:table-cell office:value-type="float" office:value="1.1132230142253563" table:style-name="ce6">
            <text:p>1.113</text:p>
          </table:table-cell>
          <table:table-cell office:value-type="float" office:value="2355.1560671698498" table:style-name="ce5">
            <text:p><text:s/>2,355<text:s/></text:p>
          </table:table-cell>
          <table:table-cell office:value-type="float" office:value="1.3766123205414789" table:style-name="ce6">
            <text:p>1.377</text:p>
          </table:table-cell>
          <table:table-cell office:value-type="float" office:value="3242.1368588640298" table:style-name="ce5">
            <text:p><text:s/>3,2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42.1368588640298" table:style-name="ce5">
            <text:p><text:s/>3,242<text:s/></text:p>
          </table:table-cell>
          <table:table-cell office:value-type="float" office:value="1.0886037159737332" table:style-name="ce6">
            <text:p>1.089</text:p>
          </table:table-cell>
          <table:table-cell office:value-type="float" office:value="3529.4022322547899" table:style-name="ce5">
            <text:p><text:s/>3,529<text:s/></text:p>
          </table:table-cell>
          <table:table-cell office:value-type="float" office:value="0.93910120789075213" table:style-name="ce6">
            <text:p>0.939</text:p>
          </table:table-cell>
          <table:table-cell office:value-type="float" office:value="3314.46589944279" table:style-name="ce5">
            <text:p><text:s/>3,3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14.46589944279" table:style-name="ce5">
            <text:p><text:s/>3,314<text:s/></text:p>
          </table:table-cell>
          <table:table-cell office:value-type="float" office:value="1.022069305501679" table:style-name="ce6">
            <text:p>1.022</text:p>
          </table:table-cell>
          <table:table-cell office:value-type="float" office:value="3387.6138599524897" table:style-name="ce5">
            <text:p><text:s/>3,388<text:s/></text:p>
          </table:table-cell>
          <table:table-cell office:value-type="float" office:value="1.055568429376154" table:style-name="ce6">
            <text:p>1.056</text:p>
          </table:table-cell>
          <table:table-cell office:value-type="float" office:value="3575.8582414829402" table:style-name="ce5">
            <text:p><text:s/>3,5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75.8582414829402" table:style-name="ce5">
            <text:p><text:s/>3,576<text:s/></text:p>
          </table:table-cell>
          <table:table-cell office:value-type="float" office:value="0.98054750528618462" table:style-name="ce6">
            <text:p>0.981</text:p>
          </table:table-cell>
          <table:table-cell office:value-type="float" office:value="3506.2988779431398" table:style-name="ce5">
            <text:p><text:s/>3,506<text:s/></text:p>
          </table:table-cell>
          <table:table-cell office:value-type="float" office:value="1.1032991569223363" table:style-name="ce6">
            <text:p>1.103</text:p>
          </table:table-cell>
          <table:table-cell office:value-type="float" office:value="3868.4965959524002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68.4965959524002" table:style-name="ce5">
            <text:p><text:s/>3,868<text:s/></text:p>
          </table:table-cell>
          <table:table-cell office:value-type="float" office:value="1.2017566588264985" table:style-name="ce6">
            <text:p>1.202</text:p>
          </table:table-cell>
          <table:table-cell office:value-type="float" office:value="4648.9915438334401" table:style-name="ce5">
            <text:p><text:s/>4,649<text:s/></text:p>
          </table:table-cell>
          <table:table-cell office:value-type="float" office:value="1.195212531191725" table:style-name="ce6">
            <text:p>1.195</text:p>
          </table:table-cell>
          <table:table-cell office:value-type="float" office:value="5556.5329505940908" table:style-name="ce5">
            <text:p><text:s/>5,5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0.46828478315996" table:style-name="ce5">
            <text:p><text:s/>30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0.46828478315996" table:style-name="ce5">
            <text:p><text:s/>300<text:s/></text:p>
          </table:table-cell>
          <table:table-cell office:value-type="float" office:value="0.9939942602969486" table:style-name="ce6">
            <text:p>0.994</text:p>
          </table:table-cell>
          <table:table-cell office:value-type="float" office:value="298.66375047573001" table:style-name="ce5">
            <text:p><text:s/>299<text:s/></text:p>
          </table:table-cell>
          <table:table-cell office:value-type="float" office:value="1.1354424225314119" table:style-name="ce6">
            <text:p>1.135</text:p>
          </table:table-cell>
          <table:table-cell office:value-type="float" office:value="339.11549236247998" table:style-name="ce5">
            <text:p><text:s/>33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39.11549236247998" table:style-name="ce5">
            <text:p><text:s/>339<text:s/></text:p>
          </table:table-cell>
          <table:table-cell office:value-type="float" office:value="1.0112810834093384" table:style-name="ce6">
            <text:p>1.011</text:p>
          </table:table-cell>
          <table:table-cell office:value-type="float" office:value="342.94108251722002" table:style-name="ce5">
            <text:p><text:s/>343<text:s/></text:p>
          </table:table-cell>
          <table:table-cell office:value-type="float" office:value="1.135392096200077" table:style-name="ce6">
            <text:p>1.135</text:p>
          </table:table-cell>
          <table:table-cell office:value-type="float" office:value="389.37259455234999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9.37259455234999" table:style-name="ce5">
            <text:p><text:s/>389<text:s/></text:p>
          </table:table-cell>
          <table:table-cell office:value-type="float" office:value="1.0182105369056647" table:style-name="ce6">
            <text:p>1.018</text:p>
          </table:table-cell>
          <table:table-cell office:value-type="float" office:value="396.46327855549998" table:style-name="ce5">
            <text:p><text:s/>396<text:s/></text:p>
          </table:table-cell>
          <table:table-cell office:value-type="float" office:value="1.0810262240651201" table:style-name="ce6">
            <text:p>1.081</text:p>
          </table:table-cell>
          <table:table-cell office:value-type="float" office:value="428.58720099733" table:style-name="ce5">
            <text:p><text:s/>4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8.58720099733" table:style-name="ce5">
            <text:p><text:s/>429<text:s/></text:p>
          </table:table-cell>
          <table:table-cell office:value-type="float" office:value="1.0687033047597319" table:style-name="ce6">
            <text:p>1.069</text:p>
          </table:table-cell>
          <table:table-cell office:value-type="float" office:value="458.03255808357" table:style-name="ce5">
            <text:p><text:s/>458<text:s/></text:p>
          </table:table-cell>
          <table:table-cell office:value-type="float" office:value="0.95464122823572428" table:style-name="ce6">
            <text:p>0.955</text:p>
          </table:table-cell>
          <table:table-cell office:value-type="float" office:value="437.25676382085004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7.25676382085004" table:style-name="ce5">
            <text:p><text:s/>437<text:s/></text:p>
          </table:table-cell>
          <table:table-cell office:value-type="float" office:value="1.0169332704830465" table:style-name="ce6">
            <text:p>1.017</text:p>
          </table:table-cell>
          <table:table-cell office:value-type="float" office:value="444.66095087317001" table:style-name="ce5">
            <text:p><text:s/>445<text:s/></text:p>
          </table:table-cell>
          <table:table-cell office:value-type="float" office:value="1.045738159246911" table:style-name="ce6">
            <text:p>1.046</text:p>
          </table:table-cell>
          <table:table-cell office:value-type="float" office:value="464.99892425509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4.99892425509" table:style-name="ce5">
            <text:p><text:s/>465<text:s/></text:p>
          </table:table-cell>
          <table:table-cell office:value-type="float" office:value="0.97230327002392192" table:style-name="ce6">
            <text:p>0.972</text:p>
          </table:table-cell>
          <table:table-cell office:value-type="float" office:value="452.11997461083001" table:style-name="ce5">
            <text:p><text:s/>452<text:s/></text:p>
          </table:table-cell>
          <table:table-cell office:value-type="float" office:value="1.1136768488711863" table:style-name="ce6">
            <text:p>1.114</text:p>
          </table:table-cell>
          <table:table-cell office:value-type="float" office:value="503.51554863630997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3.51554863630997" table:style-name="ce5">
            <text:p><text:s/>504<text:s/></text:p>
          </table:table-cell>
          <table:table-cell office:value-type="float" office:value="1.0671445013204344" table:style-name="ce6">
            <text:p>1.067</text:p>
          </table:table-cell>
          <table:table-cell office:value-type="float" office:value="537.32384905658" table:style-name="ce5">
            <text:p><text:s/>537<text:s/></text:p>
          </table:table-cell>
          <table:table-cell office:value-type="float" office:value="1.0125998948124246" table:style-name="ce6">
            <text:p>1.013</text:p>
          </table:table-cell>
          <table:table-cell office:value-type="float" office:value="544.09407303489991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4.09407303489991" table:style-name="ce5">
            <text:p><text:s/>544<text:s/></text:p>
          </table:table-cell>
          <table:table-cell office:value-type="float" office:value="1.0974598787507812" table:style-name="ce6">
            <text:p>1.097</text:p>
          </table:table-cell>
          <table:table-cell office:value-type="float" office:value="597.1214154219" table:style-name="ce5">
            <text:p><text:s/>597<text:s/></text:p>
          </table:table-cell>
          <table:table-cell office:value-type="float" office:value="1.0014758421055747" table:style-name="ce6">
            <text:p>1.001</text:p>
          </table:table-cell>
          <table:table-cell office:value-type="float" office:value="598.00267234891999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8.00267234891999" table:style-name="ce5">
            <text:p><text:s/>598<text:s/></text:p>
          </table:table-cell>
          <table:table-cell office:value-type="float" office:value="1.0425038430502693" table:style-name="ce6">
            <text:p>1.043</text:p>
          </table:table-cell>
          <table:table-cell office:value-type="float" office:value="623.42008407808009" table:style-name="ce5">
            <text:p><text:s/>623<text:s/></text:p>
          </table:table-cell>
          <table:table-cell office:value-type="float" office:value="1.0429620811153004" table:style-name="ce6">
            <text:p>1.043</text:p>
          </table:table-cell>
          <table:table-cell office:value-type="float" office:value="650.20350829915003" table:style-name="ce5">
            <text:p><text:s/>6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0.20350829915003" table:style-name="ce5">
            <text:p><text:s/>650<text:s/></text:p>
          </table:table-cell>
          <table:table-cell office:value-type="float" office:value="1.0341881161875286" table:style-name="ce6">
            <text:p>1.034</text:p>
          </table:table-cell>
          <table:table-cell office:value-type="float" office:value="672.43274138642005" table:style-name="ce5">
            <text:p><text:s/>672<text:s/></text:p>
          </table:table-cell>
          <table:table-cell office:value-type="float" office:value="1.068375951878997" table:style-name="ce6">
            <text:p>1.068</text:p>
          </table:table-cell>
          <table:table-cell office:value-type="float" office:value="718.41097015331991" table:style-name="ce5">
            <text:p><text:s/>7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8.41097015331991" table:style-name="ce5">
            <text:p><text:s/>718<text:s/></text:p>
          </table:table-cell>
          <table:table-cell office:value-type="float" office:value="1.015360442420534" table:style-name="ce6">
            <text:p>1.015</text:p>
          </table:table-cell>
          <table:table-cell office:value-type="float" office:value="729.44608049464" table:style-name="ce5">
            <text:p><text:s/>729<text:s/></text:p>
          </table:table-cell>
          <table:table-cell office:value-type="float" office:value="1.1035590239816158" table:style-name="ce6">
            <text:p>1.104</text:p>
          </table:table-cell>
          <table:table-cell office:value-type="float" office:value="804.98680463787991" table:style-name="ce5">
            <text:p><text:s/>8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4.98680463787991" table:style-name="ce5">
            <text:p><text:s/>805<text:s/></text:p>
          </table:table-cell>
          <table:table-cell office:value-type="float" office:value="1.1506089655068303" table:style-name="ce6">
            <text:p>1.151</text:p>
          </table:table-cell>
          <table:table-cell office:value-type="float" office:value="926.22503453103991" table:style-name="ce5">
            <text:p><text:s/>926<text:s/></text:p>
          </table:table-cell>
          <table:table-cell office:value-type="float" office:value="1.1851972246662821" table:style-name="ce6">
            <text:p>1.185</text:p>
          </table:table-cell>
          <table:table-cell office:value-type="float" office:value="1097.7593403426199" table:style-name="ce5">
            <text:p><text:s/>1,0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97.7593403426199" table:style-name="ce5">
            <text:p><text:s/>1,098<text:s/></text:p>
          </table:table-cell>
          <table:table-cell office:value-type="float" office:value="1.1057896148826338" table:style-name="ce6">
            <text:p>1.106</text:p>
          </table:table-cell>
          <table:table-cell office:value-type="float" office:value="1213.8908781912799" table:style-name="ce5">
            <text:p><text:s/>1,214<text:s/></text:p>
          </table:table-cell>
          <table:table-cell office:value-type="float" office:value="1.0071720088675205" table:style-name="ce6">
            <text:p>1.007</text:p>
          </table:table-cell>
          <table:table-cell office:value-type="float" office:value="1222.59691433387" table:style-name="ce5">
            <text:p><text:s/>1,2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2.59691433387" table:style-name="ce5">
            <text:p><text:s/>1,223<text:s/></text:p>
          </table:table-cell>
          <table:table-cell office:value-type="float" office:value="1.0330186503364316" table:style-name="ce6">
            <text:p>1.033</text:p>
          </table:table-cell>
          <table:table-cell office:value-type="float" office:value="1262.96541435066" table:style-name="ce5">
            <text:p><text:s/>1,263<text:s/></text:p>
          </table:table-cell>
          <table:table-cell office:value-type="float" office:value="1.1146479392422834" table:style-name="ce6">
            <text:p>1.115</text:p>
          </table:table-cell>
          <table:table-cell office:value-type="float" office:value="1407.76179644024" table:style-name="ce5">
            <text:p><text:s/>1,4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7.76179644024" table:style-name="ce5">
            <text:p><text:s/>1,408<text:s/></text:p>
          </table:table-cell>
          <table:table-cell office:value-type="float" office:value="0.98482209613485772" table:style-name="ce6">
            <text:p>0.985</text:p>
          </table:table-cell>
          <table:table-cell office:value-type="float" office:value="1386.3949232288498" table:style-name="ce5">
            <text:p><text:s/>1,386<text:s/></text:p>
          </table:table-cell>
          <table:table-cell office:value-type="float" office:value="1.1066159453599724" table:style-name="ce6">
            <text:p>1.107</text:p>
          </table:table-cell>
          <table:table-cell office:value-type="float" office:value="1534.2067286111601" table:style-name="ce5">
            <text:p><text:s/>1,5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34.2067286111601" table:style-name="ce5">
            <text:p><text:s/>1,534<text:s/></text:p>
          </table:table-cell>
          <table:table-cell office:value-type="float" office:value="1.2383172426727422" table:style-name="ce6">
            <text:p>1.238</text:p>
          </table:table-cell>
          <table:table-cell office:value-type="float" office:value="1899.83464586374" table:style-name="ce5">
            <text:p><text:s/>1,900<text:s/></text:p>
          </table:table-cell>
          <table:table-cell office:value-type="float" office:value="1.1823799515995357" table:style-name="ce6">
            <text:p>1.182</text:p>
          </table:table-cell>
          <table:table-cell office:value-type="float" office:value="2246.3263966234899" table:style-name="ce5">
            <text:p><text:s/>2,2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9.01877138217009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9.01877138217009" table:style-name="ce5">
            <text:p><text:s/>429<text:s/></text:p>
          </table:table-cell>
          <table:table-cell office:value-type="float" office:value="1.0066644028115332" table:style-name="ce6">
            <text:p>1.007</text:p>
          </table:table-cell>
          <table:table-cell office:value-type="float" office:value="431.87792528836997" table:style-name="ce5">
            <text:p><text:s/>432<text:s/></text:p>
          </table:table-cell>
          <table:table-cell office:value-type="float" office:value="1.0937907917570773" table:style-name="ce6">
            <text:p>1.094</text:p>
          </table:table-cell>
          <table:table-cell office:value-type="float" office:value="472.38409784357003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2.38409784357003" table:style-name="ce5">
            <text:p><text:s/>472<text:s/></text:p>
          </table:table-cell>
          <table:table-cell office:value-type="float" office:value="1.0191917864033859" table:style-name="ce6">
            <text:p>1.019</text:p>
          </table:table-cell>
          <table:table-cell office:value-type="float" office:value="481.44999254973993" table:style-name="ce5">
            <text:p><text:s/>481<text:s/></text:p>
          </table:table-cell>
          <table:table-cell office:value-type="float" office:value="1.1493460342557622" table:style-name="ce6">
            <text:p>1.149</text:p>
          </table:table-cell>
          <table:table-cell office:value-type="float" office:value="553.35263962950989" table:style-name="ce5">
            <text:p><text:s/>5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3.35263962950989" table:style-name="ce5">
            <text:p><text:s/>553<text:s/></text:p>
          </table:table-cell>
          <table:table-cell office:value-type="float" office:value="1.0107643061543869" table:style-name="ce6">
            <text:p>1.011</text:p>
          </table:table-cell>
          <table:table-cell office:value-type="float" office:value="559.30909685382005" table:style-name="ce5">
            <text:p><text:s/>559<text:s/></text:p>
          </table:table-cell>
          <table:table-cell office:value-type="float" office:value="0.9435164515847364" table:style-name="ce6">
            <text:p>0.944</text:p>
          </table:table-cell>
          <table:table-cell office:value-type="float" office:value="527.71733440257992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7.71733440257992" table:style-name="ce5">
            <text:p><text:s/>528<text:s/></text:p>
          </table:table-cell>
          <table:table-cell office:value-type="float" office:value="1.0414687916591261" table:style-name="ce6">
            <text:p>1.041</text:p>
          </table:table-cell>
          <table:table-cell office:value-type="float" office:value="549.60113459782997" table:style-name="ce5">
            <text:p><text:s/>550<text:s/></text:p>
          </table:table-cell>
          <table:table-cell office:value-type="float" office:value="1.0989611477534873" table:style-name="ce6">
            <text:p>1.099</text:p>
          </table:table-cell>
          <table:table-cell office:value-type="float" office:value="603.99029368424999" table:style-name="ce5">
            <text:p><text:s/>6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3.99029368424999" table:style-name="ce5">
            <text:p><text:s/>604<text:s/></text:p>
          </table:table-cell>
          <table:table-cell office:value-type="float" office:value="1.0259903316517309" table:style-name="ce6">
            <text:p>1.026</text:p>
          </table:table-cell>
          <table:table-cell office:value-type="float" office:value="619.68820173152994" table:style-name="ce5">
            <text:p><text:s/>620<text:s/></text:p>
          </table:table-cell>
          <table:table-cell office:value-type="float" office:value="1.0633458930607278" table:style-name="ce6">
            <text:p>1.063</text:p>
          </table:table-cell>
          <table:table-cell office:value-type="float" office:value="658.94290428941008" table:style-name="ce5">
            <text:p><text:s/>6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8.94290428941008" table:style-name="ce5">
            <text:p><text:s/>659<text:s/></text:p>
          </table:table-cell>
          <table:table-cell office:value-type="float" office:value="0.98325290023489909" table:style-name="ce6">
            <text:p>0.983</text:p>
          </table:table-cell>
          <table:table-cell office:value-type="float" office:value="647.90752173177009" table:style-name="ce5">
            <text:p><text:s/>648<text:s/></text:p>
          </table:table-cell>
          <table:table-cell office:value-type="float" office:value="1.0861162229101562" table:style-name="ce6">
            <text:p>1.086</text:p>
          </table:table-cell>
          <table:table-cell office:value-type="float" office:value="703.70287029839005" table:style-name="ce5">
            <text:p><text:s/>7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3.70287029839005" table:style-name="ce5">
            <text:p><text:s/>704<text:s/></text:p>
          </table:table-cell>
          <table:table-cell office:value-type="float" office:value="1.0618733309917689" table:style-name="ce6">
            <text:p>1.062</text:p>
          </table:table-cell>
          <table:table-cell office:value-type="float" office:value="747.24331091222007" table:style-name="ce5">
            <text:p><text:s/>747<text:s/></text:p>
          </table:table-cell>
          <table:table-cell office:value-type="float" office:value="1.045308134152916" table:style-name="ce6">
            <text:p>1.045</text:p>
          </table:table-cell>
          <table:table-cell office:value-type="float" office:value="781.09951108790017" table:style-name="ce5">
            <text:p><text:s/>7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1.09951108790017" table:style-name="ce5">
            <text:p><text:s/>781<text:s/></text:p>
          </table:table-cell>
          <table:table-cell office:value-type="float" office:value="1.0672103376529856" table:style-name="ce6">
            <text:p>1.067</text:p>
          </table:table-cell>
          <table:table-cell office:value-type="float" office:value="833.59747296869989" table:style-name="ce5">
            <text:p><text:s/>834<text:s/></text:p>
          </table:table-cell>
          <table:table-cell office:value-type="float" office:value="1.0113731167336275" table:style-name="ce6">
            <text:p>1.011</text:p>
          </table:table-cell>
          <table:table-cell office:value-type="float" office:value="843.07807433762991" table:style-name="ce5">
            <text:p><text:s/>8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3.07807433762991" table:style-name="ce5">
            <text:p><text:s/>843<text:s/></text:p>
          </table:table-cell>
          <table:table-cell office:value-type="float" office:value="1.0572803499125045" table:style-name="ce6">
            <text:p>1.057</text:p>
          </table:table-cell>
          <table:table-cell office:value-type="float" office:value="891.36988143924987" table:style-name="ce5">
            <text:p><text:s/>891<text:s/></text:p>
          </table:table-cell>
          <table:table-cell office:value-type="float" office:value="1.107930476455073" table:style-name="ce6">
            <text:p>1.108</text:p>
          </table:table-cell>
          <table:table-cell office:value-type="float" office:value="987.57585744069002" table:style-name="ce5">
            <text:p><text:s/>98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87.57585744069002" table:style-name="ce5">
            <text:p><text:s/>988<text:s/></text:p>
          </table:table-cell>
          <table:table-cell office:value-type="float" office:value="1.0285402690768417" table:style-name="ce6">
            <text:p>1.029</text:p>
          </table:table-cell>
          <table:table-cell office:value-type="float" office:value="1015.7615381458399" table:style-name="ce5">
            <text:p><text:s/>1,016<text:s/></text:p>
          </table:table-cell>
          <table:table-cell office:value-type="float" office:value="1.1676314790892119" table:style-name="ce6">
            <text:p>1.168</text:p>
          </table:table-cell>
          <table:table-cell office:value-type="float" office:value="1186.03514718716" table:style-name="ce5">
            <text:p><text:s/>1,1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86.03514718716" table:style-name="ce5">
            <text:p><text:s/>1,186<text:s/></text:p>
          </table:table-cell>
          <table:table-cell office:value-type="float" office:value="1.0009040043905806" table:style-name="ce6">
            <text:p>1.001</text:p>
          </table:table-cell>
          <table:table-cell office:value-type="float" office:value="1187.1073281676001" table:style-name="ce5">
            <text:p><text:s/>1,187<text:s/></text:p>
          </table:table-cell>
          <table:table-cell office:value-type="float" office:value="1.1040555812208077" table:style-name="ce6">
            <text:p>1.104</text:p>
          </table:table-cell>
          <table:table-cell office:value-type="float" office:value="1310.6324711715597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0.6324711715597" table:style-name="ce5">
            <text:p><text:s/>1,311<text:s/></text:p>
          </table:table-cell>
          <table:table-cell office:value-type="float" office:value="1.0902606673261379" table:style-name="ce6">
            <text:p>1.090</text:p>
          </table:table-cell>
          <table:table-cell office:value-type="float" office:value="1428.9310326388099" table:style-name="ce5">
            <text:p><text:s/>1,429<text:s/></text:p>
          </table:table-cell>
          <table:table-cell office:value-type="float" office:value="1.5006865058850205" table:style-name="ce6">
            <text:p>1.501</text:p>
          </table:table-cell>
          <table:table-cell office:value-type="float" office:value="2144.3775185214099" table:style-name="ce5">
            <text:p><text:s/>2,1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44.3775185214099" table:style-name="ce5">
            <text:p><text:s/>2,144<text:s/></text:p>
          </table:table-cell>
          <table:table-cell office:value-type="float" office:value="1.0798058336575456" table:style-name="ce6">
            <text:p>1.080</text:p>
          </table:table-cell>
          <table:table-cell office:value-type="float" office:value="2315.5113540635098" table:style-name="ce5">
            <text:p><text:s/>2,316<text:s/></text:p>
          </table:table-cell>
          <table:table-cell office:value-type="float" office:value="0.90341555934842732" table:style-name="ce6">
            <text:p>0.903</text:p>
          </table:table-cell>
          <table:table-cell office:value-type="float" office:value="2091.8689851089202" table:style-name="ce5">
            <text:p><text:s/>2,0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91.8689851089202" table:style-name="ce5">
            <text:p><text:s/>2,092<text:s/></text:p>
          </table:table-cell>
          <table:table-cell office:value-type="float" office:value="1.0156699395259703" table:style-name="ce6">
            <text:p>1.016</text:p>
          </table:table-cell>
          <table:table-cell office:value-type="float" office:value="2124.6484456018297" table:style-name="ce5">
            <text:p><text:s/>2,125<text:s/></text:p>
          </table:table-cell>
          <table:table-cell office:value-type="float" office:value="1.0204495004953931" table:style-name="ce6">
            <text:p>1.020</text:p>
          </table:table-cell>
          <table:table-cell office:value-type="float" office:value="2168.0964450427005" table:style-name="ce5">
            <text:p><text:s/>2,1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8.0964450427005" table:style-name="ce5">
            <text:p><text:s/>2,168<text:s/></text:p>
          </table:table-cell>
          <table:table-cell office:value-type="float" office:value="0.97777198037541124" table:style-name="ce6">
            <text:p>0.978</text:p>
          </table:table-cell>
          <table:table-cell office:value-type="float" office:value="2119.9039547142902" table:style-name="ce5">
            <text:p><text:s/>2,120<text:s/></text:p>
          </table:table-cell>
          <table:table-cell office:value-type="float" office:value="1.1011300121169139" table:style-name="ce6">
            <text:p>1.101</text:p>
          </table:table-cell>
          <table:table-cell office:value-type="float" office:value="2334.2898673412401" table:style-name="ce5">
            <text:p><text:s/>2,3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4.2898673412401" table:style-name="ce5">
            <text:p><text:s/>2,334<text:s/></text:p>
          </table:table-cell>
          <table:table-cell office:value-type="float" office:value="1.1777272978959525" table:style-name="ce6">
            <text:p>1.178</text:p>
          </table:table-cell>
          <table:table-cell office:value-type="float" office:value="2749.1568979696999" table:style-name="ce5">
            <text:p><text:s/>2,749<text:s/></text:p>
          </table:table-cell>
          <table:table-cell office:value-type="float" office:value="1.2040806242871207" table:style-name="ce6">
            <text:p>1.204</text:p>
          </table:table-cell>
          <table:table-cell office:value-type="float" office:value="3310.2065539706005" table:style-name="ce5">
            <text:p><text:s/>3,3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9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7.19745428184001" table:style-name="ce5">
            <text:p><text:s/>9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17.19745428184001" table:style-name="ce5">
            <text:p><text:s/>917<text:s/></text:p>
          </table:table-cell>
          <table:table-cell office:value-type="float" office:value="0.92195182985719137" table:style-name="ce6">
            <text:p>0.922</text:p>
          </table:table-cell>
          <table:table-cell office:value-type="float" office:value="845.61187131550003" table:style-name="ce5">
            <text:p><text:s/>846<text:s/></text:p>
          </table:table-cell>
          <table:table-cell office:value-type="float" office:value="1.2568987296143912" table:style-name="ce6">
            <text:p>1.257</text:p>
          </table:table-cell>
          <table:table-cell office:value-type="float" office:value="1062.8484868032999" table:style-name="ce5">
            <text:p><text:s/>1,0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2.8484868032999" table:style-name="ce5">
            <text:p><text:s/>1,063<text:s/></text:p>
          </table:table-cell>
          <table:table-cell office:value-type="float" office:value="0.99126036252011984" table:style-name="ce6">
            <text:p>0.991</text:p>
          </table:table-cell>
          <table:table-cell office:value-type="float" office:value="1053.5595763326" table:style-name="ce5">
            <text:p><text:s/>1,054<text:s/></text:p>
          </table:table-cell>
          <table:table-cell office:value-type="float" office:value="1.136306977262256" table:style-name="ce6">
            <text:p>1.136</text:p>
          </table:table-cell>
          <table:table-cell office:value-type="float" office:value="1197.1670975482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7.1670975482" table:style-name="ce5">
            <text:p><text:s/>1,197<text:s/></text:p>
          </table:table-cell>
          <table:table-cell office:value-type="float" office:value="1.0631827685049244" table:style-name="ce6">
            <text:p>1.063</text:p>
          </table:table-cell>
          <table:table-cell office:value-type="float" office:value="1272.8074291343" table:style-name="ce5">
            <text:p><text:s/>1,273<text:s/></text:p>
          </table:table-cell>
          <table:table-cell office:value-type="float" office:value="1.0750907840677093" table:style-name="ce6">
            <text:p>1.075</text:p>
          </table:table-cell>
          <table:table-cell office:value-type="float" office:value="1368.3835369552" table:style-name="ce5">
            <text:p><text:s/>1,3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68.3835369552" table:style-name="ce5">
            <text:p><text:s/>1,368<text:s/></text:p>
          </table:table-cell>
          <table:table-cell office:value-type="float" office:value="1.0584522089275317" table:style-name="ce6">
            <text:p>1.058</text:p>
          </table:table-cell>
          <table:table-cell office:value-type="float" office:value="1448.3685773503" table:style-name="ce5">
            <text:p><text:s/>1,448<text:s/></text:p>
          </table:table-cell>
          <table:table-cell office:value-type="float" office:value="1.1154419745950899" table:style-name="ce6">
            <text:p>1.115</text:p>
          </table:table-cell>
          <table:table-cell office:value-type="float" office:value="1615.5711058611" table:style-name="ce5">
            <text:p><text:s/>1,6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15.5711058611" table:style-name="ce5">
            <text:p><text:s/>1,616<text:s/></text:p>
          </table:table-cell>
          <table:table-cell office:value-type="float" office:value="1.0674737909541274" table:style-name="ce6">
            <text:p>1.067</text:p>
          </table:table-cell>
          <table:table-cell office:value-type="float" office:value="1724.5798129295001" table:style-name="ce5">
            <text:p><text:s/>1,725<text:s/></text:p>
          </table:table-cell>
          <table:table-cell office:value-type="float" office:value="1.0439066051413275" table:style-name="ce6">
            <text:p>1.044</text:p>
          </table:table-cell>
          <table:table-cell office:value-type="float" office:value="1800.3002578104999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00.3002578104999" table:style-name="ce5">
            <text:p><text:s/>1,800<text:s/></text:p>
          </table:table-cell>
          <table:table-cell office:value-type="float" office:value="0.97668492263626716" table:style-name="ce6">
            <text:p>0.977</text:p>
          </table:table-cell>
          <table:table-cell office:value-type="float" office:value="1758.3261180216998" table:style-name="ce5">
            <text:p><text:s/>1,758<text:s/></text:p>
          </table:table-cell>
          <table:table-cell office:value-type="float" office:value="1.0470281425805901" table:style-name="ce6">
            <text:p>1.047</text:p>
          </table:table-cell>
          <table:table-cell office:value-type="float" office:value="1841.0169294031998" table:style-name="ce5">
            <text:p><text:s/>1,8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41.0169294031998" table:style-name="ce5">
            <text:p><text:s/>1,841<text:s/></text:p>
          </table:table-cell>
          <table:table-cell office:value-type="float" office:value="1.1210663474458937" table:style-name="ce6">
            <text:p>1.121</text:p>
          </table:table-cell>
          <table:table-cell office:value-type="float" office:value="2063.9021246320999" table:style-name="ce5">
            <text:p><text:s/>2,064<text:s/></text:p>
          </table:table-cell>
          <table:table-cell office:value-type="float" office:value="1.0529843788355482" table:style-name="ce6">
            <text:p>1.053</text:p>
          </table:table-cell>
          <table:table-cell office:value-type="float" office:value="2173.2566966831" table:style-name="ce5">
            <text:p><text:s/>2,1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73.2566966831" table:style-name="ce5">
            <text:p><text:s/>2,173<text:s/></text:p>
          </table:table-cell>
          <table:table-cell office:value-type="float" office:value="1.0230858128563796" table:style-name="ce6">
            <text:p>1.023</text:p>
          </table:table-cell>
          <table:table-cell office:value-type="float" office:value="2223.4280940715998" table:style-name="ce5">
            <text:p><text:s/>2,223<text:s/></text:p>
          </table:table-cell>
          <table:table-cell office:value-type="float" office:value="1.0595119243562858" table:style-name="ce6">
            <text:p>1.060</text:p>
          </table:table-cell>
          <table:table-cell office:value-type="float" office:value="2355.7485786176298" table:style-name="ce5">
            <text:p><text:s/>2,3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55.7485786176298" table:style-name="ce5">
            <text:p><text:s/>2,356<text:s/></text:p>
          </table:table-cell>
          <table:table-cell office:value-type="float" office:value="1.0612646074084742" table:style-name="ce6">
            <text:p>1.061</text:p>
          </table:table-cell>
          <table:table-cell office:value-type="float" office:value="2500.07259043971" table:style-name="ce5">
            <text:p><text:s/>2,500<text:s/></text:p>
          </table:table-cell>
          <table:table-cell office:value-type="float" office:value="1.0598164035811368" table:style-name="ce6">
            <text:p>1.060</text:p>
          </table:table-cell>
          <table:table-cell office:value-type="float" office:value="2649.61794149159" table:style-name="ce5">
            <text:p><text:s/>2,6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49.61794149159" table:style-name="ce5">
            <text:p><text:s/>2,650<text:s/></text:p>
          </table:table-cell>
          <table:table-cell office:value-type="float" office:value="1.1024882541237888" table:style-name="ce6">
            <text:p>1.102</text:p>
          </table:table-cell>
          <table:table-cell office:value-type="float" office:value="2921.1726584101302" table:style-name="ce5">
            <text:p><text:s/>2,921<text:s/></text:p>
          </table:table-cell>
          <table:table-cell office:value-type="float" office:value="1.1950453782372477" table:style-name="ce6">
            <text:p>1.195</text:p>
          </table:table-cell>
          <table:table-cell office:value-type="float" office:value="3490.9338844660401" table:style-name="ce5">
            <text:p><text:s/>3,49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490.9338844660401" table:style-name="ce5">
            <text:p><text:s/>3,491<text:s/></text:p>
          </table:table-cell>
          <table:table-cell office:value-type="float" office:value="0.98375024234571917" table:style-name="ce6">
            <text:p>0.984</text:p>
          </table:table-cell>
          <table:table-cell office:value-type="float" office:value="3434.2070548563502" table:style-name="ce5">
            <text:p><text:s/>3,434<text:s/></text:p>
          </table:table-cell>
          <table:table-cell office:value-type="float" office:value="0.98964834013691794" table:style-name="ce6">
            <text:p>0.990</text:p>
          </table:table-cell>
          <table:table-cell office:value-type="float" office:value="3398.6573115250803" table:style-name="ce5">
            <text:p><text:s/>3,3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98.6573115250803" table:style-name="ce5">
            <text:p><text:s/>3,399<text:s/></text:p>
          </table:table-cell>
          <table:table-cell office:value-type="float" office:value="1.077131027090551" table:style-name="ce6">
            <text:p>1.077</text:p>
          </table:table-cell>
          <table:table-cell office:value-type="float" office:value="3660.7992406918202" table:style-name="ce5">
            <text:p><text:s/>3,661<text:s/></text:p>
          </table:table-cell>
          <table:table-cell office:value-type="float" office:value="1.1358035415187855" table:style-name="ce6">
            <text:p>1.136</text:p>
          </table:table-cell>
          <table:table-cell office:value-type="float" office:value="4157.9487423670498" table:style-name="ce5">
            <text:p><text:s/>4,1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157.9487423670498" table:style-name="ce5">
            <text:p><text:s/>4,158<text:s/></text:p>
          </table:table-cell>
          <table:table-cell office:value-type="float" office:value="0.93998570012107141" table:style-name="ce6">
            <text:p>0.940</text:p>
          </table:table-cell>
          <table:table-cell office:value-type="float" office:value="3908.4123596614199" table:style-name="ce5">
            <text:p><text:s/>3,908<text:s/></text:p>
          </table:table-cell>
          <table:table-cell office:value-type="float" office:value="1.1041404369720702" table:style-name="ce6">
            <text:p>1.104</text:p>
          </table:table-cell>
          <table:table-cell office:value-type="float" office:value="4315.4361306636001" table:style-name="ce5">
            <text:p><text:s/>4,3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15.4361306636001" table:style-name="ce5">
            <text:p><text:s/>4,315<text:s/></text:p>
          </table:table-cell>
          <table:table-cell office:value-type="float" office:value="1.0333849823925643" table:style-name="ce6">
            <text:p>1.033</text:p>
          </table:table-cell>
          <table:table-cell office:value-type="float" office:value="4459.5068899020398" table:style-name="ce5">
            <text:p><text:s/>4,460<text:s/></text:p>
          </table:table-cell>
          <table:table-cell office:value-type="float" office:value="1.0825026254690533" table:style-name="ce6">
            <text:p>1.083</text:p>
          </table:table-cell>
          <table:table-cell office:value-type="float" office:value="4827.4279166162905" table:style-name="ce5">
            <text:p><text:s/>4,8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27.4279166162905" table:style-name="ce5">
            <text:p><text:s/>4,827<text:s/></text:p>
          </table:table-cell>
          <table:table-cell office:value-type="float" office:value="0.97255125210932225" table:style-name="ce6">
            <text:p>0.973</text:p>
          </table:table-cell>
          <table:table-cell office:value-type="float" office:value="4694.9210647726695" table:style-name="ce5">
            <text:p><text:s/>4,695<text:s/></text:p>
          </table:table-cell>
          <table:table-cell office:value-type="float" office:value="1.0442334421715365" table:style-name="ce6">
            <text:p>1.044</text:p>
          </table:table-cell>
          <table:table-cell office:value-type="float" office:value="4902.5935841912205" table:style-name="ce5">
            <text:p><text:s/>4,9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02.5935841912205" table:style-name="ce5">
            <text:p><text:s/>4,903<text:s/></text:p>
          </table:table-cell>
          <table:table-cell office:value-type="float" office:value="0.76020296502413764" table:style-name="ce6">
            <text:p>0.760</text:p>
          </table:table-cell>
          <table:table-cell office:value-type="float" office:value="3726.9661790104801" table:style-name="ce5">
            <text:p><text:s/>3,727<text:s/></text:p>
          </table:table-cell>
          <table:table-cell office:value-type="float" office:value="0.95823782038047511" table:style-name="ce6">
            <text:p>0.958</text:p>
          </table:table-cell>
          <table:table-cell office:value-type="float" office:value="3571.3199480067501" table:style-name="ce5">
            <text:p><text:s/>3,5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6.14310946258001" table:style-name="ce5">
            <text:p><text:s/>35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56.14310946258001" table:style-name="ce5">
            <text:p><text:s/>356<text:s/></text:p>
          </table:table-cell>
          <table:table-cell office:value-type="float" office:value="0.85552637898393413" table:style-name="ce6">
            <text:p>0.856</text:p>
          </table:table-cell>
          <table:table-cell office:value-type="float" office:value="304.68982483859998" table:style-name="ce5">
            <text:p><text:s/>305<text:s/></text:p>
          </table:table-cell>
          <table:table-cell office:value-type="float" office:value="1.3083101482224793" table:style-name="ce6">
            <text:p>1.308</text:p>
          </table:table-cell>
          <table:table-cell office:value-type="float" office:value="398.62878989646998" table:style-name="ce5">
            <text:p><text:s/>3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8.62878989646998" table:style-name="ce5">
            <text:p><text:s/>399<text:s/></text:p>
          </table:table-cell>
          <table:table-cell office:value-type="float" office:value="0.98850903813723623" table:style-name="ce6">
            <text:p>0.989</text:p>
          </table:table-cell>
          <table:table-cell office:value-type="float" office:value="394.04816167436996" table:style-name="ce5">
            <text:p><text:s/>394<text:s/></text:p>
          </table:table-cell>
          <table:table-cell office:value-type="float" office:value="1.1791954241506435" table:style-name="ce6">
            <text:p>1.179</text:p>
          </table:table-cell>
          <table:table-cell office:value-type="float" office:value="464.65978914139004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4.65978914139004" table:style-name="ce5">
            <text:p><text:s/>465<text:s/></text:p>
          </table:table-cell>
          <table:table-cell office:value-type="float" office:value="1.0601435513714879" table:style-name="ce6">
            <text:p>1.060</text:p>
          </table:table-cell>
          <table:table-cell office:value-type="float" office:value="492.60607903988" table:style-name="ce5">
            <text:p><text:s/>493<text:s/></text:p>
          </table:table-cell>
          <table:table-cell office:value-type="float" office:value="1.0181785699306098" table:style-name="ce6">
            <text:p>1.018</text:p>
          </table:table-cell>
          <table:table-cell office:value-type="float" office:value="501.56095309595003" table:style-name="ce5">
            <text:p><text:s/>5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01.56095309595003" table:style-name="ce5">
            <text:p><text:s/>502<text:s/></text:p>
          </table:table-cell>
          <table:table-cell office:value-type="float" office:value="1.079026629238655" table:style-name="ce6">
            <text:p>1.079</text:p>
          </table:table-cell>
          <table:table-cell office:value-type="float" office:value="541.1976245768501" table:style-name="ce5">
            <text:p><text:s/>541<text:s/></text:p>
          </table:table-cell>
          <table:table-cell office:value-type="float" office:value="1.0652907765568773" table:style-name="ce6">
            <text:p>1.065</text:p>
          </table:table-cell>
          <table:table-cell office:value-type="float" office:value="576.53283775620991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6.53283775620991" table:style-name="ce5">
            <text:p><text:s/>577<text:s/></text:p>
          </table:table-cell>
          <table:table-cell office:value-type="float" office:value="1.0572493125398121" table:style-name="ce6">
            <text:p>1.057</text:p>
          </table:table-cell>
          <table:table-cell office:value-type="float" office:value="609.53894637437998" table:style-name="ce5">
            <text:p><text:s/>610<text:s/></text:p>
          </table:table-cell>
          <table:table-cell office:value-type="float" office:value="1.1166585466646874" table:style-name="ce6">
            <text:p>1.117</text:p>
          </table:table-cell>
          <table:table-cell office:value-type="float" office:value="680.64687399393995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0.64687399393995" table:style-name="ce5">
            <text:p><text:s/>681<text:s/></text:p>
          </table:table-cell>
          <table:table-cell office:value-type="float" office:value="0.97198760836171894" table:style-name="ce6">
            <text:p>0.972</text:p>
          </table:table-cell>
          <table:table-cell office:value-type="float" office:value="661.58032719225002" table:style-name="ce5">
            <text:p><text:s/>662<text:s/></text:p>
          </table:table-cell>
          <table:table-cell office:value-type="float" office:value="1.0091592523460557" table:style-name="ce6">
            <text:p>1.009</text:p>
          </table:table-cell>
          <table:table-cell office:value-type="float" office:value="667.63990835618995" table:style-name="ce5">
            <text:p><text:s/>6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7.63990835618995" table:style-name="ce5">
            <text:p><text:s/>668<text:s/></text:p>
          </table:table-cell>
          <table:table-cell office:value-type="float" office:value="1.1064741720637152" table:style-name="ce6">
            <text:p>1.106</text:p>
          </table:table-cell>
          <table:table-cell office:value-type="float" office:value="738.72631483510997" table:style-name="ce5">
            <text:p><text:s/>739<text:s/></text:p>
          </table:table-cell>
          <table:table-cell office:value-type="float" office:value="1.0383221174946218" table:style-name="ce6">
            <text:p>1.038</text:p>
          </table:table-cell>
          <table:table-cell office:value-type="float" office:value="767.03587146859002" table:style-name="ce5">
            <text:p><text:s/>7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7.03587146859002" table:style-name="ce5">
            <text:p><text:s/>767<text:s/></text:p>
          </table:table-cell>
          <table:table-cell office:value-type="float" office:value="1.0587996877847021" table:style-name="ce6">
            <text:p>1.059</text:p>
          </table:table-cell>
          <table:table-cell office:value-type="float" office:value="812.13734123060999" table:style-name="ce5">
            <text:p><text:s/>812<text:s/></text:p>
          </table:table-cell>
          <table:table-cell office:value-type="float" office:value="0.93228473091716368" table:style-name="ce6">
            <text:p>0.932</text:p>
          </table:table-cell>
          <table:table-cell office:value-type="float" office:value="757.14324263696005" table:style-name="ce5">
            <text:p><text:s/>7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7.14324263696005" table:style-name="ce5">
            <text:p><text:s/>757<text:s/></text:p>
          </table:table-cell>
          <table:table-cell office:value-type="float" office:value="1.0533444317004834" table:style-name="ce6">
            <text:p>1.053</text:p>
          </table:table-cell>
          <table:table-cell office:value-type="float" office:value="797.53261863129001" table:style-name="ce5">
            <text:p><text:s/>798<text:s/></text:p>
          </table:table-cell>
          <table:table-cell office:value-type="float" office:value="1.0931790373076842" table:style-name="ce6">
            <text:p>1.093</text:p>
          </table:table-cell>
          <table:table-cell office:value-type="float" office:value="871.84594025682998" table:style-name="ce5">
            <text:p><text:s/>8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1.84594025682998" table:style-name="ce5">
            <text:p><text:s/>872<text:s/></text:p>
          </table:table-cell>
          <table:table-cell office:value-type="float" office:value="1.2389493675124883" table:style-name="ce6">
            <text:p>1.239</text:p>
          </table:table-cell>
          <table:table-cell office:value-type="float" office:value="1080.1729762495302" table:style-name="ce5">
            <text:p><text:s/>1,080<text:s/></text:p>
          </table:table-cell>
          <table:table-cell office:value-type="float" office:value="1.2483772637390833" table:style-name="ce6">
            <text:p>1.248</text:p>
          </table:table-cell>
          <table:table-cell office:value-type="float" office:value="1348.46338445529" table:style-name="ce5">
            <text:p><text:s/>1,3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8.46338445529" table:style-name="ce5">
            <text:p><text:s/>1,348<text:s/></text:p>
          </table:table-cell>
          <table:table-cell office:value-type="float" office:value="0.98957020949095964" table:style-name="ce6">
            <text:p>0.990</text:p>
          </table:table-cell>
          <table:table-cell office:value-type="float" office:value="1334.3991938463098" table:style-name="ce5">
            <text:p><text:s/>1,334<text:s/></text:p>
          </table:table-cell>
          <table:table-cell office:value-type="float" office:value="1.0350448159997736" table:style-name="ce6">
            <text:p>1.035</text:p>
          </table:table-cell>
          <table:table-cell office:value-type="float" office:value="1381.1629680648998" table:style-name="ce5">
            <text:p><text:s/>1,3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81.1629680648998" table:style-name="ce5">
            <text:p><text:s/>1,381<text:s/></text:p>
          </table:table-cell>
          <table:table-cell office:value-type="float" office:value="1.1157539127951464" table:style-name="ce6">
            <text:p>1.116</text:p>
          </table:table-cell>
          <table:table-cell office:value-type="float" office:value="1541.0379858261699" table:style-name="ce5">
            <text:p><text:s/>1,541<text:s/></text:p>
          </table:table-cell>
          <table:table-cell office:value-type="float" office:value="1.1351084279445374" table:style-name="ce6">
            <text:p>1.135</text:p>
          </table:table-cell>
          <table:table-cell office:value-type="float" office:value="1749.2452054939599" table:style-name="ce5">
            <text:p><text:s/>1,7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49.2452054939599" table:style-name="ce5">
            <text:p><text:s/>1,749<text:s/></text:p>
          </table:table-cell>
          <table:table-cell office:value-type="float" office:value="0.89923512877982925" table:style-name="ce6">
            <text:p>0.899</text:p>
          </table:table-cell>
          <table:table-cell office:value-type="float" office:value="1572.9827376298599" table:style-name="ce5">
            <text:p><text:s/>1,573<text:s/></text:p>
          </table:table-cell>
          <table:table-cell office:value-type="float" office:value="1.142791580914331" table:style-name="ce6">
            <text:p>1.143</text:p>
          </table:table-cell>
          <table:table-cell office:value-type="float" office:value="1797.5914294869799" table:style-name="ce5">
            <text:p><text:s/>1,7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7.5914294869799" table:style-name="ce5">
            <text:p><text:s/>1,798<text:s/></text:p>
          </table:table-cell>
          <table:table-cell office:value-type="float" office:value="1.0099345841739114" table:style-name="ce6">
            <text:p>1.010</text:p>
          </table:table-cell>
          <table:table-cell office:value-type="float" office:value="1815.4497528535198" table:style-name="ce5">
            <text:p><text:s/>1,815<text:s/></text:p>
          </table:table-cell>
          <table:table-cell office:value-type="float" office:value="1.0761860946415407" table:style-name="ce6">
            <text:p>1.076</text:p>
          </table:table-cell>
          <table:table-cell office:value-type="float" office:value="1953.7617795413798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3.7617795413798" table:style-name="ce5">
            <text:p><text:s/>1,954<text:s/></text:p>
          </table:table-cell>
          <table:table-cell office:value-type="float" office:value="0.99080020811340708" table:style-name="ce6">
            <text:p>0.991</text:p>
          </table:table-cell>
          <table:table-cell office:value-type="float" office:value="1935.7875777736199" table:style-name="ce5">
            <text:p><text:s/>1,936<text:s/></text:p>
          </table:table-cell>
          <table:table-cell office:value-type="float" office:value="1.0093885437124679" table:style-name="ce6">
            <text:p>1.009</text:p>
          </table:table-cell>
          <table:table-cell office:value-type="float" office:value="1953.9618040655998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53.9618040655998" table:style-name="ce5">
            <text:p><text:s/>1,954<text:s/></text:p>
          </table:table-cell>
          <table:table-cell office:value-type="float" office:value="0.57084598408817844" table:style-name="ce6">
            <text:p>0.571</text:p>
          </table:table-cell>
          <table:table-cell office:value-type="float" office:value="1115.41124891254" table:style-name="ce5">
            <text:p><text:s/>1,115<text:s/></text:p>
          </table:table-cell>
          <table:table-cell office:value-type="float" office:value="0.88718308009692937" table:style-name="ce6">
            <text:p>0.887</text:p>
          </table:table-cell>
          <table:table-cell office:value-type="float" office:value="989.57398738499001" table:style-name="ce5">
            <text:p><text:s/>9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Mato Grosso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1.05434481925988" table:style-name="ce5">
            <text:p><text:s/>5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1.05434481925988" table:style-name="ce5">
            <text:p><text:s/>561<text:s/></text:p>
          </table:table-cell>
          <table:table-cell office:value-type="float" office:value="0.96411702622346629" table:style-name="ce6">
            <text:p>0.964</text:p>
          </table:table-cell>
          <table:table-cell office:value-type="float" office:value="540.92204647690005" table:style-name="ce5">
            <text:p><text:s/>541<text:s/></text:p>
          </table:table-cell>
          <table:table-cell office:value-type="float" office:value="1.2279397765962481" table:style-name="ce6">
            <text:p>1.228</text:p>
          </table:table-cell>
          <table:table-cell office:value-type="float" office:value="664.21969690683011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4.21969690683011" table:style-name="ce5">
            <text:p><text:s/>664<text:s/></text:p>
          </table:table-cell>
          <table:table-cell office:value-type="float" office:value="0.99291155882530169" table:style-name="ce6">
            <text:p>0.993</text:p>
          </table:table-cell>
          <table:table-cell office:value-type="float" office:value="659.51141465823002" table:style-name="ce5">
            <text:p><text:s/>660<text:s/></text:p>
          </table:table-cell>
          <table:table-cell office:value-type="float" office:value="1.1106817746079609" table:style-name="ce6">
            <text:p>1.111</text:p>
          </table:table-cell>
          <table:table-cell office:value-type="float" office:value="732.50730840680978" table:style-name="ce5">
            <text:p><text:s/>7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2.50730840680978" table:style-name="ce5">
            <text:p><text:s/>733<text:s/></text:p>
          </table:table-cell>
          <table:table-cell office:value-type="float" office:value="1.0651106700782875" table:style-name="ce6">
            <text:p>1.065</text:p>
          </table:table-cell>
          <table:table-cell office:value-type="float" office:value="780.20135009441992" table:style-name="ce5">
            <text:p><text:s/>780<text:s/></text:p>
          </table:table-cell>
          <table:table-cell office:value-type="float" office:value="1.1110242038857625" table:style-name="ce6">
            <text:p>1.111</text:p>
          </table:table-cell>
          <table:table-cell office:value-type="float" office:value="866.8225838592499" table:style-name="ce5">
            <text:p><text:s/>8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6.8225838592499" table:style-name="ce5">
            <text:p><text:s/>867<text:s/></text:p>
          </table:table-cell>
          <table:table-cell office:value-type="float" office:value="1.0465474361945692" table:style-name="ce6">
            <text:p>1.047</text:p>
          </table:table-cell>
          <table:table-cell office:value-type="float" office:value="907.17095277345004" table:style-name="ce5">
            <text:p><text:s/>907<text:s/></text:p>
          </table:table-cell>
          <table:table-cell office:value-type="float" office:value="1.1453610424014222" table:style-name="ce6">
            <text:p>1.145</text:p>
          </table:table-cell>
          <table:table-cell office:value-type="float" office:value="1039.03826810489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9.03826810489" table:style-name="ce5">
            <text:p><text:s/>1,039<text:s/></text:p>
          </table:table-cell>
          <table:table-cell office:value-type="float" office:value="1.0731470637639282" table:style-name="ce6">
            <text:p>1.073</text:p>
          </table:table-cell>
          <table:table-cell office:value-type="float" office:value="1115.0408665551199" table:style-name="ce5">
            <text:p><text:s/>1,115<text:s/></text:p>
          </table:table-cell>
          <table:table-cell office:value-type="float" office:value="1.0041366351671845" table:style-name="ce6">
            <text:p>1.004</text:p>
          </table:table-cell>
          <table:table-cell office:value-type="float" office:value="1119.6533838165599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9.6533838165599" table:style-name="ce5">
            <text:p><text:s/>1,120<text:s/></text:p>
          </table:table-cell>
          <table:table-cell office:value-type="float" office:value="0.97954046018328922" table:style-name="ce6">
            <text:p>0.980</text:p>
          </table:table-cell>
          <table:table-cell office:value-type="float" office:value="1096.7457908294498" table:style-name="ce5">
            <text:p><text:s/>1,097<text:s/></text:p>
          </table:table-cell>
          <table:table-cell office:value-type="float" office:value="1.0698714605137487" table:style-name="ce6">
            <text:p>1.070</text:p>
          </table:table-cell>
          <table:table-cell office:value-type="float" office:value="1173.37702104701" table:style-name="ce5">
            <text:p><text:s/>1,1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3.37702104701" table:style-name="ce5">
            <text:p><text:s/>1,173<text:s/></text:p>
          </table:table-cell>
          <table:table-cell office:value-type="float" office:value="1.1293691507734909" table:style-name="ce6">
            <text:p>1.129</text:p>
          </table:table-cell>
          <table:table-cell office:value-type="float" office:value="1325.1758097969901" table:style-name="ce5">
            <text:p><text:s/>1,325<text:s/></text:p>
          </table:table-cell>
          <table:table-cell office:value-type="float" office:value="1.0611579345309177" table:style-name="ce6">
            <text:p>1.061</text:p>
          </table:table-cell>
          <table:table-cell office:value-type="float" office:value="1406.2208252145101" table:style-name="ce5">
            <text:p><text:s/>1,4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06.2208252145101" table:style-name="ce5">
            <text:p><text:s/>1,406<text:s/></text:p>
          </table:table-cell>
          <table:table-cell office:value-type="float" office:value="1.0036053566663021" table:style-name="ce6">
            <text:p>1.004</text:p>
          </table:table-cell>
          <table:table-cell office:value-type="float" office:value="1411.2907528409901" table:style-name="ce5">
            <text:p><text:s/>1,411<text:s/></text:p>
          </table:table-cell>
          <table:table-cell office:value-type="float" office:value="1.1327257213034292" table:style-name="ce6">
            <text:p>1.133</text:p>
          </table:table-cell>
          <table:table-cell office:value-type="float" office:value="1598.6053359806699" table:style-name="ce5">
            <text:p><text:s/>1,5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98.6053359806699" table:style-name="ce5">
            <text:p><text:s/>1,599<text:s/></text:p>
          </table:table-cell>
          <table:table-cell office:value-type="float" office:value="1.0650158194073531" table:style-name="ce6">
            <text:p>1.065</text:p>
          </table:table-cell>
          <table:table-cell office:value-type="float" office:value="1702.5399718084202" table:style-name="ce5">
            <text:p><text:s/>1,703<text:s/></text:p>
          </table:table-cell>
          <table:table-cell office:value-type="float" office:value="1.0441881134493596" table:style-name="ce6">
            <text:p>1.044</text:p>
          </table:table-cell>
          <table:table-cell office:value-type="float" office:value="1777.77200123476" table:style-name="ce5">
            <text:p><text:s/>1,7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77.77200123476" table:style-name="ce5">
            <text:p><text:s/>1,778<text:s/></text:p>
          </table:table-cell>
          <table:table-cell office:value-type="float" office:value="1.0355656860845626" table:style-name="ce6">
            <text:p>1.036</text:p>
          </table:table-cell>
          <table:table-cell office:value-type="float" office:value="1840.9996821606001" table:style-name="ce5">
            <text:p><text:s/>1,841<text:s/></text:p>
          </table:table-cell>
          <table:table-cell office:value-type="float" office:value="1.1637538674077028" table:style-name="ce6">
            <text:p>1.164</text:p>
          </table:table-cell>
          <table:table-cell office:value-type="float" office:value="2142.4705000107501" table:style-name="ce5">
            <text:p><text:s/>2,1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42.4705000107501" table:style-name="ce5">
            <text:p><text:s/>2,142<text:s/></text:p>
          </table:table-cell>
          <table:table-cell office:value-type="float" office:value="0.98008717552913982" table:style-name="ce6">
            <text:p>0.980</text:p>
          </table:table-cell>
          <table:table-cell office:value-type="float" office:value="2099.8078610100401" table:style-name="ce5">
            <text:p><text:s/>2,100<text:s/></text:p>
          </table:table-cell>
          <table:table-cell office:value-type="float" office:value="0.96079950024081451" table:style-name="ce6">
            <text:p>0.961</text:p>
          </table:table-cell>
          <table:table-cell office:value-type="float" office:value="2017.4943434601803" table:style-name="ce5">
            <text:p><text:s/>2,0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17.4943434601803" table:style-name="ce5">
            <text:p><text:s/>2,017<text:s/></text:p>
          </table:table-cell>
          <table:table-cell office:value-type="float" office:value="1.050690061033863" table:style-name="ce6">
            <text:p>1.051</text:p>
          </table:table-cell>
          <table:table-cell office:value-type="float" office:value="2119.7612548656502" table:style-name="ce5">
            <text:p><text:s/>2,120<text:s/></text:p>
          </table:table-cell>
          <table:table-cell office:value-type="float" office:value="1.1363088797590808" table:style-name="ce6">
            <text:p>1.136</text:p>
          </table:table-cell>
          <table:table-cell office:value-type="float" office:value="2408.7035368730903" table:style-name="ce5">
            <text:p><text:s/>2,4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08.7035368730903" table:style-name="ce5">
            <text:p><text:s/>2,409<text:s/></text:p>
          </table:table-cell>
          <table:table-cell office:value-type="float" office:value="0.96957952121552804" table:style-name="ce6">
            <text:p>0.970</text:p>
          </table:table-cell>
          <table:table-cell office:value-type="float" office:value="2335.42962203156" table:style-name="ce5">
            <text:p><text:s/>2,335<text:s/></text:p>
          </table:table-cell>
          <table:table-cell office:value-type="float" office:value="1.0781077183505019" table:style-name="ce6">
            <text:p>1.078</text:p>
          </table:table-cell>
          <table:table-cell office:value-type="float" office:value="2517.8447011766202" table:style-name="ce5">
            <text:p><text:s/>2,5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17.8447011766202" table:style-name="ce5">
            <text:p><text:s/>2,518<text:s/></text:p>
          </table:table-cell>
          <table:table-cell office:value-type="float" office:value="1.0501271725825341" table:style-name="ce6">
            <text:p>1.050</text:p>
          </table:table-cell>
          <table:table-cell office:value-type="float" office:value="2644.0571370485195" table:style-name="ce5">
            <text:p><text:s/>2,644<text:s/></text:p>
          </table:table-cell>
          <table:table-cell office:value-type="float" office:value="1.0868396513861633" table:style-name="ce6">
            <text:p>1.087</text:p>
          </table:table-cell>
          <table:table-cell office:value-type="float" office:value="2873.6661370749102" table:style-name="ce5">
            <text:p><text:s/>2,8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73.6661370749102" table:style-name="ce5">
            <text:p><text:s/>2,874<text:s/></text:p>
          </table:table-cell>
          <table:table-cell office:value-type="float" office:value="0.96014406524188567" table:style-name="ce6">
            <text:p>0.960</text:p>
          </table:table-cell>
          <table:table-cell office:value-type="float" office:value="2759.1334869990501" table:style-name="ce5">
            <text:p><text:s/>2,759<text:s/></text:p>
          </table:table-cell>
          <table:table-cell office:value-type="float" office:value="1.0686803643315845" table:style-name="ce6">
            <text:p>1.069</text:p>
          </table:table-cell>
          <table:table-cell office:value-type="float" office:value="2948.6317801256205" table:style-name="ce5">
            <text:p><text:s/>2,9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48.6317801256205" table:style-name="ce5">
            <text:p><text:s/>2,949<text:s/></text:p>
          </table:table-cell>
          <table:table-cell office:value-type="float" office:value="0.88568364069747629" table:style-name="ce6">
            <text:p>0.886</text:p>
          </table:table-cell>
          <table:table-cell office:value-type="float" office:value="2611.5549300979401" table:style-name="ce5">
            <text:p><text:s/>2,612<text:s/></text:p>
          </table:table-cell>
          <table:table-cell office:value-type="float" office:value="0.98858573904280789" table:style-name="ce6">
            <text:p>0.989</text:p>
          </table:table-cell>
          <table:table-cell office:value-type="float" office:value="2581.7459606217603" table:style-name="ce5">
            <text:p><text:s/>2,58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7Z</meta:creation-date>
    <dc:date>2020-10-02T20:00:17Z</dc:date>
  </office:meta>
</office:document-meta>
</file>